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Rounded MT Bold" svg:font-family="'Arial Rounded MT Bold'" style:font-family-generic="swiss" style:font-pitch="variable"/>
    <style:font-face style:name="Arial1" svg:font-family="Arial" style:font-adornments="Negrita"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paragraph-properties fo:line-height="1cm" fo:text-align="center" style:justify-single-word="false"/>
      <style:text-properties fo:color="#ffff00" loext:opacity="100%" style:font-name="Arial Rounded MT Bold" fo:font-size="26pt" officeooo:rsid="0017c700" officeooo:paragraph-rsid="0017c700" style:font-size-asian="22.75pt" style:font-size-complex="26pt"/>
    </style:style>
    <style:style style:name="P2" style:family="paragraph" style:parent-style-name="Standard">
      <style:paragraph-properties fo:line-height="1cm" fo:text-align="center" style:justify-single-word="false"/>
      <style:text-properties fo:color="#000000" loext:opacity="100%" style:font-name="Arial1" fo:font-size="12pt" officeooo:rsid="0017c700" officeooo:paragraph-rsid="0017c700" style:font-size-asian="12pt" style:font-size-complex="12pt"/>
    </style:style>
    <style:style style:name="P3" style:family="paragraph" style:parent-style-name="Text_20_body">
      <style:paragraph-properties fo:line-height="100%"/>
      <style:text-properties fo:color="#00a933" loext:opacity="100%" style:font-name="Arial1" officeooo:rsid="0017c700" officeooo:paragraph-rsid="0017c700"/>
    </style:style>
    <style:style style:name="P4" style:family="paragraph" style:parent-style-name="Text_20_body">
      <style:paragraph-properties fo:line-height="100%"/>
      <style:text-properties officeooo:paragraph-rsid="0017c700"/>
    </style:style>
    <style:style style:name="P5" style:family="paragraph" style:parent-style-name="Text_20_body">
      <style:paragraph-properties fo:line-height="100%"/>
      <style:text-properties fo:color="#00a933" loext:opacity="100%" style:font-name="Arial1" officeooo:rsid="00196c4b" officeooo:paragraph-rsid="00196c4b"/>
    </style:style>
    <style:style style:name="P6" style:family="paragraph" style:parent-style-name="Text_20_body">
      <style:paragraph-properties fo:line-height="100%"/>
      <style:text-properties fo:color="#dddddd" loext:opacity="100%" style:font-name="Arial1" officeooo:rsid="001a4d55" officeooo:paragraph-rsid="001a4d55" fo:background-color="transparent"/>
    </style:style>
    <style:style style:name="P7" style:family="paragraph" style:parent-style-name="Text_20_body">
      <style:paragraph-properties fo:line-height="100%"/>
      <style:text-properties fo:color="#00a933" loext:opacity="100%" style:font-name="Arial1" officeooo:rsid="001a4d55" officeooo:paragraph-rsid="001a4d55"/>
    </style:style>
    <style:style style:name="P8" style:family="paragraph" style:parent-style-name="Text_20_body">
      <style:paragraph-properties fo:line-height="100%"/>
      <style:text-properties fo:color="#00a933" loext:opacity="100%" style:font-name="Arial1" officeooo:rsid="001a4d55" officeooo:paragraph-rsid="01ad10f4"/>
    </style:style>
    <style:style style:name="P9" style:family="paragraph" style:parent-style-name="Heading_20_3">
      <style:paragraph-properties fo:line-height="100%"/>
      <style:text-properties style:text-underline-style="none" officeooo:rsid="001a4d55" officeooo:paragraph-rsid="001a4d55" fo:background-color="#bf0041"/>
    </style:style>
    <style:style style:name="P10" style:family="paragraph" style:parent-style-name="Text_20_body">
      <style:paragraph-properties fo:line-height="100%"/>
      <style:text-properties fo:color="#00a933" loext:opacity="100%" style:font-name="Arial1" style:text-underline-style="none" officeooo:rsid="001a4d55" officeooo:paragraph-rsid="001a4d55"/>
    </style:style>
    <style:style style:name="P11" style:family="paragraph" style:parent-style-name="Text_20_body">
      <style:paragraph-properties fo:line-height="100%"/>
      <style:text-properties fo:color="#dddddd" loext:opacity="100%" style:font-name="Arial1" officeooo:rsid="001b7cb4" officeooo:paragraph-rsid="001b7cb4" fo:background-color="transparent"/>
    </style:style>
    <style:style style:name="P12" style:family="paragraph" style:parent-style-name="Text_20_body">
      <style:paragraph-properties fo:line-height="100%"/>
      <style:text-properties fo:color="#00a933" loext:opacity="100%" style:font-name="Arial1" officeooo:rsid="001b7cb4" officeooo:paragraph-rsid="001b7cb4"/>
    </style:style>
    <style:style style:name="P13" style:family="paragraph" style:parent-style-name="Heading_20_3">
      <style:paragraph-properties fo:line-height="100%"/>
      <style:text-properties officeooo:rsid="001f97e7" officeooo:paragraph-rsid="001f97e7" fo:background-color="#bf0041"/>
    </style:style>
    <style:style style:name="P14" style:family="paragraph" style:parent-style-name="Text_20_body">
      <style:paragraph-properties fo:line-height="100%"/>
      <style:text-properties fo:color="#2a6099" loext:opacity="100%" style:font-name="Arial1" officeooo:rsid="002181c3" officeooo:paragraph-rsid="002181c3"/>
    </style:style>
    <style:style style:name="P15" style:family="paragraph" style:parent-style-name="Text_20_body">
      <style:paragraph-properties fo:line-height="100%"/>
      <style:text-properties fo:color="#dddddd" loext:opacity="100%" style:font-name="Arial1" officeooo:rsid="002181c3" officeooo:paragraph-rsid="002181c3" fo:background-color="transparent"/>
    </style:style>
    <style:style style:name="P16" style:family="paragraph" style:parent-style-name="Text_20_body">
      <style:paragraph-properties fo:line-height="100%"/>
      <style:text-properties fo:color="#00a933" loext:opacity="100%" style:font-name="Arial1" officeooo:rsid="0023179b" officeooo:paragraph-rsid="0023179b" fo:background-color="transparent"/>
    </style:style>
    <style:style style:name="P17" style:family="paragraph" style:parent-style-name="Text_20_body">
      <style:paragraph-properties fo:line-height="100%"/>
      <style:text-properties fo:color="#00a933" loext:opacity="100%" style:font-name="Arial1" officeooo:rsid="0023179b" officeooo:paragraph-rsid="0023179b"/>
    </style:style>
    <style:style style:name="P18" style:family="paragraph" style:parent-style-name="Text_20_body">
      <style:paragraph-properties fo:line-height="100%"/>
      <style:text-properties style:font-name="Arial1" officeooo:rsid="001f97e7" officeooo:paragraph-rsid="001f97e7"/>
    </style:style>
    <style:style style:name="P19" style:family="paragraph" style:parent-style-name="Heading_20_3">
      <style:paragraph-properties fo:line-height="100%"/>
      <style:text-properties fo:color="#ffffff" loext:opacity="100%" officeooo:rsid="00c3c542" officeooo:paragraph-rsid="00c3c542" fo:background-color="#bf0041"/>
    </style:style>
    <style:style style:name="P20" style:family="paragraph" style:parent-style-name="Text_20_body">
      <style:text-properties fo:color="#000000" loext:opacity="100%" officeooo:rsid="00c3c542" officeooo:paragraph-rsid="00c3c542"/>
    </style:style>
    <style:style style:name="P21" style:family="paragraph" style:parent-style-name="Text_20_body">
      <style:text-properties fo:color="#00a933" loext:opacity="100%" officeooo:rsid="00c3c542" officeooo:paragraph-rsid="00c3c542"/>
    </style:style>
    <style:style style:name="P22" style:family="paragraph" style:parent-style-name="Text_20_body">
      <style:text-properties fo:color="#00a933" loext:opacity="100%" officeooo:rsid="00c5afcd" officeooo:paragraph-rsid="00c5afcd"/>
    </style:style>
    <style:style style:name="P23" style:family="paragraph" style:parent-style-name="Text_20_body">
      <style:text-properties fo:color="#00a933" loext:opacity="100%" officeooo:rsid="00c5afcd" officeooo:paragraph-rsid="00c71ccf"/>
    </style:style>
    <style:style style:name="P24" style:family="paragraph" style:parent-style-name="Text_20_body">
      <style:text-properties fo:color="#00a933" loext:opacity="100%" officeooo:rsid="00c71ccf" officeooo:paragraph-rsid="00c71ccf"/>
    </style:style>
    <style:style style:name="P25" style:family="paragraph" style:parent-style-name="Heading_20_3">
      <style:paragraph-properties fo:line-height="100%"/>
      <style:text-properties officeooo:rsid="0024ee3c" officeooo:paragraph-rsid="0024ee3c" fo:background-color="#bf0041"/>
    </style:style>
    <style:style style:name="P26" style:family="paragraph" style:parent-style-name="Text_20_body">
      <style:paragraph-properties fo:line-height="100%"/>
      <style:text-properties fo:color="#00a933" loext:opacity="100%" style:font-name="Arial1" officeooo:rsid="0024ee3c" officeooo:paragraph-rsid="0024ee3c"/>
    </style:style>
    <style:style style:name="P27" style:family="paragraph" style:parent-style-name="Text_20_body">
      <style:paragraph-properties fo:line-height="100%"/>
      <style:text-properties fo:color="#dddddd" loext:opacity="100%" style:font-name="Arial1" officeooo:rsid="0024ee3c" officeooo:paragraph-rsid="0024ee3c"/>
    </style:style>
    <style:style style:name="P28" style:family="paragraph" style:parent-style-name="Text_20_body">
      <style:paragraph-properties fo:line-height="100%"/>
      <style:text-properties fo:color="#00a933" loext:opacity="100%" style:font-name="Arial1" officeooo:rsid="0027e213" officeooo:paragraph-rsid="0027e213"/>
    </style:style>
    <style:style style:name="P29" style:family="paragraph" style:parent-style-name="Text_20_body">
      <style:paragraph-properties fo:line-height="100%"/>
      <style:text-properties fo:color="#00a933" loext:opacity="100%" style:font-name="Arial1" officeooo:rsid="0027e213" officeooo:paragraph-rsid="01baffd8"/>
    </style:style>
    <style:style style:name="P30" style:family="paragraph" style:parent-style-name="Heading_20_3">
      <style:paragraph-properties fo:line-height="100%"/>
      <style:text-properties officeooo:rsid="00268417" officeooo:paragraph-rsid="00268417" fo:background-color="#bf0041"/>
    </style:style>
    <style:style style:name="P31" style:family="paragraph" style:parent-style-name="Text_20_body">
      <style:paragraph-properties fo:line-height="100%"/>
      <style:text-properties fo:color="#dddddd" loext:opacity="100%" style:font-name="Arial1" officeooo:rsid="00268417" officeooo:paragraph-rsid="00268417"/>
    </style:style>
    <style:style style:name="P32" style:family="paragraph" style:parent-style-name="Text_20_body">
      <style:paragraph-properties fo:line-height="100%"/>
      <style:text-properties fo:color="#00a933" loext:opacity="100%" style:font-name="Arial1" officeooo:rsid="00268417" officeooo:paragraph-rsid="00268417"/>
    </style:style>
    <style:style style:name="P33" style:family="paragraph" style:parent-style-name="Standard">
      <style:text-properties fo:color="#81d41a" loext:opacity="100%" style:font-name="Arial" fo:font-size="12pt" fo:font-weight="bold" style:font-size-asian="12pt" style:font-weight-asian="bold" style:font-size-complex="12pt" style:font-weight-complex="bold"/>
    </style:style>
    <style:style style:name="P34" style:family="paragraph" style:parent-style-name="Text_20_body">
      <style:text-properties officeooo:rsid="018075d2" officeooo:paragraph-rsid="018075d2"/>
    </style:style>
    <style:style style:name="P35" style:family="paragraph" style:parent-style-name="Text_20_body">
      <style:text-properties officeooo:rsid="0181aa02" officeooo:paragraph-rsid="0181aa02"/>
    </style:style>
    <style:style style:name="P36" style:family="paragraph" style:parent-style-name="Text_20_body">
      <style:text-properties officeooo:rsid="0181aa02" officeooo:paragraph-rsid="01abccd8"/>
    </style:style>
    <style:style style:name="P37" style:family="paragraph" style:parent-style-name="Text_20_body">
      <style:text-properties officeooo:rsid="018075d2" officeooo:paragraph-rsid="01b213d3"/>
    </style:style>
    <style:style style:name="P38" style:family="paragraph" style:parent-style-name="Text_20_body">
      <style:text-properties officeooo:paragraph-rsid="01b213d3"/>
    </style:style>
    <style:style style:name="P39" style:family="paragraph" style:parent-style-name="Text_20_body">
      <style:text-properties officeooo:paragraph-rsid="01a1ef74"/>
    </style:style>
    <style:style style:name="P40" style:family="paragraph" style:parent-style-name="Text_20_body">
      <style:text-properties officeooo:paragraph-rsid="01a2aada"/>
    </style:style>
    <style:style style:name="P41" style:family="paragraph" style:parent-style-name="Text_20_body">
      <style:text-properties officeooo:paragraph-rsid="01a4d6d2"/>
    </style:style>
    <style:style style:name="P42" style:family="paragraph" style:parent-style-name="Text_20_body">
      <style:text-properties fo:color="#dddddd" loext:opacity="100%" officeooo:rsid="0182955d" officeooo:paragraph-rsid="01a8a361"/>
    </style:style>
    <style:style style:name="P43" style:family="paragraph" style:parent-style-name="Text_20_body">
      <style:text-properties officeooo:rsid="0181aa02" officeooo:paragraph-rsid="01a8a361"/>
    </style:style>
    <style:style style:name="P44" style:family="paragraph" style:parent-style-name="Text_20_body">
      <style:text-properties officeooo:rsid="0181aa02" officeooo:paragraph-rsid="01ac447e"/>
    </style:style>
    <style:style style:name="P45" style:family="paragraph" style:parent-style-name="Text_20_body">
      <style:text-properties officeooo:rsid="0181aa02" officeooo:paragraph-rsid="01af9919"/>
    </style:style>
    <style:style style:name="P46" style:family="paragraph" style:parent-style-name="Text_20_body">
      <style:text-properties fo:color="#dddddd" loext:opacity="100%" officeooo:rsid="01af9919" officeooo:paragraph-rsid="01af9919"/>
    </style:style>
    <style:style style:name="P47" style:family="paragraph" style:parent-style-name="Heading_20_3">
      <style:paragraph-properties fo:line-height="100%"/>
      <style:text-properties officeooo:rsid="00466122" officeooo:paragraph-rsid="00466122" fo:background-color="#bf0041"/>
    </style:style>
    <style:style style:name="P48" style:family="paragraph" style:parent-style-name="Text_20_body" style:master-page-name="">
      <loext:graphic-properties draw:fill="solid" draw:fill-color="#333333"/>
      <style:paragraph-properties fo:margin-left="0cm" fo:margin-right="0cm" fo:margin-top="0cm" fo:margin-bottom="0.247cm" style:contextual-spacing="false" fo:line-height="100%" fo:text-indent="0cm" style:auto-text-indent="false" style:page-number="auto" fo:background-color="#333333"/>
    </style:style>
    <style:style style:name="P49" style:family="paragraph" style:parent-style-name="Text_20_body">
      <style:text-properties fo:color="#000000" loext:opacity="100%" style:font-name="Arial1" officeooo:rsid="004744b9" officeooo:paragraph-rsid="004744b9"/>
    </style:style>
    <style:style style:name="P50" style:family="paragraph" style:parent-style-name="Heading_20_3">
      <style:text-properties officeooo:rsid="004ddea0" officeooo:paragraph-rsid="004ddea0" fo:background-color="#bf0041"/>
    </style:style>
    <style:style style:name="P51" style:family="paragraph" style:parent-style-name="Text_20_body">
      <style:text-properties officeooo:rsid="004ddea0" officeooo:paragraph-rsid="004ddea0"/>
    </style:style>
    <style:style style:name="P52" style:family="paragraph" style:parent-style-name="Text_20_body">
      <style:text-properties fo:color="#ffffff" loext:opacity="100%" officeooo:rsid="004ddea0" officeooo:paragraph-rsid="004ddea0"/>
    </style:style>
    <style:style style:name="P53" style:family="paragraph" style:parent-style-name="Heading_20_3">
      <style:paragraph-properties fo:line-height="100%"/>
      <style:text-properties officeooo:rsid="004ced00" officeooo:paragraph-rsid="004ced00" fo:background-color="#bf0041"/>
    </style:style>
    <style:style style:name="P54" style:family="paragraph" style:parent-style-name="Text_20_body">
      <style:text-properties officeooo:rsid="004ced00" officeooo:paragraph-rsid="0131feed"/>
    </style:style>
    <style:style style:name="P55" style:family="paragraph" style:parent-style-name="Text_20_body">
      <style:text-properties fo:color="#dddddd" loext:opacity="100%" officeooo:rsid="004ced00" officeooo:paragraph-rsid="004ced00"/>
    </style:style>
    <style:style style:name="P56" style:family="paragraph" style:parent-style-name="Heading_20_3">
      <style:paragraph-properties fo:line-height="100%"/>
      <style:text-properties officeooo:rsid="004bbe58" officeooo:paragraph-rsid="004bbe58" fo:background-color="#bf0041"/>
    </style:style>
    <style:style style:name="P57" style:family="paragraph" style:parent-style-name="Text_20_body">
      <style:text-properties fo:color="#000000" loext:opacity="100%" officeooo:rsid="004bbe58" officeooo:paragraph-rsid="004bbe58"/>
    </style:style>
    <style:style style:name="P58" style:family="paragraph" style:parent-style-name="Text_20_body">
      <style:text-properties fo:color="#dddddd" loext:opacity="100%" officeooo:rsid="004cd0c8" officeooo:paragraph-rsid="004cd0c8"/>
    </style:style>
    <style:style style:name="P59" style:family="paragraph" style:parent-style-name="Text_20_body">
      <style:text-properties fo:color="#000000" loext:opacity="100%" officeooo:rsid="004cd0c8" officeooo:paragraph-rsid="004cd0c8"/>
    </style:style>
    <style:style style:name="P60" style:family="paragraph" style:parent-style-name="Text_20_body">
      <style:text-properties fo:color="#00a933" loext:opacity="100%" officeooo:rsid="004ced00" officeooo:paragraph-rsid="004cd0c8"/>
    </style:style>
    <style:style style:name="P61" style:family="paragraph" style:parent-style-name="Text_20_body">
      <style:text-properties fo:color="#000000" loext:opacity="100%" officeooo:rsid="004ced00" officeooo:paragraph-rsid="004ced00"/>
    </style:style>
    <style:style style:name="P62" style:family="paragraph" style:parent-style-name="Text_20_body">
      <style:text-properties fo:color="#000000" loext:opacity="100%" officeooo:rsid="004f1e87" officeooo:paragraph-rsid="004ced00"/>
    </style:style>
    <style:style style:name="P63" style:family="paragraph" style:parent-style-name="Text_20_body">
      <style:text-properties fo:color="#000000" loext:opacity="100%" officeooo:rsid="004f1e87" officeooo:paragraph-rsid="004f1e87"/>
    </style:style>
    <style:style style:name="P64" style:family="paragraph" style:parent-style-name="Text_20_body">
      <style:text-properties fo:color="#dddddd" loext:opacity="100%" officeooo:rsid="017e0c64" officeooo:paragraph-rsid="017e0c64"/>
    </style:style>
    <style:style style:name="P65" style:family="paragraph" style:parent-style-name="Text_20_body">
      <style:text-properties fo:color="#dddddd" loext:opacity="100%" officeooo:rsid="017e949e" officeooo:paragraph-rsid="017e949e"/>
    </style:style>
    <style:style style:name="P66" style:family="paragraph" style:parent-style-name="Text_20_body">
      <style:text-properties fo:color="#00a933" loext:opacity="100%" officeooo:rsid="017ed4ce" officeooo:paragraph-rsid="017e949e"/>
    </style:style>
    <style:style style:name="P67" style:family="paragraph" style:parent-style-name="Text_20_body">
      <style:text-properties fo:color="#dddddd" loext:opacity="100%" officeooo:rsid="017ed4ce" officeooo:paragraph-rsid="017e949e"/>
    </style:style>
    <style:style style:name="P68" style:family="paragraph" style:parent-style-name="Text_20_body">
      <style:text-properties fo:color="#ffffff" loext:opacity="100%" officeooo:rsid="004f1e87" officeooo:paragraph-rsid="004f1e87"/>
    </style:style>
    <style:style style:name="P69" style:family="paragraph" style:parent-style-name="Text_20_body">
      <style:text-properties officeooo:rsid="00891ea1" officeooo:paragraph-rsid="008e301e"/>
    </style:style>
    <style:style style:name="P70" style:family="paragraph" style:parent-style-name="Text_20_body">
      <style:text-properties officeooo:rsid="008b1389" officeooo:paragraph-rsid="008e301e"/>
    </style:style>
    <style:style style:name="P71" style:family="paragraph" style:parent-style-name="Heading_20_3">
      <style:paragraph-properties fo:line-height="100%"/>
      <style:text-properties fo:color="#ffffff" loext:opacity="100%" officeooo:rsid="00ac75b5" officeooo:paragraph-rsid="00ac75b5" fo:background-color="#bf0041"/>
    </style:style>
    <style:style style:name="P72" style:family="paragraph" style:parent-style-name="Heading_20_3">
      <style:paragraph-properties fo:line-height="100%"/>
      <style:text-properties fo:color="#dddddd" loext:opacity="100%" officeooo:rsid="00ac75b5" officeooo:paragraph-rsid="00ac75b5" fo:background-color="#bf0041"/>
    </style:style>
    <style:style style:name="P73" style:family="paragraph" style:parent-style-name="Text_20_body">
      <style:text-properties fo:color="#dddddd" loext:opacity="100%" officeooo:rsid="00ac75b5" officeooo:paragraph-rsid="00ac75b5"/>
    </style:style>
    <style:style style:name="P74" style:family="paragraph" style:parent-style-name="Text_20_body">
      <style:text-properties officeooo:rsid="00ac75b5" officeooo:paragraph-rsid="00ac75b5"/>
    </style:style>
    <style:style style:name="P75" style:family="paragraph" style:parent-style-name="Text_20_body">
      <style:text-properties officeooo:rsid="00ac7a48" officeooo:paragraph-rsid="00ac7a48"/>
    </style:style>
    <style:style style:name="P76" style:family="paragraph" style:parent-style-name="Text_20_body">
      <style:text-properties fo:color="#dddddd" loext:opacity="100%" officeooo:rsid="00b0e7ef" officeooo:paragraph-rsid="00b0e7ef"/>
    </style:style>
    <style:style style:name="P77" style:family="paragraph" style:parent-style-name="Text_20_body">
      <style:text-properties officeooo:rsid="00b0e7ef" officeooo:paragraph-rsid="00b0e7ef"/>
    </style:style>
    <style:style style:name="P78" style:family="paragraph" style:parent-style-name="Text_20_body">
      <style:text-properties fo:color="#dddddd" loext:opacity="100%" officeooo:rsid="00b5ad37" officeooo:paragraph-rsid="00b5ad37"/>
    </style:style>
    <style:style style:name="P79" style:family="paragraph" style:parent-style-name="Text_20_body">
      <style:text-properties fo:color="#00a933" loext:opacity="100%" officeooo:rsid="00b5ad37" officeooo:paragraph-rsid="00b5ad37"/>
    </style:style>
    <style:style style:name="P80" style:family="paragraph" style:parent-style-name="Text_20_body">
      <style:text-properties officeooo:rsid="00b5ad37" officeooo:paragraph-rsid="00b5ad37"/>
    </style:style>
    <style:style style:name="P81" style:family="paragraph" style:parent-style-name="Text_20_body">
      <style:text-properties fo:color="#00a933" loext:opacity="100%" officeooo:rsid="00bcc48d" officeooo:paragraph-rsid="00bcc48d"/>
    </style:style>
    <style:style style:name="P82" style:family="paragraph" style:parent-style-name="Text_20_body">
      <style:text-properties fo:color="#dddddd" loext:opacity="100%" officeooo:rsid="00b5a939" officeooo:paragraph-rsid="00b5a939"/>
    </style:style>
    <style:style style:name="P83" style:family="paragraph" style:parent-style-name="Text_20_body">
      <style:text-properties fo:color="#00a933" loext:opacity="100%" officeooo:rsid="00b36247" officeooo:paragraph-rsid="00b36247"/>
    </style:style>
    <style:style style:name="P84" style:family="paragraph" style:parent-style-name="Text_20_body">
      <style:text-properties fo:color="#00a933" loext:opacity="100%" officeooo:rsid="00b3fe1f" officeooo:paragraph-rsid="00b3fe1f"/>
    </style:style>
    <style:style style:name="P85" style:family="paragraph" style:parent-style-name="Text_20_body">
      <style:text-properties fo:color="#00a933" loext:opacity="100%" officeooo:rsid="00b5a939" officeooo:paragraph-rsid="00b5a939"/>
    </style:style>
    <style:style style:name="P86" style:family="paragraph" style:parent-style-name="Text_20_body">
      <style:text-properties fo:color="#dddddd" loext:opacity="100%" officeooo:rsid="01b9a12a" officeooo:paragraph-rsid="01b9a12a"/>
    </style:style>
    <style:style style:name="P87" style:family="paragraph" style:parent-style-name="Text_20_body">
      <style:text-properties fo:color="#dddddd" loext:opacity="100%" officeooo:rsid="00b7aeaa" officeooo:paragraph-rsid="00b7aeaa"/>
    </style:style>
    <style:style style:name="P88" style:family="paragraph" style:parent-style-name="Text_20_body">
      <style:text-properties fo:color="#00a933" loext:opacity="100%" officeooo:rsid="00b7aeaa" officeooo:paragraph-rsid="00b7aeaa"/>
    </style:style>
    <style:style style:name="P89" style:family="paragraph" style:parent-style-name="Text_20_body">
      <style:text-properties fo:color="#2a6099" loext:opacity="100%" officeooo:rsid="00b7aeaa" officeooo:paragraph-rsid="00b7aeaa"/>
    </style:style>
    <style:style style:name="P90" style:family="paragraph" style:parent-style-name="Text_20_body">
      <style:text-properties fo:color="#dddddd" loext:opacity="100%" officeooo:rsid="00b9e52d" officeooo:paragraph-rsid="00b9e52d"/>
    </style:style>
    <style:style style:name="P91" style:family="paragraph" style:parent-style-name="Text_20_body">
      <style:text-properties fo:color="#00a933" loext:opacity="100%" officeooo:rsid="00b9e52d" officeooo:paragraph-rsid="00b9e52d"/>
    </style:style>
    <style:style style:name="P92" style:family="paragraph" style:parent-style-name="Text_20_body">
      <style:text-properties fo:color="#2a6099" loext:opacity="100%" officeooo:rsid="00ac7a48" officeooo:paragraph-rsid="00b9e52d"/>
    </style:style>
    <style:style style:name="P93" style:family="paragraph" style:parent-style-name="Heading_20_3">
      <style:paragraph-properties fo:line-height="100%"/>
      <style:text-properties fo:color="#dddddd" loext:opacity="100%" officeooo:rsid="01b42e95" officeooo:paragraph-rsid="01b42e95" fo:background-color="#bf0041"/>
    </style:style>
    <style:style style:name="P94" style:family="paragraph" style:parent-style-name="Text_20_body">
      <style:text-properties officeooo:paragraph-rsid="01b42e95"/>
    </style:style>
    <style:style style:name="P95" style:family="paragraph" style:parent-style-name="Text_20_body">
      <style:text-properties officeooo:paragraph-rsid="01b61f0b"/>
    </style:style>
    <style:style style:name="P96" style:family="paragraph" style:parent-style-name="Text_20_body">
      <style:text-properties officeooo:paragraph-rsid="01b6c236"/>
    </style:style>
    <style:style style:name="P97" style:family="paragraph" style:parent-style-name="Heading_20_3">
      <style:paragraph-properties fo:line-height="100%"/>
      <style:text-properties fo:color="#000000" loext:opacity="100%" officeooo:rsid="001d82a9" officeooo:paragraph-rsid="002a8a23" fo:background-color="#ff8000"/>
    </style:style>
    <style:style style:name="P98" style:family="paragraph" style:parent-style-name="Text_20_body">
      <style:paragraph-properties fo:line-height="100%"/>
      <style:text-properties fo:color="#00a933" loext:opacity="100%" officeooo:rsid="001d82a9" officeooo:paragraph-rsid="002a8a23"/>
    </style:style>
    <style:style style:name="P99" style:family="paragraph" style:parent-style-name="Text_20_body">
      <style:paragraph-properties fo:line-height="100%"/>
      <style:text-properties fo:color="#00a933" loext:opacity="100%" officeooo:rsid="007567f1" officeooo:paragraph-rsid="007567f1"/>
    </style:style>
    <style:style style:name="P100" style:family="paragraph" style:parent-style-name="Text_20_body">
      <style:paragraph-properties fo:line-height="100%"/>
      <style:text-properties fo:color="#ffffff" loext:opacity="100%" officeooo:rsid="001d82a9" officeooo:paragraph-rsid="002a8a23"/>
    </style:style>
    <style:style style:name="P101" style:family="paragraph" style:parent-style-name="Text_20_body">
      <style:paragraph-properties fo:line-height="100%"/>
      <style:text-properties fo:color="#dddddd" loext:opacity="100%" officeooo:rsid="001de449" officeooo:paragraph-rsid="002a8a23"/>
    </style:style>
    <style:style style:name="P102" style:family="paragraph" style:parent-style-name="Text_20_body">
      <style:paragraph-properties fo:line-height="100%"/>
      <style:text-properties fo:color="#000000" loext:opacity="100%" officeooo:rsid="001de449" officeooo:paragraph-rsid="002a8a23"/>
    </style:style>
    <style:style style:name="P103" style:family="paragraph" style:parent-style-name="Text_20_body">
      <style:paragraph-properties fo:line-height="100%"/>
      <style:text-properties fo:color="#2a6099" loext:opacity="100%" officeooo:rsid="001de449" officeooo:paragraph-rsid="002a8a23"/>
    </style:style>
    <style:style style:name="P104" style:family="paragraph" style:parent-style-name="Heading_20_3">
      <style:paragraph-properties fo:line-height="100%"/>
      <style:text-properties officeooo:rsid="002a8a23" officeooo:paragraph-rsid="002a8a23" fo:background-color="#ff8000"/>
    </style:style>
    <style:style style:name="P105" style:family="paragraph" style:parent-style-name="Heading_20_3">
      <style:paragraph-properties fo:line-height="100%"/>
      <style:text-properties fo:color="#000000" loext:opacity="100%" officeooo:rsid="002a8a23" officeooo:paragraph-rsid="002a8a23" fo:background-color="#ff8000"/>
    </style:style>
    <style:style style:name="P106" style:family="paragraph" style:parent-style-name="Text_20_body">
      <style:paragraph-properties fo:line-height="100%"/>
      <style:text-properties fo:color="#000000" loext:opacity="100%" style:font-name="Arial1" officeooo:rsid="002a8a23" officeooo:paragraph-rsid="002a8a23"/>
    </style:style>
    <style:style style:name="P107" style:family="paragraph" style:parent-style-name="Text_20_body">
      <style:paragraph-properties fo:line-height="100%"/>
      <style:text-properties fo:color="#000000" loext:opacity="100%" style:font-name="Arial1" officeooo:rsid="002c5519" officeooo:paragraph-rsid="002c5519"/>
    </style:style>
    <style:style style:name="P108" style:family="paragraph" style:parent-style-name="Text_20_body">
      <style:paragraph-properties fo:line-height="100%"/>
      <style:text-properties fo:color="#00a933" loext:opacity="100%" style:font-name="Arial1" officeooo:rsid="002dc438" officeooo:paragraph-rsid="002dc438"/>
    </style:style>
    <style:style style:name="P109" style:family="paragraph" style:parent-style-name="Text_20_body">
      <style:paragraph-properties fo:line-height="100%"/>
      <style:text-properties fo:color="#dddddd" loext:opacity="100%" style:font-name="Arial1" officeooo:rsid="002dc438" officeooo:paragraph-rsid="002dc438"/>
    </style:style>
    <style:style style:name="P110" style:family="paragraph" style:parent-style-name="Text_20_body">
      <style:paragraph-properties fo:line-height="100%"/>
      <style:text-properties fo:color="#000000" loext:opacity="100%" style:font-name="Arial1" officeooo:rsid="002fb2d2" officeooo:paragraph-rsid="002fb2d2"/>
    </style:style>
    <style:style style:name="P111" style:family="paragraph" style:parent-style-name="Text_20_body">
      <style:paragraph-properties fo:line-height="100%"/>
      <style:text-properties fo:color="#00a933" loext:opacity="100%" style:font-name="Arial1" officeooo:rsid="002fb2d2" officeooo:paragraph-rsid="002fb2d2"/>
    </style:style>
    <style:style style:name="P112" style:family="paragraph" style:parent-style-name="Text_20_body">
      <style:paragraph-properties fo:line-height="100%"/>
      <style:text-properties fo:color="#cccccc" loext:opacity="100%" style:font-name="Arial1" officeooo:rsid="002fb2d2" officeooo:paragraph-rsid="002fb2d2"/>
    </style:style>
    <style:style style:name="P113" style:family="paragraph" style:parent-style-name="Text_20_body">
      <style:paragraph-properties fo:line-height="100%"/>
      <style:text-properties fo:color="#dddddd" loext:opacity="100%" style:font-name="Arial1" officeooo:rsid="003266db" officeooo:paragraph-rsid="003266db"/>
    </style:style>
    <style:style style:name="P114" style:family="paragraph" style:parent-style-name="Text_20_body">
      <style:paragraph-properties fo:line-height="100%"/>
      <style:text-properties fo:color="#000000" loext:opacity="100%" style:font-name="Arial1" officeooo:rsid="003266db" officeooo:paragraph-rsid="003266db"/>
    </style:style>
    <style:style style:name="P115" style:family="paragraph" style:parent-style-name="Text_20_body">
      <style:paragraph-properties fo:line-height="100%"/>
      <style:text-properties fo:color="#00a933" loext:opacity="100%" style:font-name="Arial1" officeooo:rsid="00339784" officeooo:paragraph-rsid="00339784"/>
    </style:style>
    <style:style style:name="P116" style:family="paragraph" style:parent-style-name="Text_20_body">
      <style:paragraph-properties fo:line-height="100%"/>
      <style:text-properties fo:color="#dddddd" loext:opacity="100%" style:font-name="Arial1" officeooo:rsid="00339784" officeooo:paragraph-rsid="00339784"/>
    </style:style>
    <style:style style:name="P117" style:family="paragraph" style:parent-style-name="Text_20_body">
      <style:paragraph-properties fo:line-height="100%"/>
      <style:text-properties fo:color="#000000" loext:opacity="100%" style:font-name="Arial1" officeooo:rsid="00339784" officeooo:paragraph-rsid="00339784"/>
    </style:style>
    <style:style style:name="P118" style:family="paragraph" style:parent-style-name="Text_20_body">
      <style:text-properties fo:color="#ff972f" loext:opacity="100%" style:font-name="Arial1" officeooo:rsid="00339784" officeooo:paragraph-rsid="00339784"/>
    </style:style>
    <style:style style:name="P119" style:family="paragraph" style:parent-style-name="Text_20_body">
      <style:text-properties fo:color="#ff972f" loext:opacity="100%" style:font-name="Arial1" officeooo:rsid="0041ae9d" officeooo:paragraph-rsid="0041ae9d"/>
    </style:style>
    <style:style style:name="P120" style:family="paragraph" style:parent-style-name="Text_20_body">
      <style:text-properties fo:color="#00a933" loext:opacity="100%" style:font-name="Arial1" officeooo:rsid="003e3d9e" officeooo:paragraph-rsid="003e3d9e"/>
    </style:style>
    <style:style style:name="P121" style:family="paragraph" style:parent-style-name="Text_20_body">
      <style:text-properties fo:color="#dddddd" loext:opacity="100%" style:font-name="Arial1" officeooo:rsid="00339784" officeooo:paragraph-rsid="00339784"/>
    </style:style>
    <style:style style:name="P122" style:family="paragraph" style:parent-style-name="Text_20_body">
      <style:text-properties fo:color="#000000" loext:opacity="100%" style:font-name="Arial1" officeooo:rsid="0033f3e2" officeooo:paragraph-rsid="0033f3e2"/>
    </style:style>
    <style:style style:name="P123" style:family="paragraph" style:parent-style-name="Text_20_body">
      <style:text-properties fo:color="#dddddd" loext:opacity="100%" style:font-name="Arial1" officeooo:rsid="0033f3e2" officeooo:paragraph-rsid="0033f3e2"/>
    </style:style>
    <style:style style:name="P124" style:family="paragraph" style:parent-style-name="Text_20_body">
      <style:text-properties fo:color="#000000" loext:opacity="100%" style:font-name="Arial1" officeooo:rsid="003528b1" officeooo:paragraph-rsid="003528b1"/>
    </style:style>
    <style:style style:name="P125" style:family="paragraph" style:parent-style-name="Text_20_body">
      <style:text-properties fo:color="#000000" loext:opacity="100%" style:font-name="Arial1" officeooo:rsid="0036a2aa" officeooo:paragraph-rsid="0036a2aa"/>
    </style:style>
    <style:style style:name="P126" style:family="paragraph" style:parent-style-name="Text_20_body">
      <style:text-properties fo:color="#cccccc" loext:opacity="100%" style:font-name="Arial1" officeooo:rsid="0036a2aa" officeooo:paragraph-rsid="0036a2aa"/>
    </style:style>
    <style:style style:name="P127" style:family="paragraph" style:parent-style-name="Text_20_body">
      <style:text-properties fo:color="#000000" loext:opacity="100%" style:font-name="Arial1" officeooo:rsid="0036f7e4" officeooo:paragraph-rsid="0036f7e4"/>
    </style:style>
    <style:style style:name="P128" style:family="paragraph" style:parent-style-name="Text_20_body">
      <style:text-properties fo:color="#dddddd" loext:opacity="100%" style:font-name="Arial1" officeooo:rsid="0036f7e4" officeooo:paragraph-rsid="0036f7e4"/>
    </style:style>
    <style:style style:name="P129" style:family="paragraph" style:parent-style-name="Text_20_body">
      <style:text-properties fo:color="#00a933" loext:opacity="100%" style:font-name="Arial1" officeooo:rsid="0036f7e4" officeooo:paragraph-rsid="0036f7e4"/>
    </style:style>
    <style:style style:name="P130" style:family="paragraph" style:parent-style-name="Text_20_body">
      <style:text-properties fo:color="#00a933" loext:opacity="100%" style:font-name="Arial1" officeooo:rsid="0036f7e4" officeooo:paragraph-rsid="00386e43"/>
    </style:style>
    <style:style style:name="P131" style:family="paragraph" style:parent-style-name="Text_20_body">
      <style:text-properties fo:color="#cccccc" loext:opacity="100%" style:font-name="Arial1" officeooo:rsid="0033f3e2" officeooo:paragraph-rsid="0033f3e2"/>
    </style:style>
    <style:style style:name="P132" style:family="paragraph" style:parent-style-name="Text_20_body">
      <style:text-properties fo:color="#000000" loext:opacity="100%" style:font-name="Arial1" officeooo:rsid="00386e43" officeooo:paragraph-rsid="00386e43"/>
    </style:style>
    <style:style style:name="P133" style:family="paragraph" style:parent-style-name="Text_20_body">
      <style:text-properties fo:color="#dddddd" loext:opacity="100%" style:font-name="Arial1" officeooo:rsid="00386e43" officeooo:paragraph-rsid="00386e43"/>
    </style:style>
    <style:style style:name="P134" style:family="paragraph" style:parent-style-name="Text_20_body">
      <style:text-properties fo:color="#00a933" loext:opacity="100%" style:font-name="Arial1" officeooo:rsid="00386e43" officeooo:paragraph-rsid="00386e43"/>
    </style:style>
    <style:style style:name="P135" style:family="paragraph" style:parent-style-name="Text_20_body">
      <style:text-properties fo:color="#cccccc" loext:opacity="100%" style:font-name="Arial1" officeooo:rsid="00386e43" officeooo:paragraph-rsid="00386e43"/>
    </style:style>
    <style:style style:name="P136" style:family="paragraph" style:parent-style-name="Text_20_body">
      <style:text-properties fo:color="#000000" loext:opacity="100%" style:font-name="Arial1" officeooo:rsid="003ae2c3" officeooo:paragraph-rsid="003ae2c3"/>
    </style:style>
    <style:style style:name="P137" style:family="paragraph" style:parent-style-name="Text_20_body">
      <style:text-properties fo:color="#cccccc" loext:opacity="100%" style:font-name="Arial1" officeooo:rsid="003f1904" officeooo:paragraph-rsid="003ae2c3"/>
    </style:style>
    <style:style style:name="P138" style:family="paragraph" style:parent-style-name="Text_20_body">
      <style:text-properties fo:color="#000000" loext:opacity="100%" style:font-name="Arial1" officeooo:rsid="003f6ba1" officeooo:paragraph-rsid="003f6ba1"/>
    </style:style>
    <style:style style:name="P139" style:family="paragraph" style:parent-style-name="Text_20_body">
      <style:text-properties fo:color="#2a6099" loext:opacity="100%" style:font-name="Arial1" officeooo:rsid="00447ab3" officeooo:paragraph-rsid="00447ab3"/>
    </style:style>
    <style:style style:name="P140" style:family="paragraph" style:parent-style-name="Heading_20_3">
      <style:text-properties fo:color="#000000" loext:opacity="100%" style:font-name="Arial1" officeooo:rsid="0047fb76" officeooo:paragraph-rsid="0047fb76" fo:background-color="#00a933"/>
    </style:style>
    <style:style style:name="P141" style:family="paragraph" style:parent-style-name="Text_20_body">
      <style:text-properties fo:color="#00a933" loext:opacity="100%" officeooo:rsid="0047fb76" officeooo:paragraph-rsid="0047fb76"/>
    </style:style>
    <style:style style:name="P142" style:family="paragraph" style:parent-style-name="Text_20_body">
      <style:text-properties fo:color="#00a933" loext:opacity="100%" officeooo:rsid="00491b8b" officeooo:paragraph-rsid="00491b8b"/>
    </style:style>
    <style:style style:name="P143" style:family="paragraph" style:parent-style-name="Text_20_body">
      <style:text-properties fo:color="#00a933" loext:opacity="100%" officeooo:rsid="00491b8b" officeooo:paragraph-rsid="004b04f6"/>
    </style:style>
    <style:style style:name="P144" style:family="paragraph" style:parent-style-name="Text_20_body">
      <style:text-properties fo:color="#00a933" loext:opacity="100%" officeooo:rsid="0049a6d4" officeooo:paragraph-rsid="0049a6d4"/>
    </style:style>
    <style:style style:name="P145" style:family="paragraph" style:parent-style-name="Text_20_body">
      <style:text-properties fo:color="#00a933" loext:opacity="100%" officeooo:rsid="004ad92f" officeooo:paragraph-rsid="004ad92f"/>
    </style:style>
    <style:style style:name="P146" style:family="paragraph" style:parent-style-name="Text_20_body">
      <style:text-properties fo:color="#00a933" loext:opacity="100%" officeooo:rsid="0081dbe6" officeooo:paragraph-rsid="0081dbe6"/>
    </style:style>
    <style:style style:name="P147" style:family="paragraph" style:parent-style-name="Heading_20_3">
      <style:text-properties fo:color="#000000" loext:opacity="100%" officeooo:rsid="004bb519" officeooo:paragraph-rsid="004bb519" fo:background-color="#acb20c"/>
    </style:style>
    <style:style style:name="P148" style:family="paragraph" style:parent-style-name="Text_20_body">
      <style:text-properties style:font-name="Arial1" officeooo:rsid="004bb519" officeooo:paragraph-rsid="004bb519"/>
    </style:style>
    <style:style style:name="P149" style:family="paragraph" style:parent-style-name="Text_20_body">
      <style:text-properties fo:color="#000000" loext:opacity="100%" style:font-name="Arial1" officeooo:rsid="004f3d23" officeooo:paragraph-rsid="004f3d23"/>
    </style:style>
    <style:style style:name="P150" style:family="paragraph" style:parent-style-name="Text_20_body">
      <style:text-properties fo:color="#dddddd" loext:opacity="100%" style:font-name="Arial1" officeooo:rsid="004bb519" officeooo:paragraph-rsid="004bb519"/>
    </style:style>
    <style:style style:name="P151" style:family="paragraph" style:parent-style-name="Text_20_body">
      <style:text-properties fo:color="#00a933" loext:opacity="100%" style:font-name="Arial1" officeooo:rsid="00513595" officeooo:paragraph-rsid="00513595"/>
    </style:style>
    <style:style style:name="P152" style:family="paragraph" style:parent-style-name="Text_20_body">
      <style:text-properties fo:color="#00a933" loext:opacity="100%" style:font-name="Arial1" fo:font-size="14pt" fo:font-weight="bold" officeooo:rsid="00513595" officeooo:paragraph-rsid="00513595" style:font-size-asian="14pt" style:font-weight-asian="bold" style:font-size-complex="14pt" style:font-weight-complex="bold"/>
    </style:style>
    <style:style style:name="P153" style:family="paragraph" style:parent-style-name="Text_20_body">
      <style:text-properties fo:color="#dddddd" loext:opacity="100%" style:font-name="Arial1" officeooo:rsid="00526474" officeooo:paragraph-rsid="00513595"/>
    </style:style>
    <style:style style:name="P154" style:family="paragraph" style:parent-style-name="Text_20_body">
      <style:text-properties fo:color="#000000" loext:opacity="100%" style:font-name="Arial1" officeooo:rsid="00541ee8" officeooo:paragraph-rsid="00541ee8"/>
    </style:style>
    <style:style style:name="P155" style:family="paragraph" style:parent-style-name="Text_20_body">
      <style:text-properties fo:color="#2a6099" loext:opacity="100%" style:font-name="Arial1" officeooo:rsid="00544ba9" officeooo:paragraph-rsid="00544ba9"/>
    </style:style>
    <style:style style:name="P156" style:family="paragraph" style:parent-style-name="Text_20_body">
      <style:text-properties fo:color="#dddddd" loext:opacity="100%" style:font-name="Arial1" officeooo:rsid="005696c4" officeooo:paragraph-rsid="005696c4"/>
    </style:style>
    <style:style style:name="P157" style:family="paragraph" style:parent-style-name="Text_20_body">
      <style:text-properties fo:color="#000000" loext:opacity="100%" style:font-name="Arial1" officeooo:rsid="005729da" officeooo:paragraph-rsid="005729da"/>
    </style:style>
    <style:style style:name="P158" style:family="paragraph" style:parent-style-name="Text_20_body">
      <style:text-properties fo:color="#000000" loext:opacity="100%" style:font-name="Arial1" officeooo:rsid="00588fcb" officeooo:paragraph-rsid="00588fcb"/>
    </style:style>
    <style:style style:name="P159" style:family="paragraph" style:parent-style-name="Text_20_body">
      <style:text-properties fo:color="#2a6099" loext:opacity="100%" style:font-name="Arial1" officeooo:rsid="00588fcb" officeooo:paragraph-rsid="00588fcb"/>
    </style:style>
    <style:style style:name="P160" style:family="paragraph" style:parent-style-name="Heading_20_3">
      <style:text-properties officeooo:rsid="0059d16c" officeooo:paragraph-rsid="0059d16c" fo:background-color="#8d1d75"/>
    </style:style>
    <style:style style:name="P161" style:family="paragraph" style:parent-style-name="Text_20_body">
      <style:text-properties officeooo:rsid="0059d16c" officeooo:paragraph-rsid="0059d16c"/>
    </style:style>
    <style:style style:name="P162" style:family="paragraph" style:parent-style-name="Text_20_body">
      <style:text-properties officeooo:rsid="005ab541" officeooo:paragraph-rsid="005ab541"/>
    </style:style>
    <style:style style:name="P163" style:family="paragraph" style:parent-style-name="Text_20_body">
      <style:text-properties officeooo:rsid="005c91a7" officeooo:paragraph-rsid="005c91a7"/>
    </style:style>
    <style:style style:name="P164" style:family="paragraph" style:parent-style-name="Text_20_body">
      <style:text-properties fo:color="#000000" loext:opacity="100%" officeooo:rsid="005c91a7" officeooo:paragraph-rsid="005c91a7"/>
    </style:style>
    <style:style style:name="P165" style:family="paragraph" style:parent-style-name="Text_20_body">
      <style:text-properties fo:color="#00a933" loext:opacity="100%" officeooo:rsid="00602bc2" officeooo:paragraph-rsid="00602bc2"/>
    </style:style>
    <style:style style:name="P166" style:family="paragraph" style:parent-style-name="Text_20_body">
      <style:text-properties fo:color="#dddddd" loext:opacity="100%" officeooo:rsid="0064a016" officeooo:paragraph-rsid="0064a016"/>
    </style:style>
    <style:style style:name="P167" style:family="paragraph" style:parent-style-name="Text_20_body">
      <style:text-properties fo:color="#dddddd" loext:opacity="100%" style:text-underline-style="solid" style:text-underline-width="auto" style:text-underline-color="font-color" officeooo:rsid="0069768a" officeooo:paragraph-rsid="0069768a"/>
    </style:style>
    <style:style style:name="P168" style:family="paragraph" style:parent-style-name="Text_20_body">
      <style:text-properties fo:color="#00a933" loext:opacity="100%" officeooo:rsid="0064a016" officeooo:paragraph-rsid="0064a016"/>
    </style:style>
    <style:style style:name="P169" style:family="paragraph" style:parent-style-name="Text_20_body">
      <style:text-properties fo:color="#00a933" loext:opacity="100%" officeooo:rsid="0068312a" officeooo:paragraph-rsid="0068312a"/>
    </style:style>
    <style:style style:name="P170" style:family="paragraph" style:parent-style-name="Text_20_body">
      <style:text-properties fo:color="#dddddd" loext:opacity="100%" officeooo:rsid="006b109e" officeooo:paragraph-rsid="006b109e"/>
    </style:style>
    <style:style style:name="P171" style:family="paragraph" style:parent-style-name="Text_20_body">
      <style:text-properties fo:color="#dddddd" loext:opacity="100%" officeooo:rsid="00602bc2" officeooo:paragraph-rsid="00602bc2"/>
    </style:style>
    <style:style style:name="P172" style:family="paragraph" style:parent-style-name="Text_20_body">
      <style:text-properties fo:color="#000000" loext:opacity="100%" officeooo:rsid="00615e39" officeooo:paragraph-rsid="00615e39"/>
    </style:style>
    <style:style style:name="P173" style:family="paragraph" style:parent-style-name="Text_20_body">
      <style:text-properties fo:color="#dddddd" loext:opacity="100%" officeooo:rsid="00615e39" officeooo:paragraph-rsid="00615e39"/>
    </style:style>
    <style:style style:name="P174" style:family="paragraph" style:parent-style-name="Text_20_body">
      <style:text-properties fo:color="#000000" loext:opacity="100%" officeooo:rsid="00618659" officeooo:paragraph-rsid="00618659"/>
    </style:style>
    <style:style style:name="P175" style:family="paragraph" style:parent-style-name="Text_20_body">
      <style:text-properties fo:color="#000000" loext:opacity="100%" officeooo:rsid="00636a9d" officeooo:paragraph-rsid="00636a9d"/>
    </style:style>
    <style:style style:name="P176" style:family="paragraph" style:parent-style-name="Text_20_body">
      <style:text-properties fo:color="#dddddd" loext:opacity="100%" officeooo:rsid="00636a9d" officeooo:paragraph-rsid="00636a9d"/>
    </style:style>
    <style:style style:name="P177" style:family="paragraph" style:parent-style-name="Text_20_body">
      <style:text-properties fo:color="#000000" loext:opacity="100%" officeooo:rsid="006405c0" officeooo:paragraph-rsid="006405c0"/>
    </style:style>
    <style:style style:name="P178" style:family="paragraph" style:parent-style-name="Text_20_body">
      <style:text-properties fo:color="#2a6099" loext:opacity="100%" officeooo:rsid="006405c0" officeooo:paragraph-rsid="006405c0"/>
    </style:style>
    <style:style style:name="P179" style:family="paragraph" style:parent-style-name="Heading_20_3">
      <style:text-properties style:font-name="Arial" officeooo:rsid="006c9c38" officeooo:paragraph-rsid="006c9c38" fo:background-color="#bf0041"/>
    </style:style>
    <style:style style:name="P180" style:family="paragraph" style:parent-style-name="Text_20_body">
      <style:text-properties officeooo:rsid="006c9c38" officeooo:paragraph-rsid="006c9c38"/>
    </style:style>
    <style:style style:name="P181" style:family="paragraph" style:parent-style-name="Text_20_body">
      <style:text-properties officeooo:rsid="006dc4c1" officeooo:paragraph-rsid="006dc4c1"/>
    </style:style>
    <style:style style:name="P182" style:family="paragraph" style:parent-style-name="Text_20_body">
      <style:text-properties fo:color="#dddddd" loext:opacity="100%" officeooo:rsid="00717342" officeooo:paragraph-rsid="00717342"/>
    </style:style>
    <style:style style:name="P183" style:family="paragraph" style:parent-style-name="Text_20_body">
      <style:text-properties fo:color="#dddddd" loext:opacity="100%"/>
    </style:style>
    <style:style style:name="P184" style:family="paragraph" style:parent-style-name="Text_20_body">
      <style:text-properties fo:color="#00a933" loext:opacity="100%" officeooo:rsid="0073edec" officeooo:paragraph-rsid="0073edec"/>
    </style:style>
    <style:style style:name="P185" style:family="paragraph" style:parent-style-name="Text_20_body">
      <style:text-properties fo:color="#00a933" loext:opacity="100%" officeooo:rsid="00d85aae" officeooo:paragraph-rsid="00d85aae"/>
    </style:style>
    <style:style style:name="P186" style:family="paragraph" style:parent-style-name="Text_20_body">
      <style:text-properties fo:color="#dddddd" loext:opacity="100%" officeooo:rsid="00d85aae" officeooo:paragraph-rsid="00d85aae"/>
    </style:style>
    <style:style style:name="P187" style:family="paragraph" style:parent-style-name="Text_20_body">
      <style:text-properties fo:color="#dddddd" loext:opacity="100%" officeooo:rsid="015dc616" officeooo:paragraph-rsid="015dc616"/>
    </style:style>
    <style:style style:name="P188" style:family="paragraph" style:parent-style-name="Text_20_body">
      <style:text-properties fo:color="#00a933" loext:opacity="100%" officeooo:rsid="015dc616" officeooo:paragraph-rsid="015dc616"/>
    </style:style>
    <style:style style:name="P189" style:family="paragraph" style:parent-style-name="Heading_20_3">
      <style:text-properties fo:color="#ffffff" loext:opacity="100%" style:font-name="Arial" officeooo:rsid="00d4abb6" officeooo:paragraph-rsid="00d4abb6" fo:background-color="#bf0041"/>
    </style:style>
    <style:style style:name="P190" style:family="paragraph" style:parent-style-name="Heading_20_3">
      <style:text-properties fo:color="#dddddd" loext:opacity="100%" style:font-name="Arial" officeooo:rsid="00d4abb6" officeooo:paragraph-rsid="00d4abb6" fo:background-color="#bf0041"/>
    </style:style>
    <style:style style:name="P191" style:family="paragraph" style:parent-style-name="Text_20_body">
      <style:text-properties fo:color="#000000" loext:opacity="100%" officeooo:rsid="00d3906a" officeooo:paragraph-rsid="00d4abb6"/>
    </style:style>
    <style:style style:name="P192" style:family="paragraph" style:parent-style-name="Text_20_body">
      <style:text-properties fo:color="#00a933" loext:opacity="100%" officeooo:rsid="00c9eedd" officeooo:paragraph-rsid="00d4abb6"/>
    </style:style>
    <style:style style:name="P193" style:family="paragraph" style:parent-style-name="Text_20_body">
      <style:text-properties fo:color="#00a933" loext:opacity="100%" officeooo:rsid="00caa09f" officeooo:paragraph-rsid="00d4abb6"/>
    </style:style>
    <style:style style:name="P194" style:family="paragraph" style:parent-style-name="Text_20_body">
      <style:text-properties fo:color="#00a933" loext:opacity="100%" officeooo:rsid="00cc9b89" officeooo:paragraph-rsid="00d4abb6"/>
    </style:style>
    <style:style style:name="P195" style:family="paragraph" style:parent-style-name="Text_20_body">
      <style:text-properties fo:color="#00a933" loext:opacity="100%" officeooo:rsid="00ce6f3b" officeooo:paragraph-rsid="00d4abb6"/>
    </style:style>
    <style:style style:name="P196" style:family="paragraph" style:parent-style-name="Text_20_body">
      <style:text-properties fo:color="#00a933" loext:opacity="100%" officeooo:rsid="00d30cf9" officeooo:paragraph-rsid="00d4abb6"/>
    </style:style>
    <style:style style:name="P197" style:family="paragraph" style:parent-style-name="Text_20_body">
      <style:text-properties fo:color="#00a933" loext:opacity="100%" officeooo:rsid="00e1c5f2" officeooo:paragraph-rsid="00e1c5f2"/>
    </style:style>
    <style:style style:name="P198" style:family="paragraph" style:parent-style-name="Text_20_body">
      <style:text-properties fo:color="#dddddd" loext:opacity="100%" officeooo:rsid="00d30cf9" officeooo:paragraph-rsid="00d4abb6"/>
    </style:style>
    <style:style style:name="P199" style:family="paragraph" style:parent-style-name="Text_20_body">
      <style:text-properties fo:color="#000000" loext:opacity="100%" officeooo:rsid="00dc293f" officeooo:paragraph-rsid="00dc293f"/>
    </style:style>
    <style:style style:name="P200" style:family="paragraph" style:parent-style-name="Text_20_body">
      <style:text-properties fo:color="#000000" loext:opacity="100%" officeooo:rsid="00df083f" officeooo:paragraph-rsid="00df083f"/>
    </style:style>
    <style:style style:name="P201" style:family="paragraph" style:parent-style-name="Text_20_body">
      <style:text-properties fo:color="#000000" loext:opacity="100%" officeooo:rsid="00e03225" officeooo:paragraph-rsid="00e03225"/>
    </style:style>
    <style:style style:name="P202" style:family="paragraph" style:parent-style-name="Heading_20_3">
      <style:text-properties officeooo:rsid="0076ba7c" officeooo:paragraph-rsid="0076ba7c"/>
    </style:style>
    <style:style style:name="P203" style:family="paragraph" style:parent-style-name="Heading_20_3">
      <style:text-properties officeooo:rsid="0076ba7c" officeooo:paragraph-rsid="0076ba7c" fo:background-color="#bf0041"/>
    </style:style>
    <style:style style:name="P204" style:family="paragraph" style:parent-style-name="Text_20_body">
      <style:text-properties fo:color="#dddddd" loext:opacity="100%" officeooo:rsid="0076ba7c" officeooo:paragraph-rsid="0076ba7c"/>
    </style:style>
    <style:style style:name="P205" style:family="paragraph" style:parent-style-name="Text_20_body">
      <style:text-properties officeooo:rsid="0076ba7c" officeooo:paragraph-rsid="0076ba7c"/>
    </style:style>
    <style:style style:name="P206" style:family="paragraph" style:parent-style-name="Text_20_body">
      <style:text-properties officeooo:rsid="007dbcef" officeooo:paragraph-rsid="007dbcef"/>
    </style:style>
    <style:style style:name="P207" style:family="paragraph" style:parent-style-name="Text_20_body">
      <style:text-properties officeooo:rsid="0077eda2" officeooo:paragraph-rsid="0077eda2"/>
    </style:style>
    <style:style style:name="P208" style:family="paragraph" style:parent-style-name="Text_20_body">
      <style:text-properties officeooo:rsid="007cfe94" officeooo:paragraph-rsid="007cfe94"/>
    </style:style>
    <style:style style:name="P209" style:family="paragraph" style:parent-style-name="Text_20_body">
      <style:text-properties officeooo:rsid="007e7598" officeooo:paragraph-rsid="007e7598"/>
    </style:style>
    <style:style style:name="P210" style:family="paragraph" style:parent-style-name="Text_20_body">
      <style:text-properties fo:color="#dddddd" loext:opacity="100%" officeooo:rsid="007e7598" officeooo:paragraph-rsid="007e7598"/>
    </style:style>
    <style:style style:name="P211" style:family="paragraph" style:parent-style-name="Text_20_body">
      <style:text-properties officeooo:rsid="00891ea1" officeooo:paragraph-rsid="00891ea1"/>
    </style:style>
    <style:style style:name="P212" style:family="paragraph" style:parent-style-name="Text_20_body">
      <style:text-properties officeooo:rsid="008b1389" officeooo:paragraph-rsid="008b1389"/>
    </style:style>
    <style:style style:name="P213" style:family="paragraph" style:parent-style-name="Text_20_body">
      <style:text-properties fo:color="#dddddd" loext:opacity="100%" officeooo:rsid="00891ea1" officeooo:paragraph-rsid="00891ea1"/>
    </style:style>
    <style:style style:name="P214" style:family="paragraph" style:parent-style-name="Text_20_body">
      <style:text-properties fo:color="#00a933" loext:opacity="100%" officeooo:rsid="0163aeef" officeooo:paragraph-rsid="0163aeef"/>
    </style:style>
    <style:style style:name="P215" style:family="paragraph" style:parent-style-name="Text_20_body">
      <style:text-properties fo:color="#000000" loext:opacity="100%" officeooo:rsid="0163aeef" officeooo:paragraph-rsid="0163aeef"/>
    </style:style>
    <style:style style:name="P216" style:family="paragraph" style:parent-style-name="Text_20_body">
      <style:text-properties fo:color="#2a6099" loext:opacity="100%" officeooo:rsid="0163aeef" officeooo:paragraph-rsid="0163aeef"/>
    </style:style>
    <style:style style:name="P217" style:family="paragraph" style:parent-style-name="Heading_20_3">
      <style:text-properties style:font-name="Arial" officeooo:rsid="008f3ef5" officeooo:paragraph-rsid="008f3ef5" fo:background-color="#bf0041"/>
    </style:style>
    <style:style style:name="P218" style:family="paragraph" style:parent-style-name="Heading_20_3">
      <style:text-properties fo:color="#dddddd" loext:opacity="100%" style:font-name="Arial" officeooo:rsid="008f3ef5" officeooo:paragraph-rsid="008f3ef5" fo:background-color="#bf0041"/>
    </style:style>
    <style:style style:name="P219" style:family="paragraph" style:parent-style-name="Text_20_body">
      <style:text-properties fo:color="#dddddd" loext:opacity="100%" officeooo:rsid="008f3ef5" officeooo:paragraph-rsid="008f3ef5"/>
    </style:style>
    <style:style style:name="P220" style:family="paragraph" style:parent-style-name="Text_20_body">
      <style:text-properties officeooo:rsid="008f3ef5" officeooo:paragraph-rsid="008f3ef5"/>
    </style:style>
    <style:style style:name="P221" style:family="paragraph" style:parent-style-name="Text_20_body">
      <style:text-properties fo:color="#cccccc" loext:opacity="100%" officeooo:rsid="009102df" officeooo:paragraph-rsid="009102df"/>
    </style:style>
    <style:style style:name="P222" style:family="paragraph" style:parent-style-name="Heading_20_3">
      <style:text-properties style:font-name="Arial" officeooo:rsid="00923043" officeooo:paragraph-rsid="00923043" fo:background-color="#bf0041"/>
    </style:style>
    <style:style style:name="P223" style:family="paragraph" style:parent-style-name="Heading_20_3">
      <style:text-properties fo:color="#dddddd" loext:opacity="100%" style:font-name="Arial" officeooo:rsid="00923043" officeooo:paragraph-rsid="00923043" fo:background-color="#bf0041"/>
    </style:style>
    <style:style style:name="P224" style:family="paragraph" style:parent-style-name="Text_20_body">
      <style:text-properties officeooo:rsid="00923043" officeooo:paragraph-rsid="00923043"/>
    </style:style>
    <style:style style:name="P225" style:family="paragraph" style:parent-style-name="Text_20_body">
      <style:text-properties officeooo:rsid="00923043" officeooo:paragraph-rsid="00950d30"/>
    </style:style>
    <style:style style:name="P226" style:family="paragraph" style:parent-style-name="Text_20_body">
      <style:text-properties fo:color="#00a933" loext:opacity="100%" officeooo:rsid="00a7b563" officeooo:paragraph-rsid="00a7b563"/>
    </style:style>
    <style:style style:name="P227" style:family="paragraph" style:parent-style-name="Text_20_body">
      <style:text-properties fo:color="#00a933" loext:opacity="100%" officeooo:rsid="00a9a4a2" officeooo:paragraph-rsid="00a9a4a2"/>
    </style:style>
    <style:style style:name="P228" style:family="paragraph" style:parent-style-name="Text_20_body">
      <style:text-properties fo:color="#00a933" loext:opacity="100%" officeooo:rsid="00a9c030" officeooo:paragraph-rsid="0197250f"/>
    </style:style>
    <style:style style:name="P229" style:family="paragraph" style:parent-style-name="Text_20_body">
      <style:text-properties fo:color="#000000" loext:opacity="100%" officeooo:rsid="00ab3b24" officeooo:paragraph-rsid="00ab3b24" fo:background-color="#00a933"/>
    </style:style>
    <style:style style:name="P230" style:family="paragraph" style:parent-style-name="Text_20_body">
      <style:text-properties fo:color="#cccccc" loext:opacity="100%" officeooo:rsid="00923043" officeooo:paragraph-rsid="00950d30"/>
    </style:style>
    <style:style style:name="P231" style:family="paragraph" style:parent-style-name="Text_20_body">
      <style:text-properties fo:color="#000000" loext:opacity="100%" officeooo:rsid="00950d30" officeooo:paragraph-rsid="00950d30"/>
    </style:style>
    <style:style style:name="P232" style:family="paragraph" style:parent-style-name="Text_20_body">
      <style:text-properties fo:color="#000000" loext:opacity="100%" officeooo:rsid="0095c574" officeooo:paragraph-rsid="0095c574"/>
    </style:style>
    <style:style style:name="P233" style:family="paragraph" style:parent-style-name="Text_20_body">
      <style:text-properties fo:color="#dddddd" loext:opacity="100%" officeooo:rsid="0097318e" officeooo:paragraph-rsid="0097318e"/>
    </style:style>
    <style:style style:name="P234" style:family="paragraph" style:parent-style-name="Text_20_body">
      <style:text-properties fo:color="#00a933" loext:opacity="100%" officeooo:rsid="0097d292" officeooo:paragraph-rsid="0097d292"/>
    </style:style>
    <style:style style:name="P235" style:family="paragraph" style:parent-style-name="Text_20_body">
      <style:text-properties fo:color="#000000" loext:opacity="100%" officeooo:rsid="0097d292" officeooo:paragraph-rsid="0097d292"/>
    </style:style>
    <style:style style:name="P236" style:family="paragraph" style:parent-style-name="Text_20_body">
      <style:text-properties fo:color="#dddddd" loext:opacity="100%" officeooo:rsid="0097d292" officeooo:paragraph-rsid="0097d292"/>
    </style:style>
    <style:style style:name="P237" style:family="paragraph" style:parent-style-name="Text_20_body">
      <style:text-properties fo:color="#dddddd" loext:opacity="100%" officeooo:rsid="0098aeba" officeooo:paragraph-rsid="0098aeba"/>
    </style:style>
    <style:style style:name="P238" style:family="paragraph" style:parent-style-name="Text_20_body">
      <style:text-properties fo:color="#00a933" loext:opacity="100%" officeooo:rsid="0098aeba" officeooo:paragraph-rsid="0098aeba"/>
    </style:style>
    <style:style style:name="P239" style:family="paragraph" style:parent-style-name="Text_20_body">
      <style:text-properties fo:color="#000000" loext:opacity="100%" officeooo:rsid="0098aeba" officeooo:paragraph-rsid="0098aeba"/>
    </style:style>
    <style:style style:name="P240" style:family="paragraph" style:parent-style-name="Text_20_body">
      <style:text-properties fo:color="#dddddd" loext:opacity="100%" officeooo:rsid="009a8148" officeooo:paragraph-rsid="009a8148"/>
    </style:style>
    <style:style style:name="P241" style:family="paragraph" style:parent-style-name="Text_20_body">
      <style:text-properties fo:color="#00a933" loext:opacity="100%" officeooo:rsid="009c5960" officeooo:paragraph-rsid="009c5960"/>
    </style:style>
    <style:style style:name="P242" style:family="paragraph" style:parent-style-name="Text_20_body">
      <style:text-properties fo:color="#000000" loext:opacity="100%" officeooo:rsid="009c5960" officeooo:paragraph-rsid="009c5960"/>
    </style:style>
    <style:style style:name="P243" style:family="paragraph" style:parent-style-name="Text_20_body">
      <style:text-properties fo:color="#dddddd" loext:opacity="100%" officeooo:rsid="009e8d09" officeooo:paragraph-rsid="009e8d09"/>
    </style:style>
    <style:style style:name="P244" style:family="paragraph" style:parent-style-name="Text_20_body">
      <style:text-properties fo:color="#00a933" loext:opacity="100%" officeooo:rsid="009e8d09" officeooo:paragraph-rsid="009e8d09"/>
    </style:style>
    <style:style style:name="P245" style:family="paragraph" style:parent-style-name="Text_20_body">
      <style:text-properties fo:color="#000000" loext:opacity="100%" officeooo:rsid="009e8d09" officeooo:paragraph-rsid="009e8d09"/>
    </style:style>
    <style:style style:name="P246" style:family="paragraph" style:parent-style-name="Text_20_body">
      <style:text-properties fo:color="#dddddd" loext:opacity="100%" officeooo:rsid="00a1a0c2" officeooo:paragraph-rsid="00a1a0c2"/>
    </style:style>
    <style:style style:name="P247" style:family="paragraph" style:parent-style-name="Text_20_body">
      <style:text-properties fo:color="#000000" loext:opacity="100%" officeooo:rsid="00a1a0c2" officeooo:paragraph-rsid="00a1a0c2"/>
    </style:style>
    <style:style style:name="P248" style:family="paragraph" style:parent-style-name="Text_20_body">
      <style:text-properties fo:color="#00a933" loext:opacity="100%" officeooo:rsid="00a1a0c2" officeooo:paragraph-rsid="00a1a0c2"/>
    </style:style>
    <style:style style:name="P249" style:family="paragraph" style:parent-style-name="Text_20_body">
      <style:text-properties fo:color="#dddddd" loext:opacity="100%" officeooo:rsid="00a6fe60" officeooo:paragraph-rsid="00a6fe60"/>
    </style:style>
    <style:style style:name="P250" style:family="paragraph" style:parent-style-name="Text_20_body">
      <style:text-properties fo:color="#000000" loext:opacity="100%" officeooo:rsid="00a7509f" officeooo:paragraph-rsid="00a7509f"/>
    </style:style>
    <style:style style:name="P251" style:family="paragraph" style:parent-style-name="Heading_20_3">
      <style:text-properties fo:color="#ffffff" loext:opacity="100%" style:font-name="Arial" officeooo:rsid="00e3165e" officeooo:paragraph-rsid="00f9a8df" fo:background-color="#8d1d75"/>
    </style:style>
    <style:style style:name="P252" style:family="paragraph" style:parent-style-name="Text_20_body">
      <style:text-properties officeooo:rsid="00e3165e" officeooo:paragraph-rsid="00f9a8df"/>
    </style:style>
    <style:style style:name="P253" style:family="paragraph" style:parent-style-name="Text_20_body">
      <style:text-properties fo:font-size="14pt" style:text-underline-style="none" fo:font-weight="bold" officeooo:rsid="00e3165e" officeooo:paragraph-rsid="00f9a8df" style:font-size-asian="14pt" style:font-weight-asian="bold" style:font-size-complex="14pt" style:font-weight-complex="bold"/>
    </style:style>
    <style:style style:name="P254" style:family="paragraph" style:parent-style-name="Text_20_body">
      <style:text-properties officeooo:rsid="00e5907b" officeooo:paragraph-rsid="00f9a8df"/>
    </style:style>
    <style:style style:name="P255" style:family="paragraph" style:parent-style-name="Text_20_body">
      <style:text-properties fo:color="#dddddd" loext:opacity="100%" officeooo:rsid="00e79e00" officeooo:paragraph-rsid="00f9a8df"/>
    </style:style>
    <style:style style:name="P256" style:family="paragraph" style:parent-style-name="Text_20_body">
      <style:text-properties officeooo:rsid="00e79e00" officeooo:paragraph-rsid="00f9a8df"/>
    </style:style>
    <style:style style:name="P257" style:family="paragraph" style:parent-style-name="Text_20_body">
      <style:text-properties fo:color="#dddddd" loext:opacity="100%" officeooo:rsid="00eb0428" officeooo:paragraph-rsid="00f9a8df"/>
    </style:style>
    <style:style style:name="P258" style:family="paragraph" style:parent-style-name="Text_20_body">
      <style:text-properties fo:color="#00a933" loext:opacity="100%" officeooo:rsid="00eb0428" officeooo:paragraph-rsid="00f9a8df"/>
    </style:style>
    <style:style style:name="P259" style:family="paragraph" style:parent-style-name="Text_20_body">
      <style:text-properties officeooo:rsid="00eb0428" officeooo:paragraph-rsid="00f9a8df"/>
    </style:style>
    <style:style style:name="P260" style:family="paragraph" style:parent-style-name="Text_20_body">
      <style:text-properties fo:color="#dddddd" loext:opacity="100%" officeooo:rsid="00eb6861" officeooo:paragraph-rsid="00f9a8df"/>
    </style:style>
    <style:style style:name="P261" style:family="paragraph" style:parent-style-name="Text_20_body">
      <style:text-properties fo:color="#dddddd" loext:opacity="100%" officeooo:rsid="015c423e" officeooo:paragraph-rsid="015c423e"/>
    </style:style>
    <style:style style:name="P262" style:family="paragraph" style:parent-style-name="Text_20_body">
      <style:text-properties fo:color="#00a933" loext:opacity="100%" officeooo:rsid="015c423e" officeooo:paragraph-rsid="015c423e"/>
    </style:style>
    <style:style style:name="P263" style:family="paragraph" style:parent-style-name="Text_20_body">
      <style:text-properties fo:color="#000000" loext:opacity="100%" officeooo:rsid="015c423e" officeooo:paragraph-rsid="015c423e"/>
    </style:style>
    <style:style style:name="P264" style:family="paragraph" style:parent-style-name="Text_20_body">
      <style:text-properties fo:color="#2a6099" loext:opacity="100%" officeooo:rsid="015dc616" officeooo:paragraph-rsid="015c423e"/>
    </style:style>
    <style:style style:name="P265" style:family="paragraph" style:parent-style-name="Text_20_body">
      <style:text-properties fo:color="#000000" loext:opacity="100%" officeooo:rsid="015ed224" officeooo:paragraph-rsid="015ed224"/>
    </style:style>
    <style:style style:name="P266" style:family="paragraph" style:parent-style-name="Text_20_body">
      <style:text-properties fo:color="#000000" loext:opacity="100%" officeooo:rsid="015fa6ae" officeooo:paragraph-rsid="015fa6ae"/>
    </style:style>
    <style:style style:name="P267" style:family="paragraph" style:parent-style-name="Heading_20_3">
      <style:text-properties fo:color="#ffffff" loext:opacity="100%" officeooo:rsid="00e3165e" officeooo:paragraph-rsid="0165e210"/>
    </style:style>
    <style:style style:name="P268" style:family="paragraph" style:parent-style-name="Text_20_body">
      <style:text-properties fo:color="#00a933" loext:opacity="100%" fo:font-size="14pt" fo:font-weight="bold" officeooo:rsid="016fd061" officeooo:paragraph-rsid="016fd061" style:font-size-asian="14pt" style:font-weight-asian="bold" style:font-size-complex="14pt" style:font-weight-complex="bold"/>
    </style:style>
    <style:style style:name="P269" style:family="paragraph" style:parent-style-name="Text_20_body">
      <style:text-properties fo:color="#dddddd" loext:opacity="100%" officeooo:rsid="0165e210" officeooo:paragraph-rsid="0165e210"/>
    </style:style>
    <style:style style:name="P270" style:family="paragraph" style:parent-style-name="Text_20_body">
      <style:text-properties fo:color="#dddddd" loext:opacity="100%" officeooo:rsid="016605ba" officeooo:paragraph-rsid="016605ba"/>
    </style:style>
    <style:style style:name="P271" style:family="paragraph" style:parent-style-name="Text_20_body">
      <style:text-properties officeooo:rsid="016605ba" officeooo:paragraph-rsid="016605ba"/>
    </style:style>
    <style:style style:name="P272" style:family="paragraph" style:parent-style-name="Text_20_body">
      <style:text-properties fo:color="#2a6099" loext:opacity="100%" officeooo:rsid="01670831" officeooo:paragraph-rsid="016605ba"/>
    </style:style>
    <style:style style:name="P273" style:family="paragraph" style:parent-style-name="Text_20_body">
      <style:text-properties officeooo:rsid="016a10d1" officeooo:paragraph-rsid="016a10d1"/>
    </style:style>
    <style:style style:name="P274" style:family="paragraph" style:parent-style-name="Text_20_body">
      <style:text-properties fo:color="#2a6099" loext:opacity="100%" officeooo:rsid="016a10d1" officeooo:paragraph-rsid="016a10d1"/>
    </style:style>
    <style:style style:name="P275" style:family="paragraph" style:parent-style-name="Text_20_body">
      <style:text-properties officeooo:rsid="017306c7" officeooo:paragraph-rsid="017306c7"/>
    </style:style>
    <style:style style:name="P276" style:family="paragraph" style:parent-style-name="Text_20_body">
      <style:text-properties fo:color="#dddddd" loext:opacity="100%" officeooo:rsid="01670831" officeooo:paragraph-rsid="016605ba"/>
    </style:style>
    <style:style style:name="P277" style:family="paragraph" style:parent-style-name="Text_20_body">
      <style:text-properties fo:color="#00a933" loext:opacity="100%" officeooo:rsid="0167aa2a" officeooo:paragraph-rsid="0167aa2a"/>
    </style:style>
    <style:style style:name="P278" style:family="paragraph" style:parent-style-name="Text_20_body">
      <style:text-properties fo:color="#2a6099" loext:opacity="100%" officeooo:rsid="0167aa2a" officeooo:paragraph-rsid="0167aa2a"/>
    </style:style>
    <style:style style:name="P279" style:family="paragraph" style:parent-style-name="Text_20_body">
      <style:text-properties fo:color="#000000" loext:opacity="100%" officeooo:rsid="01687bec" officeooo:paragraph-rsid="01687bec"/>
    </style:style>
    <style:style style:name="P280" style:family="paragraph" style:parent-style-name="Text_20_body">
      <style:text-properties fo:color="#dddddd" loext:opacity="100%" officeooo:rsid="01687bec" officeooo:paragraph-rsid="01687bec"/>
    </style:style>
    <style:style style:name="P281" style:family="paragraph" style:parent-style-name="Text_20_body">
      <style:text-properties officeooo:rsid="016ba72b" officeooo:paragraph-rsid="016ba72b"/>
    </style:style>
    <style:style style:name="P282" style:family="paragraph" style:parent-style-name="Text_20_body">
      <style:text-properties fo:color="#cccccc" loext:opacity="100%" officeooo:rsid="016e9b12" officeooo:paragraph-rsid="016e9b12"/>
    </style:style>
    <style:style style:name="P283" style:family="paragraph" style:parent-style-name="Heading_20_3">
      <style:text-properties fo:color="#ffffff" loext:opacity="100%" officeooo:rsid="00e3165e" officeooo:paragraph-rsid="00f9a8df"/>
    </style:style>
    <style:style style:name="P284" style:family="paragraph" style:parent-style-name="Text_20_body">
      <style:text-properties officeooo:rsid="00ebfe9f" officeooo:paragraph-rsid="00f9a8df"/>
    </style:style>
    <style:style style:name="P285" style:family="paragraph" style:parent-style-name="Text_20_body">
      <style:text-properties fo:color="#cccccc" loext:opacity="100%" officeooo:rsid="00f1faa3" officeooo:paragraph-rsid="00f9a8df"/>
    </style:style>
    <style:style style:name="P286" style:family="paragraph" style:parent-style-name="Text_20_body">
      <style:text-properties officeooo:rsid="00f1faa3" officeooo:paragraph-rsid="00f9a8df"/>
    </style:style>
    <style:style style:name="P287" style:family="paragraph" style:parent-style-name="Text_20_body">
      <style:text-properties officeooo:rsid="00f55c69" officeooo:paragraph-rsid="00f9a8df"/>
    </style:style>
    <style:style style:name="P288" style:family="paragraph" style:parent-style-name="Text_20_body">
      <style:text-properties officeooo:rsid="00f6e10d" officeooo:paragraph-rsid="00f9a8df"/>
    </style:style>
    <style:style style:name="P289" style:family="paragraph" style:parent-style-name="Text_20_body">
      <style:text-properties fo:color="#cccccc" loext:opacity="100%" officeooo:rsid="00f8c2d6" officeooo:paragraph-rsid="00f9a8df"/>
    </style:style>
    <style:style style:name="P290" style:family="paragraph" style:parent-style-name="Text_20_body">
      <style:text-properties officeooo:rsid="00f8c2d6" officeooo:paragraph-rsid="00f9a8df"/>
    </style:style>
    <style:style style:name="P291" style:family="paragraph" style:parent-style-name="Text_20_body">
      <style:text-properties fo:color="#dddddd" loext:opacity="100%" officeooo:rsid="01044598" officeooo:paragraph-rsid="00f9a8df"/>
    </style:style>
    <style:style style:name="P292" style:family="paragraph" style:parent-style-name="Text_20_body">
      <style:text-properties fo:color="#dddddd" loext:opacity="100%" officeooo:rsid="0158ceb1" officeooo:paragraph-rsid="0158ceb1"/>
    </style:style>
    <style:style style:name="P293" style:family="paragraph" style:parent-style-name="Text_20_body">
      <style:text-properties officeooo:rsid="01554639" officeooo:paragraph-rsid="01554639"/>
    </style:style>
    <style:style style:name="P294" style:family="paragraph" style:parent-style-name="Text_20_body">
      <style:text-properties fo:color="#00a933" loext:opacity="100%" officeooo:rsid="01554639" officeooo:paragraph-rsid="01554639"/>
    </style:style>
    <style:style style:name="P295" style:family="paragraph" style:parent-style-name="Text_20_body">
      <style:text-properties fo:color="#00a933" loext:opacity="100%" officeooo:rsid="0156134a" officeooo:paragraph-rsid="0156134a"/>
    </style:style>
    <style:style style:name="P296" style:family="paragraph" style:parent-style-name="Text_20_body">
      <style:text-properties fo:color="#dddddd" loext:opacity="100%" style:text-underline-style="solid" style:text-underline-width="auto" style:text-underline-color="font-color" officeooo:rsid="00f8c2d6" officeooo:paragraph-rsid="00f9a8df"/>
    </style:style>
    <style:style style:name="P297" style:family="paragraph" style:parent-style-name="Text_20_body">
      <style:text-properties officeooo:rsid="00ed7f1d" officeooo:paragraph-rsid="00f9a8df"/>
    </style:style>
    <style:style style:name="P298" style:family="paragraph" style:parent-style-name="Text_20_body">
      <style:text-properties officeooo:rsid="00ed8b7f" officeooo:paragraph-rsid="00f9a8df"/>
    </style:style>
    <style:style style:name="P299" style:family="paragraph" style:parent-style-name="Text_20_body">
      <style:text-properties fo:color="#dddddd" loext:opacity="100%" officeooo:rsid="00eed71b" officeooo:paragraph-rsid="00f9a8df"/>
    </style:style>
    <style:style style:name="P300" style:family="paragraph" style:parent-style-name="Text_20_body">
      <style:text-properties officeooo:rsid="00eed71b" officeooo:paragraph-rsid="00f9a8df"/>
    </style:style>
    <style:style style:name="P301" style:family="paragraph" style:parent-style-name="Text_20_body">
      <style:text-properties fo:color="#00a933" loext:opacity="100%" officeooo:rsid="00fcf689" officeooo:paragraph-rsid="00fcf689"/>
    </style:style>
    <style:style style:name="P302" style:family="paragraph" style:parent-style-name="Text_20_body">
      <style:text-properties fo:color="#dddddd" loext:opacity="100%" officeooo:rsid="00fcf689" officeooo:paragraph-rsid="00fcf689"/>
    </style:style>
    <style:style style:name="P303" style:family="paragraph" style:parent-style-name="Text_20_body">
      <style:text-properties officeooo:rsid="00fe3f22" officeooo:paragraph-rsid="00fe3f22"/>
    </style:style>
    <style:style style:name="P304" style:family="paragraph" style:parent-style-name="Heading_20_3">
      <style:text-properties fo:color="#ffffff" loext:opacity="100%" style:font-name="Arial" officeooo:rsid="011c2e15" officeooo:paragraph-rsid="011e0af6" fo:background-color="#8d1d75"/>
    </style:style>
    <style:style style:name="P305" style:family="paragraph" style:parent-style-name="Heading_20_3">
      <style:text-properties officeooo:rsid="00e3165e" officeooo:paragraph-rsid="011e0af6"/>
    </style:style>
    <style:style style:name="P306" style:family="paragraph" style:parent-style-name="Text_20_body">
      <style:text-properties fo:color="#00a933" loext:opacity="100%" officeooo:rsid="011d4ccf" officeooo:paragraph-rsid="011fbf13"/>
    </style:style>
    <style:style style:name="P307" style:family="paragraph" style:parent-style-name="Text_20_body">
      <style:text-properties officeooo:rsid="011d4ccf" officeooo:paragraph-rsid="011fbf13"/>
    </style:style>
    <style:style style:name="P308" style:family="paragraph" style:parent-style-name="Text_20_body">
      <style:text-properties officeooo:rsid="011e4306" officeooo:paragraph-rsid="011e4306"/>
    </style:style>
    <style:style style:name="P309" style:family="paragraph" style:parent-style-name="Text_20_body">
      <style:text-properties officeooo:rsid="011f0028" officeooo:paragraph-rsid="011f0028"/>
    </style:style>
    <style:style style:name="P310" style:family="paragraph" style:parent-style-name="Text_20_body">
      <style:text-properties officeooo:rsid="011fbf13" officeooo:paragraph-rsid="011fbf13"/>
    </style:style>
    <style:style style:name="P311" style:family="paragraph" style:parent-style-name="Text_20_body">
      <style:text-properties fo:color="#dddddd" loext:opacity="100%" officeooo:rsid="011d4ccf" officeooo:paragraph-rsid="011e0af6"/>
    </style:style>
    <style:style style:name="P312" style:family="paragraph" style:parent-style-name="Text_20_body">
      <style:text-properties officeooo:rsid="01211fe9" officeooo:paragraph-rsid="01211fe9"/>
    </style:style>
    <style:style style:name="P313" style:family="paragraph" style:parent-style-name="Text_20_body">
      <style:text-properties officeooo:rsid="0122dadf" officeooo:paragraph-rsid="0122dadf"/>
    </style:style>
    <style:style style:name="P314" style:family="paragraph" style:parent-style-name="Text_20_body">
      <style:text-properties officeooo:rsid="011d4ccf" officeooo:paragraph-rsid="011e0af6"/>
    </style:style>
    <style:style style:name="P315" style:family="paragraph" style:parent-style-name="Text_20_body">
      <style:text-properties fo:color="#dddddd" loext:opacity="100%" officeooo:rsid="0145562f" officeooo:paragraph-rsid="0145562f"/>
    </style:style>
    <style:style style:name="P316" style:family="paragraph" style:parent-style-name="Text_20_body">
      <style:text-properties fo:color="#00a933" loext:opacity="100%" officeooo:rsid="0139a5a0" officeooo:paragraph-rsid="0139a5a0"/>
    </style:style>
    <style:style style:name="P317" style:family="paragraph" style:parent-style-name="Text_20_body">
      <style:text-properties fo:color="#00a933" loext:opacity="100%" officeooo:rsid="013a772e" officeooo:paragraph-rsid="013a772e"/>
    </style:style>
    <style:style style:name="P318" style:family="paragraph" style:parent-style-name="Text_20_body">
      <style:text-properties fo:color="#00a933" loext:opacity="100%" officeooo:rsid="0139a5a0" officeooo:paragraph-rsid="013a772e"/>
    </style:style>
    <style:style style:name="P319" style:family="paragraph" style:parent-style-name="Text_20_body">
      <style:text-properties fo:color="#dddddd" loext:opacity="100%" officeooo:rsid="013a772e" officeooo:paragraph-rsid="013a772e"/>
    </style:style>
    <style:style style:name="P320" style:family="paragraph" style:parent-style-name="Text_20_body">
      <style:text-properties fo:color="#00a933" loext:opacity="100%" officeooo:rsid="013c0bc5" officeooo:paragraph-rsid="013c0bc5"/>
    </style:style>
    <style:style style:name="P321" style:family="paragraph" style:parent-style-name="Text_20_body">
      <style:text-properties fo:color="#000000" loext:opacity="100%" officeooo:rsid="013c0bc5" officeooo:paragraph-rsid="013c0bc5"/>
    </style:style>
    <style:style style:name="P322" style:family="paragraph" style:parent-style-name="Text_20_body">
      <style:text-properties fo:color="#000000" loext:opacity="100%" officeooo:rsid="014666b5" officeooo:paragraph-rsid="014666b5"/>
    </style:style>
    <style:style style:name="P323" style:family="paragraph" style:parent-style-name="Text_20_body">
      <style:text-properties fo:color="#000000" loext:opacity="100%" officeooo:rsid="0163f4cc" officeooo:paragraph-rsid="0163f4cc"/>
    </style:style>
    <style:style style:name="P324" style:family="paragraph" style:parent-style-name="Text_20_body">
      <style:text-properties fo:color="#2a6099" loext:opacity="100%" officeooo:rsid="013c0bc5" officeooo:paragraph-rsid="013c0bc5"/>
    </style:style>
    <style:style style:name="P325" style:family="paragraph" style:parent-style-name="Text_20_body">
      <style:text-properties fo:color="#00a933" loext:opacity="100%" officeooo:rsid="013dbf85" officeooo:paragraph-rsid="013dbf85"/>
    </style:style>
    <style:style style:name="P326" style:family="paragraph" style:parent-style-name="Text_20_body">
      <style:text-properties fo:color="#000000" loext:opacity="100%" officeooo:rsid="013dbf85" officeooo:paragraph-rsid="013dbf85"/>
    </style:style>
    <style:style style:name="P327" style:family="paragraph" style:parent-style-name="Text_20_body">
      <style:text-properties fo:color="#000000" loext:opacity="100%" officeooo:rsid="013e5922" officeooo:paragraph-rsid="013e5922"/>
    </style:style>
    <style:style style:name="P328" style:family="paragraph" style:parent-style-name="Text_20_body">
      <style:text-properties fo:color="#000000" loext:opacity="100%" officeooo:rsid="01411827" officeooo:paragraph-rsid="01411827"/>
    </style:style>
    <style:style style:name="P329" style:family="paragraph" style:parent-style-name="Text_20_body">
      <style:text-properties fo:color="#dddddd" loext:opacity="100%" officeooo:rsid="01420c4c" officeooo:paragraph-rsid="01420c4c"/>
    </style:style>
    <style:style style:name="P330" style:family="paragraph" style:parent-style-name="Text_20_body">
      <style:text-properties fo:color="#00a933" loext:opacity="100%" officeooo:rsid="01420c4c" officeooo:paragraph-rsid="01420c4c"/>
    </style:style>
    <style:style style:name="P331" style:family="paragraph" style:parent-style-name="Heading_20_3">
      <style:text-properties fo:color="#ffffff" loext:opacity="100%" style:font-name="Arial" officeooo:rsid="01108b5c" officeooo:paragraph-rsid="0104810a" fo:background-color="#8d1d75"/>
    </style:style>
    <style:style style:name="P332" style:family="paragraph" style:parent-style-name="Heading_20_3">
      <style:text-properties officeooo:rsid="00e3165e" officeooo:paragraph-rsid="0104810a"/>
    </style:style>
    <style:style style:name="P333" style:family="paragraph" style:parent-style-name="Text_20_body">
      <style:text-properties fo:color="#000000" loext:opacity="100%" officeooo:rsid="0104810a" officeooo:paragraph-rsid="0104810a"/>
    </style:style>
    <style:style style:name="P334" style:family="paragraph" style:parent-style-name="Text_20_body">
      <style:text-properties fo:color="#00a933" loext:opacity="100%" officeooo:rsid="01088edf" officeooo:paragraph-rsid="01088edf"/>
    </style:style>
    <style:style style:name="P335" style:family="paragraph" style:parent-style-name="Text_20_body">
      <style:text-properties fo:color="#000000" loext:opacity="100%" officeooo:rsid="01088edf" officeooo:paragraph-rsid="01088edf"/>
    </style:style>
    <style:style style:name="P336" style:family="paragraph" style:parent-style-name="Text_20_body">
      <style:text-properties fo:color="#000000" loext:opacity="100%" officeooo:rsid="0109b3e5" officeooo:paragraph-rsid="0109b3e5"/>
    </style:style>
    <style:style style:name="P337" style:family="paragraph" style:parent-style-name="Text_20_body">
      <style:text-properties fo:color="#000000" loext:opacity="100%" officeooo:rsid="010bad75" officeooo:paragraph-rsid="010bad75"/>
    </style:style>
    <style:style style:name="P338" style:family="paragraph" style:parent-style-name="Text_20_body">
      <style:text-properties fo:color="#000000" loext:opacity="100%" officeooo:rsid="010d8266" officeooo:paragraph-rsid="010d8266"/>
    </style:style>
    <style:style style:name="P339" style:family="paragraph" style:parent-style-name="Text_20_body">
      <style:text-properties fo:color="#000000" loext:opacity="100%" officeooo:rsid="010e3fac" officeooo:paragraph-rsid="010e3fac"/>
    </style:style>
    <style:style style:name="P340" style:family="paragraph" style:parent-style-name="Text_20_body">
      <style:text-properties fo:color="#000000" loext:opacity="100%" officeooo:rsid="010f71e7" officeooo:paragraph-rsid="010f71e7"/>
    </style:style>
    <style:style style:name="P341" style:family="paragraph" style:parent-style-name="Text_20_body">
      <style:text-properties fo:color="#dddddd" loext:opacity="100%" officeooo:rsid="0104810a" officeooo:paragraph-rsid="0104810a"/>
    </style:style>
    <style:style style:name="P342" style:family="paragraph" style:parent-style-name="Text_20_body">
      <style:text-properties fo:color="#dddddd" loext:opacity="100%" officeooo:rsid="0105ca88" officeooo:paragraph-rsid="0105ca88"/>
    </style:style>
    <style:style style:name="P343" style:family="paragraph" style:parent-style-name="Text_20_body">
      <style:text-properties fo:color="#00a933" loext:opacity="100%" officeooo:rsid="0105ca88" officeooo:paragraph-rsid="0105ca88"/>
    </style:style>
    <style:style style:name="P344" style:family="paragraph" style:parent-style-name="Text_20_body">
      <style:text-properties fo:color="#000000" loext:opacity="100%" officeooo:rsid="0105ca88" officeooo:paragraph-rsid="0105ca88"/>
    </style:style>
    <style:style style:name="P345" style:family="paragraph" style:parent-style-name="Text_20_body">
      <style:text-properties fo:color="#000000" loext:opacity="100%" officeooo:rsid="01078d87" officeooo:paragraph-rsid="01078d87"/>
    </style:style>
    <style:style style:name="P346" style:family="paragraph" style:parent-style-name="Text_20_body">
      <style:text-properties fo:color="#000000" loext:opacity="100%" officeooo:rsid="0107f65d" officeooo:paragraph-rsid="0107f65d"/>
    </style:style>
    <style:style style:name="P347" style:family="paragraph" style:parent-style-name="Text_20_body">
      <style:text-properties fo:color="#dddddd" loext:opacity="100%" officeooo:rsid="0107f65d" officeooo:paragraph-rsid="0107f65d"/>
    </style:style>
    <style:style style:name="P348" style:family="paragraph" style:parent-style-name="Text_20_body">
      <style:text-properties fo:color="#dddddd" loext:opacity="100%" officeooo:rsid="0148267c" officeooo:paragraph-rsid="0148267c"/>
    </style:style>
    <style:style style:name="P349" style:family="paragraph" style:parent-style-name="Text_20_body">
      <style:text-properties fo:color="#00a933" loext:opacity="100%" officeooo:rsid="0148267c" officeooo:paragraph-rsid="0148267c"/>
    </style:style>
    <style:style style:name="P350" style:family="paragraph" style:parent-style-name="Text_20_body">
      <style:text-properties fo:color="#000000" loext:opacity="100%" officeooo:rsid="0148267c" officeooo:paragraph-rsid="0199a0af"/>
    </style:style>
    <style:style style:name="P351" style:family="paragraph" style:parent-style-name="Text_20_body">
      <style:text-properties fo:color="#000000" loext:opacity="100%" fo:font-size="12pt" fo:font-weight="normal" officeooo:rsid="0149fc1a" officeooo:paragraph-rsid="0149fc1a" style:font-size-asian="10.5pt" style:font-weight-asian="normal" style:font-size-complex="12pt" style:font-weight-complex="normal"/>
    </style:style>
    <style:style style:name="P352" style:family="paragraph" style:parent-style-name="Text_20_body">
      <style:text-properties fo:color="#000000" loext:opacity="100%" fo:font-size="12pt" fo:font-weight="normal" officeooo:rsid="014ed36d" officeooo:paragraph-rsid="014ed36d" style:font-size-asian="10.5pt" style:font-weight-asian="normal" style:font-size-complex="12pt" style:font-weight-complex="normal"/>
    </style:style>
    <style:style style:name="P353" style:family="paragraph" style:parent-style-name="Text_20_body">
      <style:text-properties fo:color="#000000" loext:opacity="100%" fo:font-size="12pt" fo:font-weight="normal" officeooo:rsid="014a8978" officeooo:paragraph-rsid="014a8978" style:font-size-asian="10.5pt" style:font-weight-asian="normal" style:font-size-complex="12pt" style:font-weight-complex="normal"/>
    </style:style>
    <style:style style:name="P354" style:family="paragraph" style:parent-style-name="Heading_20_3">
      <style:text-properties fo:color="#ffffff" loext:opacity="100%" style:font-name="Arial" officeooo:rsid="011482c8" officeooo:paragraph-rsid="011482c8" fo:background-color="#8d1d75"/>
    </style:style>
    <style:style style:name="P355" style:family="paragraph" style:parent-style-name="Heading_20_3">
      <style:text-properties officeooo:rsid="00e3165e" officeooo:paragraph-rsid="011482c8"/>
    </style:style>
    <style:style style:name="P356" style:family="paragraph" style:parent-style-name="Text_20_body">
      <style:text-properties officeooo:rsid="011482c8" officeooo:paragraph-rsid="011482c8"/>
    </style:style>
    <style:style style:name="P357" style:family="paragraph" style:parent-style-name="Text_20_body">
      <style:text-properties officeooo:rsid="01170364" officeooo:paragraph-rsid="01170364"/>
    </style:style>
    <style:style style:name="P358" style:family="paragraph" style:parent-style-name="Text_20_body">
      <style:text-properties officeooo:rsid="01178cf6" officeooo:paragraph-rsid="01178cf6"/>
    </style:style>
    <style:style style:name="P359" style:family="paragraph" style:parent-style-name="Text_20_body">
      <style:text-properties fo:color="#2a6099" loext:opacity="100%" officeooo:rsid="011af0df" officeooo:paragraph-rsid="01178cf6"/>
    </style:style>
    <style:style style:name="P360" style:family="paragraph" style:parent-style-name="Heading_20_3">
      <style:text-properties fo:color="#dddddd" loext:opacity="100%" officeooo:rsid="00e3165e" officeooo:paragraph-rsid="01265eea"/>
    </style:style>
    <style:style style:name="P361" style:family="paragraph" style:parent-style-name="Text_20_body">
      <style:text-properties officeooo:rsid="01280af7" officeooo:paragraph-rsid="01280af7"/>
    </style:style>
    <style:style style:name="P362" style:family="paragraph" style:parent-style-name="Text_20_body">
      <style:text-properties fo:color="#dddddd" loext:opacity="100%" officeooo:rsid="01280af7" officeooo:paragraph-rsid="01280af7"/>
    </style:style>
    <style:style style:name="P363" style:family="paragraph" style:parent-style-name="Text_20_body">
      <style:text-properties fo:color="#00a933" loext:opacity="100%" officeooo:rsid="01297324" officeooo:paragraph-rsid="01297324"/>
    </style:style>
    <style:style style:name="P364" style:family="paragraph" style:parent-style-name="Text_20_body">
      <style:text-properties fo:color="#000000" loext:opacity="100%" officeooo:rsid="01297324" officeooo:paragraph-rsid="01297324"/>
    </style:style>
    <style:style style:name="P365" style:family="paragraph" style:parent-style-name="Text_20_body">
      <style:text-properties fo:color="#00a933" loext:opacity="100%" officeooo:rsid="012b46e4" officeooo:paragraph-rsid="012b46e4"/>
    </style:style>
    <style:style style:name="P366" style:family="paragraph" style:parent-style-name="Text_20_body">
      <style:text-properties fo:color="#000000" loext:opacity="100%" officeooo:rsid="012b46e4" officeooo:paragraph-rsid="012b46e4"/>
    </style:style>
    <style:style style:name="P367" style:family="paragraph" style:parent-style-name="Text_20_body">
      <style:text-properties officeooo:rsid="012b77cb" officeooo:paragraph-rsid="012b77cb"/>
    </style:style>
    <style:style style:name="P368" style:family="paragraph" style:parent-style-name="Heading_20_3">
      <style:text-properties fo:color="#2a6099" loext:opacity="100%" style:font-name="Arial" officeooo:rsid="011af0df" officeooo:paragraph-rsid="011c2e15" fo:background-color="#8d1d75"/>
    </style:style>
    <style:style style:name="P369" style:family="paragraph" style:parent-style-name="Title">
      <style:text-properties fo:background-color="#ff8000"/>
    </style:style>
    <style:style style:name="P370" style:family="paragraph" style:parent-style-name="Text_20_body">
      <style:text-properties officeooo:paragraph-rsid="01bcd4b6"/>
    </style:style>
    <style:style style:name="P371" style:family="paragraph" style:parent-style-name="Text_20_body">
      <style:text-properties officeooo:rsid="011482c8" officeooo:paragraph-rsid="01be534b"/>
    </style:style>
    <style:style style:name="P372" style:family="paragraph" style:parent-style-name="Text_20_body">
      <style:paragraph-properties fo:line-height="100%"/>
      <style:text-properties officeooo:rsid="011482c8" officeooo:paragraph-rsid="01bcd4b6"/>
    </style:style>
    <style:style style:name="P373" style:family="paragraph" style:parent-style-name="Text_20_body">
      <style:paragraph-properties fo:line-height="100%"/>
      <style:text-properties officeooo:rsid="011482c8" officeooo:paragraph-rsid="01bd75b2"/>
    </style:style>
    <style:style style:name="P374" style:family="paragraph" style:parent-style-name="Text_20_body">
      <style:text-properties officeooo:rsid="011482c8" officeooo:paragraph-rsid="01bd75b2"/>
    </style:style>
    <style:style style:name="P375" style:family="paragraph" style:parent-style-name="Text_20_body">
      <style:paragraph-properties fo:line-height="100%"/>
      <style:text-properties officeooo:rsid="011482c8" officeooo:paragraph-rsid="01bfec6c"/>
    </style:style>
    <style:style style:name="P376" style:family="paragraph" style:parent-style-name="Text_20_body">
      <style:text-properties officeooo:paragraph-rsid="01be534b"/>
    </style:style>
    <style:style style:name="P377" style:family="paragraph" style:parent-style-name="Text_20_body">
      <style:text-properties officeooo:rsid="011482c8" officeooo:paragraph-rsid="01c3ae7f"/>
    </style:style>
    <style:style style:name="P378" style:family="paragraph" style:parent-style-name="Heading_20_3">
      <style:text-properties fo:color="#dddddd" loext:opacity="100%" officeooo:rsid="00e3165e" officeooo:paragraph-rsid="01c2159b"/>
    </style:style>
    <style:style style:name="P379" style:family="paragraph" style:parent-style-name="Text_20_body">
      <style:text-properties fo:color="#ffffff" loext:opacity="100%" officeooo:rsid="01c2159b" officeooo:paragraph-rsid="01c2159b"/>
    </style:style>
    <style:style style:name="P380" style:family="paragraph" style:parent-style-name="Text_20_body">
      <style:paragraph-properties fo:line-height="100%"/>
      <style:text-properties fo:color="#ffffff" loext:opacity="100%" officeooo:rsid="01c2159b" officeooo:paragraph-rsid="01c2159b"/>
    </style:style>
    <style:style style:name="P381" style:family="paragraph" style:parent-style-name="Heading_20_3">
      <style:text-properties fo:color="#dddddd" loext:opacity="100%" officeooo:rsid="00e3165e" officeooo:paragraph-rsid="01c310cf"/>
    </style:style>
    <style:style style:name="P382" style:family="paragraph" style:parent-style-name="Text_20_body">
      <style:text-properties officeooo:paragraph-rsid="01c310cf"/>
    </style:style>
    <style:style style:name="P383" style:family="paragraph" style:parent-style-name="Text_20_body">
      <style:text-properties officeooo:rsid="011482c8" officeooo:paragraph-rsid="01c310cf"/>
    </style:style>
    <style:style style:name="P384" style:family="paragraph" style:parent-style-name="Standard">
      <style:paragraph-properties fo:line-height="100%"/>
      <style:text-properties officeooo:rsid="011482c8" officeooo:paragraph-rsid="01c310cf"/>
    </style:style>
    <style:style style:name="P385" style:family="paragraph" style:parent-style-name="Standard">
      <style:paragraph-properties fo:line-height="100%"/>
      <style:text-properties fo:color="#569cd6" loext:opacity="100%" style:font-name="Droid Sans Mono" fo:font-size="13.5pt" fo:font-weight="normal" fo:background-color="#1f1f1f"/>
    </style:style>
    <style:style style:name="P386" style:family="paragraph" style:parent-style-name="Standard">
      <style:paragraph-properties fo:line-height="100%"/>
      <style:text-properties fo:color="#cccccc" loext:opacity="100%" style:font-name="Droid Sans Mono" fo:font-size="13.5pt" fo:font-weight="normal" fo:background-color="#1f1f1f"/>
    </style:style>
    <style:style style:name="P387" style:family="paragraph" style:parent-style-name="Standard">
      <style:paragraph-properties style:line-height-at-least="0.635cm"/>
      <style:text-properties fo:color="#cccccc" loext:opacity="100%" style:font-name="Droid Sans Mono" fo:font-size="13.5pt" fo:font-weight="normal" fo:background-color="#1f1f1f"/>
    </style:style>
    <style:style style:name="P388" style:family="paragraph" style:parent-style-name="Text_20_body">
      <style:paragraph-properties style:line-height-at-least="0.635cm"/>
      <style:text-properties fo:color="#cccccc" loext:opacity="100%" style:font-name="Droid Sans Mono" fo:font-size="13.5pt" fo:font-weight="normal" officeooo:rsid="011482c8" officeooo:paragraph-rsid="01c310cf" fo:background-color="#1f1f1f"/>
    </style:style>
    <style:style style:name="P389" style:family="paragraph" style:parent-style-name="Text_20_body">
      <style:paragraph-properties fo:line-height="100%"/>
      <style:text-properties fo:color="#cccccc" loext:opacity="100%" style:font-name="Droid Sans Mono" fo:font-size="13.5pt" fo:font-weight="normal" officeooo:rsid="011482c8" officeooo:paragraph-rsid="01c310cf" fo:background-color="#1f1f1f"/>
    </style:style>
    <style:style style:name="P390" style:family="paragraph" style:parent-style-name="Text_20_body">
      <style:paragraph-properties style:line-height-at-least="0.635cm"/>
      <style:text-properties fo:color="#cccccc" loext:opacity="100%" style:font-name="Droid Sans Mono" fo:font-size="13.5pt" fo:font-weight="normal" officeooo:rsid="011482c8" officeooo:paragraph-rsid="01c3dd1a" fo:background-color="#1f1f1f"/>
    </style:style>
    <style:style style:name="P391" style:family="paragraph" style:parent-style-name="Heading_20_3">
      <style:text-properties fo:color="#dddddd" loext:opacity="100%" officeooo:rsid="00e3165e" officeooo:paragraph-rsid="01c3dd1a"/>
    </style:style>
    <style:style style:name="P392" style:family="paragraph" style:parent-style-name="Text_20_body">
      <style:text-properties fo:color="#dddddd" loext:opacity="100%" officeooo:rsid="00e3165e" officeooo:paragraph-rsid="01c3dd1a"/>
    </style:style>
    <style:style style:name="P393" style:family="paragraph" style:parent-style-name="Text_20_body">
      <style:text-properties officeooo:paragraph-rsid="01c3dd1a"/>
    </style:style>
    <style:style style:name="P394" style:family="paragraph" style:parent-style-name="Text_20_body">
      <style:paragraph-properties fo:line-height="100%"/>
      <style:text-properties fo:color="#cccccc" loext:opacity="100%" style:font-name="Droid Sans Mono" fo:font-size="13.5pt" fo:font-weight="normal" officeooo:rsid="011482c8" officeooo:paragraph-rsid="01c3dd1a" fo:background-color="#1f1f1f"/>
    </style:style>
    <style:style style:name="P395" style:family="paragraph" style:parent-style-name="Text_20_body">
      <style:paragraph-properties style:line-height-at-least="0.635cm"/>
      <style:text-properties fo:color="#cccccc" loext:opacity="100%" style:font-name="Droid Sans Mono" fo:font-size="13.5pt" fo:font-weight="normal" officeooo:rsid="011482c8" officeooo:paragraph-rsid="01c578e6" fo:background-color="#1f1f1f"/>
    </style:style>
    <style:style style:name="P396" style:family="paragraph" style:parent-style-name="Text_20_body">
      <style:paragraph-properties fo:line-height="100%"/>
      <style:text-properties fo:color="#cccccc" loext:opacity="100%" style:font-name="Droid Sans Mono" fo:font-size="13.5pt" fo:font-weight="normal" officeooo:rsid="011482c8" officeooo:paragraph-rsid="01c578e6" fo:background-color="#1f1f1f"/>
    </style:style>
    <style:style style:name="P397" style:family="paragraph" style:parent-style-name="Text_20_body">
      <style:paragraph-properties fo:line-height="100%"/>
      <style:text-properties fo:color="#cccccc" loext:opacity="100%" style:font-name="Droid Sans Mono" fo:font-size="13.5pt" fo:font-weight="normal" officeooo:rsid="011482c8" officeooo:paragraph-rsid="01c777c2" fo:background-color="#1f1f1f"/>
    </style:style>
    <style:style style:name="P398" style:family="paragraph" style:parent-style-name="Text_20_body">
      <style:paragraph-properties style:line-height-at-least="0.635cm"/>
      <style:text-properties fo:color="#cccccc" loext:opacity="100%" style:font-name="Droid Sans Mono" fo:font-size="13.5pt" fo:font-weight="normal" officeooo:rsid="011482c8" officeooo:paragraph-rsid="01c777c2" fo:background-color="#1f1f1f"/>
    </style:style>
    <style:style style:name="P399" style:family="paragraph" style:parent-style-name="Text_20_body">
      <style:paragraph-properties style:line-height-at-least="0.635cm"/>
      <style:text-properties fo:color="#cccccc" loext:opacity="100%" style:font-name="Droid Sans Mono" fo:font-size="13.5pt" fo:font-weight="normal" officeooo:rsid="011482c8" officeooo:paragraph-rsid="01c7d037" fo:background-color="#1f1f1f"/>
    </style:style>
    <style:style style:name="P400" style:family="paragraph" style:parent-style-name="Heading_20_3">
      <style:paragraph-properties style:line-height-at-least="0.635cm"/>
      <style:text-properties fo:color="#dddddd" loext:opacity="100%" style:font-name="Droid Sans Mono" fo:font-size="13.5pt" fo:font-weight="normal" officeooo:rsid="00e3165e" officeooo:paragraph-rsid="01c7d037" fo:background-color="#1f1f1f"/>
    </style:style>
    <style:style style:name="P401" style:family="paragraph" style:parent-style-name="Text_20_body">
      <style:paragraph-properties style:line-height-at-least="0.635cm"/>
      <style:text-properties officeooo:paragraph-rsid="01c7d037"/>
    </style:style>
    <style:style style:name="P402" style:family="paragraph" style:parent-style-name="Text_20_body">
      <style:paragraph-properties style:line-height-at-least="0.635cm"/>
      <style:text-properties fo:color="#cccccc" loext:opacity="100%" style:font-name="Droid Sans Mono" fo:font-size="13.5pt" fo:font-weight="normal" officeooo:rsid="011482c8" officeooo:paragraph-rsid="01c9726c" fo:background-color="#1f1f1f"/>
    </style:style>
    <style:style style:name="P403" style:family="paragraph" style:parent-style-name="Text_20_body">
      <style:paragraph-properties fo:line-height="100%"/>
      <style:text-properties fo:color="#cccccc" loext:opacity="100%" style:font-name="Droid Sans Mono" fo:font-size="13.5pt" fo:font-weight="normal" officeooo:rsid="011482c8" officeooo:paragraph-rsid="01c9726c" fo:background-color="#1f1f1f"/>
    </style:style>
    <style:style style:name="P404" style:family="paragraph" style:parent-style-name="Text_20_body">
      <style:paragraph-properties style:line-height-at-least="0.635cm"/>
      <style:text-properties fo:color="#cccccc" loext:opacity="100%" style:font-name="Droid Sans Mono" fo:font-size="13.5pt" fo:font-weight="normal" officeooo:rsid="011482c8" officeooo:paragraph-rsid="01cd0b19" fo:background-color="#1f1f1f"/>
    </style:style>
    <style:style style:name="P405" style:family="paragraph" style:parent-style-name="Standard">
      <style:paragraph-properties fo:line-height="100%"/>
      <style:text-properties fo:color="#cccccc" loext:opacity="100%" style:font-name="Droid Sans Mono" fo:font-size="13.5pt" fo:font-weight="normal" officeooo:rsid="011482c8" officeooo:paragraph-rsid="01cd0b19" fo:background-color="#1f1f1f"/>
    </style:style>
    <style:style style:name="P406" style:family="paragraph" style:parent-style-name="Text_20_body">
      <style:paragraph-properties fo:line-height="100%"/>
      <style:text-properties fo:color="#cccccc" loext:opacity="100%" style:font-name="Droid Sans Mono" fo:font-size="13.5pt" fo:font-weight="normal" officeooo:rsid="011482c8" officeooo:paragraph-rsid="01cdf482" fo:background-color="#1f1f1f"/>
    </style:style>
    <style:style style:name="P407" style:family="paragraph" style:parent-style-name="Text_20_body">
      <style:paragraph-properties fo:line-height="100%"/>
      <style:text-properties fo:color="#cccccc" loext:opacity="100%" style:font-name="Droid Sans Mono" fo:font-size="13.5pt" fo:font-weight="normal" officeooo:rsid="011482c8" officeooo:paragraph-rsid="01cd0b19" fo:background-color="#1f1f1f"/>
    </style:style>
    <style:style style:name="P408" style:family="paragraph" style:parent-style-name="Heading_20_3">
      <style:paragraph-properties style:line-height-at-least="0.635cm"/>
      <style:text-properties fo:color="#dddddd" loext:opacity="100%" style:font-name="Droid Sans Mono" fo:font-size="13.5pt" fo:font-weight="normal" officeooo:rsid="00e3165e" officeooo:paragraph-rsid="01cf2a6b" fo:background-color="#1f1f1f"/>
    </style:style>
    <style:style style:name="P409" style:family="paragraph" style:parent-style-name="Text_20_body">
      <style:paragraph-properties style:line-height-at-least="0.635cm"/>
      <style:text-properties fo:color="#cccccc" loext:opacity="100%" style:font-name="Droid Sans Mono" fo:font-size="13.5pt" fo:font-weight="normal" officeooo:rsid="011482c8" officeooo:paragraph-rsid="01cf2a6b" fo:background-color="#1f1f1f"/>
    </style:style>
    <style:style style:name="P410" style:family="paragraph" style:parent-style-name="Text_20_body">
      <style:paragraph-properties style:line-height-at-least="0.635cm"/>
      <style:text-properties fo:color="#cccccc" loext:opacity="100%" style:font-name="Droid Sans Mono" fo:font-size="13.5pt" fo:font-weight="normal" officeooo:rsid="011482c8" officeooo:paragraph-rsid="01d04c81" fo:background-color="#1f1f1f"/>
    </style:style>
    <style:style style:name="P411" style:family="paragraph" style:parent-style-name="Text_20_body">
      <style:paragraph-properties fo:line-height="100%"/>
      <style:text-properties fo:color="#cccccc" loext:opacity="100%" style:font-name="Droid Sans Mono" fo:font-size="13.5pt" fo:font-weight="normal" officeooo:rsid="011482c8" officeooo:paragraph-rsid="01d04c81" fo:background-color="#1f1f1f"/>
    </style:style>
    <style:style style:name="P412" style:family="paragraph" style:parent-style-name="Text_20_body">
      <style:paragraph-properties fo:line-height="100%"/>
      <style:text-properties fo:color="#cccccc" loext:opacity="100%" style:font-name="Droid Sans Mono" fo:font-size="13.5pt" fo:font-weight="normal" officeooo:rsid="011482c8" officeooo:paragraph-rsid="01d0539b" fo:background-color="#1f1f1f"/>
    </style:style>
    <style:style style:name="P413" style:family="paragraph" style:parent-style-name="Text_20_body">
      <style:paragraph-properties style:line-height-at-least="0.635cm"/>
      <style:text-properties fo:color="#cccccc" loext:opacity="100%" style:font-name="Droid Sans Mono" fo:font-size="13.5pt" fo:font-weight="normal" officeooo:rsid="011482c8" officeooo:paragraph-rsid="01d0539b" fo:background-color="#1f1f1f"/>
    </style:style>
    <style:style style:name="P414" style:family="paragraph" style:parent-style-name="Heading_20_3">
      <style:paragraph-properties style:line-height-at-least="0.635cm"/>
      <style:text-properties fo:color="#dddddd" loext:opacity="100%" style:font-name="Droid Sans Mono" fo:font-size="13.5pt" fo:font-weight="normal" officeooo:rsid="00e3165e" officeooo:paragraph-rsid="01d3e9a3" fo:background-color="#1f1f1f"/>
    </style:style>
    <style:style style:name="P415" style:family="paragraph" style:parent-style-name="Text_20_body">
      <style:paragraph-properties style:line-height-at-least="0.635cm"/>
      <style:text-properties fo:color="#cccccc" loext:opacity="100%" style:font-name="Droid Sans Mono" fo:font-size="13.5pt" fo:font-weight="normal" officeooo:rsid="011482c8" officeooo:paragraph-rsid="01d3e9a3" fo:background-color="#1f1f1f"/>
    </style:style>
    <style:style style:name="P416" style:family="paragraph" style:parent-style-name="Text_20_body">
      <style:paragraph-properties fo:line-height="100%"/>
      <style:text-properties fo:color="#cccccc" loext:opacity="100%" style:font-name="Droid Sans Mono" fo:font-size="13.5pt" fo:font-weight="normal" officeooo:rsid="011482c8" officeooo:paragraph-rsid="01d3e9a3" fo:background-color="#1f1f1f"/>
    </style:style>
    <style:style style:name="P417" style:family="paragraph" style:parent-style-name="Text_20_body">
      <style:paragraph-properties style:line-height-at-least="0.635cm"/>
      <style:text-properties fo:color="#cccccc" loext:opacity="100%" style:font-name="Droid Sans Mono" fo:font-size="13.5pt" fo:font-weight="normal" officeooo:rsid="011482c8" officeooo:paragraph-rsid="01d5e5f9" fo:background-color="#1f1f1f"/>
    </style:style>
    <style:style style:name="P418" style:family="paragraph" style:parent-style-name="Text_20_body">
      <style:paragraph-properties style:line-height-at-least="0.635cm"/>
      <style:text-properties fo:color="#cccccc" loext:opacity="100%" style:font-name="Droid Sans Mono" fo:font-size="13.5pt" fo:font-weight="normal" officeooo:rsid="011482c8" officeooo:paragraph-rsid="01d8c851" fo:background-color="#1f1f1f"/>
    </style:style>
    <style:style style:name="P419"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1d92c5f" fo:background-color="#1f1f1f"/>
    </style:style>
    <style:style style:name="P420" style:family="paragraph" style:parent-style-name="Text_20_body">
      <style:paragraph-properties style:line-height-at-least="0.635cm"/>
      <style:text-properties fo:color="#cccccc" loext:opacity="100%" style:font-name="Droid Sans Mono" fo:font-size="13.5pt" fo:font-weight="normal" officeooo:rsid="011482c8" officeooo:paragraph-rsid="01d92c5f" fo:background-color="#1f1f1f"/>
    </style:style>
    <style:style style:name="P421" style:family="paragraph" style:parent-style-name="Text_20_body">
      <style:paragraph-properties fo:line-height="100%"/>
      <style:text-properties fo:color="#cccccc" loext:opacity="100%" style:font-name="Droid Sans Mono" fo:font-size="13.5pt" fo:font-weight="normal" officeooo:rsid="011482c8" officeooo:paragraph-rsid="01d92c5f" fo:background-color="#1f1f1f"/>
    </style:style>
    <style:style style:name="P422" style:family="paragraph" style:parent-style-name="Text_20_body">
      <style:paragraph-properties style:line-height-at-least="0.101cm"/>
      <style:text-properties fo:color="#cccccc" loext:opacity="100%" style:font-name="Droid Sans Mono" fo:font-size="13.5pt" fo:font-weight="normal" officeooo:rsid="011482c8" officeooo:paragraph-rsid="01d92c5f" fo:background-color="#1f1f1f"/>
    </style:style>
    <style:style style:name="P423" style:family="paragraph" style:parent-style-name="Text_20_body">
      <style:paragraph-properties style:line-height-at-least="0.199cm"/>
      <style:text-properties fo:color="#cccccc" loext:opacity="100%" style:font-name="Droid Sans Mono" fo:font-size="13.5pt" fo:font-weight="normal" officeooo:rsid="011482c8" officeooo:paragraph-rsid="01d92c5f" fo:background-color="#1f1f1f"/>
    </style:style>
    <style:style style:name="P424" style:family="paragraph" style:parent-style-name="Text_20_body">
      <style:paragraph-properties style:line-height-at-least="0.199cm"/>
      <style:text-properties fo:color="#cccccc" loext:opacity="100%" style:font-name="Droid Sans Mono" fo:font-size="13.5pt" fo:font-weight="normal" officeooo:rsid="011482c8" officeooo:paragraph-rsid="01dda802" fo:background-color="#1f1f1f"/>
    </style:style>
    <style:style style:name="P425" style:family="paragraph" style:parent-style-name="Text_20_body">
      <style:paragraph-properties style:line-height-at-least="0.635cm"/>
      <style:text-properties fo:color="#cccccc" loext:opacity="100%" style:font-name="Droid Sans Mono" fo:font-size="13.5pt" fo:font-weight="normal" officeooo:rsid="011482c8" officeooo:paragraph-rsid="01dc0649" fo:background-color="#1f1f1f"/>
    </style:style>
    <style:style style:name="P426" style:family="paragraph" style:parent-style-name="Text_20_body">
      <style:paragraph-properties style:line-height-at-least="0.635cm"/>
      <style:text-properties fo:color="#cccccc" loext:opacity="100%" style:font-name="Droid Sans Mono" fo:font-size="13.5pt" fo:font-weight="normal" officeooo:rsid="011482c8" officeooo:paragraph-rsid="01deb8cc" fo:background-color="#1f1f1f"/>
    </style:style>
    <style:style style:name="P427" style:family="paragraph" style:parent-style-name="Heading_20_3">
      <style:paragraph-properties style:line-height-at-least="0.635cm"/>
      <style:text-properties fo:color="#dddddd" loext:opacity="100%" style:font-name="Droid Sans Mono" fo:font-size="13.5pt" fo:font-weight="normal" officeooo:rsid="00e3165e" officeooo:paragraph-rsid="01deb8cc" fo:background-color="#1f1f1f"/>
    </style:style>
    <style:style style:name="P428" style:family="paragraph" style:parent-style-name="Text_20_body">
      <style:paragraph-properties style:line-height-at-least="0.199cm"/>
      <style:text-properties fo:color="#cccccc" loext:opacity="100%" style:font-name="Droid Sans Mono" fo:font-size="13.5pt" fo:font-weight="normal" officeooo:rsid="011482c8" officeooo:paragraph-rsid="01deb8cc" fo:background-color="#1f1f1f"/>
    </style:style>
    <style:style style:name="P429" style:family="paragraph" style:parent-style-name="Text_20_body">
      <style:paragraph-properties style:line-height-at-least="0.635cm"/>
      <style:text-properties fo:color="#cccccc" loext:opacity="100%" style:font-name="Droid Sans Mono" fo:font-size="13.5pt" fo:font-weight="normal" officeooo:rsid="011482c8" officeooo:paragraph-rsid="01dfe3f0" fo:background-color="#1f1f1f"/>
    </style:style>
    <style:style style:name="P430" style:family="paragraph" style:parent-style-name="Text_20_body">
      <style:paragraph-properties style:line-height-at-least="0.635cm"/>
      <style:text-properties fo:color="#cccccc" loext:opacity="100%" style:font-name="Droid Sans Mono" fo:font-size="13.5pt" fo:font-weight="normal" officeooo:rsid="011482c8" officeooo:paragraph-rsid="01e1a2bc" fo:background-color="#1f1f1f"/>
    </style:style>
    <style:style style:name="P431" style:family="paragraph" style:parent-style-name="Text_20_body">
      <style:paragraph-properties style:line-height-at-least="0.635cm"/>
      <style:text-properties fo:color="#cccccc" loext:opacity="100%" style:font-name="Droid Sans Mono" fo:font-size="13.5pt" fo:font-weight="normal" officeooo:rsid="011482c8" officeooo:paragraph-rsid="01e23e59" fo:background-color="#1f1f1f"/>
    </style:style>
    <style:style style:name="P432" style:family="paragraph" style:parent-style-name="Text_20_body">
      <style:paragraph-properties style:line-height-at-least="0.635cm"/>
      <style:text-properties fo:color="#cccccc" loext:opacity="100%" style:font-name="Droid Sans Mono" fo:font-size="13.5pt" fo:font-weight="normal" officeooo:rsid="011482c8" officeooo:paragraph-rsid="01e24e28" fo:background-color="#1f1f1f"/>
    </style:style>
    <style:style style:name="P433" style:family="paragraph" style:parent-style-name="Text_20_body">
      <style:paragraph-properties style:line-height-at-least="0.635cm"/>
      <style:text-properties fo:color="#cccccc" loext:opacity="100%" style:font-name="Droid Sans Mono" fo:font-size="13.5pt" fo:font-weight="normal" officeooo:rsid="011482c8" officeooo:paragraph-rsid="01e3f0c7" fo:background-color="#1f1f1f"/>
    </style:style>
    <style:style style:name="P434" style:family="paragraph" style:parent-style-name="Heading_20_3">
      <style:paragraph-properties style:line-height-at-least="0.635cm"/>
      <style:text-properties fo:color="#dddddd" loext:opacity="100%" style:font-name="Droid Sans Mono" fo:font-size="13.5pt" fo:font-weight="normal" officeooo:rsid="00e3165e" officeooo:paragraph-rsid="01e4b6bd" fo:background-color="#1f1f1f"/>
    </style:style>
    <style:style style:name="P435" style:family="paragraph" style:parent-style-name="Text_20_body">
      <style:paragraph-properties style:line-height-at-least="0.101cm"/>
      <style:text-properties fo:color="#cccccc" loext:opacity="100%" style:font-name="Droid Sans Mono" fo:font-size="13.5pt" fo:font-weight="normal" officeooo:rsid="011482c8" officeooo:paragraph-rsid="01e4b6bd" fo:background-color="#1f1f1f"/>
    </style:style>
    <style:style style:name="P436" style:family="paragraph" style:parent-style-name="Text_20_body">
      <style:paragraph-properties style:line-height-at-least="0.635cm"/>
      <style:text-properties fo:color="#cccccc" loext:opacity="100%" style:font-name="Droid Sans Mono" fo:font-size="13.5pt" fo:font-weight="normal" officeooo:rsid="011482c8" officeooo:paragraph-rsid="01e4b6bd" fo:background-color="#1f1f1f"/>
    </style:style>
    <style:style style:name="P437" style:family="paragraph" style:parent-style-name="Heading_20_3">
      <style:paragraph-properties style:line-height-at-least="0.635cm"/>
      <style:text-properties fo:color="#dddddd" loext:opacity="100%" style:font-name="Droid Sans Mono" fo:font-size="13.5pt" fo:font-weight="normal" officeooo:rsid="00e3165e" officeooo:paragraph-rsid="01e54b29" fo:background-color="#1f1f1f"/>
    </style:style>
    <style:style style:name="P438" style:family="paragraph" style:parent-style-name="Text_20_body">
      <style:paragraph-properties style:line-height-at-least="0.101cm"/>
      <style:text-properties fo:color="#cccccc" loext:opacity="100%" style:font-name="Droid Sans Mono" fo:font-size="13.5pt" fo:font-weight="normal" officeooo:rsid="011482c8" officeooo:paragraph-rsid="01e54b29" fo:background-color="#1f1f1f"/>
    </style:style>
    <style:style style:name="P439" style:family="paragraph" style:parent-style-name="Heading_20_3">
      <style:paragraph-properties style:line-height-at-least="0.635cm"/>
      <style:text-properties fo:color="#dddddd" loext:opacity="100%" style:font-name="Droid Sans Mono" fo:font-size="13.5pt" fo:font-weight="normal" officeooo:rsid="00e3165e" officeooo:paragraph-rsid="01e689bc" fo:background-color="#1f1f1f"/>
    </style:style>
    <style:style style:name="P440" style:family="paragraph" style:parent-style-name="Text_20_body">
      <style:paragraph-properties fo:line-height="100%"/>
      <style:text-properties fo:color="#cccccc" loext:opacity="100%" style:font-name="Droid Sans Mono" fo:font-size="13.5pt" fo:font-weight="normal" officeooo:rsid="011482c8" officeooo:paragraph-rsid="01e689bc" fo:background-color="#1f1f1f"/>
    </style:style>
    <style:style style:name="P441" style:family="paragraph" style:parent-style-name="Text_20_body">
      <style:paragraph-properties style:line-height-at-least="0.635cm"/>
      <style:text-properties fo:color="#cccccc" loext:opacity="100%" style:font-name="Droid Sans Mono" fo:font-size="13.5pt" fo:font-weight="normal" officeooo:rsid="011482c8" officeooo:paragraph-rsid="01e689bc" fo:background-color="#1f1f1f"/>
    </style:style>
    <style:style style:name="P442" style:family="paragraph" style:parent-style-name="Text_20_body">
      <style:paragraph-properties style:line-height-at-least="0.635cm"/>
      <style:text-properties fo:color="#cccccc" loext:opacity="100%" style:font-name="Droid Sans Mono" fo:font-size="13.5pt" fo:font-weight="normal" officeooo:rsid="011482c8" officeooo:paragraph-rsid="01ea3f1a" fo:background-color="#1f1f1f"/>
    </style:style>
    <style:style style:name="P443" style:family="paragraph" style:parent-style-name="Heading_20_3">
      <style:paragraph-properties style:line-height-at-least="0.635cm"/>
      <style:text-properties fo:color="#dddddd" loext:opacity="100%" style:font-name="Droid Sans Mono" fo:font-size="13.5pt" fo:font-weight="normal" officeooo:rsid="00e3165e" officeooo:paragraph-rsid="02132e4f" fo:background-color="#1f1f1f"/>
    </style:style>
    <style:style style:name="P444" style:family="paragraph" style:parent-style-name="Text_20_body">
      <style:paragraph-properties style:line-height-at-least="0.635cm"/>
      <style:text-properties fo:color="#cccccc" loext:opacity="100%" style:font-name="Droid Sans Mono" fo:font-size="13.5pt" fo:font-weight="normal" officeooo:rsid="011482c8" officeooo:paragraph-rsid="02132e4f" fo:background-color="#1f1f1f"/>
    </style:style>
    <style:style style:name="P445" style:family="paragraph" style:parent-style-name="Standard">
      <style:paragraph-properties style:line-height-at-least="0.199cm"/>
      <style:text-properties fo:color="#cccccc" loext:opacity="100%" style:font-name="Droid Sans Mono" fo:font-size="13.5pt" fo:font-weight="normal" officeooo:rsid="011482c8" officeooo:paragraph-rsid="02132e4f" fo:background-color="#1f1f1f"/>
    </style:style>
    <style:style style:name="P446" style:family="paragraph" style:parent-style-name="Text_20_body">
      <style:paragraph-properties style:line-height-at-least="0.635cm"/>
      <style:text-properties fo:color="#cccccc" loext:opacity="100%" style:font-name="Droid Sans Mono" fo:font-size="13.5pt" fo:font-weight="normal" officeooo:rsid="011482c8" officeooo:paragraph-rsid="0213a17a" fo:background-color="#1f1f1f"/>
    </style:style>
    <style:style style:name="P447" style:family="paragraph" style:parent-style-name="Standard">
      <style:paragraph-properties style:line-height-at-least="0.199cm"/>
      <style:text-properties fo:color="#cccccc" loext:opacity="100%" style:font-name="Droid Sans Mono" fo:font-size="13.5pt" fo:font-weight="normal" officeooo:rsid="011482c8" officeooo:paragraph-rsid="0213a17a" fo:background-color="#1f1f1f"/>
    </style:style>
    <style:style style:name="P448" style:family="paragraph" style:parent-style-name="Text_20_body">
      <style:paragraph-properties style:line-height-at-least="0.635cm"/>
      <style:text-properties fo:color="#cccccc" loext:opacity="100%" style:font-name="Droid Sans Mono" fo:font-size="13.5pt" fo:font-weight="normal" officeooo:rsid="011482c8" officeooo:paragraph-rsid="0215091a" fo:background-color="#1f1f1f"/>
    </style:style>
    <style:style style:name="P449" style:family="paragraph" style:parent-style-name="Standard">
      <style:paragraph-properties style:line-height-at-least="0.199cm"/>
      <style:text-properties fo:color="#cccccc" loext:opacity="100%" style:font-name="Droid Sans Mono" fo:font-size="13.5pt" fo:font-weight="normal" officeooo:rsid="011482c8" officeooo:paragraph-rsid="0215091a" fo:background-color="#1f1f1f"/>
    </style:style>
    <style:style style:name="P450" style:family="paragraph" style:parent-style-name="Standard">
      <style:paragraph-properties style:line-height-at-least="0.635cm"/>
      <style:text-properties fo:color="#cccccc" loext:opacity="100%" style:font-name="Droid Sans Mono" fo:font-size="13.5pt" fo:font-weight="normal" officeooo:rsid="011482c8" officeooo:paragraph-rsid="0215091a" fo:background-color="#1f1f1f"/>
    </style:style>
    <style:style style:name="P451" style:family="paragraph" style:parent-style-name="Standard">
      <style:paragraph-properties style:line-height-at-least="0.199cm"/>
      <style:text-properties fo:color="#cccccc" loext:opacity="100%" style:font-name="Droid Sans Mono" fo:font-size="13.5pt" fo:font-weight="normal" officeooo:rsid="011482c8" officeooo:paragraph-rsid="021c96dc" fo:background-color="#1f1f1f"/>
    </style:style>
    <style:style style:name="P452" style:family="paragraph" style:parent-style-name="Standard">
      <style:paragraph-properties style:line-height-at-least="0.199cm"/>
      <style:text-properties fo:color="#cccccc" loext:opacity="100%" style:font-name="Droid Sans Mono" fo:font-size="13.5pt" fo:font-weight="normal" officeooo:rsid="011482c8" officeooo:paragraph-rsid="0215cf66" fo:background-color="#1f1f1f"/>
    </style:style>
    <style:style style:name="P453" style:family="paragraph" style:parent-style-name="Text_20_body">
      <style:paragraph-properties style:line-height-at-least="0.635cm"/>
      <style:text-properties fo:color="#cccccc" loext:opacity="100%" style:font-name="Droid Sans Mono" fo:font-size="13.5pt" fo:font-weight="normal" officeooo:rsid="011482c8" officeooo:paragraph-rsid="02193574" fo:background-color="#1f1f1f"/>
    </style:style>
    <style:style style:name="P454" style:family="paragraph" style:parent-style-name="Standard">
      <style:paragraph-properties style:line-height-at-least="0.199cm"/>
      <style:text-properties fo:color="#cccccc" loext:opacity="100%" style:font-name="Droid Sans Mono" fo:font-size="13.5pt" fo:font-weight="normal" officeooo:rsid="011482c8" officeooo:paragraph-rsid="02193574" fo:background-color="#1f1f1f"/>
    </style:style>
    <style:style style:name="P455" style:family="paragraph" style:parent-style-name="Standard">
      <style:paragraph-properties style:line-height-at-least="0.635cm"/>
      <style:text-properties fo:color="#cccccc" loext:opacity="100%" style:font-name="Droid Sans Mono" fo:font-size="13.5pt" fo:font-weight="normal" officeooo:rsid="011482c8" officeooo:paragraph-rsid="02193574" fo:background-color="#1f1f1f"/>
    </style:style>
    <style:style style:name="P456" style:family="paragraph" style:parent-style-name="Standard">
      <style:paragraph-properties style:line-height-at-least="0.199cm"/>
      <style:text-properties fo:color="#cccccc" loext:opacity="100%" style:font-name="Droid Sans Mono" fo:font-size="13.5pt" fo:font-weight="normal" officeooo:rsid="011482c8" officeooo:paragraph-rsid="021abc87" fo:background-color="#1f1f1f"/>
    </style:style>
    <style:style style:name="P457" style:family="paragraph" style:parent-style-name="Text_20_body">
      <style:paragraph-properties style:line-height-at-least="0.635cm"/>
      <style:text-properties fo:color="#cccccc" loext:opacity="100%" style:font-name="Droid Sans Mono" fo:font-size="13.5pt" fo:font-weight="normal" officeooo:rsid="011482c8" officeooo:paragraph-rsid="021a9abd" fo:background-color="#1f1f1f"/>
    </style:style>
    <style:style style:name="P458"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1eb9124" fo:background-color="#1f1f1f"/>
    </style:style>
    <style:style style:name="P459" style:family="paragraph" style:parent-style-name="Text_20_body">
      <style:paragraph-properties style:line-height-at-least="0.635cm"/>
      <style:text-properties fo:color="#cccccc" loext:opacity="100%" style:font-name="Droid Sans Mono" fo:font-size="13.5pt" fo:font-weight="normal" officeooo:rsid="011482c8" officeooo:paragraph-rsid="01eb9124" fo:background-color="#1f1f1f"/>
    </style:style>
    <style:style style:name="P460" style:family="paragraph" style:parent-style-name="Text_20_body">
      <style:paragraph-properties style:line-height-at-least="0.635cm"/>
      <style:text-properties fo:color="#cccccc" loext:opacity="100%" style:font-name="Droid Sans Mono" fo:font-size="13.5pt" fo:font-weight="normal" officeooo:rsid="011482c8" officeooo:paragraph-rsid="021ee8ee" fo:background-color="#1f1f1f"/>
    </style:style>
    <style:style style:name="P461" style:family="paragraph" style:parent-style-name="Standard">
      <style:paragraph-properties style:line-height-at-least="0.199cm"/>
      <style:text-properties fo:color="#cccccc" loext:opacity="100%" style:font-name="Droid Sans Mono" fo:font-size="13.5pt" fo:font-weight="normal" officeooo:rsid="011482c8" officeooo:paragraph-rsid="01eb9124" fo:background-color="#1f1f1f"/>
    </style:style>
    <style:style style:name="P462" style:family="paragraph" style:parent-style-name="Text_20_body">
      <style:paragraph-properties style:line-height-at-least="0.199cm"/>
      <style:text-properties fo:color="#cccccc" loext:opacity="100%" style:font-name="Droid Sans Mono" fo:font-size="13.5pt" fo:font-weight="normal" officeooo:rsid="011482c8" officeooo:paragraph-rsid="01eb9124" fo:background-color="#1f1f1f"/>
    </style:style>
    <style:style style:name="P463" style:family="paragraph" style:parent-style-name="Text_20_body">
      <style:paragraph-properties style:line-height-at-least="0.199cm">
        <style:tab-stops/>
      </style:paragraph-properties>
      <style:text-properties fo:color="#cccccc" loext:opacity="100%" style:font-name="Droid Sans Mono" fo:font-size="13.5pt" fo:font-weight="normal" officeooo:rsid="011482c8" officeooo:paragraph-rsid="01eb9124" fo:background-color="#1f1f1f"/>
    </style:style>
    <style:style style:name="P464" style:family="paragraph" style:parent-style-name="Text_20_body">
      <style:paragraph-properties style:line-height-at-least="0.199cm"/>
      <style:text-properties fo:color="#cccccc" loext:opacity="100%" style:font-name="Droid Sans Mono" fo:font-size="13.5pt" fo:font-weight="normal" officeooo:rsid="011482c8" officeooo:paragraph-rsid="01ed5631" fo:background-color="#1f1f1f"/>
    </style:style>
    <style:style style:name="P465" style:family="paragraph" style:parent-style-name="Text_20_body">
      <style:paragraph-properties style:line-height-at-least="0.199cm"/>
      <style:text-properties fo:color="#cccccc" loext:opacity="100%" style:font-name="Droid Sans Mono" fo:font-size="13.5pt" fo:font-weight="normal" officeooo:rsid="011482c8" officeooo:paragraph-rsid="01f7a2ff" fo:background-color="#1f1f1f"/>
    </style:style>
    <style:style style:name="P466" style:family="paragraph" style:parent-style-name="Text_20_body">
      <style:paragraph-properties style:line-height-at-least="0.199cm"/>
      <style:text-properties fo:color="#cccccc" loext:opacity="100%" style:font-name="Droid Sans Mono" fo:font-size="13.5pt" fo:font-weight="normal" officeooo:rsid="011482c8" officeooo:paragraph-rsid="01eeab53" fo:background-color="#1f1f1f"/>
    </style:style>
    <style:style style:name="P467" style:family="paragraph" style:parent-style-name="Text_20_body">
      <style:paragraph-properties style:line-height-at-least="0.199cm"/>
      <style:text-properties fo:color="#cccccc" loext:opacity="100%" style:font-name="Droid Sans Mono" fo:font-size="13.5pt" fo:font-weight="normal" officeooo:rsid="011482c8" officeooo:paragraph-rsid="01f06c9a" fo:background-color="#1f1f1f"/>
    </style:style>
    <style:style style:name="P468" style:family="paragraph" style:parent-style-name="Text_20_body">
      <style:paragraph-properties style:line-height-at-least="0.199cm"/>
      <style:text-properties fo:color="#cccccc" loext:opacity="100%" style:font-name="Droid Sans Mono" fo:font-size="13.5pt" fo:font-weight="normal" officeooo:rsid="011482c8" officeooo:paragraph-rsid="01f1892c" fo:background-color="#1f1f1f"/>
    </style:style>
    <style:style style:name="P469" style:family="paragraph" style:parent-style-name="Text_20_body">
      <style:paragraph-properties style:line-height-at-least="0.635cm"/>
      <style:text-properties fo:color="#cccccc" loext:opacity="100%" style:font-name="Droid Sans Mono" fo:font-size="13.5pt" fo:font-weight="normal" officeooo:rsid="011482c8" officeooo:paragraph-rsid="01f1892c" fo:background-color="#1f1f1f"/>
    </style:style>
    <style:style style:name="P470"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1f4ac00" fo:background-color="#1f1f1f"/>
    </style:style>
    <style:style style:name="P471" style:family="paragraph" style:parent-style-name="Text_20_body">
      <style:paragraph-properties style:line-height-at-least="0.199cm"/>
      <style:text-properties fo:color="#cccccc" loext:opacity="100%" style:font-name="Droid Sans Mono" fo:font-size="13.5pt" fo:font-weight="normal" officeooo:rsid="011482c8" officeooo:paragraph-rsid="01f2148b" fo:background-color="#1f1f1f"/>
    </style:style>
    <style:style style:name="P472" style:family="paragraph" style:parent-style-name="Text_20_body">
      <style:paragraph-properties style:line-height-at-least="0.635cm"/>
      <style:text-properties fo:color="#cccccc" loext:opacity="100%" style:font-name="Droid Sans Mono" fo:font-size="13.5pt" fo:font-weight="normal" officeooo:rsid="011482c8" officeooo:paragraph-rsid="01f4ac00" fo:background-color="#1f1f1f"/>
    </style:style>
    <style:style style:name="P473"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1f50920" fo:background-color="#1f1f1f"/>
    </style:style>
    <style:style style:name="P474" style:family="paragraph" style:parent-style-name="Text_20_body">
      <style:paragraph-properties style:line-height-at-least="0.635cm"/>
      <style:text-properties fo:color="#cccccc" loext:opacity="100%" style:font-name="Droid Sans Mono" fo:font-size="13.5pt" fo:font-weight="normal" officeooo:rsid="011482c8" officeooo:paragraph-rsid="01f67585" fo:background-color="#1f1f1f"/>
    </style:style>
    <style:style style:name="P475" style:family="paragraph" style:parent-style-name="Text_20_body">
      <style:paragraph-properties style:line-height-at-least="0.199cm"/>
      <style:text-properties fo:color="#cccccc" loext:opacity="100%" style:font-name="Droid Sans Mono" fo:font-size="13.5pt" fo:font-weight="normal" officeooo:rsid="011482c8" officeooo:paragraph-rsid="01f67585" fo:background-color="#1f1f1f"/>
    </style:style>
    <style:style style:name="P476" style:family="paragraph" style:parent-style-name="Text_20_body">
      <style:paragraph-properties style:line-height-at-least="0.199cm"/>
      <style:text-properties fo:color="#cccccc" loext:opacity="100%" style:font-name="Droid Sans Mono" fo:font-size="13.5pt" fo:font-weight="normal" officeooo:rsid="011482c8" officeooo:paragraph-rsid="01f99983" fo:background-color="#1f1f1f"/>
    </style:style>
    <style:style style:name="P477"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0dd90" fo:background-color="#1f1f1f"/>
    </style:style>
    <style:style style:name="P478" style:family="paragraph" style:parent-style-name="Text_20_body">
      <style:paragraph-properties style:line-height-at-least="0.635cm"/>
      <style:text-properties fo:color="#cccccc" loext:opacity="100%" style:font-name="Droid Sans Mono" fo:font-size="13.5pt" fo:font-weight="normal" officeooo:rsid="011482c8" officeooo:paragraph-rsid="0202583b" fo:background-color="#1f1f1f"/>
    </style:style>
    <style:style style:name="P479" style:family="paragraph" style:parent-style-name="Text_20_body">
      <style:paragraph-properties style:line-height-at-least="0.199cm"/>
      <style:text-properties fo:color="#cccccc" loext:opacity="100%" style:font-name="Droid Sans Mono" fo:font-size="13.5pt" fo:font-weight="normal" officeooo:rsid="011482c8" officeooo:paragraph-rsid="01fdb152" fo:background-color="#1f1f1f"/>
    </style:style>
    <style:style style:name="P480" style:family="paragraph" style:parent-style-name="Text_20_body">
      <style:paragraph-properties style:line-height-at-least="0.635cm"/>
      <style:text-properties fo:color="#cccccc" loext:opacity="100%" style:font-name="Droid Sans Mono" fo:font-size="13.5pt" fo:font-weight="normal" officeooo:rsid="011482c8" officeooo:paragraph-rsid="01fdb152" fo:background-color="#1f1f1f"/>
    </style:style>
    <style:style style:name="P481" style:family="paragraph" style:parent-style-name="Text_20_body">
      <style:paragraph-properties style:line-height-at-least="0.199cm"/>
      <style:text-properties fo:color="#cccccc" loext:opacity="100%" style:font-name="Droid Sans Mono" fo:font-size="13.5pt" fo:font-weight="normal" officeooo:rsid="011482c8" officeooo:paragraph-rsid="01ff709c" fo:background-color="#1f1f1f"/>
    </style:style>
    <style:style style:name="P482" style:family="paragraph" style:parent-style-name="Text_20_body">
      <style:paragraph-properties style:line-height-at-least="0.635cm"/>
      <style:text-properties fo:color="#cccccc" loext:opacity="100%" style:font-name="Droid Sans Mono" fo:font-size="13.5pt" fo:font-weight="normal" officeooo:rsid="011482c8" officeooo:paragraph-rsid="02044045" fo:background-color="#1f1f1f"/>
    </style:style>
    <style:style style:name="P483" style:family="paragraph" style:parent-style-name="Text_20_body">
      <style:paragraph-properties style:line-height-at-least="0.199cm"/>
      <style:text-properties fo:color="#cccccc" loext:opacity="100%" style:font-name="Droid Sans Mono" fo:font-size="13.5pt" fo:font-weight="normal" officeooo:rsid="011482c8" officeooo:paragraph-rsid="02044045" fo:background-color="#1f1f1f"/>
    </style:style>
    <style:style style:name="P484"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4d6a2" fo:background-color="#1f1f1f"/>
    </style:style>
    <style:style style:name="P485" style:family="paragraph" style:parent-style-name="Text_20_body">
      <style:paragraph-properties style:line-height-at-least="0.635cm"/>
      <style:text-properties fo:color="#cccccc" loext:opacity="100%" style:font-name="Droid Sans Mono" fo:font-size="13.5pt" fo:font-weight="normal" officeooo:rsid="011482c8" officeooo:paragraph-rsid="0204d6a2" fo:background-color="#1f1f1f"/>
    </style:style>
    <style:style style:name="P486" style:family="paragraph" style:parent-style-name="Text_20_body">
      <style:paragraph-properties style:line-height-at-least="0.199cm"/>
      <style:text-properties fo:color="#cccccc" loext:opacity="100%" style:font-name="Droid Sans Mono" fo:font-size="13.5pt" fo:font-weight="normal" officeooo:rsid="011482c8" officeooo:paragraph-rsid="0204d6a2" fo:background-color="#1f1f1f"/>
    </style:style>
    <style:style style:name="P487" style:family="paragraph" style:parent-style-name="Text_20_body">
      <style:paragraph-properties style:line-height-at-least="0.635cm"/>
      <style:text-properties fo:color="#cccccc" loext:opacity="100%" style:font-name="Droid Sans Mono" fo:font-size="13.5pt" fo:font-weight="normal" officeooo:rsid="011482c8" officeooo:paragraph-rsid="0206aa02" fo:background-color="#1f1f1f"/>
    </style:style>
    <style:style style:name="P488"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7e8fc" fo:background-color="#1f1f1f"/>
    </style:style>
    <style:style style:name="P489" style:family="paragraph" style:parent-style-name="Text_20_body">
      <style:paragraph-properties style:line-height-at-least="0.635cm"/>
      <style:text-properties fo:color="#cccccc" loext:opacity="100%" style:font-name="Droid Sans Mono" fo:font-size="13.5pt" fo:font-weight="normal" officeooo:rsid="011482c8" officeooo:paragraph-rsid="0207e8fc" fo:background-color="#1f1f1f"/>
    </style:style>
    <style:style style:name="P490" style:family="paragraph" style:parent-style-name="Text_20_body">
      <style:paragraph-properties style:line-height-at-least="0.199cm"/>
      <style:text-properties fo:color="#cccccc" loext:opacity="100%" style:font-name="Droid Sans Mono" fo:font-size="13.5pt" fo:font-weight="normal" officeooo:rsid="011482c8" officeooo:paragraph-rsid="0207e8fc" fo:background-color="#1f1f1f"/>
    </style:style>
    <style:style style:name="P491" style:family="paragraph" style:parent-style-name="Text_20_body">
      <style:paragraph-properties style:line-height-at-least="0.199cm"/>
      <style:text-properties fo:color="#cccccc" loext:opacity="100%" style:font-name="Droid Sans Mono" fo:font-size="13.5pt" fo:font-weight="normal" officeooo:rsid="011482c8" officeooo:paragraph-rsid="02096878" fo:background-color="#1f1f1f"/>
    </style:style>
    <style:style style:name="P492"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bce28" fo:background-color="#1f1f1f"/>
    </style:style>
    <style:style style:name="P493" style:family="paragraph" style:parent-style-name="Text_20_body">
      <style:paragraph-properties style:line-height-at-least="0.199cm"/>
      <style:text-properties fo:color="#cccccc" loext:opacity="100%" style:font-name="Droid Sans Mono" fo:font-size="13.5pt" fo:font-weight="normal" officeooo:rsid="011482c8" officeooo:paragraph-rsid="020bce28" fo:background-color="#1f1f1f"/>
    </style:style>
    <style:style style:name="P494" style:family="paragraph" style:parent-style-name="Standard">
      <style:paragraph-properties style:line-height-at-least="0.199cm"/>
      <style:text-properties fo:color="#cccccc" loext:opacity="100%" style:font-name="Droid Sans Mono" fo:font-size="13.5pt" fo:font-weight="normal" officeooo:rsid="011482c8" officeooo:paragraph-rsid="020bce28" fo:background-color="#1f1f1f"/>
    </style:style>
    <style:style style:name="P495"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d1d32" fo:background-color="#1f1f1f"/>
    </style:style>
    <style:style style:name="P496" style:family="paragraph" style:parent-style-name="Text_20_body">
      <style:paragraph-properties style:line-height-at-least="0.199cm"/>
      <style:text-properties fo:color="#cccccc" loext:opacity="100%" style:font-name="Droid Sans Mono" fo:font-size="13.5pt" fo:font-weight="normal" officeooo:rsid="011482c8" officeooo:paragraph-rsid="020d1d32" fo:background-color="#1f1f1f"/>
    </style:style>
    <style:style style:name="P497" style:family="paragraph" style:parent-style-name="Standard">
      <style:paragraph-properties fo:line-height="100%"/>
      <style:text-properties fo:color="#cccccc" loext:opacity="100%" style:font-name="Droid Sans Mono" fo:font-size="13.5pt" fo:font-weight="normal" officeooo:rsid="011482c8" officeooo:paragraph-rsid="020d1d32" fo:background-color="#1f1f1f"/>
    </style:style>
    <style:style style:name="P498" style:family="paragraph" style:parent-style-name="Text_20_body">
      <style:paragraph-properties fo:line-height="100%"/>
      <style:text-properties fo:color="#cccccc" loext:opacity="100%" style:font-name="Droid Sans Mono" fo:font-size="13.5pt" fo:font-weight="normal" officeooo:rsid="011482c8" officeooo:paragraph-rsid="020d1d32" fo:background-color="#1f1f1f"/>
    </style:style>
    <style:style style:name="P499"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101de2" fo:background-color="#1f1f1f"/>
    </style:style>
    <style:style style:name="P500" style:family="paragraph" style:parent-style-name="Text_20_body">
      <style:paragraph-properties style:line-height-at-least="0.199cm"/>
      <style:text-properties fo:color="#cccccc" loext:opacity="100%" style:font-name="Droid Sans Mono" fo:font-size="13.5pt" fo:font-weight="normal" officeooo:rsid="011482c8" officeooo:paragraph-rsid="02101de2" fo:background-color="#1f1f1f"/>
    </style:style>
    <style:style style:name="P501" style:family="paragraph" style:parent-style-name="Standard">
      <style:paragraph-properties style:line-height-at-least="0.199cm"/>
      <style:text-properties fo:color="#cccccc" loext:opacity="100%" style:font-name="Droid Sans Mono" fo:font-size="13.5pt" fo:font-weight="normal" officeooo:rsid="011482c8" officeooo:paragraph-rsid="02101de2" fo:background-color="#1f1f1f"/>
    </style:style>
    <style:style style:name="P502"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205528" fo:background-color="#1f1f1f"/>
    </style:style>
    <style:style style:name="P503" style:family="paragraph" style:parent-style-name="Text_20_body">
      <style:paragraph-properties style:line-height-at-least="0.199cm"/>
      <style:text-properties fo:color="#cccccc" loext:opacity="100%" style:font-name="Droid Sans Mono" fo:font-size="13.5pt" fo:font-weight="normal" officeooo:rsid="011482c8" officeooo:paragraph-rsid="02205528" fo:background-color="#1f1f1f"/>
    </style:style>
    <style:style style:name="P504" style:family="paragraph" style:parent-style-name="Standard">
      <style:paragraph-properties style:line-height-at-least="0.199cm"/>
      <style:text-properties fo:color="#cccccc" loext:opacity="100%" style:font-name="Droid Sans Mono" fo:font-size="13.5pt" fo:font-weight="normal" officeooo:rsid="011482c8" officeooo:paragraph-rsid="02205528" fo:background-color="#1f1f1f"/>
    </style:style>
    <style:style style:name="P505" style:family="paragraph" style:parent-style-name="Text_20_body">
      <style:paragraph-properties style:line-height-at-least="0.199cm"/>
      <style:text-properties fo:color="#cccccc" loext:opacity="100%" style:font-name="Droid Sans Mono" fo:font-size="13.5pt" fo:font-weight="normal" officeooo:rsid="011482c8" officeooo:paragraph-rsid="0221dcd9" fo:background-color="#1f1f1f"/>
    </style:style>
    <style:style style:name="P506" style:family="paragraph" style:parent-style-name="Text_20_body">
      <style:paragraph-properties style:line-height-at-least="0.199cm"/>
      <style:text-properties fo:color="#cccccc" loext:opacity="100%" style:font-name="Droid Sans Mono" fo:font-size="13.5pt" fo:font-weight="normal" officeooo:rsid="011482c8" officeooo:paragraph-rsid="02222d5d" fo:background-color="#1f1f1f"/>
    </style:style>
    <style:style style:name="P507"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223587" fo:background-color="#1f1f1f"/>
    </style:style>
    <style:style style:name="P508" style:family="paragraph" style:parent-style-name="Text_20_body">
      <style:paragraph-properties style:line-height-at-least="0.199cm"/>
      <style:text-properties fo:color="#cccccc" loext:opacity="100%" style:font-name="Droid Sans Mono" fo:font-size="13.5pt" fo:font-weight="normal" officeooo:rsid="011482c8" officeooo:paragraph-rsid="02223587" fo:background-color="#1f1f1f"/>
    </style:style>
    <style:style style:name="P509" style:family="paragraph" style:parent-style-name="Standard">
      <style:paragraph-properties style:line-height-at-least="0.199cm"/>
      <style:text-properties fo:color="#cccccc" loext:opacity="100%" style:font-name="Droid Sans Mono" fo:font-size="13.5pt" fo:font-weight="normal" officeooo:rsid="011482c8" officeooo:paragraph-rsid="02223587" fo:background-color="#1f1f1f"/>
    </style:style>
    <style:style style:name="P510" style:family="paragraph" style:parent-style-name="Text_20_body">
      <style:paragraph-properties style:line-height-at-least="0.199cm"/>
      <style:text-properties fo:color="#cccccc" loext:opacity="100%" style:font-name="Droid Sans Mono" fo:font-size="13.5pt" fo:font-weight="normal" officeooo:rsid="011482c8" officeooo:paragraph-rsid="02249ab1" fo:background-color="#1f1f1f"/>
    </style:style>
    <style:style style:name="P511" style:family="paragraph" style:parent-style-name="Text_20_body">
      <style:paragraph-properties style:line-height-at-least="0.199cm"/>
      <style:text-properties fo:color="#cccccc" loext:opacity="100%" style:font-name="Droid Sans Mono" fo:font-size="13.5pt" fo:font-weight="normal" officeooo:rsid="011482c8" officeooo:paragraph-rsid="02255b98" fo:background-color="#1f1f1f"/>
    </style:style>
    <style:style style:name="P512" style:family="paragraph" style:parent-style-name="Text_20_body">
      <style:paragraph-properties style:line-height-at-least="0.199cm"/>
      <style:text-properties fo:color="#cccccc" loext:opacity="100%" style:font-name="Droid Sans Mono" fo:font-size="13.5pt" fo:font-weight="normal" officeooo:rsid="011482c8" officeooo:paragraph-rsid="0225cf72" fo:background-color="#1f1f1f"/>
    </style:style>
    <style:style style:name="P513"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3046bd" fo:background-color="#1f1f1f"/>
    </style:style>
    <style:style style:name="P514" style:family="paragraph" style:parent-style-name="Text_20_body">
      <style:paragraph-properties style:line-height-at-least="0.199cm"/>
      <style:text-properties fo:color="#cccccc" loext:opacity="100%" style:font-name="Droid Sans Mono" fo:font-size="13.5pt" fo:font-weight="normal" officeooo:rsid="011482c8" officeooo:paragraph-rsid="0228387f" fo:background-color="#1f1f1f"/>
    </style:style>
    <style:style style:name="P515" style:family="paragraph" style:parent-style-name="Text_20_body">
      <style:paragraph-properties style:line-height-at-least="0.199cm"/>
      <style:text-properties fo:color="#cccccc" loext:opacity="100%" style:font-name="Droid Sans Mono" fo:font-size="13.5pt" fo:font-weight="normal" officeooo:rsid="011482c8" officeooo:paragraph-rsid="022ed100" fo:background-color="#1f1f1f"/>
    </style:style>
    <style:style style:name="P516" style:family="paragraph" style:parent-style-name="Text_20_body">
      <style:paragraph-properties style:line-height-at-least="0.199cm"/>
      <style:text-properties fo:color="#cccccc" loext:opacity="100%" style:font-name="Droid Sans Mono" fo:font-size="13.5pt" fo:font-weight="normal" officeooo:rsid="011482c8" officeooo:paragraph-rsid="022895fc" fo:background-color="#1f1f1f"/>
    </style:style>
    <style:style style:name="P517" style:family="paragraph" style:parent-style-name="Text_20_body">
      <style:paragraph-properties style:line-height-at-least="0.199cm"/>
      <style:text-properties fo:color="#cccccc" loext:opacity="100%" style:font-name="Droid Sans Mono" fo:font-size="13.5pt" fo:font-weight="normal" officeooo:rsid="011482c8" officeooo:paragraph-rsid="022b53ad" fo:background-color="#1f1f1f"/>
    </style:style>
    <style:style style:name="P518" style:family="paragraph" style:parent-style-name="Text_20_body">
      <style:paragraph-properties style:line-height-at-least="0.199cm"/>
      <style:text-properties fo:color="#cccccc" loext:opacity="100%" style:font-name="Droid Sans Mono" fo:font-size="13.5pt" fo:font-weight="normal" officeooo:rsid="011482c8" officeooo:paragraph-rsid="022d8272" fo:background-color="#1f1f1f"/>
    </style:style>
    <style:style style:name="P519" style:family="paragraph" style:parent-style-name="Text_20_body">
      <style:paragraph-properties style:line-height-at-least="0.199cm"/>
      <style:text-properties fo:color="#cccccc" loext:opacity="100%" style:font-name="Droid Sans Mono" fo:font-size="13.5pt" fo:font-weight="normal" officeooo:rsid="011482c8" officeooo:paragraph-rsid="022dcd29" fo:background-color="#1f1f1f"/>
    </style:style>
    <style:style style:name="T1" style:family="text">
      <style:text-properties style:text-underline-style="none"/>
    </style:style>
    <style:style style:name="T2" style:family="text">
      <style:text-properties style:text-underline-style="none" officeooo:rsid="0017c700"/>
    </style:style>
    <style:style style:name="T3" style:family="text">
      <style:text-properties fo:font-size="12pt" style:font-size-asian="12pt" style:font-size-complex="12pt"/>
    </style:style>
    <style:style style:name="T4" style:family="text">
      <style:text-properties fo:color="#00a933" loext:opacity="100%" style:font-name="Arial1" officeooo:rsid="0017c700"/>
    </style:style>
    <style:style style:name="T5" style:family="text">
      <style:text-properties officeooo:rsid="0017c700"/>
    </style:style>
    <style:style style:name="T6" style:family="text">
      <style:text-properties officeooo:rsid="00784bfb"/>
    </style:style>
    <style:style style:name="T7" style:family="text">
      <style:text-properties fo:color="#2a6099" loext:opacity="100%" style:font-name="Arial1" officeooo:rsid="00784bfb"/>
    </style:style>
    <style:style style:name="T8" style:family="text">
      <style:text-properties fo:color="#00a933" loext:opacity="100%" style:font-name="Arial1" officeooo:rsid="00784bfb"/>
    </style:style>
    <style:style style:name="T9" style:family="text">
      <style:text-properties officeooo:rsid="01aee32a"/>
    </style:style>
    <style:style style:name="T10" style:family="text">
      <style:text-properties fo:color="#2a6099" loext:opacity="100%"/>
    </style:style>
    <style:style style:name="T11" style:family="text">
      <style:text-properties fo:background-color="transparent" loext:char-shading-value="0"/>
    </style:style>
    <style:style style:name="T12" style:family="text">
      <style:text-properties officeooo:rsid="00196c4b" fo:background-color="transparent" loext:char-shading-value="0"/>
    </style:style>
    <style:style style:name="T13" style:family="text">
      <style:text-properties fo:color="#dddddd" loext:opacity="100%" fo:background-color="transparent" loext:char-shading-value="0"/>
    </style:style>
    <style:style style:name="T14" style:family="text">
      <style:text-properties officeooo:rsid="01ad10f4" fo:background-color="transparent" loext:char-shading-value="0"/>
    </style:style>
    <style:style style:name="T15" style:family="text">
      <style:text-properties fo:color="#2a6099" loext:opacity="100%" style:text-underline-style="none"/>
    </style:style>
    <style:style style:name="T16" style:family="text">
      <style:text-properties officeooo:rsid="001b7cb4" fo:background-color="transparent" loext:char-shading-value="0"/>
    </style:style>
    <style:style style:name="T17" style:family="text">
      <style:text-properties officeooo:rsid="001cfce7" fo:background-color="transparent" loext:char-shading-value="0"/>
    </style:style>
    <style:style style:name="T18" style:family="text">
      <style:text-properties officeooo:rsid="001d504b" fo:background-color="transparent" loext:char-shading-value="0"/>
    </style:style>
    <style:style style:name="T19" style:family="text">
      <style:text-properties fo:font-weight="bold" fo:background-color="transparent" loext:char-shading-value="0" style:font-weight-asian="bold" style:font-weight-complex="bold"/>
    </style:style>
    <style:style style:name="T20" style:family="text">
      <style:text-properties fo:font-size="14pt" fo:font-weight="bold" fo:background-color="transparent" loext:char-shading-value="0" style:font-size-asian="14pt" style:font-weight-asian="bold" style:font-size-complex="14pt" style:font-weight-complex="bold"/>
    </style:style>
    <style:style style:name="T21" style:family="text">
      <style:text-properties fo:color="#00a933" loext:opacity="100%" fo:background-color="transparent" loext:char-shading-value="0"/>
    </style:style>
    <style:style style:name="T22" style:family="text">
      <style:text-properties officeooo:rsid="0023179b" fo:background-color="transparent" loext:char-shading-value="0"/>
    </style:style>
    <style:style style:name="T23" style:family="text">
      <style:text-properties fo:color="#dddddd" loext:opacity="100%"/>
    </style:style>
    <style:style style:name="T24" style:family="text">
      <style:text-properties fo:color="#a1467e" loext:opacity="100%"/>
    </style:style>
    <style:style style:name="T25" style:family="text">
      <style:text-properties fo:color="#2a6099" loext:opacity="100%" officeooo:rsid="00c73dd3"/>
    </style:style>
    <style:style style:name="T26" style:family="text">
      <style:text-properties officeooo:rsid="00c73dd3"/>
    </style:style>
    <style:style style:name="T27" style:family="text">
      <style:text-properties officeooo:rsid="00c8d76c"/>
    </style:style>
    <style:style style:name="T28" style:family="text">
      <style:text-properties fo:font-weight="normal" style:font-weight-asian="normal" style:font-weight-complex="normal"/>
    </style:style>
    <style:style style:name="T29" style:family="text">
      <style:text-properties officeooo:rsid="00c71ccf"/>
    </style:style>
    <style:style style:name="T30" style:family="text">
      <style:text-properties officeooo:rsid="021e9ace"/>
    </style:style>
    <style:style style:name="T31" style:family="text">
      <style:text-properties fo:color="#00a933" loext:opacity="100%"/>
    </style:style>
    <style:style style:name="T32" style:family="text">
      <style:text-properties officeooo:rsid="00263d3b"/>
    </style:style>
    <style:style style:name="T33" style:family="text">
      <style:text-properties officeooo:rsid="00289574"/>
    </style:style>
    <style:style style:name="T34" style:family="text">
      <style:text-properties fo:color="#dddddd" loext:opacity="100%" officeooo:rsid="01baffd8"/>
    </style:style>
    <style:style style:name="T35" style:family="text">
      <style:text-properties officeooo:rsid="01baffd8"/>
    </style:style>
    <style:style style:name="T36" style:family="text">
      <style:text-properties officeooo:rsid="01aa9497"/>
    </style:style>
    <style:style style:name="T37" style:family="text">
      <style:text-properties fo:color="#81d41a" loext:opacity="100%" style:text-line-through-style="none" style:text-line-through-type="none" style:text-position="0% 100%" fo:font-size="12pt" fo:font-style="normal" style:text-underline-style="none" fo:font-weight="bold" fo:background-color="transparent" loext:char-shading-value="0" style:font-size-asian="12pt" style:font-style-asian="normal" style:font-weight-asian="bold" style:font-size-complex="12pt" style:font-style-complex="normal" style:font-weight-complex="bold"/>
    </style:style>
    <style:style style:name="T38" style:family="text">
      <style:text-properties officeooo:rsid="01809a84"/>
    </style:style>
    <style:style style:name="T39" style:family="text">
      <style:text-properties style:font-name="Arial" fo:font-size="10pt" style:font-size-asian="10pt" style:font-size-complex="10pt"/>
    </style:style>
    <style:style style:name="T40" style:family="text">
      <style:text-properties fo:font-size="11pt" style:font-size-asian="11pt" style:font-size-complex="11pt"/>
    </style:style>
    <style:style style:name="T41" style:family="text">
      <style:text-properties fo:color="#00a933" loext:opacity="100%" style:font-name="Arial" fo:font-size="12pt" style:font-size-asian="12pt" style:font-size-complex="12pt"/>
    </style:style>
    <style:style style:name="T42" style:family="text">
      <style:text-properties officeooo:rsid="0182955d"/>
    </style:style>
    <style:style style:name="T43" style:family="text">
      <style:text-properties officeooo:rsid="0186b305"/>
    </style:style>
    <style:style style:name="T44" style:family="text">
      <style:text-properties officeooo:rsid="01abccd8"/>
    </style:style>
    <style:style style:name="T45" style:family="text">
      <style:text-properties fo:color="#2a6099" loext:opacity="100%" officeooo:rsid="0186b305"/>
    </style:style>
    <style:style style:name="T46" style:family="text">
      <style:text-properties fo:color="#00a933" loext:opacity="100%" officeooo:rsid="0186b305"/>
    </style:style>
    <style:style style:name="T47" style:family="text">
      <style:text-properties officeooo:rsid="019b1777"/>
    </style:style>
    <style:style style:name="T48" style:family="text">
      <style:text-properties officeooo:rsid="019d05ae"/>
    </style:style>
    <style:style style:name="T49" style:family="text">
      <style:text-properties officeooo:rsid="019e63e8"/>
    </style:style>
    <style:style style:name="T50" style:family="text">
      <style:text-properties officeooo:rsid="019e6edc"/>
    </style:style>
    <style:style style:name="T51" style:family="text">
      <style:text-properties officeooo:rsid="01a06c11"/>
    </style:style>
    <style:style style:name="T52" style:family="text">
      <style:text-properties fo:color="#dddddd" loext:opacity="100%" officeooo:rsid="01b213d3"/>
    </style:style>
    <style:style style:name="T53" style:family="text">
      <style:text-properties officeooo:rsid="01b213d3"/>
    </style:style>
    <style:style style:name="T54" style:family="text">
      <style:text-properties officeooo:rsid="01a1ef74"/>
    </style:style>
    <style:style style:name="T55" style:family="text">
      <style:text-properties officeooo:rsid="01a76e17"/>
    </style:style>
    <style:style style:name="T56" style:family="text">
      <style:text-properties officeooo:rsid="01a2aada"/>
    </style:style>
    <style:style style:name="T57" style:family="text">
      <style:text-properties fo:color="#dddddd" loext:opacity="100%" fo:font-size="12pt" officeooo:rsid="01a2aada" style:font-size-asian="12pt" style:font-size-complex="12pt"/>
    </style:style>
    <style:style style:name="T58" style:family="text">
      <style:text-properties fo:color="#dddddd" loext:opacity="100%" officeooo:rsid="01a2aada"/>
    </style:style>
    <style:style style:name="T59" style:family="text">
      <style:text-properties officeooo:rsid="01a4d6d2"/>
    </style:style>
    <style:style style:name="T60" style:family="text">
      <style:text-properties officeooo:rsid="01a6bfab"/>
    </style:style>
    <style:style style:name="T61" style:family="text">
      <style:text-properties fo:color="#dddddd" loext:opacity="100%" officeooo:rsid="01a8a361"/>
    </style:style>
    <style:style style:name="T62" style:family="text">
      <style:text-properties officeooo:rsid="01a8a361"/>
    </style:style>
    <style:style style:name="T63" style:family="text">
      <style:text-properties fo:color="#dddddd" loext:opacity="100%" officeooo:rsid="01ad8b5d"/>
    </style:style>
    <style:style style:name="T64" style:family="text">
      <style:text-properties officeooo:rsid="01a8d79c"/>
    </style:style>
    <style:style style:name="T65" style:family="text">
      <style:text-properties officeooo:rsid="01b3181b"/>
    </style:style>
    <style:style style:name="T66" style:family="text">
      <style:text-properties officeooo:rsid="01ac447e"/>
    </style:style>
    <style:style style:name="T67" style:family="text">
      <style:text-properties fo:color="#dddddd" loext:opacity="100%" officeooo:rsid="01af9919"/>
    </style:style>
    <style:style style:name="T68" style:family="text">
      <style:text-properties officeooo:rsid="01af9919"/>
    </style:style>
    <style:style style:name="T69" style:family="text">
      <style:text-properties officeooo:rsid="01b10d1f"/>
    </style:style>
    <style:style style:name="T70" style:family="text">
      <style:text-properties officeooo:rsid="01b0b318"/>
    </style:style>
    <style:style style:name="T71" style:family="text">
      <style:text-properties officeooo:rsid="01b0c0c8"/>
    </style:style>
    <style:style style:name="T72" style:family="text">
      <style:text-properties fo:color="#00a933" loext:opacity="100%" fo:font-size="14pt" fo:font-weight="bold" style:font-size-asian="14pt" style:font-weight-asian="bold" style:font-size-complex="14pt" style:font-weight-complex="bold"/>
    </style:style>
    <style:style style:name="T73" style:family="text">
      <style:text-properties fo:color="#ffffff" loext:opacity="100%"/>
    </style:style>
    <style:style style:name="T74" style:family="text">
      <style:text-properties officeooo:rsid="017e550d"/>
    </style:style>
    <style:style style:name="T75" style:family="text">
      <style:text-properties officeooo:rsid="017ed4ce"/>
    </style:style>
    <style:style style:name="T76" style:family="text">
      <style:text-properties officeooo:rsid="008b1389"/>
    </style:style>
    <style:style style:name="T77" style:family="text">
      <style:text-properties officeooo:rsid="008cc985"/>
    </style:style>
    <style:style style:name="T78" style:family="text">
      <style:text-properties officeooo:rsid="00af71de"/>
    </style:style>
    <style:style style:name="T79" style:family="text">
      <style:text-properties officeooo:rsid="00c0424a"/>
    </style:style>
    <style:style style:name="T80" style:family="text">
      <style:text-properties officeooo:rsid="00c226ba"/>
    </style:style>
    <style:style style:name="T81" style:family="text">
      <style:text-properties officeooo:rsid="00ae271a"/>
    </style:style>
    <style:style style:name="T82" style:family="text">
      <style:text-properties officeooo:rsid="00b27c74"/>
    </style:style>
    <style:style style:name="T83" style:family="text">
      <style:text-properties officeooo:rsid="00be4f4b"/>
    </style:style>
    <style:style style:name="T84" style:family="text">
      <style:text-properties officeooo:rsid="017b6536"/>
    </style:style>
    <style:style style:name="T85" style:family="text">
      <style:text-properties officeooo:rsid="00b3fe1f"/>
    </style:style>
    <style:style style:name="T86" style:family="text">
      <style:text-properties officeooo:rsid="00b5a939"/>
    </style:style>
    <style:style style:name="T87" style:family="text">
      <style:text-properties officeooo:rsid="00b4d096"/>
    </style:style>
    <style:style style:name="T88" style:family="text">
      <style:text-properties officeooo:rsid="00b75249"/>
    </style:style>
    <style:style style:name="T89" style:family="text">
      <style:text-properties fo:color="#2a6099" loext:opacity="100%" officeooo:rsid="00b75249"/>
    </style:style>
    <style:style style:name="T90" style:family="text">
      <style:text-properties officeooo:rsid="01b9feb4"/>
    </style:style>
    <style:style style:name="T91" style:family="text">
      <style:text-properties officeooo:rsid="01ba8f08"/>
    </style:style>
    <style:style style:name="T92" style:family="text">
      <style:text-properties fo:color="#dddddd" loext:opacity="100%" officeooo:rsid="00b9e52d"/>
    </style:style>
    <style:style style:name="T93" style:family="text">
      <style:text-properties fo:color="#ffffff" loext:opacity="100%" officeooo:rsid="00b9e52d"/>
    </style:style>
    <style:style style:name="T94" style:family="text">
      <style:text-properties officeooo:rsid="00b90c75"/>
    </style:style>
    <style:style style:name="T95" style:family="text">
      <style:text-properties officeooo:rsid="00bbb61a"/>
    </style:style>
    <style:style style:name="T96" style:family="text">
      <style:text-properties officeooo:rsid="01b42e95"/>
    </style:style>
    <style:style style:name="T97" style:family="text">
      <style:text-properties fo:color="#dddddd" loext:opacity="100%" officeooo:rsid="01b61f0b"/>
    </style:style>
    <style:style style:name="T98" style:family="text">
      <style:text-properties officeooo:rsid="01b61f0b"/>
    </style:style>
    <style:style style:name="T99" style:family="text">
      <style:text-properties fo:color="#dddddd" loext:opacity="100%" officeooo:rsid="01b6c236"/>
    </style:style>
    <style:style style:name="T100" style:family="text">
      <style:text-properties officeooo:rsid="01b6c236"/>
    </style:style>
    <style:style style:name="T101" style:family="text">
      <style:text-properties officeooo:rsid="01b87233"/>
    </style:style>
    <style:style style:name="T102" style:family="text">
      <style:text-properties fo:font-size="14pt" fo:font-weight="bold" style:font-size-asian="14pt" style:font-weight-asian="bold" style:font-size-complex="14pt" style:font-weight-complex="bold"/>
    </style:style>
    <style:style style:name="T103" style:family="text">
      <style:text-properties fo:color="#bf0041" loext:opacity="100%"/>
    </style:style>
    <style:style style:name="T104" style:family="text">
      <style:text-properties officeooo:rsid="003e3d9e"/>
    </style:style>
    <style:style style:name="T105" style:family="text">
      <style:text-properties fo:color="#158466" loext:opacity="100%"/>
    </style:style>
    <style:style style:name="T106" style:family="text">
      <style:text-properties fo:color="#ff972f" loext:opacity="100%"/>
    </style:style>
    <style:style style:name="T107" style:family="text">
      <style:text-properties fo:color="#cccccc" loext:opacity="100%"/>
    </style:style>
    <style:style style:name="T108" style:family="text">
      <style:text-properties fo:color="#ffbf00" loext:opacity="100%"/>
    </style:style>
    <style:style style:name="T109" style:family="text">
      <style:text-properties officeooo:rsid="0193e38d"/>
    </style:style>
    <style:style style:name="T110" style:family="text">
      <style:text-properties fo:color="#00a933" loext:opacity="100%" officeooo:rsid="003e3d9e"/>
    </style:style>
    <style:style style:name="T111" style:family="text">
      <style:text-properties fo:font-size="14pt" style:text-underline-style="none" fo:font-weight="bold" style:font-size-asian="14pt" style:font-weight-asian="bold" style:font-size-complex="14pt" style:font-weight-complex="bold"/>
    </style:style>
    <style:style style:name="T112" style:family="text">
      <style:text-properties officeooo:rsid="0042b876"/>
    </style:style>
    <style:style style:name="T113" style:family="text">
      <style:text-properties officeooo:rsid="013393d0"/>
    </style:style>
    <style:style style:name="T114" style:family="text">
      <style:text-properties fo:color="#dddddd" loext:opacity="100%" officeooo:rsid="013550e3"/>
    </style:style>
    <style:style style:name="T115" style:family="text">
      <style:text-properties fo:color="#dddddd" loext:opacity="100%" officeooo:rsid="0039ea53"/>
    </style:style>
    <style:style style:name="T116" style:family="text">
      <style:text-properties fo:color="#dddddd" loext:opacity="100%" officeooo:rsid="003cbefc"/>
    </style:style>
    <style:style style:name="T117" style:family="text">
      <style:text-properties fo:color="#dddddd" loext:opacity="100%" officeooo:rsid="003d0f5b"/>
    </style:style>
    <style:style style:name="T118" style:family="text">
      <style:text-properties officeooo:rsid="003d0f5b"/>
    </style:style>
    <style:style style:name="T119" style:family="text">
      <style:text-properties fo:color="#00a933" loext:opacity="100%" officeooo:rsid="003d0f5b"/>
    </style:style>
    <style:style style:name="T120" style:family="text">
      <style:text-properties fo:color="#00a933" loext:opacity="100%" officeooo:rsid="003f1904"/>
    </style:style>
    <style:style style:name="T121" style:family="text">
      <style:text-properties style:font-name="Arial1"/>
    </style:style>
    <style:style style:name="T122" style:family="text">
      <style:text-properties fo:color="#2a6099" loext:opacity="100%" style:font-name="Arial1" fo:font-size="14pt" fo:font-weight="bold" style:font-size-asian="14pt" style:font-weight-asian="bold" style:font-size-complex="14pt" style:font-weight-complex="bold"/>
    </style:style>
    <style:style style:name="T123" style:family="text">
      <style:text-properties officeooo:rsid="0049a6d4"/>
    </style:style>
    <style:style style:name="T124" style:family="text">
      <style:text-properties fo:color="#2a6099" loext:opacity="100%" style:font-name="Arial1"/>
    </style:style>
    <style:style style:name="T125" style:family="text">
      <style:text-properties officeooo:rsid="00836577"/>
    </style:style>
    <style:style style:name="T126" style:family="text">
      <style:text-properties fo:color="#2a6099" loext:opacity="100%" style:font-name="Arial1" officeooo:rsid="00836577"/>
    </style:style>
    <style:style style:name="T127" style:family="text">
      <style:text-properties style:font-name="Arial1" fo:font-weight="bold" officeooo:rsid="00843648" style:font-weight-asian="bold" style:font-weight-complex="bold"/>
    </style:style>
    <style:style style:name="T128" style:family="text">
      <style:text-properties style:font-name="Arial1" officeooo:rsid="00843648"/>
    </style:style>
    <style:style style:name="T129" style:family="text">
      <style:text-properties officeooo:rsid="00843648"/>
    </style:style>
    <style:style style:name="T130" style:family="text">
      <style:text-properties officeooo:rsid="0084995b"/>
    </style:style>
    <style:style style:name="T131" style:family="text">
      <style:text-properties fo:color="#2a6099" loext:opacity="100%" style:font-name="Arial1" officeooo:rsid="0084995b"/>
    </style:style>
    <style:style style:name="T132" style:family="text">
      <style:text-properties style:font-name="Arial1" officeooo:rsid="0084995b"/>
    </style:style>
    <style:style style:name="T133" style:family="text">
      <style:text-properties officeooo:rsid="00857bb2"/>
    </style:style>
    <style:style style:name="T134" style:family="text">
      <style:text-properties fo:color="#2a6099" loext:opacity="100%" style:font-name="Arial1" officeooo:rsid="00857bb2"/>
    </style:style>
    <style:style style:name="T135" style:family="text">
      <style:text-properties style:font-name="Arial1" officeooo:rsid="00857bb2"/>
    </style:style>
    <style:style style:name="T136" style:family="text">
      <style:text-properties fo:color="#dddddd" loext:opacity="100%" officeooo:rsid="00513595"/>
    </style:style>
    <style:style style:name="T137" style:family="text">
      <style:text-properties officeooo:rsid="0052789f"/>
    </style:style>
    <style:style style:name="T138" style:family="text">
      <style:text-properties officeooo:rsid="005405b2"/>
    </style:style>
    <style:style style:name="T139" style:family="text">
      <style:text-properties officeooo:rsid="00541ee8"/>
    </style:style>
    <style:style style:name="T140" style:family="text">
      <style:text-properties officeooo:rsid="00526474"/>
    </style:style>
    <style:style style:name="T141" style:family="text">
      <style:text-properties fo:color="#cccccc" loext:opacity="100%" fo:font-size="14pt" fo:font-weight="bold" style:font-size-asian="14pt" style:font-weight-asian="bold" style:font-size-complex="14pt" style:font-weight-complex="bold"/>
    </style:style>
    <style:style style:name="T142" style:family="text">
      <style:text-properties fo:color="#ff7b59" loext:opacity="100%"/>
    </style:style>
    <style:style style:name="T143" style:family="text">
      <style:text-properties fo:color="#dddddd" loext:opacity="100%" officeooo:rsid="005c91a7"/>
    </style:style>
    <style:style style:name="T144" style:family="text">
      <style:text-properties fo:color="#00a933" loext:opacity="100%" officeooo:rsid="005d8a67"/>
    </style:style>
    <style:style style:name="T145" style:family="text">
      <style:text-properties fo:color="#dddddd" loext:opacity="100%" officeooo:rsid="005e52b8"/>
    </style:style>
    <style:style style:name="T146" style:family="text">
      <style:text-properties fo:color="#cccccc" loext:opacity="100%" officeooo:rsid="005e52b8"/>
    </style:style>
    <style:style style:name="T147" style:family="text">
      <style:text-properties fo:color="#00a933" loext:opacity="100%" officeooo:rsid="005e52b8"/>
    </style:style>
    <style:style style:name="T148" style:family="text">
      <style:text-properties fo:color="#dddddd" loext:opacity="100%" officeooo:rsid="00602bc2"/>
    </style:style>
    <style:style style:name="T149" style:family="text">
      <style:text-properties officeooo:rsid="00608a65"/>
    </style:style>
    <style:style style:name="T150" style:family="text">
      <style:text-properties fo:color="#2a6099" loext:opacity="100%" officeooo:rsid="00608a65"/>
    </style:style>
    <style:style style:name="T151" style:family="text">
      <style:text-properties officeooo:rsid="007347e8"/>
    </style:style>
    <style:style style:name="T152" style:family="text">
      <style:text-properties fo:color="#dddddd" loext:opacity="100%" officeooo:rsid="006b109e"/>
    </style:style>
    <style:style style:name="T153" style:family="text">
      <style:text-properties officeooo:rsid="00665a2e"/>
    </style:style>
    <style:style style:name="T154" style:family="text">
      <style:text-properties style:text-underline-style="solid" style:text-underline-width="auto" style:text-underline-color="font-color" officeooo:rsid="00665a2e"/>
    </style:style>
    <style:style style:name="T155" style:family="text">
      <style:text-properties fo:color="#cccccc" loext:opacity="100%" officeooo:rsid="006b109e"/>
    </style:style>
    <style:style style:name="T156" style:family="text">
      <style:text-properties fo:color="#2a6099" loext:opacity="100%" fo:background-color="#ffff00" loext:char-shading-value="0"/>
    </style:style>
    <style:style style:name="T157" style:family="text">
      <style:text-properties officeooo:rsid="0194f397"/>
    </style:style>
    <style:style style:name="T158" style:family="text">
      <style:text-properties officeooo:rsid="0195c09a"/>
    </style:style>
    <style:style style:name="T159" style:family="text">
      <style:text-properties officeooo:rsid="00d6916c"/>
    </style:style>
    <style:style style:name="T160" style:family="text">
      <style:text-properties fo:color="#2a6099" loext:opacity="100%" officeooo:rsid="00d6916c"/>
    </style:style>
    <style:style style:name="T161" style:family="text">
      <style:text-properties officeooo:rsid="00d765f5"/>
    </style:style>
    <style:style style:name="T162" style:family="text">
      <style:text-properties officeooo:rsid="01389f27"/>
    </style:style>
    <style:style style:name="T163" style:family="text">
      <style:text-properties officeooo:rsid="00d9d47b"/>
    </style:style>
    <style:style style:name="T164" style:family="text">
      <style:text-properties officeooo:rsid="00d01493"/>
    </style:style>
    <style:style style:name="T165" style:family="text">
      <style:text-properties officeooo:rsid="00df083f"/>
    </style:style>
    <style:style style:name="T166" style:family="text">
      <style:text-properties officeooo:rsid="00dd103f"/>
    </style:style>
    <style:style style:name="T167" style:family="text">
      <style:text-properties officeooo:rsid="00e03225" fo:background-color="#bf0041" loext:char-shading-value="0"/>
    </style:style>
    <style:style style:name="T168" style:family="text">
      <style:text-properties fo:font-weight="bold" style:font-weight-asian="bold" style:font-weight-complex="bold"/>
    </style:style>
    <style:style style:name="T169" style:family="text">
      <style:text-properties officeooo:rsid="008d53a4"/>
    </style:style>
    <style:style style:name="T170" style:family="text">
      <style:text-properties fo:color="#00a933" loext:opacity="100%" officeooo:rsid="007bc12c"/>
    </style:style>
    <style:style style:name="T171" style:family="text">
      <style:text-properties officeooo:rsid="007dbcef"/>
    </style:style>
    <style:style style:name="T172" style:family="text">
      <style:text-properties officeooo:rsid="007bc12c"/>
    </style:style>
    <style:style style:name="T173" style:family="text">
      <style:text-properties officeooo:rsid="007bd540"/>
    </style:style>
    <style:style style:name="T174" style:family="text">
      <style:text-properties officeooo:rsid="0197250f"/>
    </style:style>
    <style:style style:name="T175" style:family="text">
      <style:text-properties fo:color="#00a933" loext:opacity="100%" officeooo:rsid="007bd540"/>
    </style:style>
    <style:style style:name="T176" style:family="text">
      <style:text-properties fo:color="#2a6099" loext:opacity="100%" officeooo:rsid="007bd540"/>
    </style:style>
    <style:style style:name="T177" style:family="text">
      <style:text-properties fo:color="#2a6099" loext:opacity="100%" officeooo:rsid="008b1389"/>
    </style:style>
    <style:style style:name="T178" style:family="text">
      <style:text-properties fo:color="#00a933" loext:opacity="100%" officeooo:rsid="008b1389"/>
    </style:style>
    <style:style style:name="T179" style:family="text">
      <style:text-properties officeooo:rsid="0163e7a5"/>
    </style:style>
    <style:style style:name="T180" style:family="text">
      <style:text-properties officeooo:rsid="009089d1"/>
    </style:style>
    <style:style style:name="T181" style:family="text">
      <style:text-properties officeooo:rsid="009022f7"/>
    </style:style>
    <style:style style:name="T182" style:family="text">
      <style:text-properties fo:color="#dddddd" loext:opacity="100%" officeooo:rsid="009022f7"/>
    </style:style>
    <style:style style:name="T183" style:family="text">
      <style:text-properties officeooo:rsid="0139a5a0"/>
    </style:style>
    <style:style style:name="T184" style:family="text">
      <style:text-properties officeooo:rsid="00a79ad4"/>
    </style:style>
    <style:style style:name="T185" style:family="text">
      <style:text-properties fo:color="#dddddd" loext:opacity="100%" officeooo:rsid="017a95e7"/>
    </style:style>
    <style:style style:name="T186" style:family="text">
      <style:text-properties officeooo:rsid="00a9fb3b"/>
    </style:style>
    <style:style style:name="T187" style:family="text">
      <style:text-properties officeooo:rsid="0097318e"/>
    </style:style>
    <style:style style:name="T188" style:family="text">
      <style:text-properties officeooo:rsid="00a20bbc"/>
    </style:style>
    <style:style style:name="T189" style:family="text">
      <style:text-properties fo:color="#00a933" loext:opacity="100%" officeooo:rsid="00a20bbc"/>
    </style:style>
    <style:style style:name="T190" style:family="text">
      <style:text-properties fo:font-size="14pt" fo:font-weight="bold" officeooo:rsid="00a20bbc" style:font-size-asian="14pt" style:font-weight-asian="bold" style:font-size-complex="14pt" style:font-weight-complex="bold"/>
    </style:style>
    <style:style style:name="T191" style:family="text">
      <style:text-properties officeooo:rsid="00a4026b"/>
    </style:style>
    <style:style style:name="T192" style:family="text">
      <style:text-properties officeooo:rsid="00e59fd1"/>
    </style:style>
    <style:style style:name="T193" style:family="text">
      <style:text-properties fo:color="#00a933" loext:opacity="100%" officeooo:rsid="0198b05c"/>
    </style:style>
    <style:style style:name="T194" style:family="text">
      <style:text-properties officeooo:rsid="00eb6861"/>
    </style:style>
    <style:style style:name="T195" style:family="text">
      <style:text-properties officeooo:rsid="016022b8"/>
    </style:style>
    <style:style style:name="T196" style:family="text">
      <style:text-properties officeooo:rsid="015dc616"/>
    </style:style>
    <style:style style:name="T197" style:family="text">
      <style:text-properties fo:color="#00a933" loext:opacity="100%" officeooo:rsid="015dc616"/>
    </style:style>
    <style:style style:name="T198" style:family="text">
      <style:text-properties fo:color="#00a933" loext:opacity="100%" fo:font-size="12pt" fo:font-weight="normal" style:font-size-asian="12pt" style:font-weight-asian="normal" style:font-size-complex="12pt" style:font-weight-complex="normal"/>
    </style:style>
    <style:style style:name="T199" style:family="text">
      <style:text-properties officeooo:rsid="01616a8b"/>
    </style:style>
    <style:style style:name="T200" style:family="text">
      <style:text-properties officeooo:rsid="0161e0a8"/>
    </style:style>
    <style:style style:name="T201" style:family="text">
      <style:text-properties style:font-name="Arial" officeooo:rsid="0161e0a8" fo:background-color="#8d1d75" loext:char-shading-value="0"/>
    </style:style>
    <style:style style:name="T202" style:family="text">
      <style:text-properties style:font-name="Arial" officeooo:rsid="0165e210" fo:background-color="#8d1d75" loext:char-shading-value="0"/>
    </style:style>
    <style:style style:name="T203" style:family="text">
      <style:text-properties officeooo:rsid="017cc168"/>
    </style:style>
    <style:style style:name="T204" style:family="text">
      <style:text-properties officeooo:rsid="016605ba"/>
    </style:style>
    <style:style style:name="T205" style:family="text">
      <style:text-properties officeooo:rsid="01670831"/>
    </style:style>
    <style:style style:name="T206" style:family="text">
      <style:text-properties officeooo:rsid="01748743"/>
    </style:style>
    <style:style style:name="T207" style:family="text">
      <style:text-properties officeooo:rsid="01687bec"/>
    </style:style>
    <style:style style:name="T208" style:family="text">
      <style:text-properties fo:font-size="12pt" fo:font-weight="normal" style:font-size-asian="12pt" style:font-weight-asian="normal" style:font-size-complex="12pt" style:font-weight-complex="normal"/>
    </style:style>
    <style:style style:name="T209" style:family="text">
      <style:text-properties officeooo:rsid="016ce08c"/>
    </style:style>
    <style:style style:name="T210" style:family="text">
      <style:text-properties fo:color="#dddddd" loext:opacity="100%" officeooo:rsid="0174ff7f"/>
    </style:style>
    <style:style style:name="T211" style:family="text">
      <style:text-properties officeooo:rsid="0174ff7f"/>
    </style:style>
    <style:style style:name="T212" style:family="text">
      <style:text-properties fo:color="#dddddd" loext:opacity="100%" officeooo:rsid="01750546"/>
    </style:style>
    <style:style style:name="T213" style:family="text">
      <style:text-properties officeooo:rsid="01750546"/>
    </style:style>
    <style:style style:name="T214" style:family="text">
      <style:text-properties style:font-name="Arial" officeooo:rsid="00f9a8df" fo:background-color="#8d1d75" loext:char-shading-value="0"/>
    </style:style>
    <style:style style:name="T215" style:family="text">
      <style:text-properties style:font-name="Arial" fo:background-color="#8d1d75" loext:char-shading-value="0"/>
    </style:style>
    <style:style style:name="T216" style:family="text">
      <style:text-properties fo:color="#dddddd" loext:opacity="100%" officeooo:rsid="00f8c2d6"/>
    </style:style>
    <style:style style:name="T217" style:family="text">
      <style:text-properties fo:color="#00a933" loext:opacity="100%" style:text-underline-style="none"/>
    </style:style>
    <style:style style:name="T218" style:family="text">
      <style:text-properties officeooo:rsid="00f400da"/>
    </style:style>
    <style:style style:name="T219" style:family="text">
      <style:text-properties officeooo:rsid="0158e6a0"/>
    </style:style>
    <style:style style:name="T220" style:family="text">
      <style:text-properties fo:color="#00a933" loext:opacity="100%" style:text-underline-style="none" officeooo:rsid="01044598"/>
    </style:style>
    <style:style style:name="T221" style:family="text">
      <style:text-properties officeooo:rsid="01044598"/>
    </style:style>
    <style:style style:name="T222" style:family="text">
      <style:text-properties officeooo:rsid="0157bffe"/>
    </style:style>
    <style:style style:name="T223" style:family="text">
      <style:text-properties officeooo:rsid="01592d6d"/>
    </style:style>
    <style:style style:name="T224" style:family="text">
      <style:text-properties officeooo:rsid="015901bb"/>
    </style:style>
    <style:style style:name="T225" style:family="text">
      <style:text-properties fo:color="#00a933" loext:opacity="100%" officeooo:rsid="00ed7f1d"/>
    </style:style>
    <style:style style:name="T226" style:family="text">
      <style:text-properties fo:color="#00a933" loext:opacity="100%" style:text-underline-style="solid" style:text-underline-width="auto" style:text-underline-color="font-color"/>
    </style:style>
    <style:style style:name="T227" style:family="text">
      <style:text-properties style:text-underline-style="solid" style:text-underline-width="auto" style:text-underline-color="font-color"/>
    </style:style>
    <style:style style:name="T228" style:family="text">
      <style:text-properties officeooo:rsid="00f0078f"/>
    </style:style>
    <style:style style:name="T229" style:family="text">
      <style:text-properties fo:color="#ffffff" loext:opacity="100%" style:font-name="Arial" officeooo:rsid="011c2e15" fo:background-color="#8d1d75" loext:char-shading-value="0"/>
    </style:style>
    <style:style style:name="T230" style:family="text">
      <style:text-properties fo:color="#ffffff" loext:opacity="100%" style:font-name="Arial" officeooo:rsid="011482c8" fo:background-color="#8d1d75" loext:char-shading-value="0"/>
    </style:style>
    <style:style style:name="T231" style:family="text">
      <style:text-properties fo:color="#ffffff" loext:opacity="100%" style:font-name="Arial" officeooo:rsid="011af0df" fo:background-color="#8d1d75" loext:char-shading-value="0"/>
    </style:style>
    <style:style style:name="T232" style:family="text">
      <style:text-properties fo:color="#00a933" loext:opacity="100%" style:text-underline-style="none" officeooo:rsid="011e0af6"/>
    </style:style>
    <style:style style:name="T233" style:family="text">
      <style:text-properties fo:font-style="normal" style:text-underline-style="none" style:font-style-asian="normal" style:font-style-complex="normal"/>
    </style:style>
    <style:style style:name="T234" style:family="text">
      <style:text-properties fo:color="#00a933" loext:opacity="100%" fo:font-size="14pt" style:text-underline-style="none" officeooo:rsid="011e0af6" style:font-size-asian="14pt" style:font-size-complex="14pt"/>
    </style:style>
    <style:style style:name="T235" style:family="text">
      <style:text-properties style:text-underline-style="none" officeooo:rsid="011e0af6"/>
    </style:style>
    <style:style style:name="T236" style:family="text">
      <style:text-properties officeooo:rsid="011e0af6"/>
    </style:style>
    <style:style style:name="T237" style:family="text">
      <style:text-properties fo:color="#00a933" loext:opacity="100%" officeooo:rsid="011e0af6"/>
    </style:style>
    <style:style style:name="T238" style:family="text">
      <style:text-properties officeooo:rsid="011f0028"/>
    </style:style>
    <style:style style:name="T239" style:family="text">
      <style:text-properties officeooo:rsid="0124a180"/>
    </style:style>
    <style:style style:name="T240" style:family="text">
      <style:text-properties officeooo:rsid="01222127"/>
    </style:style>
    <style:style style:name="T241" style:family="text">
      <style:text-properties officeooo:rsid="012f1b9d"/>
    </style:style>
    <style:style style:name="T242" style:family="text">
      <style:text-properties officeooo:rsid="013a002a"/>
    </style:style>
    <style:style style:name="T243" style:family="text">
      <style:text-properties officeooo:rsid="013a772e"/>
    </style:style>
    <style:style style:name="T244" style:family="text">
      <style:text-properties fo:color="#2a6099" loext:opacity="100%" officeooo:rsid="013a772e"/>
    </style:style>
    <style:style style:name="T245" style:family="text">
      <style:text-properties officeooo:rsid="013dbf85"/>
    </style:style>
    <style:style style:name="T246" style:family="text">
      <style:text-properties officeooo:rsid="013c4173"/>
    </style:style>
    <style:style style:name="T247" style:family="text">
      <style:text-properties officeooo:rsid="0153b4ff"/>
    </style:style>
    <style:style style:name="T248" style:family="text">
      <style:text-properties officeooo:rsid="0146d56a"/>
    </style:style>
    <style:style style:name="T249" style:family="text">
      <style:text-properties officeooo:rsid="0147be84"/>
    </style:style>
    <style:style style:name="T250" style:family="text">
      <style:text-properties fo:color="#ffffff" loext:opacity="100%" style:font-name="Arial" officeooo:rsid="01108b5c" fo:background-color="#8d1d75" loext:char-shading-value="0"/>
    </style:style>
    <style:style style:name="T251" style:family="text">
      <style:text-properties fo:color="#ffffff" loext:opacity="100%" style:font-name="Arial" officeooo:rsid="0104810a" fo:background-color="#8d1d75" loext:char-shading-value="0"/>
    </style:style>
    <style:style style:name="T252" style:family="text">
      <style:text-properties fo:color="#ffffff" loext:opacity="100%" style:font-name="Arial" officeooo:rsid="00f9a8df" fo:background-color="#8d1d75" loext:char-shading-value="0"/>
    </style:style>
    <style:style style:name="T253" style:family="text">
      <style:text-properties fo:color="#ffffff" loext:opacity="100%" style:font-name="Arial" fo:background-color="#8d1d75" loext:char-shading-value="0"/>
    </style:style>
    <style:style style:name="T254" style:family="text">
      <style:text-properties fo:color="#00a933" loext:opacity="100%" officeooo:rsid="010f71e7"/>
    </style:style>
    <style:style style:name="T255" style:family="text">
      <style:text-properties officeooo:rsid="010f71e7"/>
    </style:style>
    <style:style style:name="T256" style:family="text">
      <style:text-properties officeooo:rsid="01302d65"/>
    </style:style>
    <style:style style:name="T257" style:family="text">
      <style:text-properties officeooo:rsid="0111285b"/>
    </style:style>
    <style:style style:name="T258" style:family="text">
      <style:text-properties officeooo:rsid="01128fdb"/>
    </style:style>
    <style:style style:name="T259" style:family="text">
      <style:text-properties officeooo:rsid="014ce034"/>
    </style:style>
    <style:style style:name="T260" style:family="text">
      <style:text-properties fo:color="#00a933" loext:opacity="100%" officeooo:rsid="014ce034"/>
    </style:style>
    <style:style style:name="T261" style:family="text">
      <style:text-properties officeooo:rsid="01509282"/>
    </style:style>
    <style:style style:name="T262" style:family="text">
      <style:text-properties officeooo:rsid="014b4228"/>
    </style:style>
    <style:style style:name="T263" style:family="text">
      <style:text-properties fo:color="#ffffff" loext:opacity="100%" style:font-name="Arial" officeooo:rsid="0115a84d" fo:background-color="#8d1d75" loext:char-shading-value="0"/>
    </style:style>
    <style:style style:name="T264" style:family="text">
      <style:text-properties fo:color="#00a933" loext:opacity="100%" officeooo:rsid="011c2e15"/>
    </style:style>
    <style:style style:name="T265" style:family="text">
      <style:text-properties fo:color="#00a933" loext:opacity="100%" officeooo:rsid="01190204"/>
    </style:style>
    <style:style style:name="T266" style:family="text">
      <style:text-properties officeooo:rsid="01190204"/>
    </style:style>
    <style:style style:name="T267" style:family="text">
      <style:text-properties officeooo:rsid="011c2e15"/>
    </style:style>
    <style:style style:name="T268" style:family="text">
      <style:text-properties officeooo:rsid="011af0df"/>
    </style:style>
    <style:style style:name="T269" style:family="text">
      <style:text-properties style:font-name="Arial" officeooo:rsid="01265eea" fo:background-color="#8d1d75" loext:char-shading-value="0"/>
    </style:style>
    <style:style style:name="T270" style:family="text">
      <style:text-properties style:font-name="Arial" officeooo:rsid="011482c8" fo:background-color="#8d1d75" loext:char-shading-value="0"/>
    </style:style>
    <style:style style:name="T271" style:family="text">
      <style:text-properties style:font-name="Arial" officeooo:rsid="011af0df" fo:background-color="#8d1d75" loext:char-shading-value="0"/>
    </style:style>
    <style:style style:name="T272" style:family="text">
      <style:text-properties fo:color="#00a933" loext:opacity="100%" officeooo:rsid="011af0df"/>
    </style:style>
    <style:style style:name="T273" style:family="text">
      <style:text-properties fo:color="#ffffff" loext:opacity="100%" officeooo:rsid="01be534b"/>
    </style:style>
    <style:style style:name="T274" style:family="text">
      <style:text-properties officeooo:rsid="01bcd4b6"/>
    </style:style>
    <style:style style:name="T275" style:family="text">
      <style:text-properties officeooo:rsid="01bd75b2"/>
    </style:style>
    <style:style style:name="T276" style:family="text">
      <style:text-properties fo:color="#ffffff" loext:opacity="100%" officeooo:rsid="01bd75b2"/>
    </style:style>
    <style:style style:name="T277" style:family="text">
      <style:text-properties fo:color="#ffffff" loext:opacity="100%" officeooo:rsid="01bfec6c"/>
    </style:style>
    <style:style style:name="T278" style:family="text">
      <style:text-properties officeooo:rsid="01bfec6c"/>
    </style:style>
    <style:style style:name="T279" style:family="text">
      <style:text-properties fo:color="#ffffff" loext:opacity="100%" officeooo:rsid="01c3ae7f"/>
    </style:style>
    <style:style style:name="T280" style:family="text">
      <style:text-properties officeooo:rsid="01c3ae7f"/>
    </style:style>
    <style:style style:name="T281" style:family="text">
      <style:text-properties fo:color="#dddddd" loext:opacity="100%" style:font-name="Arial" officeooo:rsid="01c2159b" fo:background-color="#8d1d75" loext:char-shading-value="0"/>
    </style:style>
    <style:style style:name="T282" style:family="text">
      <style:text-properties officeooo:rsid="01c2159b"/>
    </style:style>
    <style:style style:name="T283" style:family="text">
      <style:text-properties officeooo:rsid="01c310cf"/>
    </style:style>
    <style:style style:name="T284" style:family="text">
      <style:text-properties fo:color="#dddddd" loext:opacity="100%" style:font-name="Arial" officeooo:rsid="01c310cf" fo:background-color="#8d1d75" loext:char-shading-value="0"/>
    </style:style>
    <style:style style:name="T285" style:family="text">
      <style:text-properties fo:color="#ffffff" loext:opacity="100%" officeooo:rsid="01c310cf" fo:background-color="transparent" loext:char-shading-value="0"/>
    </style:style>
    <style:style style:name="T286" style:family="text">
      <style:text-properties fo:font-weight="normal" fo:background-color="transparent" loext:char-shading-value="0"/>
    </style:style>
    <style:style style:name="T287" style:family="text">
      <style:text-properties officeooo:rsid="01c310cf" fo:background-color="transparent" loext:char-shading-value="0"/>
    </style:style>
    <style:style style:name="T288" style:family="text">
      <style:text-properties officeooo:rsid="01c36ba9" fo:background-color="transparent" loext:char-shading-value="0"/>
    </style:style>
    <style:style style:name="T289" style:family="text">
      <style:text-properties fo:color="#ffffff" loext:opacity="100%" officeooo:rsid="01c3dd1a" fo:background-color="transparent" loext:char-shading-value="0"/>
    </style:style>
    <style:style style:name="T290" style:family="text">
      <style:text-properties fo:color="#000000" loext:opacity="100%" style:font-name="Arial" officeooo:rsid="01c3dd1a" fo:background-color="#ff8000" loext:char-shading-value="0"/>
    </style:style>
    <style:style style:name="T291" style:family="text">
      <style:text-properties officeooo:rsid="01c3dd1a" fo:background-color="transparent" loext:char-shading-value="0"/>
    </style:style>
    <style:style style:name="T292" style:family="text">
      <style:text-properties officeooo:rsid="01c578e6" fo:background-color="transparent" loext:char-shading-value="0"/>
    </style:style>
    <style:style style:name="T293" style:family="text">
      <style:text-properties fo:color="#ffffff" loext:opacity="100%" officeooo:rsid="01c578e6" fo:background-color="transparent" loext:char-shading-value="0"/>
    </style:style>
    <style:style style:name="T294" style:family="text">
      <style:text-properties officeooo:rsid="01c777c2" fo:background-color="transparent" loext:char-shading-value="0"/>
    </style:style>
    <style:style style:name="T295" style:family="text">
      <style:text-properties fo:color="#ffffff" loext:opacity="100%" officeooo:rsid="01c777c2" fo:background-color="transparent" loext:char-shading-value="0"/>
    </style:style>
    <style:style style:name="T296" style:family="text">
      <style:text-properties fo:color="#ffffff" loext:opacity="100%" officeooo:rsid="01c7d037" fo:background-color="transparent" loext:char-shading-value="0"/>
    </style:style>
    <style:style style:name="T297" style:family="text">
      <style:text-properties officeooo:rsid="01c7d037" fo:background-color="transparent" loext:char-shading-value="0"/>
    </style:style>
    <style:style style:name="T298" style:family="text">
      <style:text-properties fo:color="#000000" loext:opacity="100%" style:font-name="Arial" officeooo:rsid="01c7d037" fo:background-color="#ff8000" loext:char-shading-value="0"/>
    </style:style>
    <style:style style:name="T299" style:family="text">
      <style:text-properties fo:color="#000000" loext:opacity="100%" style:font-name="Arial" fo:font-weight="normal" officeooo:rsid="01c9726c" fo:background-color="#ff8000" loext:char-shading-value="0"/>
    </style:style>
    <style:style style:name="T300" style:family="text">
      <style:text-properties fo:color="#ffffff" loext:opacity="100%" officeooo:rsid="01c9726c" fo:background-color="transparent" loext:char-shading-value="0"/>
    </style:style>
    <style:style style:name="T301" style:family="text">
      <style:text-properties fo:color="#000000" loext:opacity="100%" style:font-name="Arial" fo:font-weight="normal" officeooo:rsid="01c7d037" fo:background-color="#ff8000" loext:char-shading-value="0"/>
    </style:style>
    <style:style style:name="T302" style:family="text">
      <style:text-properties fo:color="#ffffff" loext:opacity="100%" officeooo:rsid="01cd0b19" fo:background-color="transparent" loext:char-shading-value="0"/>
    </style:style>
    <style:style style:name="T303" style:family="text">
      <style:text-properties officeooo:rsid="01cd0b19" fo:background-color="transparent" loext:char-shading-value="0"/>
    </style:style>
    <style:style style:name="T304" style:family="text">
      <style:text-properties officeooo:rsid="01cdf482" fo:background-color="transparent" loext:char-shading-value="0"/>
    </style:style>
    <style:style style:name="T305" style:family="text">
      <style:text-properties fo:color="#000000" loext:opacity="100%" style:font-name="Arial" officeooo:rsid="01d3e9a3" fo:background-color="#ff8000" loext:char-shading-value="0"/>
    </style:style>
    <style:style style:name="T306" style:family="text">
      <style:text-properties fo:color="#000000" loext:opacity="100%" style:font-name="Arial" officeooo:rsid="01cf2a6b" fo:background-color="#ff8000" loext:char-shading-value="0"/>
    </style:style>
    <style:style style:name="T307" style:family="text">
      <style:text-properties fo:color="#ffffff" loext:opacity="100%" officeooo:rsid="01cf2a6b" fo:background-color="transparent" loext:char-shading-value="0"/>
    </style:style>
    <style:style style:name="T308" style:family="text">
      <style:text-properties officeooo:rsid="01cf2a6b" fo:background-color="transparent" loext:char-shading-value="0"/>
    </style:style>
    <style:style style:name="T309" style:family="text">
      <style:text-properties fo:color="#ffffff" loext:opacity="100%" officeooo:rsid="01d04c81" fo:background-color="transparent" loext:char-shading-value="0"/>
    </style:style>
    <style:style style:name="T310" style:family="text">
      <style:text-properties officeooo:rsid="01d04c81" fo:background-color="transparent" loext:char-shading-value="0"/>
    </style:style>
    <style:style style:name="T311" style:family="text">
      <style:text-properties officeooo:rsid="022c88e0" fo:background-color="transparent" loext:char-shading-value="0"/>
    </style:style>
    <style:style style:name="T312" style:family="text">
      <style:text-properties officeooo:rsid="01d20680" fo:background-color="transparent" loext:char-shading-value="0"/>
    </style:style>
    <style:style style:name="T313" style:family="text">
      <style:text-properties officeooo:rsid="01d0539b" fo:background-color="transparent" loext:char-shading-value="0"/>
    </style:style>
    <style:style style:name="T314" style:family="text">
      <style:text-properties fo:color="#ffffff" loext:opacity="100%" officeooo:rsid="01d0539b" fo:background-color="transparent" loext:char-shading-value="0"/>
    </style:style>
    <style:style style:name="T315" style:family="text">
      <style:text-properties officeooo:rsid="01d17742" fo:background-color="transparent" loext:char-shading-value="0"/>
    </style:style>
    <style:style style:name="T316" style:family="text">
      <style:text-properties fo:color="#ffffff" loext:opacity="100%" officeooo:rsid="01d3e9a3" fo:background-color="transparent" loext:char-shading-value="0"/>
    </style:style>
    <style:style style:name="T317" style:family="text">
      <style:text-properties officeooo:rsid="01d3e9a3" fo:background-color="transparent" loext:char-shading-value="0"/>
    </style:style>
    <style:style style:name="T318" style:family="text">
      <style:text-properties fo:color="#ffffff" loext:opacity="100%" officeooo:rsid="01d5e5f9" fo:background-color="transparent" loext:char-shading-value="0"/>
    </style:style>
    <style:style style:name="T319" style:family="text">
      <style:text-properties fo:color="#ffff00" loext:opacity="100%"/>
    </style:style>
    <style:style style:name="T320" style:family="text">
      <style:text-properties fo:color="#000000" loext:opacity="100%" style:font-name="Arial" fo:font-size="18pt" officeooo:rsid="01d92c5f" fo:background-color="#ffff00" loext:char-shading-value="0" style:font-size-asian="18pt" style:font-size-complex="18pt"/>
    </style:style>
    <style:style style:name="T321" style:family="text">
      <style:text-properties fo:color="#ffffff" loext:opacity="100%" officeooo:rsid="01d92c5f" fo:background-color="transparent" loext:char-shading-value="0"/>
    </style:style>
    <style:style style:name="T322" style:family="text">
      <style:text-properties officeooo:rsid="01d92c5f" fo:background-color="transparent" loext:char-shading-value="0"/>
    </style:style>
    <style:style style:name="T323" style:family="text">
      <style:text-properties officeooo:rsid="01dda802" fo:background-color="transparent" loext:char-shading-value="0"/>
    </style:style>
    <style:style style:name="T324" style:family="text">
      <style:text-properties fo:color="#ffffff" loext:opacity="100%" officeooo:rsid="01dc0649" fo:background-color="transparent" loext:char-shading-value="0"/>
    </style:style>
    <style:style style:name="T325" style:family="text">
      <style:text-properties fo:color="#ffffff" loext:opacity="100%" officeooo:rsid="01dda802" fo:background-color="transparent" loext:char-shading-value="0"/>
    </style:style>
    <style:style style:name="T326" style:family="text">
      <style:text-properties fo:color="#ffffff" loext:opacity="100%" officeooo:rsid="01deb8cc" fo:background-color="transparent" loext:char-shading-value="0"/>
    </style:style>
    <style:style style:name="T327" style:family="text">
      <style:text-properties fo:color="#000000" loext:opacity="100%" style:font-name="Arial" officeooo:rsid="01d92c5f" fo:background-color="#ffff00" loext:char-shading-value="0"/>
    </style:style>
    <style:style style:name="T328" style:family="text">
      <style:text-properties fo:color="#000000" loext:opacity="100%" style:font-name="Arial" officeooo:rsid="01deb8cc" fo:background-color="#ffff00" loext:char-shading-value="0"/>
    </style:style>
    <style:style style:name="T329" style:family="text">
      <style:text-properties officeooo:rsid="01deb8cc" fo:background-color="transparent" loext:char-shading-value="0"/>
    </style:style>
    <style:style style:name="T330" style:family="text">
      <style:text-properties fo:color="#ffffff" loext:opacity="100%" officeooo:rsid="01dfe3f0" fo:background-color="transparent" loext:char-shading-value="0"/>
    </style:style>
    <style:style style:name="T331" style:family="text">
      <style:text-properties officeooo:rsid="01dfe3f0" fo:background-color="transparent" loext:char-shading-value="0"/>
    </style:style>
    <style:style style:name="T332" style:family="text">
      <style:text-properties fo:color="#ffffff" loext:opacity="100%" officeooo:rsid="01e1a2bc" fo:background-color="transparent" loext:char-shading-value="0"/>
    </style:style>
    <style:style style:name="T333" style:family="text">
      <style:text-properties officeooo:rsid="01e1a2bc" fo:background-color="transparent" loext:char-shading-value="0"/>
    </style:style>
    <style:style style:name="T334" style:family="text">
      <style:text-properties fo:color="#ffffff" loext:opacity="100%" officeooo:rsid="01e23e59" fo:background-color="transparent" loext:char-shading-value="0"/>
    </style:style>
    <style:style style:name="T335" style:family="text">
      <style:text-properties officeooo:rsid="01e23e59" fo:background-color="transparent" loext:char-shading-value="0"/>
    </style:style>
    <style:style style:name="T336" style:family="text">
      <style:text-properties fo:color="#ffffff" loext:opacity="100%" officeooo:rsid="01e24e28" fo:background-color="transparent" loext:char-shading-value="0"/>
    </style:style>
    <style:style style:name="T337" style:family="text">
      <style:text-properties fo:color="#ffffff" loext:opacity="100%" officeooo:rsid="01e3f0c7" fo:background-color="transparent" loext:char-shading-value="0"/>
    </style:style>
    <style:style style:name="T338" style:family="text">
      <style:text-properties fo:color="#000000" loext:opacity="100%" style:font-name="Arial" officeooo:rsid="01e4b6bd" fo:background-color="#ffff00" loext:char-shading-value="0"/>
    </style:style>
    <style:style style:name="T339" style:family="text">
      <style:text-properties fo:color="#ffffff" loext:opacity="100%" officeooo:rsid="01e4b6bd" fo:background-color="transparent" loext:char-shading-value="0"/>
    </style:style>
    <style:style style:name="T340" style:family="text">
      <style:text-properties fo:color="#000000" loext:opacity="100%" style:font-name="Arial" officeooo:rsid="01e54b29" fo:background-color="#ffff00" loext:char-shading-value="0"/>
    </style:style>
    <style:style style:name="T341" style:family="text">
      <style:text-properties fo:color="#000000" loext:opacity="100%" style:font-name="Arial" officeooo:rsid="01e689bc" fo:background-color="#ffff00" loext:char-shading-value="0"/>
    </style:style>
    <style:style style:name="T342" style:family="text">
      <style:text-properties fo:color="#ffffff" loext:opacity="100%" officeooo:rsid="01e689bc" fo:background-color="transparent" loext:char-shading-value="0"/>
    </style:style>
    <style:style style:name="T343" style:family="text">
      <style:text-properties fo:color="#ffffff" loext:opacity="100%" officeooo:rsid="01e85bcc" fo:background-color="transparent" loext:char-shading-value="0"/>
    </style:style>
    <style:style style:name="T344" style:family="text">
      <style:text-properties officeooo:rsid="01e689bc" fo:background-color="transparent" loext:char-shading-value="0"/>
    </style:style>
    <style:style style:name="T345" style:family="text">
      <style:text-properties fo:color="#ffffff" loext:opacity="100%" officeooo:rsid="01e891fe" fo:background-color="transparent" loext:char-shading-value="0"/>
    </style:style>
    <style:style style:name="T346" style:family="text">
      <style:text-properties fo:color="#ffffff" loext:opacity="100%" officeooo:rsid="01ea3f1a" fo:background-color="transparent" loext:char-shading-value="0"/>
    </style:style>
    <style:style style:name="T347" style:family="text">
      <style:text-properties fo:color="#000000" loext:opacity="100%" style:font-name="Arial" fo:language="en" fo:country="US" officeooo:rsid="02132e4f" fo:background-color="#ffff00" loext:char-shading-value="0"/>
    </style:style>
    <style:style style:name="T348" style:family="text">
      <style:text-properties fo:color="#ffffff" loext:opacity="100%" fo:language="en" fo:country="US" officeooo:rsid="02132e4f" fo:background-color="transparent" loext:char-shading-value="0"/>
    </style:style>
    <style:style style:name="T349" style:family="text">
      <style:text-properties fo:language="en" fo:country="US" fo:background-color="transparent" loext:char-shading-value="0"/>
    </style:style>
    <style:style style:name="T350" style:family="text">
      <style:text-properties fo:language="en" fo:country="US" officeooo:rsid="02132e4f" fo:background-color="transparent" loext:char-shading-value="0"/>
    </style:style>
    <style:style style:name="T351" style:family="text">
      <style:text-properties fo:language="en" fo:country="US" officeooo:rsid="0213a17a" fo:background-color="transparent" loext:char-shading-value="0"/>
    </style:style>
    <style:style style:name="T352" style:family="text">
      <style:text-properties fo:color="#ffffff" loext:opacity="100%" fo:language="en" fo:country="US" officeooo:rsid="0213a17a" fo:background-color="transparent" loext:char-shading-value="0"/>
    </style:style>
    <style:style style:name="T353" style:family="text">
      <style:text-properties fo:language="en" fo:country="US" officeooo:rsid="02173b25" fo:background-color="transparent" loext:char-shading-value="0"/>
    </style:style>
    <style:style style:name="T354" style:family="text">
      <style:text-properties fo:color="#ffffff" loext:opacity="100%" fo:language="en" fo:country="US" officeooo:rsid="0215091a" fo:background-color="transparent" loext:char-shading-value="0"/>
    </style:style>
    <style:style style:name="T355" style:family="text">
      <style:text-properties fo:language="en" fo:country="US" officeooo:rsid="0215091a" fo:background-color="transparent" loext:char-shading-value="0"/>
    </style:style>
    <style:style style:name="T356" style:family="text">
      <style:text-properties fo:language="en" fo:country="US" officeooo:rsid="021c96dc" fo:background-color="transparent" loext:char-shading-value="0"/>
    </style:style>
    <style:style style:name="T357" style:family="text">
      <style:text-properties fo:language="en" fo:country="US" officeooo:rsid="0215cf66" fo:background-color="transparent" loext:char-shading-value="0"/>
    </style:style>
    <style:style style:name="T358" style:family="text">
      <style:text-properties fo:color="#ffffff" loext:opacity="100%" fo:language="en" fo:country="US" officeooo:rsid="02193574" fo:background-color="transparent" loext:char-shading-value="0"/>
    </style:style>
    <style:style style:name="T359" style:family="text">
      <style:text-properties fo:language="en" fo:country="US" officeooo:rsid="02193574" fo:background-color="transparent" loext:char-shading-value="0"/>
    </style:style>
    <style:style style:name="T360" style:family="text">
      <style:text-properties fo:language="en" fo:country="US" officeooo:rsid="021a9abd" fo:background-color="transparent" loext:char-shading-value="0"/>
    </style:style>
    <style:style style:name="T361" style:family="text">
      <style:text-properties fo:language="en" fo:country="US" officeooo:rsid="021abc87" fo:background-color="transparent" loext:char-shading-value="0"/>
    </style:style>
    <style:style style:name="T362" style:family="text">
      <style:text-properties fo:color="#ffffff" loext:opacity="100%" fo:language="en" fo:country="US" officeooo:rsid="021a9abd" fo:background-color="transparent" loext:char-shading-value="0"/>
    </style:style>
    <style:style style:name="T363" style:family="text">
      <style:text-properties fo:color="#000000" loext:opacity="100%" style:font-name="Arial" fo:font-size="18pt" officeooo:rsid="01eb9124" fo:background-color="#ff4000" loext:char-shading-value="0" style:font-size-asian="18pt" style:font-size-complex="18pt"/>
    </style:style>
    <style:style style:name="T364" style:family="text">
      <style:text-properties fo:color="#ffffff" loext:opacity="100%" officeooo:rsid="01eb9124" fo:background-color="transparent" loext:char-shading-value="0"/>
    </style:style>
    <style:style style:name="T365" style:family="text">
      <style:text-properties fo:color="#ffff00" loext:opacity="100%" officeooo:rsid="021ee8ee" fo:background-color="transparent" loext:char-shading-value="0"/>
    </style:style>
    <style:style style:name="T366" style:family="text">
      <style:text-properties officeooo:rsid="01eb9124" fo:background-color="transparent" loext:char-shading-value="0"/>
    </style:style>
    <style:style style:name="T367" style:family="text">
      <style:text-properties officeooo:rsid="01f378ea" fo:background-color="transparent" loext:char-shading-value="0"/>
    </style:style>
    <style:style style:name="T368" style:family="text">
      <style:text-properties officeooo:rsid="01f7a2ff" fo:background-color="transparent" loext:char-shading-value="0"/>
    </style:style>
    <style:style style:name="T369" style:family="text">
      <style:text-properties officeooo:rsid="01f06c9a" fo:background-color="transparent" loext:char-shading-value="0"/>
    </style:style>
    <style:style style:name="T370" style:family="text">
      <style:text-properties officeooo:rsid="01f45ad4" fo:background-color="transparent" loext:char-shading-value="0"/>
    </style:style>
    <style:style style:name="T371" style:family="text">
      <style:text-properties officeooo:rsid="01ed5631" fo:background-color="transparent" loext:char-shading-value="0"/>
    </style:style>
    <style:style style:name="T372" style:family="text">
      <style:text-properties officeooo:rsid="01eeab53" fo:background-color="transparent" loext:char-shading-value="0"/>
    </style:style>
    <style:style style:name="T373" style:family="text">
      <style:text-properties officeooo:rsid="01f1892c" fo:background-color="transparent" loext:char-shading-value="0"/>
    </style:style>
    <style:style style:name="T374" style:family="text">
      <style:text-properties fo:color="#ffffff" loext:opacity="100%" officeooo:rsid="01f1892c" fo:background-color="transparent" loext:char-shading-value="0"/>
    </style:style>
    <style:style style:name="T375" style:family="text">
      <style:text-properties fo:color="#000000" loext:opacity="100%" style:font-name="Arial" fo:font-size="12pt" officeooo:rsid="01f4ac00" fo:background-color="#ff4000" loext:char-shading-value="0" style:font-size-asian="10.5pt" style:font-size-complex="12pt"/>
    </style:style>
    <style:style style:name="T376" style:family="text">
      <style:text-properties officeooo:rsid="01f2148b" fo:background-color="transparent" loext:char-shading-value="0"/>
    </style:style>
    <style:style style:name="T377" style:family="text">
      <style:text-properties fo:color="#ffffff" loext:opacity="100%" officeooo:rsid="01f2148b" fo:background-color="transparent" loext:char-shading-value="0"/>
    </style:style>
    <style:style style:name="T378" style:family="text">
      <style:text-properties fo:color="#ffffff" loext:opacity="100%" officeooo:rsid="01f4ac00" fo:background-color="transparent" loext:char-shading-value="0"/>
    </style:style>
    <style:style style:name="T379" style:family="text">
      <style:text-properties fo:color="#000000" loext:opacity="100%" style:font-name="Arial" fo:font-size="12pt" officeooo:rsid="01eb9124" fo:background-color="#ff4000" loext:char-shading-value="0" style:font-size-asian="10.5pt" style:font-size-complex="12pt"/>
    </style:style>
    <style:style style:name="T380" style:family="text">
      <style:text-properties fo:color="#000000" loext:opacity="100%" style:font-name="Arial" fo:font-size="12pt" officeooo:rsid="01f50920" fo:background-color="#ff4000" loext:char-shading-value="0" style:font-size-asian="10.5pt" style:font-size-complex="12pt"/>
    </style:style>
    <style:style style:name="T381" style:family="text">
      <style:text-properties fo:color="#ffffff" loext:opacity="100%" officeooo:rsid="01f67585" fo:background-color="transparent" loext:char-shading-value="0"/>
    </style:style>
    <style:style style:name="T382" style:family="text">
      <style:text-properties officeooo:rsid="01f67585" fo:background-color="transparent" loext:char-shading-value="0"/>
    </style:style>
    <style:style style:name="T383" style:family="text">
      <style:text-properties fo:color="#ffffff" loext:opacity="100%" officeooo:rsid="01f94e40" fo:background-color="transparent" loext:char-shading-value="0"/>
    </style:style>
    <style:style style:name="T384" style:family="text">
      <style:text-properties fo:color="#ff8000" loext:opacity="100%" officeooo:rsid="01f94e40" fo:background-color="transparent" loext:char-shading-value="0"/>
    </style:style>
    <style:style style:name="T385" style:family="text">
      <style:text-properties fo:color="#ff8000" loext:opacity="100%" officeooo:rsid="01fa894b" fo:background-color="transparent" loext:char-shading-value="0"/>
    </style:style>
    <style:style style:name="T386" style:family="text">
      <style:text-properties fo:color="#ff8000" loext:opacity="100%" officeooo:rsid="01f99983" fo:background-color="transparent" loext:char-shading-value="0"/>
    </style:style>
    <style:style style:name="T387" style:family="text">
      <style:text-properties fo:color="#000000" loext:opacity="100%" style:font-name="Arial" fo:font-size="12pt" officeooo:rsid="0200dd90" fo:background-color="#ff4000" loext:char-shading-value="0" style:font-size-asian="10.5pt" style:font-size-complex="12pt"/>
    </style:style>
    <style:style style:name="T388" style:family="text">
      <style:text-properties fo:color="#ffffff" loext:opacity="100%" officeooo:rsid="0202583b" fo:background-color="transparent" loext:char-shading-value="0"/>
    </style:style>
    <style:style style:name="T389" style:family="text">
      <style:text-properties officeooo:rsid="0202583b" fo:background-color="transparent" loext:char-shading-value="0"/>
    </style:style>
    <style:style style:name="T390" style:family="text">
      <style:text-properties officeooo:rsid="01fdb152" fo:background-color="transparent" loext:char-shading-value="0"/>
    </style:style>
    <style:style style:name="T391" style:family="text">
      <style:text-properties officeooo:rsid="01ff709c" fo:background-color="transparent" loext:char-shading-value="0"/>
    </style:style>
    <style:style style:name="T392" style:family="text">
      <style:text-properties fo:color="#ffffff" loext:opacity="100%" officeooo:rsid="01fdb152" fo:background-color="transparent" loext:char-shading-value="0"/>
    </style:style>
    <style:style style:name="T393" style:family="text">
      <style:text-properties fo:color="#ffffff" loext:opacity="100%" officeooo:rsid="02044045" fo:background-color="transparent" loext:char-shading-value="0"/>
    </style:style>
    <style:style style:name="T394" style:family="text">
      <style:text-properties officeooo:rsid="02044045" fo:background-color="transparent" loext:char-shading-value="0"/>
    </style:style>
    <style:style style:name="T395" style:family="text">
      <style:text-properties fo:color="#000000" loext:opacity="100%" style:font-name="Arial" fo:font-size="12pt" officeooo:rsid="0204d6a2" fo:background-color="#ff4000" loext:char-shading-value="0" style:font-size-asian="10.5pt" style:font-size-complex="12pt"/>
    </style:style>
    <style:style style:name="T396" style:family="text">
      <style:text-properties fo:color="#ffffff" loext:opacity="100%" officeooo:rsid="0204d6a2" fo:background-color="transparent" loext:char-shading-value="0"/>
    </style:style>
    <style:style style:name="T397" style:family="text">
      <style:text-properties officeooo:rsid="0204d6a2" fo:background-color="transparent" loext:char-shading-value="0"/>
    </style:style>
    <style:style style:name="T398" style:family="text">
      <style:text-properties fo:language="en" fo:country="US" officeooo:rsid="0204d6a2" fo:background-color="transparent" loext:char-shading-value="0"/>
    </style:style>
    <style:style style:name="T399" style:family="text">
      <style:text-properties fo:color="#ffffff" loext:opacity="100%" fo:language="en" fo:country="US" officeooo:rsid="0204d6a2" fo:background-color="transparent" loext:char-shading-value="0"/>
    </style:style>
    <style:style style:name="T400" style:family="text">
      <style:text-properties fo:color="#ffffff" loext:opacity="100%" fo:language="en" fo:country="US" officeooo:rsid="0206aa02" fo:background-color="transparent" loext:char-shading-value="0"/>
    </style:style>
    <style:style style:name="T401" style:family="text">
      <style:text-properties fo:language="en" fo:country="US" officeooo:rsid="0206aa02" fo:background-color="transparent" loext:char-shading-value="0"/>
    </style:style>
    <style:style style:name="T402" style:family="text">
      <style:text-properties fo:color="#000000" loext:opacity="100%" style:font-name="Arial" fo:font-size="12pt" fo:language="en" fo:country="US" officeooo:rsid="01eb9124" fo:background-color="#ff4000" loext:char-shading-value="0" style:font-size-asian="10.5pt" style:font-size-complex="12pt"/>
    </style:style>
    <style:style style:name="T403" style:family="text">
      <style:text-properties fo:color="#000000" loext:opacity="100%" style:font-name="Arial" fo:font-size="12pt" fo:language="en" fo:country="US" officeooo:rsid="0207e8fc" fo:background-color="#ff4000" loext:char-shading-value="0" style:font-size-asian="10.5pt" style:font-size-complex="12pt"/>
    </style:style>
    <style:style style:name="T404" style:family="text">
      <style:text-properties fo:color="#000000" loext:opacity="100%" style:font-name="Arial" fo:font-size="12pt" fo:language="en" fo:country="US" officeooo:rsid="02096e04" fo:background-color="#ff4000" loext:char-shading-value="0" style:font-size-asian="10.5pt" style:font-size-complex="12pt"/>
    </style:style>
    <style:style style:name="T405" style:family="text">
      <style:text-properties fo:color="#ffffff" loext:opacity="100%" fo:language="en" fo:country="US" officeooo:rsid="0207e8fc" fo:background-color="transparent" loext:char-shading-value="0"/>
    </style:style>
    <style:style style:name="T406" style:family="text">
      <style:text-properties fo:language="en" fo:country="US" officeooo:rsid="0207e8fc" fo:background-color="transparent" loext:char-shading-value="0"/>
    </style:style>
    <style:style style:name="T407" style:family="text">
      <style:text-properties fo:language="en" fo:country="US" officeooo:rsid="01f1892c" fo:background-color="transparent" loext:char-shading-value="0"/>
    </style:style>
    <style:style style:name="T408" style:family="text">
      <style:text-properties fo:language="en" fo:country="US" officeooo:rsid="020ab087" fo:background-color="transparent" loext:char-shading-value="0"/>
    </style:style>
    <style:style style:name="T409" style:family="text">
      <style:text-properties fo:language="en" fo:country="US" officeooo:rsid="02096e04" fo:background-color="transparent" loext:char-shading-value="0"/>
    </style:style>
    <style:style style:name="T410" style:family="text">
      <style:text-properties fo:color="#ffffff" loext:opacity="100%" fo:language="en" fo:country="US" officeooo:rsid="02096878" fo:background-color="transparent" loext:char-shading-value="0"/>
    </style:style>
    <style:style style:name="T411" style:family="text">
      <style:text-properties fo:language="en" fo:country="US" officeooo:rsid="02096878" fo:background-color="transparent" loext:char-shading-value="0"/>
    </style:style>
    <style:style style:name="T412" style:family="text">
      <style:text-properties fo:color="#ffffff" loext:opacity="100%" fo:language="en" fo:country="US" officeooo:rsid="020ab087" fo:background-color="transparent" loext:char-shading-value="0"/>
    </style:style>
    <style:style style:name="T413" style:family="text">
      <style:text-properties fo:color="#000000" loext:opacity="100%" style:font-name="Arial" fo:font-size="12pt" fo:language="en" fo:country="US" officeooo:rsid="020bce28" fo:background-color="#ff4000" loext:char-shading-value="0" style:font-size-asian="10.5pt" style:font-size-complex="12pt"/>
    </style:style>
    <style:style style:name="T414" style:family="text">
      <style:text-properties fo:color="#ffffff" loext:opacity="100%" fo:language="en" fo:country="US" officeooo:rsid="020bce28" fo:background-color="transparent" loext:char-shading-value="0"/>
    </style:style>
    <style:style style:name="T415" style:family="text">
      <style:text-properties fo:language="en" fo:country="US" officeooo:rsid="020bce28" fo:background-color="transparent" loext:char-shading-value="0"/>
    </style:style>
    <style:style style:name="T416" style:family="text">
      <style:text-properties fo:color="#000000" loext:opacity="100%" style:font-name="Arial" fo:font-size="12pt" fo:language="en" fo:country="US" officeooo:rsid="020d1d32" fo:background-color="#ff4000" loext:char-shading-value="0" style:font-size-asian="10.5pt" style:font-size-complex="12pt"/>
    </style:style>
    <style:style style:name="T417" style:family="text">
      <style:text-properties fo:color="#ffffff" loext:opacity="100%" fo:language="en" fo:country="US" officeooo:rsid="020d1d32" fo:background-color="transparent" loext:char-shading-value="0"/>
    </style:style>
    <style:style style:name="T418" style:family="text">
      <style:text-properties fo:language="en" fo:country="US" officeooo:rsid="020d1d32" fo:background-color="transparent" loext:char-shading-value="0"/>
    </style:style>
    <style:style style:name="T419" style:family="text">
      <style:text-properties fo:language="en" fo:country="US" officeooo:rsid="020f4913" fo:background-color="transparent" loext:char-shading-value="0"/>
    </style:style>
    <style:style style:name="T420" style:family="text">
      <style:text-properties fo:language="en" fo:country="US" officeooo:rsid="020e6359" fo:background-color="transparent" loext:char-shading-value="0"/>
    </style:style>
    <style:style style:name="T421" style:family="text">
      <style:text-properties fo:color="#000000" loext:opacity="100%" style:font-name="Arial" fo:font-size="12pt" fo:language="es" fo:country="ES" officeooo:rsid="02101de2" fo:background-color="#ff4000" loext:char-shading-value="0" style:font-size-asian="10.5pt" style:font-size-complex="12pt"/>
    </style:style>
    <style:style style:name="T422" style:family="text">
      <style:text-properties fo:color="#000000" loext:opacity="100%" style:font-name="Arial" fo:font-size="12pt" fo:language="es" fo:country="ES" officeooo:rsid="021e1c9d" fo:background-color="#ff4000" loext:char-shading-value="0" style:font-size-asian="10.5pt" style:font-size-complex="12pt"/>
    </style:style>
    <style:style style:name="T423" style:family="text">
      <style:text-properties fo:color="#ffffff" loext:opacity="100%" fo:language="es" fo:country="ES" officeooo:rsid="02101de2" fo:background-color="transparent" loext:char-shading-value="0"/>
    </style:style>
    <style:style style:name="T424" style:family="text">
      <style:text-properties fo:language="en" fo:country="US" officeooo:rsid="02101de2" fo:background-color="transparent" loext:char-shading-value="0"/>
    </style:style>
    <style:style style:name="T425" style:family="text">
      <style:text-properties fo:color="#ffffff" loext:opacity="100%" fo:language="en" fo:country="US" officeooo:rsid="02101de2" fo:background-color="transparent" loext:char-shading-value="0"/>
    </style:style>
    <style:style style:name="T426" style:family="text">
      <style:text-properties fo:color="#000000" loext:opacity="100%" style:font-name="Arial" fo:font-size="12pt" fo:language="en" fo:country="US" officeooo:rsid="02205528" fo:background-color="#ff4000" loext:char-shading-value="0" style:font-size-asian="10.5pt" style:font-size-complex="12pt"/>
    </style:style>
    <style:style style:name="T427" style:family="text">
      <style:text-properties fo:color="#ffffff" loext:opacity="100%" fo:language="en" fo:country="US" officeooo:rsid="02205528" fo:background-color="transparent" loext:char-shading-value="0"/>
    </style:style>
    <style:style style:name="T428" style:family="text">
      <style:text-properties fo:language="en" fo:country="US" officeooo:rsid="02205528" fo:background-color="transparent" loext:char-shading-value="0"/>
    </style:style>
    <style:style style:name="T429" style:family="text">
      <style:text-properties fo:language="en" fo:country="US" officeooo:rsid="0221dcd9" fo:background-color="transparent" loext:char-shading-value="0"/>
    </style:style>
    <style:style style:name="T430" style:family="text">
      <style:text-properties fo:color="#ffffff" loext:opacity="100%" fo:language="en" fo:country="US" officeooo:rsid="0221dcd9" fo:background-color="transparent" loext:char-shading-value="0"/>
    </style:style>
    <style:style style:name="T431" style:family="text">
      <style:text-properties fo:color="#ffffff" loext:opacity="100%" fo:language="en" fo:country="US" officeooo:rsid="02222d5d" fo:background-color="transparent" loext:char-shading-value="0"/>
    </style:style>
    <style:style style:name="T432" style:family="text">
      <style:text-properties fo:language="en" fo:country="US" officeooo:rsid="02222d5d" fo:background-color="transparent" loext:char-shading-value="0"/>
    </style:style>
    <style:style style:name="T433" style:family="text">
      <style:text-properties fo:color="#000000" loext:opacity="100%" style:font-name="Arial" fo:font-size="12pt" fo:language="en" fo:country="US" officeooo:rsid="02223587" fo:background-color="#ff4000" loext:char-shading-value="0" style:font-size-asian="10.5pt" style:font-size-complex="12pt"/>
    </style:style>
    <style:style style:name="T434" style:family="text">
      <style:text-properties fo:color="#ffffff" loext:opacity="100%" fo:language="en" fo:country="US" officeooo:rsid="02223587" fo:background-color="transparent" loext:char-shading-value="0"/>
    </style:style>
    <style:style style:name="T435" style:family="text">
      <style:text-properties fo:language="en" fo:country="US" officeooo:rsid="02223587" fo:background-color="transparent" loext:char-shading-value="0"/>
    </style:style>
    <style:style style:name="T436" style:family="text">
      <style:text-properties fo:language="en" fo:country="US" officeooo:rsid="02249ab1" fo:background-color="transparent" loext:char-shading-value="0"/>
    </style:style>
    <style:style style:name="T437" style:family="text">
      <style:text-properties fo:color="#ffffff" loext:opacity="100%" fo:language="en" fo:country="US" officeooo:rsid="0223ff76" fo:background-color="transparent" loext:char-shading-value="0"/>
    </style:style>
    <style:style style:name="T438" style:family="text">
      <style:text-properties fo:color="#ffff00" loext:opacity="100%" fo:language="en" fo:country="US" officeooo:rsid="0223ff76" fo:background-color="transparent" loext:char-shading-value="0"/>
    </style:style>
    <style:style style:name="T439" style:family="text">
      <style:text-properties fo:color="#ffffff" loext:opacity="100%" fo:language="en" fo:country="US" officeooo:rsid="02249ab1" fo:background-color="transparent" loext:char-shading-value="0"/>
    </style:style>
    <style:style style:name="T440" style:family="text">
      <style:text-properties fo:color="#ffff00" loext:opacity="100%" fo:language="en" fo:country="US" officeooo:rsid="02249ab1" fo:background-color="transparent" loext:char-shading-value="0"/>
    </style:style>
    <style:style style:name="T441" style:family="text">
      <style:text-properties fo:color="#ffff00" loext:opacity="100%" fo:language="en" fo:country="US" officeooo:rsid="02255b98" fo:background-color="transparent" loext:char-shading-value="0"/>
    </style:style>
    <style:style style:name="T442" style:family="text">
      <style:text-properties fo:language="en" fo:country="US" officeooo:rsid="02255b98" fo:background-color="transparent" loext:char-shading-value="0"/>
    </style:style>
    <style:style style:name="T443" style:family="text">
      <style:text-properties fo:color="#ffffff" loext:opacity="100%" fo:language="en" fo:country="US" officeooo:rsid="0225cf72" fo:background-color="transparent" loext:char-shading-value="0"/>
    </style:style>
    <style:style style:name="T444" style:family="text">
      <style:text-properties fo:color="#000000" loext:opacity="100%" style:font-name="Arial" fo:font-size="12pt" fo:language="en" fo:country="US" officeooo:rsid="023046bd" fo:background-color="#ff4000" loext:char-shading-value="0" style:font-size-asian="10.5pt" style:font-size-complex="12pt"/>
    </style:style>
    <style:style style:name="T445" style:family="text">
      <style:text-properties fo:color="#ffff00" loext:opacity="100%" fo:language="en" fo:country="US" officeooo:rsid="0225cf72" fo:background-color="transparent" loext:char-shading-value="0"/>
    </style:style>
    <style:style style:name="T446" style:family="text">
      <style:text-properties fo:color="#ffffff" loext:opacity="100%" fo:language="en" fo:country="US" officeooo:rsid="02264853" fo:background-color="transparent" loext:char-shading-value="0"/>
    </style:style>
    <style:style style:name="T447" style:family="text">
      <style:text-properties fo:color="#ffffff" loext:opacity="100%" fo:language="en" fo:country="US" officeooo:rsid="022dcd29" fo:background-color="transparent" loext:char-shading-value="0"/>
    </style:style>
    <style:style style:name="T448" style:family="text">
      <style:text-properties fo:color="#ffffff" loext:opacity="100%" fo:language="en" fo:country="US" officeooo:rsid="02269a1f" fo:background-color="transparent" loext:char-shading-value="0"/>
    </style:style>
    <style:style style:name="T449" style:family="text">
      <style:text-properties fo:color="#ffffff" loext:opacity="100%" fo:language="en" fo:country="US" officeooo:rsid="0228387f" fo:background-color="transparent" loext:char-shading-value="0"/>
    </style:style>
    <style:style style:name="T450" style:family="text">
      <style:text-properties fo:language="en" fo:country="US" officeooo:rsid="0228387f" fo:background-color="transparent" loext:char-shading-value="0"/>
    </style:style>
    <style:style style:name="T451" style:family="text">
      <style:text-properties fo:language="en" fo:country="US" officeooo:rsid="022ed100" fo:background-color="transparent" loext:char-shading-value="0"/>
    </style:style>
    <style:style style:name="T452" style:family="text">
      <style:text-properties fo:language="en" fo:country="US" officeooo:rsid="0229f7e9" fo:background-color="transparent" loext:char-shading-value="0"/>
    </style:style>
    <style:style style:name="T453" style:family="text">
      <style:text-properties fo:language="en" fo:country="US" officeooo:rsid="022895fc" fo:background-color="transparent" loext:char-shading-value="0"/>
    </style:style>
    <style:style style:name="T454" style:family="text">
      <style:text-properties fo:color="#ffffff" loext:opacity="100%" fo:language="en" fo:country="US" officeooo:rsid="022b53ad" fo:background-color="transparent" loext:char-shading-value="0"/>
    </style:style>
    <style:style style:name="T455" style:family="text">
      <style:text-properties fo:language="en" fo:country="US" officeooo:rsid="022b53ad" fo:background-color="transparent" loext:char-shading-value="0"/>
    </style:style>
    <style:style style:name="T456" style:family="text">
      <style:text-properties fo:color="#ffffff" loext:opacity="100%" fo:language="en" fo:country="US" officeooo:rsid="022d8272" fo:background-color="transparent" loext:char-shading-value="0"/>
    </style:style>
    <style:style style:name="T457" style:family="text">
      <style:text-properties fo:language="en" fo:country="US" officeooo:rsid="022d8272" fo:background-color="transparent" loext:char-shading-value="0"/>
    </style:style>
    <style:style style:name="T458" style:family="text">
      <style:text-properties fo:language="en" fo:country="US" officeooo:rsid="022dcd29"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UNTES DE C++</text:p>
      <text:p text:style-name="P2"><text:a xlink:type="simple" xlink:href="https://en.cppreference.com/w/cpp/compiler_support" text:style-name="Internet_20_link" text:visited-style-name="Visited_20_Internet_20_Link"><text:span text:style-name="Internet_20_link">https://en.cppreference.com/w/cpp/compiler_support</text:span></text:a></text:p>
      <text:p text:style-name="P2"><text:a xlink:type="simple" xlink:href="https://winlibs.com/" text:style-name="Internet_20_link" text:visited-style-name="Visited_20_Internet_20_Link"><text:span text:style-name="Internet_20_link">https://winlibs.com/</text:span></text:a></text:p>
      <text:p text:style-name="P2"><text:a xlink:type="simple" xlink:href="https://en.cppreference.com/w/" text:style-name="Internet_20_link" text:visited-style-name="Visited_20_Internet_20_Link"><text:span text:style-name="Internet_20_link">https://en.cppreference.com/w/</text:span></text:a></text:p>
      <text:p text:style-name="P2"/>
      <text:h text:style-name="Heading_20_3" text:outline-level="3"><text:span text:style-name="T1">DECLARACI</text:span><text:span text:style-name="T2">Ó</text:span><text:span text:style-name="T1">N DE VARIABLES</text:span></text:h>
      <text:p text:style-name="P3"><text:span text:style-name="_3c_C_3e_"><text:span text:style-name="T3">int a = 5;</text:span></text:span></text:p>
      <text:p text:style-name="P3"><text:span text:style-name="_3c_C_3e_">int a</text:span><text:span text:style-name="_3c_C_2b__2b__3e_">{}</text:span><text:span text:style-name="_3c_C_3e_">;</text:span> <text:span text:style-name="_2f__2f_C">// a lo inicializa a cero</text:span></text:p>
      <text:p text:style-name="P4"><text:span text:style-name="_3c_C_3e_">int a {5};</text:span><text:span text:style-name="T4"> </text:span><text:span text:style-name="_2f__2f_C"><text:span text:style-name="T5">// lo inicializa a 5. </text:span></text:span><text:span text:style-name="_2f__2f_C"><text:span text:style-name="T6">es mejor llaves por que</text:span></text:span><text:span text:style-name="T7"> </text:span><text:span text:style-name="T8">int a {2.4};</text:span><text:span text:style-name="T7"> </text:span><text:span text:style-name="_2f__2f_C"><text:span text:style-name="T6">no dejaría. </text:span></text:span><text:span text:style-name="_2f__2f_C"><text:span text:style-name="T9">Solo sería válido con:<text:line-break/><text:tab/></text:span></text:span><text:span text:style-name="_3c_C_3e_">int a {</text:span><text:span text:style-name="_3c_C_2b__2b__3e_">static_cast&lt;int&gt;</text:span><text:span text:style-name="_3c_C_3e_">(2.4)} </text:span></text:p>
      <text:p text:style-name="P5"><text:span text:style-name="_3c_C_3e_">int array[5] = {0}</text:span><text:span text:style-name="T10"> </text:span><text:span text:style-name="_2f__2f_C">//lo inicializa a cero todos los elementos del array.</text:span></text:p>
      <text:p text:style-name="P3">int a (5); <text:span text:style-name="_2f__2f_C"><text:span text:style-name="T11">//asignación por función pero no es una funci</text:span></text:span><text:span text:style-name="_2f__2f_C"><text:span text:style-name="T12">ó</text:span></text:span><text:span text:style-name="_2f__2f_C"><text:span text:style-name="T11">n y lo inicializa a 5.</text:span></text:span></text:p>
      <text:p text:style-name="P6">-----------------</text:p>
      <text:p text:style-name="P7"><text:span text:style-name="T11">int a = 2.5 </text:span><text:span text:style-name="_2f__2f_C"><text:span text:style-name="T11">//seria truncado a 2.</text:span></text:span></text:p>
      <text:p text:style-name="P7"><text:span text:style-name="T11">int a {2.5} </text:span><text:span text:style-name="_2f__2f_C"><text:span text:style-name="T11">//daría error por lo que siempre es más seguro.</text:span></text:span></text:p>
      <text:p text:style-name="P7"><text:span text:style-name="_2f__2f_C"><text:span text:style-name="T13">--------------------</text:span></text:span></text:p>
      <text:p text:style-name="P8"><text:span text:style-name="_3c_C_3e_"><text:span text:style-name="T14">int a = 2</text:span></text:span><text:span text:style-name="_3c_C_2b__2b__3e_"><text:span text:style-name="T11">’</text:span></text:span><text:span text:style-name="_3c_C_3e_"><text:span text:style-name="T14">000</text:span></text:span><text:span text:style-name="_3c_C_2b__2b__3e_"><text:span text:style-name="T11">’</text:span></text:span><text:span text:style-name="_3c_C_3e_"><text:span text:style-name="T14">000; </text:span></text:span><text:span text:style-name="_2f__2f_C"><text:span text:style-name="T14">//esto es valido en C++11 y se usa para separar y hacer más facil lectura 2 millones.</text:span></text:span></text:p>
      <text:h text:style-name="P9" text:outline-level="3"/>
      <text:h text:style-name="P9" text:outline-level="3">PRECISIÓN DE VARIABLES REALES</text:h>
      <text:p text:style-name="P7"><text:span text:style-name="T1">float a = 1.123456789</text:span><text:span text:style-name="_3c_C_2b__2b__3e_"><text:span text:style-name="T1">f</text:span></text:span><text:span text:style-name="T1">;</text:span><text:span text:style-name="T15"> </text:span><text:span text:style-name="_2f__2f_C"><text:span text:style-name="T1">//daría en print = 1.234568 redondeando al 7º digito de precisión</text:span></text:span></text:p>
      <text:p text:style-name="P10">double a = 1.12345678901234567; <text:span text:style-name="_2f__2f_C">//en print = 1,234567890</text:span><text:span text:style-name="_2f__2f_C"><text:span text:style-name="T11">123457 (15 digitos precisión</text:span></text:span></text:p>
      <text:p text:style-name="P7"><text:span text:style-name="T11">long </text:span><text:span text:style-name="T16">double a = 1.23456789….890</text:span><text:span text:style-name="_3c_C_2b__2b__3e_"><text:span text:style-name="T11">L</text:span></text:span><text:span text:style-name="T16"> ; </text:span><text:span text:style-name="_2f__2f_C"><text:span text:style-name="T16">//15-16 de precisión pero más compatible portable.</text:span></text:span></text:p>
      <text:p text:style-name="P11">------------------</text:p>
      <text:p text:style-name="Text_20_body"><text:span text:style-name="T11">Los tres si se imprimen darían </text:span><text:span text:style-name="T17">6</text:span><text:span text:style-name="T11"> de precisión por </text:span><text:span text:style-name="T17">que es la precis</text:span><text:span text:style-name="T18">i</text:span><text:span text:style-name="T17">ón predefinida de std::out, por </text:span><text:span text:style-name="T11">lo que para que imprimiera todo habría que poner: </text:span></text:p>
      <text:p text:style-name="P12"><text:span text:style-name="T11">std::cout « </text:span><text:span text:style-name="_3c_C_2b__2b__3e_"><text:span text:style-name="T11">std::setprecision(20)</text:span></text:span><text:span text:style-name="_3c_C_3e_"><text:span text:style-name="T19">;</text:span></text:span><text:span text:style-name="T20"> </text:span><text:span text:style-name="_2f__2f_C"><text:span text:style-name="T11">//control de la precisión a partir de esta linea.</text:span></text:span></text:p>
      <text:h text:style-name="P13" text:outline-level="3"/>
      <text:h text:style-name="P13" text:outline-level="3">CARACTERES</text:h>
      <text:p text:style-name="P14"><text:span text:style-name="T21">char a { ‘ a’ };</text:span><text:span text:style-name="T11"> </text:span><text:span text:style-name="_2f__2f_C"><text:span text:style-name="T11">//asigna a como character de la variable a.</text:span></text:span></text:p>
      <text:p text:style-name="P15">-------------------------</text:p>
      <text:p text:style-name="P16"><text:span text:style-name="_3c_C_3e_">char a = 65;</text:span></text:p>
      <text:p text:style-name="P17"><text:soft-page-break/><text:span text:style-name="T11">std::cout « a; </text:span><text:span text:style-name="_2f__2f_C"><text:span text:style-name="T11">//imprime A y no 65</text:span></text:span></text:p>
      <text:p text:style-name="P18"><text:span text:style-name="T21">std::cout « </text:span><text:span text:style-name="_3c_C_2b__2b__3e_"><text:span text:style-name="T11">static_cast&lt;int&gt;(a)</text:span></text:span><text:span text:style-name="T21"> « std::endl; </text:span><text:span text:style-name="_2f__2f_C"><text:span text:style-name="T11">//</text:span></text:span><text:span text:style-name="_2f__2f_C"><text:span text:style-name="T22">imprime 65. </text:span></text:span><text:span text:style-name="_2f__2f_C"><text:span text:style-name="T11">lo convierte a su </text:span></text:span><text:span text:style-name="_2f__2f_C"><text:span text:style-name="T22">valor de int.</text:span></text:span></text:p>
      <text:h text:style-name="P19" text:outline-level="3">MANIPULACION DE CARACTERES</text:h>
      <text:p text:style-name="P20"><text:span text:style-name="T23">Se usa la librería </text:span><text:span text:style-name="_3c_C_2b__2b__3e_">&lt;cctype&gt;</text:span> <text:a xlink:type="simple" xlink:href="https://en.cppreference.com/w/cpp/header/cctype" text:style-name="Internet_20_link" text:visited-style-name="Visited_20_Internet_20_Link"><text:span text:style-name="Internet_20_link"><text:span text:style-name="T24">https://en.cppreference.com/w/cpp/header/cctype</text:span></text:span></text:a></text:p>
      <text:p text:style-name="P21">std::<text:span text:style-name="_3c_C_2b__2b__3e_">isalnum(‘e’)</text:span> <text:span text:style-name="_2f__2f_C">//es alphanumerico o no. Suelta un int. != 0 si es. == 0 si no es. Usa</text:span><text:span text:style-name="T25"> </text:span><text:span text:style-name="T26">&lt;iostream&gt;</text:span></text:p>
      <text:p text:style-name="P21"><text:span text:style-name="_3c_C_3e_">st</text:span>d::<text:span text:style-name="_3c_C_2b__2b__3e_">isalpha(variable char)</text:span><text:span text:style-name="T10"> </text:span><text:span text:style-name="_2f__2f_C">//es alfabética la variable. != 0 si lo es. == 0 si no lo es.</text:span><text:span text:style-name="T10"> </text:span>&lt;<text:span text:style-name="T27">iostream&gt;</text:span></text:p>
      <text:p text:style-name="P21">std::<text:span text:style-name="_3c_C_2b__2b__3e_"><text:span text:style-name="T28">isblank(str[i])</text:span></text:span> <text:span text:style-name="_2f__2f_C">//Muestra si es un espacio (vacio) </text:span></text:p>
      <text:p text:style-name="P22">std::<text:span text:style-name="_3c_C_2b__2b__3e_">islower(variable)</text:span> <text:span text:style-name="_2f__2f_C">//si es minúscula <text:s text:c="2"/></text:span><text:span text:style-name="_2f__2f_C"><text:span text:style-name="T29">std::toupper(var) //Lo vuelve a mayúsculas</text:span></text:span></text:p>
      <text:p text:style-name="P23">std::<text:span text:style-name="_3c_C_2b__2b__3e_">isupper(variable)</text:span> <text:span text:style-name="_2f__2f_C">//si es mayúscula. <text:s/></text:span><text:span text:style-name="_2f__2f_C"><text:span text:style-name="T29">std::tolower(var) //Lo vuelve a minúscula.</text:span></text:span></text:p>
      <text:p text:style-name="P24">std::<text:span text:style-name="_3c_C_2b__2b__3e_">isdigit(variable char)</text:span> <text:span text:style-name="_2f__2f_C">//si es dígito.</text:span></text:p>
      <text:h text:style-name="P25" text:outline-level="3"/>
      <text:h text:style-name="P25" text:outline-level="3">TIPO AUTO. <text:span text:style-name="T30">SOLO EN C++11!!!</text:span></text:h>
      <text:p text:style-name="Text_20_body"><text:span text:style-name="T23">Deducirá el typo solo con la declaración:</text:span><text:line-break/><text:span text:style-name="_3c_C_2b__2b__3e_">auto</text:span><text:span text:style-name="T31"> var1 {12}; </text:span><text:span text:style-name="_2f__2f_C">//int </text:span><text:span text:style-name="_2f__2f_C"><text:span text:style-name="T32">4 bytes</text:span></text:span></text:p>
      <text:p text:style-name="P26">auto var1 {12.0}; <text:span text:style-name="_2f__2f_C">//double </text:span><text:span text:style-name="_2f__2f_C"><text:span text:style-name="T32">8 bytes</text:span></text:span></text:p>
      <text:p text:style-name="P26">auto var1 {12.0f}; <text:span text:style-name="_2f__2f_C">//float </text:span><text:span text:style-name="_2f__2f_C"><text:span text:style-name="T32">4 bytes</text:span></text:span></text:p>
      <text:p text:style-name="P26">auto var1 {12.0l}; <text:span text:style-name="_2f__2f_C">//long double </text:span><text:span text:style-name="_2f__2f_C"><text:span text:style-name="T32">16 bytes</text:span></text:span></text:p>
      <text:p text:style-name="P26">auto var1 { ‘e’ }; <text:span text:style-name="_2f__2f_C">//char </text:span><text:span text:style-name="_2f__2f_C"><text:span text:style-name="T32">1 byte</text:span></text:span></text:p>
      <text:p text:style-name="P27">----------------------</text:p>
      <text:p text:style-name="P28">auto var1 = 123u; <text:span text:style-name="_2f__2f_C">//unsigned 4 bytes</text:span></text:p>
      <text:p text:style-name="P28">var 1 = - 3; <text:span text:style-name="_2f__2f_C">//ERROR! </text:span><text:span text:style-name="_2f__2f_C"><text:span text:style-name="T33">compilará pero pondrá un valor basura ya que es un</text:span></text:span><text:span text:style-name="_2f__2f_C"> unsigned int.</text:span></text:p>
      <text:p text:style-name="P28"><text:span text:style-name="_2f__2f_C"><text:span text:style-name="T23">---------------------------</text:span></text:span></text:p>
      <text:p text:style-name="P29"><text:span text:style-name="_3c_C_3e_"><text:span text:style-name="T34">Puede ser aplicado a funciones:</text:span></text:span></text:p>
      <text:p text:style-name="P29"><text:span text:style-name="_3c_C_3e_"><text:span text:style-name="T35">auto funcion(int num){ </text:span></text:span><text:span text:style-name="_2f__2f_C"><text:span text:style-name="T35">//será tratado como un entero.</text:span></text:span></text:p>
      <text:p text:style-name="P29"><text:span text:style-name="_3c_C_3e_"><text:tab/></text:span><text:span text:style-name="_3c_C_3e_"><text:span text:style-name="T35">return 30;}</text:span></text:span></text:p>
      <text:h text:style-name="P30" text:outline-level="3"/>
      <text:h text:style-name="P30" text:outline-level="3">TIPO BOOL</text:h>
      <text:p text:style-name="P31">En C++ no hace falta meter librería stdbool.h como en C. Ya viene de serie.</text:p>
      <text:p text:style-name="P32">bool var1 = true; <text:span text:style-name="_2f__2f_C">// o false</text:span></text:p>
      <text:p text:style-name="P32">std::cout « var1; <text:span text:style-name="_2f__2f_C">// imprimirá 0 (ó 1)</text:span></text:p>
      <text:p text:style-name="P32">std::cout « <text:span text:style-name="_3c_C_2b__2b__3e_">std::boolalpha;</text:span></text:p>
      <text:p text:style-name="P32">std::cout « var1; <text:span text:style-name="_2f__2f_C">//imprimirá false (o true) gracias al std::boolalpha.</text:span></text:p>
      <text:p text:style-name="P33"><text:span text:style-name="_3c_C_2b__2b__3e_"/></text:p>
      <text:h text:style-name="Heading_20_3" text:outline-level="3"><text:soft-page-break/>ENUMERACIONES <text:span text:style-name="T36">(enum)</text:span></text:h>
      <text:p text:style-name="P34"><text:span text:style-name="_3c_C_3e_"><text:span text:style-name="T37">enum class</text:span></text:span><text:span text:style-name="_3c_C_3e_"> Mes { Ene, Feb, Mar, …, Nov, Dic};</text:span> <text:span text:style-name="_2f__2f_C">//</text:span><text:span text:style-name="_2f__2f_C"><text:span text:style-name="T38">lo de dentro de {} son Enumeradores.</text:span></text:span></text:p>
      <text:p text:style-name="P34"><text:span text:style-name="_3c_C_3e_"><text:span text:style-name="T39">Mes variableMes </text:span></text:span><text:span text:style-name="_3c_C_2b__2b__3e_"><text:span text:style-name="T40">{Mes::Feb}</text:span></text:span><text:span text:style-name="_3c_C_3e_"><text:span text:style-name="T39">;</text:span></text:span> <text:span text:style-name="_2f__2f_C">//se puede crear variables de ese tipo enumerado.</text:span></text:p>
      <text:p text:style-name="P35"><text:span text:style-name="_3c_C_3e_"><text:span text:style-name="T41">std::cout « “el mes es: “ « static_cast&lt;int&gt;(Mes) « std::endl;</text:span></text:span><text:span text:style-name="T31"> </text:span><text:span text:style-name="_2f__2f_C">// </text:span><text:span text:style-name="_2f__2f_C"><text:span text:style-name="T42">1</text:span></text:span><text:span text:style-name="_2f__2f_C">. Cada Enum es un int por debajo. </text:span><text:span text:style-name="_2f__2f_C"><text:span text:style-name="T42">Empieza en el 0. </text:span></text:span><text:span text:style-name="_2f__2f_C"><text:span text:style-name="T43">Pero se puede modificar:</text:span></text:span></text:p>
      <text:p text:style-name="P36"><text:span text:style-name="_3c_C_3e_"><text:span text:style-name="T44">std::cout « Mes; //</text:span></text:span><text:span text:style-name="_2f__2f_C"><text:span text:style-name="T44">ERROR!!! no compilará ya que solo es una etiqueta el </text:span></text:span><text:span text:style-name="_3c_C_3e_"><text:span text:style-name="T44">Feb.</text:span></text:span></text:p>
      <text:p text:style-name="Text_20_body"><text:span text:style-name="T45"><text:tab/></text:span><text:span text:style-name="_3c_C_3e_">enum class Mes</text:span><text:span text:style-name="T46"> </text:span><text:span text:style-name="_3c_C_3e_">{ </text:span><text:span text:style-name="_3c_C_2b__2b__3e_">Ene = 1</text:span><text:span text:style-name="_3c_C_3e_">, Feb, Mar, </text:span><text:span text:style-name="_3c_C_2b__2b__3e_">Abr = -20</text:span><text:span text:style-name="_3c_C_3e_">, </text:span><text:span text:style-name="_3c_C_3e_"><text:span text:style-name="T47">May</text:span></text:span><text:span text:style-name="_3c_C_3e_"> …};</text:span><text:span text:style-name="T46"> </text:span><text:span text:style-name="_2f__2f_C"><text:span text:style-name="T43">//Feb será 2. </text:span></text:span><text:span text:style-name="_2f__2f_C"><text:span text:style-name="T47">May = -</text:span></text:span><text:span text:style-name="_2f__2f_C"><text:span text:style-name="T48">19</text:span></text:span></text:p>
      <text:p text:style-name="Text_20_body"><text:span text:style-name="_2f__2f_C"><text:tab/></text:span><text:span text:style-name="_3c_C_3e_"><text:span text:style-name="T49">enum class (Mes {Ene=1, Enero=1, Feb=2, Febrero</text:span></text:span><text:span text:style-name="_3c_C_2b__2b__3e_">=Feb</text:span><text:span text:style-name="_3c_C_3e_"><text:span text:style-name="T49">…}; </text:span></text:span><text:span text:style-name="_2f__2f_C"><text:span text:style-name="T49">//Ene </text:span></text:span><text:span text:style-name="_2f__2f_C"><text:span text:style-name="T50">=</text:span></text:span><text:span text:style-name="_2f__2f_C"><text:span text:style-name="T49"> Enero </text:span></text:span><text:span text:style-name="_2f__2f_C"><text:span text:style-name="T51">=</text:span></text:span><text:span text:style-name="_2f__2f_C"><text:span text:style-name="T49"> 1 y ok.</text:span></text:span></text:p>
      <text:p text:style-name="P37"><text:span text:style-name="_2f__2f_C"><text:span text:style-name="T52">El </text:span></text:span><text:span text:style-name="_3c_C_3e_"><text:span text:style-name="T53">class </text:span></text:span><text:span text:style-name="_3c_C_3e_"><text:span text:style-name="T52">añadido es seguridad. Se puede hacer enum Mes{}, e implicitamente sería convertido a un entero si decimos:</text:span></text:span></text:p>
      <text:p text:style-name="P37"><text:span text:style-name="_3c_C_3e_"><text:span text:style-name="T53">enum Mes {Ene, Feb, Mar…};</text:span></text:span></text:p>
      <text:p text:style-name="P37"><text:span text:style-name="_3c_C_3e_"><text:span text:style-name="T53">Mes mi_mes = Ene; </text:span></text:span><text:span text:style-name="_2f__2f_C"><text:span text:style-name="T53">//ya no hace falta poner el Mes::Ene para asignarlo.</text:span></text:span></text:p>
      <text:p text:style-name="P38"><text:span text:style-name="_3c_C_3e_"><text:span text:style-name="T53">std::cout « mi_mes; </text:span></text:span><text:span text:style-name="_2f__2f_C"><text:span text:style-name="T53">//aquí si funcionará, pero imprimerá 0, ya que es el indice cero. Esto puede parecer bueno, pero no tiene sentido por que podría comparar variables de clases mes &gt; dia, al ser convertidos a int</text:span></text:span></text:p>
      <text:p text:style-name="P38"><text:span text:style-name="_2f__2f_C"><text:span text:style-name="T23">-----------------------------</text:span></text:span></text:p>
      <text:p text:style-name="P39"><text:span text:style-name="_3c_C_3e_">sizeof(Mes);</text:span><text:span text:style-name="_2f__2f_C"><text:span text:style-name="T54"> //será respresentado por </text:span></text:span><text:span text:style-name="_2f__2f_C"><text:span text:style-name="T55">u</text:span></text:span><text:span text:style-name="_2f__2f_C"><text:span text:style-name="T54">n </text:span></text:span><text:span text:style-name="_3c_C_3e_"><text:span text:style-name="T54">int </text:span></text:span><text:span text:style-name="_2f__2f_C"><text:span text:style-name="T54">asi que 4bytes. </text:span></text:span><text:span text:style-name="_2f__2f_C"><text:span text:style-name="T56">Es independiente del número de elementos. </text:span></text:span><text:span text:style-name="_2f__2f_C"><text:span text:style-name="T55">si se sale del rango de </text:span></text:span><text:span text:style-name="_3c_C_3e_"><text:span text:style-name="T55">int </text:span></text:span><text:span text:style-name="_2f__2f_C"><text:span text:style-name="T55">entonces crasheará.</text:span></text:span></text:p>
      <text:p text:style-name="P40"><text:span text:style-name="_2f__2f_C"><text:span text:style-name="T57">Esto es así por que cada uno de los elementos de un</text:span></text:span><text:span text:style-name="_2f__2f_C"><text:span text:style-name="T58"> </text:span></text:span><text:span text:style-name="_3c_C_3e_">enum </text:span><text:span text:style-name="_3c_C_3e_"><text:span text:style-name="T58">es una asociación simbólica, en donde </text:span></text:span><text:span text:style-name="_3c_C_3e_">Ene</text:span><text:span text:style-name="_3c_C_3e_"><text:span text:style-name="T58"> se sustituirá por </text:span></text:span><text:span text:style-name="_3c_C_3e_">1</text:span><text:span text:style-name="_3c_C_3e_"><text:span text:style-name="T58"> (en el último ejemplo), </text:span></text:span><text:span text:style-name="_3c_C_3e_">Feb</text:span><text:span text:style-name="_3c_C_3e_"><text:span text:style-name="T58"> por </text:span></text:span><text:span text:style-name="_3c_C_3e_">2</text:span><text:span text:style-name="_3c_C_3e_"><text:span text:style-name="T58">, etc.… en tiempo de compilación. Luego cuando ya se declara una variable como </text:span></text:span><text:span text:style-name="_3c_C_3e_">Mes mes_actual = Mes::Feb;</text:span><text:span text:style-name="_3c_C_3e_"><text:span text:style-name="T58"> ya sí ocupa memoria de 4 bytes cada una de las variables.</text:span></text:span></text:p>
      <text:p text:style-name="P40"><text:span text:style-name="_3c_C_3e_"><text:span text:style-name="T58">-------------------------</text:span></text:span></text:p>
      <text:p text:style-name="P41"><text:span text:style-name="_3c_C_3e_"><text:span text:style-name="T59">enum class mes {Ene = 1, Feb = 3, Mar = 5};</text:span></text:span></text:p>
      <text:p text:style-name="P41"><text:span text:style-name="_3c_C_3e_"><text:span text:style-name="T59">main(){ mes mi_mes = mes::Feb;</text:span></text:span><text:span text:style-name="_3c_C_3e_"><text:span text:style-name="T60">}</text:span></text:span></text:p>
      <text:p text:style-name="P41"><text:span text:style-name="_3c_C_3e_"><text:span text:style-name="T59">mi_mes = 4; </text:span></text:span><text:span text:style-name="_2f__2f_C"><text:span text:style-name="T59">//ERROR!!!</text:span></text:span><text:span text:style-name="_2f__2f_C"> </text:span><text:span text:style-name="_2f__2f_C"><text:span text:style-name="T59">por que tiene que ser de tipo mes::</text:span></text:span></text:p>
      <text:p text:style-name="P41"><text:span text:style-name="_3c_C_3e_"><text:span text:style-name="T59">mi_mes = static_cast&lt;mes&gt;(4); </text:span></text:span><text:span text:style-name="_2f__2f_C"><text:span text:style-name="T59">//sí se puede pero muy peligroso</text:span></text:span></text:p>
      <text:p text:style-name="P41"><text:span text:style-name="_3c_C_3e_"><text:span text:style-name="T59">mi_mes = static_cast&lt;mes&gt;(5); </text:span></text:span><text:span text:style-name="_2f__2f_C"><text:span text:style-name="T59">// mi_mes = mes::Mar.</text:span></text:span></text:p>
      <text:p text:style-name="P42">-------------------------</text:p>
      <text:p text:style-name="P43"><text:span text:style-name="T61">Para que se le asigne otro tipo de variables a un </text:span><text:span text:style-name="_3c_C_3e_"><text:span text:style-name="T62">enum </text:span></text:span><text:span text:style-name="_3c_C_3e_"><text:span text:style-name="T63">(admite solo enteros </text:span></text:span><text:span text:style-name="_3c_C_3e_">short</text:span><text:span text:style-name="_3c_C_3e_"><text:span text:style-name="T63">, o </text:span></text:span><text:span text:style-name="_3c_C_3e_">long long</text:span><text:span text:style-name="_3c_C_3e_"><text:span text:style-name="T63"> o </text:span></text:span><text:span text:style-name="_3c_C_3e_">char</text:span><text:span text:style-name="_3c_C_3e_"><text:span text:style-name="T63">, o </text:span></text:span><text:span text:style-name="_3c_C_3e_">unsigned long</text:span><text:span text:style-name="_3c_C_3e_"><text:span text:style-name="T63"> … No </text:span></text:span><text:span text:style-name="_3c_C_3e_">double</text:span><text:span text:style-name="_3c_C_3e_"><text:span text:style-name="T63">. Se hace así:</text:span></text:span></text:p>
      <text:p text:style-name="P43"><text:span text:style-name="_3c_C_3e_"><text:span text:style-name="T62">enum class Month</text:span></text:span><text:span text:style-name="_3c_C_2b__2b__3e_"> : unsigned char </text:span><text:span text:style-name="_3c_C_3e_"><text:span text:style-name="T62">{Jan </text:span></text:span><text:span text:style-name="_3c_C_3e_"><text:span text:style-name="T64">= 0</text:span></text:span><text:span text:style-name="_3c_C_3e_"><text:span text:style-name="T62">, Feb, Mar….}; </text:span></text:span><text:span text:style-name="_2f__2f_C"><text:span text:style-name="T62">//</text:span></text:span><text:span text:style-name="_2f__2f_C"><text:span text:style-name="T64">va de 0 hasta 255 del ascii Jan = </text:span></text:span><text:span text:style-name="_2f__2f_C"><text:span text:style-name="T65">0. Sería el carácter nulo \0 si se hubiera declarado sin la palabra “</text:span></text:span><text:span text:style-name="_3c_C_3e_">class</text:span><text:span text:style-name="_2f__2f_C"><text:span text:style-name="T65">”</text:span></text:span></text:p>
      <text:p text:style-name="P44"><text:span text:style-name="_3c_C_3e_"><text:span text:style-name="T66">enum class Month : std::string {}; </text:span></text:span><text:span text:style-name="_2f__2f_C"><text:span text:style-name="T66">//ERROR. no acepta std::string el enum.</text:span></text:span></text:p>
      <text:p text:style-name="P44"><text:span text:style-name="_2f__2f_C"><text:span text:style-name="T23">------------------------------</text:span></text:span></text:p>
      <text:p text:style-name="P45"><text:span text:style-name="_2f__2f_C"><text:span text:style-name="T67">Cuando definimos una variable </text:span></text:span><text:span text:style-name="_3c_C_3e_">Month variable = Month::Jan;</text:span><text:span text:style-name="_2f__2f_C"><text:span text:style-name="T67"> podemos quitar el Month:: así:</text:span></text:span></text:p>
      <text:p text:style-name="P45"><text:span text:style-name="_3c_C_3e_"><text:span text:style-name="T68">enum class Month {ene, feb, mar….};</text:span></text:span></text:p>
      <text:p text:style-name="P45"><text:span text:style-name="_3c_C_2b__2b__3e_">using enum </text:span><text:span text:style-name="_3c_C_3e_">Month;</text:span><text:span text:style-name="_3c_C_2b__2b__3e_"> </text:span><text:span text:style-name="_2f__2f_C">//</text:span><text:span text:style-name="_2f__2f_C"><text:span text:style-name="T68">como el using namespace std, para quitar el std:: </text:span></text:span><text:span text:style-name="_2f__2f_C"><text:span text:style-name="T69">SOLO EN C++20</text:span></text:span></text:p>
      <text:p text:style-name="P45"><text:span text:style-name="_3c_C_3e_"><text:span text:style-name="T68">Month mi_mes = ene; </text:span></text:span><text:span text:style-name="_2f__2f_C"><text:span text:style-name="T68">//a partir de ese using enum Month se puede usar sin el Month::</text:span></text:span></text:p>
      <text:p text:style-name="P45"><text:soft-page-break/><text:span text:style-name="_3c_C_3e_"><text:span text:style-name="T68">if (mi_mes != ene) {…}; </text:span></text:span><text:span text:style-name="_2f__2f_C"><text:span text:style-name="T68">//ok</text:span></text:span></text:p>
      <text:p text:style-name="P46">PERO si tengo dos enums <text:span text:style-name="T70">compartiendo una misma etiqueta</text:span>:</text:p>
      <text:p text:style-name="P46"><text:span text:style-name="_3c_C_3e_"><text:span text:style-name="T68">enum class </text:span></text:span><text:span text:style-name="_3c_C_3e_"><text:span text:style-name="T71">Color1</text:span></text:span><text:span text:style-name="_3c_C_3e_"><text:span text:style-name="T68"> {</text:span></text:span><text:span text:style-name="_3c_C_3e_"><text:span text:style-name="T71">Amarillo, Rojo</text:span></text:span><text:span text:style-name="_3c_C_3e_"><text:span text:style-name="T68">};</text:span></text:span></text:p>
      <text:p text:style-name="P46"><text:span text:style-name="_3c_C_3e_"><text:span text:style-name="T68">enum class </text:span></text:span><text:span text:style-name="_3c_C_3e_"><text:span text:style-name="T71">Color2 </text:span></text:span><text:span text:style-name="_3c_C_3e_"><text:span text:style-name="T68">{</text:span></text:span><text:span text:style-name="_3c_C_3e_"><text:span text:style-name="T71">Verde</text:span></text:span><text:span text:style-name="_3c_C_3e_"><text:span text:style-name="T68">, </text:span></text:span><text:span text:style-name="_3c_C_3e_"><text:span text:style-name="T71">Rojo</text:span></text:span><text:span text:style-name="_3c_C_3e_"><text:span text:style-name="T68">};</text:span></text:span></text:p>
      <text:p text:style-name="P46"><text:span text:style-name="_3c_C_3e_"><text:span text:style-name="T68">using enum </text:span></text:span><text:span text:style-name="_3c_C_3e_"><text:span text:style-name="T71">Color1</text:span></text:span><text:span text:style-name="_3c_C_3e_"><text:span text:style-name="T68">;</text:span></text:span></text:p>
      <text:p text:style-name="P46"><text:span text:style-name="_3c_C_3e_"><text:span text:style-name="T68">using enum </text:span></text:span><text:span text:style-name="_3c_C_3e_"><text:span text:style-name="T71">Color2</text:span></text:span><text:span text:style-name="_3c_C_3e_"><text:span text:style-name="T68">; </text:span></text:span><text:span text:style-name="_2f__2f_C">//habría conflicto por que </text:span><text:span text:style-name="_2f__2f_C"><text:span text:style-name="T71">Rojo</text:span></text:span><text:span text:style-name="_2f__2f_C"> es una etiqueta que pertenece a los dos. SI NO ESTUVIERA </text:span><text:span text:style-name="_2f__2f_C"><text:span text:style-name="T71">Rojo</text:span></text:span><text:span text:style-name="_2f__2f_C"> en los dos, entonces no habría problema.</text:span></text:p>
      <text:h text:style-name="P47" text:outline-level="3">MAXIMO Y MINIMO</text:h>
      <text:p text:style-name="Text_20_body"><text:span text:style-name="_3c_C_2b__2b__3e_">#include &lt;limits&gt;</text:span></text:p>
      <text:p text:style-name="P48"><text:span text:style-name="_3c_C_2b__2b__3e_">std::numeric_limits&lt;type&gt;::min();</text:span><text:span text:style-name="T72"> </text:span><text:span text:style-name="T31"><text:s/></text:span><text:span text:style-name="_2f__2f_C">/ / max() //nos da el valor minimo o maximo de ese type (int, double, etc.) </text:span></text:p>
      <text:p text:style-name="P49"><text:span text:style-name="_3c_C_3e_">std::numeric_limits&lt;double&gt;::lowest()</text:span><text:span text:style-name="T31"> </text:span><text:span text:style-name="_2f__2f_C">//da el numero negativo.</text:span><text:span text:style-name="T10"> </text:span><text:span text:style-name="T31">min()</text:span><text:span text:style-name="T10"> </text:span><text:span text:style-name="_2f__2f_C">da el minimo positivo, pero esto es solo para los números reales (con decimal)</text:span></text:p>
      <text:h text:style-name="P50" text:outline-level="3"/>
      <text:h text:style-name="P50" text:outline-level="3">CONVERSIONES A OTROS TIPOS</text:h>
      <text:p text:style-name="P51"><text:span text:style-name="T73">IMPLICITAS: </text:span><text:span text:style-name="_3c_C_3e_">double x, y = 34.2; int sum = x + y;</text:span> <text:s/></text:p>
      <text:p text:style-name="P51"><text:span text:style-name="_3c_C_3e_">double x = 12.3; int y = 20; x+ y</text:span> <text:s/><text:span text:style-name="_2f__2f_C">//será double</text:span></text:p>
      <text:p text:style-name="P52">----------------------------</text:p>
      <text:p text:style-name="P51"><text:span text:style-name="T73">EXPLICITAS</text:span> <text:span text:style-name="_3c_C_2b__2b__3e_">static_cast&lt;type&gt;(variable)</text:span> <text:span text:style-name="_2f__2f_C">//lo conviertes al tipo que quieres.</text:span></text:p>
      <text:h text:style-name="P53" text:outline-level="3"/>
      <text:h text:style-name="P53" text:outline-level="3">STATIC</text:h>
      <text:p text:style-name="P54"><text:span text:style-name="_3c_C_3e_">void contador (){ </text:span></text:p>
      <text:p text:style-name="P54"><text:tab/><text:span text:style-name="_3c_C_2b__2b__3e_">static</text:span> <text:span text:style-name="_3c_C_3e_">int contador = 0;</text:span></text:p>
      <text:p text:style-name="P54"><text:tab/><text:span text:style-name="_3c_C_3e_">contador++;</text:span></text:p>
      <text:p text:style-name="P54"><text:tab/> <text:span text:style-name="_3c_C_3e_">std::cout « contador</text:span></text:p>
      <text:p text:style-name="P54"><text:span text:style-name="_3c_C_3e_">}</text:span></text:p>
      <text:p text:style-name="P54"><text:span text:style-name="_3c_C_3e_">contador();</text:span></text:p>
      <text:p text:style-name="P54"><text:span text:style-name="_3c_C_3e_">contador();</text:span> <text:span text:style-name="_2f__2f_C">//dará 1 y 2 la siguiente vez. Solo se inicializa una vez.</text:span></text:p>
      <text:p text:style-name="P55">-----------------------</text:p>
      <text:p text:style-name="P55">como variable global, Solo es visible en el archivo fuente donde esté. Si está definida en main.c solo se verá ahí y aunque haga un extern int variable_estatica en un fichero2.c no se verá en ese fichero2.</text:p>
      <text:h text:style-name="P56" text:outline-level="3">CONSTANTES</text:h>
      <text:p text:style-name="P57"><text:span text:style-name="_3c_C_2b__2b__3e_">const</text:span><text:span text:style-name="T31"> </text:span><text:span text:style-name="_3c_C_3e_">int age = 34</text:span><text:span text:style-name="T31">; </text:span><text:span text:style-name="_2f__2f_C">//ese valor luego no se puede reasignar. Asgura frente a accidentes de cambio.</text:span></text:p>
      <text:p text:style-name="P57"><text:soft-page-break/><text:span text:style-name="_3c_C_2b__2b__3e_">constexpr</text:span><text:span text:style-name="T31"> double pi = 3.14; </text:span><text:span text:style-name="_2f__2f_C">//mismo que const pero ejecuta en tiempo de compilación y no ejecución como const. Lo cual hace que sea más rapido. Const ejecuta en ejecución y por lo tanto pierde el tiempo. Si los cálculos matematicos no van a cambiar</text:span></text:p>
      <text:p text:style-name="P57"><text:span text:style-name="T31">constexpr double circunferencia)(double radio) {return 2 * pi * radio;}</text:span> <text:span text:style-name="_2f__2f_C">//función calculada en tiempo de compilación.</text:span></text:p>
      <text:p text:style-name="P58">NO SE PUEDE METER una variable no constexpr en una que si.</text:p>
      <text:p text:style-name="P59"><text:span text:style-name="T31">int a = 2; constexpr int funcion(a);</text:span><text:span text:style-name="T10"> </text:span><text:span text:style-name="_2f__2f_C">//ERROR. no se conoce a en tiempo de compilación</text:span></text:p>
      <text:p text:style-name="P58">-------------------------</text:p>
      <text:p text:style-name="P60"><text:span text:style-name="_3c_C_2b__2b__3e_">constinit</text:span> int global_variable = 100;</text:p>
      <text:p text:style-name="P61"><text:span text:style-name="T31">(en main()): global_variable = 40;</text:span><text:span text:style-name="T10"> </text:span><text:span text:style-name="_2f__2f_C">//correcto. Inicializa en tiempo de compilación pero puede ser cambiada en tiempo de ejecución cosa que constexpr no puede.</text:span></text:p>
      <text:p text:style-name="P55">-------------------------</text:p>
      <text:p text:style-name="P62"><text:span text:style-name="_3c_C_2b__2b__3e_">consteval</text:span><text:span text:style-name="T31"> </text:span><text:span text:style-name="_3c_C_3e_">int cuadrado(int x) {return x * x;} int main(){constexpr int result = cuadrado(5); } </text:span><text:span text:style-name="_2f__2f_C">//OK porque consteval hace que la función solo sea accesible en tiempo de compilación. NO de ejecución</text:span></text:p>
      <text:p text:style-name="P63"><text:span text:style-name="_2f__2f_C">por lo que hay que pasarle variables en tiempo de compilación</text:span><text:span text:style-name="T10"> </text:span><text:span text:style-name="T73">(</text:span><text:span text:style-name="T31">constexpr</text:span><text:span text:style-name="T73">):</text:span></text:p>
      <text:p text:style-name="P64">constexpr hace que PUEDA ser en tiempo de compilación pero no tiene por que ser así. consteval garantiza que lo sea en tiempo de compilación. <text:span text:style-name="T74">Si con consteval no se puede evaluar en compilación se obtiene un error de compilación.</text:span></text:p>
      <text:p text:style-name="P65">LAS VARIABLES const SON EVALUADAS EN TIEMPO DE COMPILACIÓN <text:span text:style-name="T75">(si no son asignadas como otras variables:<text:line-break/></text:span></text:p>
      <text:p text:style-name="P66">int a = 32;</text:p>
      <text:p text:style-name="P67"><text:span text:style-name="T31">const int x = a;</text:span> <text:span text:style-name="_2f__2f_C">//aquí ya no es en tiempo de compilación sino de ejecución ya que la variable a es en tiempo de ejecución… y se ha de ejecutar para ser asignada a la x.</text:span></text:p>
      <text:p text:style-name="P68"/>
      <text:p text:style-name="P68">-------------------------</text:p>
      <text:p text:style-name="P69"><text:span text:style-name="T31">const int* p; </text:span><text:span text:style-name="_2f__2f_C">//Puntero a constante (entera). puede almacenar otra direccion pero no modificar la variable a quien apunta. </text:span><text:span text:style-name="_2f__2f_C"><text:span text:style-name="T76">int no tiene por que ser const. int a; p = &amp;a // es correcto. Pero </text:span></text:span></text:p>
      <text:p text:style-name="P70"><text:span text:style-name="T31">const int a; int *p = &amp;a</text:span><text:span text:style-name="T10"> </text:span><text:span text:style-name="_2f__2f_C">//da error </text:span><text:span text:style-name="_2f__2f_C"><text:span text:style-name="T77">por que podriamos modificar el valor de const int a.</text:span></text:span></text:p>
      <text:p text:style-name="P69"><text:span text:style-name="T31">int* const p; </text:span><text:span text:style-name="_2f__2f_C">//Puntero constante de int. No puede apuntar otro lado pero si modificar el valor de la variable.</text:span></text:p>
      <text:p text:style-name="P69"><text:span text:style-name="T31">const int* const p; </text:span><text:span text:style-name="_2f__2f_C">//puntero constante a constante (de int) no puede apuntar a otra dirección ni puede modificar el valor. </text:span></text:p>
      <text:h text:style-name="P71" text:outline-level="3"><text:span text:style-name="_2f__2f_C"/></text:h>
      <text:h text:style-name="P72" text:outline-level="3">REFERENCIAS</text:h>
      <text:p text:style-name="P73">Es hacer llamar a una variable para usarse como la variable a la que se refiere. <text:span text:style-name="T78">Un alias. </text:span><text:span text:style-name="T79">En muchos casos funcionan como punteros.. PERO NO LO SON. </text:span><text:span text:style-name="T80">y lo bueno es que no se genera nueva memoria para ser creados.</text:span></text:p>
      <text:p text:style-name="P74"><text:span text:style-name="_3c_C_3e_">int variable {45};</text:span></text:p>
      <text:p text:style-name="P74"><text:span text:style-name="_3c_C_3e_">int</text:span><text:span text:style-name="_3c_C_2b__2b__3e_">&amp;</text:span><text:span text:style-name="_3c_C_3e_"> r_variable = variable</text:span> <text:span text:style-name="_2f__2f_C">// o en vez de = variable, {variable}. </text:span><text:span text:style-name="_2f__2f_C"><text:span text:style-name="T81">r_ es solo un nombre. No hace falta.</text:span></text:span></text:p>
      <text:p text:style-name="P75"><text:soft-page-break/><text:span text:style-name="T31">r_variable = 32;</text:span><text:span text:style-name="T10"> </text:span><text:span text:style-name="_2f__2f_C">//variable también será 32.</text:span></text:p>
      <text:p text:style-name="P76">la referencia se ha de declarar. No sepuede dejar aquí:</text:p>
      <text:p text:style-name="P77"><text:span text:style-name="T31">int&amp; r_var; </text:span><text:span text:style-name="_2f__2f_C">// ERROR </text:span><text:span text:style-name="_2f__2f_C"><text:span text:style-name="T82">al compilar</text:span></text:span><text:span text:style-name="_2f__2f_C">! tiene que hacer int&amp; r_var {variable}</text:span></text:p>
      <text:p text:style-name="P78">--------------------------</text:p>
      <text:p text:style-name="P79">int var1 = 32;</text:p>
      <text:p text:style-name="P79">int var2 = 45;</text:p>
      <text:p text:style-name="P79">int &amp;r_var1 = var1; <text:span text:style-name="_2f__2f_C">//</text:span><text:span text:style-name="_2f__2f_C"><text:span text:style-name="T83">el &amp; puede estar al lado de la variable como los * de los punteros.</text:span></text:span></text:p>
      <text:p text:style-name="P80"><text:span text:style-name="T31">r_var1 = var2;</text:span><text:span text:style-name="_2f__2f_C"> //solo hace que var1 tome el valor 45. NO referencia a una nueva variable var2</text:span></text:p>
      <text:p text:style-name="P78">--------------------------</text:p>
      <text:p text:style-name="P81">int array[] = {1,2,3};</text:p>
      <text:p text:style-name="P81">int <text:span text:style-name="_3c_C_2b__2b__3e_">(&amp;b)[3]</text:span> = array; <text:span text:style-name="_2f__2f_C">//hay que poner el tamaño entre los corchetes obligatoriamente. </text:span><text:span text:style-name="_2f__2f_C"><text:span text:style-name="T83">Y los paréntesis también. &amp;b[3] no es valido. </text:span></text:span><text:span text:style-name="_2f__2f_C"><text:span text:style-name="T84">ESTO TAMBIÉN PARA PARAMETRO DE FUNCIÓN.</text:span></text:span></text:p>
      <text:p text:style-name="P81">b[2] = 8; <text:span text:style-name="_2f__2f_C">// modificaría el a[2] a valor 8.</text:span></text:p>
      <text:p text:style-name="P76">--------------------------</text:p>
      <text:p text:style-name="P82">CONSTANTES EN REFERENCIAS.</text:p>
      <text:p text:style-name="P83">int var = 4;</text:p>
      <text:p text:style-name="P83">const <text:span text:style-name="T85">int</text:span>&amp; r_var = var;</text:p>
      <text:p text:style-name="P83">var = 3; <text:span text:style-name="_2f__2f_C">// </text:span><text:span text:style-name="_2f__2f_C"><text:span text:style-name="T85">se puede y r_var será 3 ahora.</text:span></text:span></text:p>
      <text:p text:style-name="P84">r_var<text:span text:style-name="T86">++</text:span>; <text:span text:style-name="_2f__2f_C">//</text:span><text:span text:style-name="_2f__2f_C"><text:span text:style-name="T87">ERROR!! </text:span></text:span><text:span text:style-name="_2f__2f_C">no se puede por que es constante.</text:span></text:p>
      <text:p text:style-name="P82">pero…</text:p>
      <text:p text:style-name="P85">const int a = 32;</text:p>
      <text:p text:style-name="P85">int&amp; b = a; b++; <text:span text:style-name="_2f__2f_C">//ERROR!! violaría la constante de a. </text:span><text:span text:style-name="_2f__2f_C"><text:span text:style-name="T88">tiene que ser</text:span></text:span><text:span text:style-name="T89"> </text:span><text:span text:style-name="T88">const int&amp; b = a;</text:span></text:p>
      <text:p text:style-name="P82">-------------------------</text:p>
      <text:p text:style-name="P86">Auto y refe<text:span text:style-name="T90">re</text:span>ncias:</text:p>
      <text:p text:style-name="P86"><text:span text:style-name="_3c_C_3e_">int var1 = 5;</text:span></text:p>
      <text:p text:style-name="P86"><text:span text:style-name="_3c_C_3e_">int&amp; var1_ref = var1;</text:span></text:p>
      <text:p text:style-name="P86"><text:span text:style-name="_3c_C_3e_">auto var2_ref = var1_ref; </text:span><text:span text:style-name="_2f__2f_C">//será una copia. </text:span><text:span text:style-name="_2f__2f_C"><text:span text:style-name="T91">no deduce que será una referencia.</text:span></text:span><text:span text:style-name="_2f__2f_C"> Para hacerlo referencia:</text:span></text:p>
      <text:p text:style-name="P86"><text:span text:style-name="_3c_C_2b__2b__3e_">auto&amp;</text:span><text:span text:style-name="_3c_C_3e_"> var2_ref = var1_ref; </text:span><text:span text:style-name="_2f__2f_C">//este sí ya es una referencia.</text:span></text:p>
      <text:p text:style-name="P82">-------------------------</text:p>
      <text:p text:style-name="P87">¿PARA QUE SIRVE? – MODIFICAR DATA POR RANGE LOOP:</text:p>
      <text:p text:style-name="P88"><text:span text:style-name="T92">1.</text:span><text:span text:style-name="T93"> </text:span>int array[] {1,2,3,4};</text:p>
      <text:p text:style-name="P88">for (auto valor : array){ valor = valor*10}; <text:span text:style-name="_2f__2f_C">//no va a modificarlo. </text:span><text:span text:style-name="_2f__2f_C"><text:span text:style-name="T94">por que valor es COPIA en loop.</text:span></text:span></text:p>
      <text:p text:style-name="P88">for (auto&amp; valor : array{valor = valor*10}; <text:span text:style-name="_2f__2f_C">// SI va a modificarlo.</text:span></text:p>
      <text:p text:style-name="P89"/>
      <text:p text:style-name="P90">2. PASAR VALOR A FUNCION Y NO HACER COPIA <text:span text:style-name="T95">PERDIENDO MEMORIA.</text:span></text:p>
      <text:p text:style-name="P91"><text:soft-page-break/>void funcion(int&amp; num){num++;}</text:p>
      <text:p text:style-name="P91">int a = 5;</text:p>
      <text:p text:style-name="P91">funcion(a); <text:span text:style-name="_2f__2f_C">//a pasa a ser 6;</text:span></text:p>
      <text:p text:style-name="P92"/>
      <text:h text:style-name="P93" text:outline-level="3">ALIAS DE TIPO</text:h>
      <text:p text:style-name="P94"><text:span text:style-name="_3c_C_2b__2b__3e_">using nombre = unsigned long long int; </text:span><text:span text:style-name="_2f__2f_C">//</text:span><text:span text:style-name="_2f__2f_C"><text:span text:style-name="T96">como el using enum Months</text:span></text:span></text:p>
      <text:p text:style-name="P94"><text:span text:style-name="_3c_C_2b__2b__3e_">nombre</text:span><text:span text:style-name="_3c_C_3e_"><text:span text:style-name="T96"> gran_numero {18’454’543’578’643’213ull};</text:span></text:span></text:p>
      <text:p text:style-name="P94"><text:span text:style-name="_3c_C_3e_"><text:span text:style-name="T96">nombre gran_numero2 {21’545’484’481’161’620ull};</text:span></text:span></text:p>
      <text:p text:style-name="P94"><text:span text:style-name="_3c_C_3e_"><text:span text:style-name="T23">-----------------------------</text:span></text:span></text:p>
      <text:p text:style-name="P95"><text:span text:style-name="_3c_C_3e_"><text:span text:style-name="T97">Como en C:</text:span></text:span></text:p>
      <text:p text:style-name="P95"><text:span text:style-name="_3c_C_3e_"><text:span text:style-name="T98">typedef unsigned long long int nombre; </text:span></text:span><text:span text:style-name="_2f__2f_C"><text:span text:style-name="T98">//lo mismo que con using.</text:span></text:span></text:p>
      <text:p text:style-name="P96"><text:span text:style-name="_2f__2f_C"><text:span text:style-name="T99">Pero solo podemos hacer typedef o using con tipos reconocidos (int, double, etc.) no con palabras<text:line-break/></text:span></text:span><text:span text:style-name="_3c_C_3e_">typedef patata tuberculo; </text:span><text:span text:style-name="_2f__2f_C"><text:span text:style-name="T100">//error!!! eso se hace con</text:span></text:span><text:span text:style-name="_3c_C_3e_"> #define patata turberculo</text:span><text:span text:style-name="_2f__2f_C"><text:span text:style-name="T100"> → </text:span></text:span><text:span text:style-name="_2f__2f_C"><text:span text:style-name="T101">tuberculo = patata</text:span></text:span></text:p>
      <text:p text:style-name="P96"><text:span text:style-name="_2f__2f_C"><text:span text:style-name="T23">-----------------------------------</text:span></text:span></text:p>
      <text:p text:style-name="P96"><text:span text:style-name="_3c_C_2b__2b__3e_">#define patata int;</text:span></text:p>
      <text:p text:style-name="P96"><text:span text:style-name="_3c_C_3e_">patata variable = 4;</text:span><text:span text:style-name="_2f__2f_C"><text:span text:style-name="T99"> </text:span></text:span><text:span text:style-name="_2f__2f_C"><text:span text:style-name="T100">//es correcto cambia patata por int.</text:span></text:span></text:p>
      <text:p text:style-name="P96"><text:span text:style-name="_2f__2f_C"><text:span text:style-name="T99"/></text:span></text:p>
      <text:p text:style-name="P96"><text:span text:style-name="_3c_C_3e_">#define pi 3,141592</text:span></text:p>
      <text:p text:style-name="P96"><text:span text:style-name="_3c_C_3e_">double area = pi * 2 * radio;</text:span><text:span text:style-name="_2f__2f_C"><text:span text:style-name="T99"> </text:span></text:span><text:span text:style-name="_2f__2f_C"><text:span text:style-name="T100">//pi = 3,1415</text:span></text:span></text:p>
      <text:p text:style-name="P96"><text:span text:style-name="_2f__2f_C"/></text:p>
      <text:h text:style-name="P97" text:outline-level="3">SALIDA DE DATOS</text:h>
      <text:p text:style-name="P98"><text:span text:style-name="_3c_C_2b__2b__3e_">std::cout «</text:span> “hola mundo” « <text:span text:style-name="_3c_C_2b__2b__3e_">std::endl;</text:span> <text:span text:style-name="_2f__2f_C">//standard</text:span></text:p>
      <text:p text:style-name="P98"><text:span text:style-name="_3c_C_2b__2b__3e_">std::cerr</text:span> « “error” « std::endl; <text:span text:style-name="_2f__2f_C">//errores</text:span></text:p>
      <text:p text:style-name="P98"><text:span text:style-name="_3c_C_2b__2b__3e_">std::clog</text:span> « “cuidado” « std::endl;<text:span text:style-name="T10"> </text:span><text:span text:style-name="_2f__2f_C">//logs</text:span></text:p>
      <text:p text:style-name="P98"><text:span text:style-name="_3c_C_2b__2b__3e_">std::cin</text:span><text:span text:style-name="T102"> »</text:span> variable; <text:span text:style-name="_2f__2f_C">//introducción de datos</text:span></text:p>
      <text:p text:style-name="P99">std::<text:span text:style-name="_3c_C_2b__2b__3e_">cin.getline(variable, longitud_chars);</text:span><text:span text:style-name="T10"> </text:span><text:span text:style-name="_2f__2f_C">//para pasarle nombres con espacios.</text:span></text:p>
      <text:p text:style-name="P100">--------------------</text:p>
      <text:p text:style-name="P101">Para redirigir los errores hacia un archivo de texto donde verlos en C++ los errores van asociados como en C a la salida 2 (stderro(2)), por lo tanto: se puede hacer en el bash de linux</text:p>
      <text:p text:style-name="P102"><text:span text:style-name="_3c_C_3e_">./mi_programa <text:s/>2&gt; errores.log</text:span><text:span text:style-name="T31"> </text:span><text:span text:style-name="_2f__2f_C">//imprime los errores en errores.log</text:span></text:p>
      <text:p text:style-name="P101">Para combinar stdout(1) y stderr(2) en el mismo archivo escrito en el bash de linux:</text:p>
      <text:p text:style-name="P103"><text:span text:style-name="_3c_C_3e_">./mi_programa &gt; salida.log 2 &gt;&amp;1 </text:span></text:p>
      <text:h text:style-name="P104" text:outline-level="3"><text:soft-page-break/></text:h>
      <text:h text:style-name="P105" text:outline-level="3">FORMATOS DE SALIDA</text:h>
      <text:p text:style-name="P106"><text:span text:style-name="T23">Hay que incluir dos includes</text:span> <text:span text:style-name="T31">&lt;ios&gt;</text:span> <text:span text:style-name="T23">o </text:span><text:span text:style-name="T31">&lt;iomanip&gt;</text:span></text:p>
      <text:p text:style-name="P107"><text:span text:style-name="T23">Info:</text:span> <text:a xlink:type="simple" xlink:href="https://en.cppreference.com/w/cpp/io/manip" text:style-name="Internet_20_link" text:visited-style-name="Visited_20_Internet_20_Link"><text:span text:style-name="T103">https://en.cppreference.com/w/cpp/io/manip</text:span></text:a></text:p>
      <text:p text:style-name="P108">std::endl; <text:span text:style-name="_2f__2f_C">//imprime final de linea</text:span><text:span text:style-name="T10"> </text:span><text:span text:style-name="T104">#include &lt;ostream&gt;</text:span></text:p>
      <text:p text:style-name="P108">std::cout « “hola mundo\n”;<text:span text:style-name="T10"> </text:span><text:span text:style-name="_2f__2f_C">//imprime final de linea también (mejor!!!)</text:span></text:p>
      <text:p text:style-name="P109">---------------------</text:p>
      <text:p text:style-name="P110"><text:span text:style-name="_3c_C_2b__2b__3e_">std::setw()</text:span><text:span text:style-name="T105"> </text:span><text:span text:style-name="T23">(set width) manipula el formato de salida tabulado al último carácter:</text:span></text:p>
      <text:p text:style-name="P111">std::cout « std::setw(10) « “Lastname” « std::setw(10) « “Firstname” « std::setw(5) « “Age”;</text:p>
      <text:p text:style-name="P111">std::cout « std::setw(10) « “Daniel” « std::setw(10) « “Gray” « std::setw(5) « “25”;</text:p>
      <text:p text:style-name="P110"><text:span text:style-name="T23">(incluir</text:span><text:span text:style-name="T31"> \n</text:span><text:span text:style-name="T23">): Solucion:</text:span></text:p>
      <text:p text:style-name="P112"><text:s text:c="2"/></text:p>
      <text:p text:style-name="P110"><text:span text:style-name="T106">Lastname <text:s/>Firstname <text:s text:c="2"/>Age</text:span><text:span text:style-name="T10"> </text:span><text:span text:style-name="_2f__2f_C">//antes de Lastname(8chars) hay 2 chars, de Firs.me(9) hay 1</text:span></text:p>
      <text:p text:style-name="P110"><text:span text:style-name="T107"><text:s text:c="4"/></text:span><text:span text:style-name="T108"><text:s/></text:span><text:span text:style-name="T106">Daniel <text:s text:c="10"/>Gray <text:s text:c="4"/>25</text:span> <text:s/><text:span text:style-name="_2f__2f_C">//antes de daniel(6chars) hay 4 chars, Gray(4) hay 6 antes…</text:span></text:p>
      <text:p text:style-name="P113">Se puede justificar a la Derecha o Izquierda con:</text:p>
      <text:p text:style-name="P114"><text:span text:style-name="T31">std::cout « </text:span><text:span text:style-name="_3c_C_2b__2b__3e_">std::right;</text:span><text:span text:style-name="T31"> </text:span><text:span text:style-name="T23">(o</text:span> <text:span text:style-name="_3c_C_2b__2b__3e_">std::left</text:span><text:span text:style-name="T23">)</text:span></text:p>
      <text:p text:style-name="P115"><text:span text:style-name="_3c_C_2b__2b__3e_">std::setfil(‘-’);</text:span> <text:span text:style-name="_2f__2f_C">//imprimirá el carácter – como espacios:</text:span> <text:span text:style-name="T104">#include &lt;iomanip&gt;</text:span></text:p>
      <text:p text:style-name="P115">std::cout « std::left;</text:p>
      <text:p text:style-name="P115">std::cout « std::setfill(‘*’); </text:p>
      <text:p text:style-name="P116">(mismo Lastname con Daniel Grey que antes… Solución:</text:p>
      <text:p text:style-name="P117"><text:span text:style-name="T106">Lasname*************Firstname**********Age**</text:span> <text:span text:style-name="_2f__2f_C">//de</text:span><text:span text:style-name="_2f__2f_C"><text:span text:style-name="T109">s</text:span></text:span><text:span text:style-name="_2f__2f_C">pues <text:s/>hasta completar 20/20/5 espacios.</text:span></text:p>
      <text:p text:style-name="P118">Daniel****************Gray****************25***</text:p>
      <text:p text:style-name="P119"><text:span text:style-name="_3c_C_2b__2b__3e_">std::internal;</text:span> <text:span text:style-name="T23">justificará el signo + o – hacia la izquierda</text:span><text:span text:style-name="T73"> </text:span><text:s text:c="3"/>- <text:s text:c="3"/>123 <text:span text:style-name="T23">en vez de</text:span><text:span text:style-name="T107"> </text:span><text:s text:c="5"/>-123.</text:p>
      <text:p text:style-name="P120"><text:span text:style-name="T23">se incluye con</text:span> #include &lt;iomanip&gt; <text:span text:style-name="T23">el setw. ,,,,left/right con</text:span> &lt;ios&gt;</text:p>
      <text:p text:style-name="P121">---------------------------</text:p>
      <text:p text:style-name="P122"><text:span text:style-name="_3c_C_2b__2b__3e_">std::showpos</text:span><text:span text:style-name="T31"> </text:span><text:span text:style-name="T23">muestra el + para numeros positivos,</text:span><text:span text:style-name="T107"> </text:span><text:span text:style-name="T31">std::noshowpos</text:span> <text:span text:style-name="T23">los oculta</text:span> <text:span text:style-name="T31">&lt;</text:span><text:span text:style-name="T110">ios&gt;</text:span></text:p>
      <text:p text:style-name="P123">---------------------------</text:p>
      <text:p text:style-name="P120">#include &lt;ios&gt;</text:p>
      <text:p text:style-name="P124"><text:span text:style-name="_3c_C_2b__2b__3e_">std::dec</text:span><text:span text:style-name="T31"> </text:span><text:span text:style-name="T23">(muestra valores en Decimal), </text:span><text:span text:style-name="_3c_C_2b__2b__3e_">std::oct</text:span><text:span text:style-name="T31"> </text:span><text:span text:style-name="T23">(en octal),</text:span><text:span text:style-name="T73"> </text:span><text:span text:style-name="_3c_C_2b__2b__3e_">std::hex </text:span><text:span text:style-name="T23">(en hexadecimal)</text:span></text:p>
      <text:p text:style-name="P125"><text:span text:style-name="_3c_C_2b__2b__3e_">std::showbase</text:span><text:span text:style-name="T31"> </text:span><text:span text:style-name="T23">(muestra</text:span> <text:span text:style-name="T106">0 </text:span><text:span text:style-name="T23">antes de octal,</text:span> <text:span text:style-name="T106">0x</text:span> <text:span text:style-name="T23">en hex) //</text:span> <text:span text:style-name="_3c_C_2b__2b__3e_">std::noshowbase</text:span> <text:span text:style-name="T23">(lo desactiva)</text:span></text:p>
      <text:p text:style-name="P126">---------------------------</text:p>
      <text:p text:style-name="P127"><text:span text:style-name="_3c_C_2b__2b__3e_">std::uppercase</text:span> <text:span text:style-name="T23">(muestra el string en mayúsculas) //</text:span><text:span text:style-name="T107"> </text:span><text:span text:style-name="_3c_C_2b__2b__3e_">std::nouppercase</text:span><text:span text:style-name="T23">(lo desactiva) </text:span><text:span text:style-name="T31">&lt;</text:span><text:span text:style-name="T110">ios&gt;</text:span></text:p>
      <text:p text:style-name="P128">---------------------------</text:p>
      <text:p text:style-name="P129"><text:soft-page-break/>double c{1.34e-10};</text:p>
      <text:p text:style-name="P129">std::cout « c « std::endl; <text:span text:style-name="_2f__2f_C">//imprime 1.34E-10</text:span></text:p>
      <text:p text:style-name="P130">std::cout «<text:span text:style-name="T111"> </text:span><text:span text:style-name="_3c_C_2b__2b__3e_"><text:span text:style-name="T1">std::fixed;</text:span></text:span><text:span text:style-name="T111"> </text:span><text:span text:style-name="_2f__2f_C">//al hacer el cout lo imprimirá como 0.000000.</text:span><text:span text:style-name="T10"> </text:span>&lt;<text:span text:style-name="T104">ios&gt;</text:span></text:p>
      <text:p text:style-name="P131">---------------------------</text:p>
      <text:p text:style-name="P132"><text:span text:style-name="_3c_C_2b__2b__3e_">std::scientific</text:span><text:span text:style-name="T31"> </text:span><text:span text:style-name="T23">Muestra el valor en conotación cientifica (num x e^n) </text:span><text:s/><text:span text:style-name="T31">&lt;</text:span><text:span text:style-name="T110">ios&gt;</text:span></text:p>
      <text:p text:style-name="P133">para volver el float a su standard una vez activado el scientific hay que poner</text:p>
      <text:p text:style-name="P134"><text:span text:style-name="_3c_C_2b__2b__3e_">std:cout.unsetf(std::ios::scientific | std::ios::fixed); </text:span><text:span text:style-name="_2f__2f_C">//</text:span><text:span text:style-name="_2f__2f_C"><text:span text:style-name="T112">es un hack </text:span></text:span><text:span text:style-name="_2f__2f_C"><text:span text:style-name="T113">para quitarlo</text:span></text:span></text:p>
      <text:p text:style-name="P135">---------------------------</text:p>
      <text:p text:style-name="P120">#include &lt;iomanip&gt;</text:p>
      <text:p text:style-name="P132"><text:span text:style-name="_3c_C_2b__2b__3e_">std::setprecision(numero);</text:span><text:span text:style-name="T31"> </text:span><text:span text:style-name="T23">muestra la precisión de los numeros mostrados no solo como fracción sino también la parte antes del decimal. </text:span><text:span text:style-name="T114">X</text:span><text:span text:style-name="T115"> defecto la precisiónd </text:span><text:span text:style-name="T114">d</text:span><text:span text:style-name="T115"> cout es 6.</text:span></text:p>
      <text:p text:style-name="P135">---------------------------</text:p>
      <text:p text:style-name="P136"><text:span text:style-name="_3c_C_2b__2b__3e_">std::showpoint;</text:span><text:span text:style-name="T31"> </text:span><text:span text:style-name="T23">mostrará el decimal aunque el valor sea cero. 12.0 mostrará 12.0</text:span><text:span text:style-name="T116">000</text:span><text:span text:style-name="T23"> y no 12. </text:span><text:span text:style-name="T116">Muestra tantos ceros como la precisión tenga (por defecto 6 en cout). </text:span><text:span text:style-name="T117">Si es un int no mostrará ningun decimal.</text:span><text:span text:style-name="T118"> </text:span><text:span text:style-name="T119">int a = 32</text:span><text:span text:style-name="T118"> </text:span><text:span text:style-name="T117">con showpoint será siempre 32.</text:span><text:span text:style-name="T118"> </text:span><text:span text:style-name="T120">#include &lt;ios&gt;</text:span></text:p>
      <text:p text:style-name="P137">--------------------------</text:p>
      <text:p text:style-name="P138"><text:span text:style-name="_3c_C_2b__2b__3e_">std::flush</text:span><text:span text:style-name="T31"> </text:span><text:span text:style-name="T23">Manda directamente a la terminal el mensaje en vez de al buffer de salida.</text:span></text:p>
      <text:p text:style-name="P138"><text:span text:style-name="T31">std::cout « “hello world” « std::endl « std::flush;</text:span> <text:span text:style-name="_2f__2f_C">//no vemos cambio pero lo hace directo </text:span></text:p>
      <text:p text:style-name="P139"><text:span text:style-name="_2f__2f_C">es decir la salida lo hace en tiempo real. \n (secuencias de escape) no lo manda directo.</text:span></text:p>
      <text:h text:style-name="P140" text:outline-level="3"/>
      <text:h text:style-name="P140" text:outline-level="3">FUNCIONES MATEMATICAS</text:h>
      <text:p text:style-name="P141"><text:span text:style-name="T121">#include &lt;cmath&gt; <text:s/></text:span><text:a xlink:type="simple" xlink:href="https://en.cppreference.com/w/cpp/header/cmath" text:style-name="Internet_20_link" text:visited-style-name="Visited_20_Internet_20_Link"><text:span text:style-name="T121">https://en.cppreference.com/w/cpp/header/cmath</text:span></text:a></text:p>
      <text:p text:style-name="P142"><text:span text:style-name="_3c_C_2b__2b__3e_">std::floor(7.7);</text:span><text:span text:style-name="T122"> </text:span><text:span text:style-name="_2f__2f_C">// 7 </text:span><text:span text:style-name="T121"><text:s text:c="7"/></text:span><text:span text:style-name="_3c_C_2b__2b__3e_">std::ceil(7.7);</text:span><text:span text:style-name="T121"> </text:span><text:span text:style-name="_2f__2f_C">//8</text:span><text:span text:style-name="T121"> </text:span><text:span text:style-name="_2f__2f_C">Redondea a la baja o al alza el valor</text:span></text:p>
      <text:p text:style-name="P142"><text:span text:style-name="_3c_C_2b__2b__3e_">std::abs(-43);</text:span><text:span text:style-name="T121"> </text:span><text:span text:style-name="_2f__2f_C">// 43 <text:s text:c="2"/>Da el valor absoluto.</text:span></text:p>
      <text:p text:style-name="P143"><text:span text:style-name="_3c_C_2b__2b__3e_">std::exp(10);</text:span><text:span text:style-name="T121"> </text:span><text:span text:style-name="_2f__2f_C">// e=2,71828^10 <text:s/>exponencial <text:s text:c="9"/></text:span></text:p>
      <text:p text:style-name="P143"><text:span text:style-name="_3c_C_2b__2b__3e_">std::pow(3, 4);</text:span><text:span text:style-name="T121"> </text:span><text:span text:style-name="_2f__2f_C">// 2⁴ = 16 potencias</text:span></text:p>
      <text:p text:style-name="P143"><text:span text:style-name="_3c_C_2b__2b__3e_">std::log10(1000);</text:span><text:span text:style-name="T121"> </text:span><text:span text:style-name="_2f__2f_C">// en base 10^x=1000 logaritmo <text:s text:c="7"/></text:span></text:p>
      <text:p text:style-name="P143"><text:span text:style-name="T121">std::log(4.5); </text:span><text:span text:style-name="_2f__2f_C">// e^x=4.5 </text:span><text:span text:style-name="_2f__2f_C"><text:span text:style-name="T123">x defecto e</text:span></text:span></text:p>
      <text:p text:style-name="P144"><text:span text:style-name="_3c_C_2b__2b__3e_">std::sqrt(81);</text:span><text:span text:style-name="T121"> </text:span><text:span text:style-name="_2f__2f_C">//9 raiz cuadrada.</text:span></text:p>
      <text:p text:style-name="P144"><text:span text:style-name="_3c_C_2b__2b__3e_">std::round (3.23);</text:span><text:span text:style-name="T121"> </text:span><text:span text:style-name="_2f__2f_C">// 3 <text:s/>(3.5 = 4) Redondea como siempre.</text:span></text:p>
      <text:p text:style-name="P145"><text:span text:style-name="_3c_C_2b__2b__3e_">std::sin(0.4)</text:span><text:span text:style-name="T121"> </text:span><text:span text:style-name="_2f__2f_C">//cos, tan, acos, atan – seno, coseno, tangente, arcotangente.</text:span></text:p>
      <text:p text:style-name="P146"><text:span text:style-name="_3c_C_2b__2b__3e_">std::rand();</text:span><text:span text:style-name="T124"> </text:span><text:span text:style-name="_2f__2f_C">//Genera un número aleatorio entre 0 y RAND_MAX. </text:span><text:span text:style-name="_2f__2f_C"><text:span text:style-name="T125">No hace falta include.</text:span></text:span></text:p>
      <text:p text:style-name="P146"><text:span text:style-name="T126"><text:tab/></text:span><text:span text:style-name="T127">std::rand() % n;</text:span><text:span text:style-name="T128"> </text:span><text:span text:style-name="_2f__2f_C"><text:span text:style-name="T129">//generará numeros aleatorios entre 0 y n-1 </text:span></text:span><text:span text:style-name="_2f__2f_C"><text:span text:style-name="T130">pero siempre mismos</text:span></text:span></text:p>
      <text:p text:style-name="P146"><text:span text:style-name="T131"><text:tab/></text:span><text:span text:style-name="_3c_C_2b__2b__3e_">std::srand(std::time(0));</text:span><text:span text:style-name="T132"> </text:span><text:span text:style-name="_2f__2f_C"><text:span text:style-name="T130">//sí hará distinto. time(0) </text:span></text:span><text:span text:style-name="_2f__2f_C"><text:span text:style-name="T133">da fecha.</text:span></text:span><text:span text:style-name="T134"> </text:span><text:span text:style-name="T135">#include&lt;ctime&gt;</text:span></text:p>
      <text:h text:style-name="P147" text:outline-level="3" text:is-list-header="true"><text:soft-page-break/></text:h>
      <text:h text:style-name="P147" text:outline-level="3">CONDICIONALES</text:h>
      <text:p text:style-name="P148"><text:span text:style-name="T31">if (var1 == var2 ) {} else {};</text:span> <text:span text:style-name="_2f__2f_C">//si pasa esto entonces lo haces y si no (else) pues lo otro.</text:span></text:p>
      <text:p text:style-name="P149"><text:span text:style-name="T23">tambien se puede meter el</text:span><text:span text:style-name="T107"> </text:span><text:span text:style-name="T31">else if </text:span><text:span text:style-name="T23">para seguir con condicionales. </text:span><text:span text:style-name="T136">con múltiples else if, se ejecuta uno de ellos pero no el resto.</text:span></text:p>
      <text:p text:style-name="P150">----------------------------</text:p>
      <text:p text:style-name="P151"><text:span text:style-name="_3c_C_2b__2b__3e_">switch (tool) {</text:span><text:span text:style-name="T10"> </text:span><text:span text:style-name="_2f__2f_C">//</text:span><text:span text:style-name="_2f__2f_C"><text:span text:style-name="T137">el condicional tool puede ser solo </text:span></text:span><text:span text:style-name="_2f__2f_C"><text:span text:style-name="T138">int o enum (int, long, char, unsigned...</text:span></text:span><text:span text:style-name="_2f__2f_C"><text:span text:style-name="T139">NO un string</text:span></text:span><text:span text:style-name="_2f__2f_C"><text:span text:style-name="T138">)</text:span></text:span></text:p>
      <text:p text:style-name="P152"><text:span text:style-name="_3c_C_2b__2b__3e_">case lapiz : {lo que tenga que hacer;}</text:span></text:p>
      <text:p text:style-name="P151"><text:span text:style-name="_3c_C_2b__2b__3e_">break;</text:span> <text:span text:style-name="_2f__2f_C">//hay que poner el break o si no saltaría al otro case</text:span></text:p>
      <text:p text:style-name="P151">case boli : {lo otro que hacer;}</text:p>
      <text:p text:style-name="P151">break;</text:p>
      <text:p text:style-name="P151"><text:span text:style-name="_3c_C_2b__2b__3e_">default : {lo final que hacer;}}</text:span><text:span text:style-name="_2f__2f_C"> //</text:span><text:span text:style-name="_2f__2f_C"><text:span text:style-name="T140">cuando no es ninguno de los casos posibles.</text:span></text:span></text:p>
      <text:p text:style-name="P153">--------------------------</text:p>
      <text:p text:style-name="P154"><text:span text:style-name="T23">TERNARIOS:</text:span><text:span text:style-name="T141"> </text:span><text:span text:style-name="_3c_C_2b__2b__3e_">result = (condicion) ? opcion1 : opcion2 ;</text:span></text:p>
      <text:p text:style-name="P155"><text:span text:style-name="_2f__2f_C"><text:span text:style-name="T23">si se cumple la condicion, entonces el</text:span></text:span> <text:span text:style-name="T142">resultado = opcion1</text:span>. <text:span text:style-name="T23">Si no, </text:span><text:span text:style-name="T142">result = opcion2</text:span></text:p>
      <text:p text:style-name="P156">Opción1 y opción2 deben ser del mismo tipo o convertibles al mismo tipo. Si no ERROR.</text:p>
      <text:p text:style-name="P157"><text:span text:style-name="T31">int speed {condicion ? 300 : 100};</text:span> <text:span text:style-name="_2f__2f_C">//inicializará la variable speed a un valor u otro dependiendo de la condición que se de.</text:span></text:p>
      <text:p text:style-name="P158"><text:span text:style-name="T31">max = (a &gt; b)? a: “hello”; </text:span><text:span text:style-name="_2f__2f_C">//ERROR no son compatilbles las dos opciones.</text:span></text:p>
      <text:p text:style-name="P159"/>
      <text:h text:style-name="P160" text:outline-level="3">REPETICION</text:h>
      <text:p text:style-name="P161"><text:span text:style-name="T23">FOR: </text:span><text:span text:style-name="_3c_C_2b__2b__3e_">for (int i {}; i &lt; n; i++)</text:span><text:span text:style-name="_3c_C_3e_">{lo que sea;} </text:span><text:span text:style-name="_2f__2f_C">// i toma valor 0</text:span></text:p>
      <text:p text:style-name="P162"><text:span text:style-name="_3c_C_2b__2b__3e_">size_t</text:span><text:span text:style-name="T10"> </text:span><text:span text:style-name="_2f__2f_C"><text:span text:style-name="T23">es un alias para algunos tipos de unsigned int. </text:span></text:span><text:span text:style-name="_2f__2f_C"><text:span text:style-name="T143">Normalmente tiene 8 bytes.</text:span></text:span></text:p>
      <text:p text:style-name="P163"><text:span text:style-name="T31">for (</text:span><text:span text:style-name="_3c_C_2b__2b__3e_">size_t</text:span><text:span text:style-name="T31"> i = </text:span><text:span text:style-name="T144">10</text:span><text:span text:style-name="T31">0; i &gt; 0; i--){}</text:span><text:span text:style-name="T10"> </text:span></text:p>
      <text:p text:style-name="P164"><text:span text:style-name="T23">///</text:span><text:span text:style-name="T145">IMPORTANTE: el valor de i solo va a estar DENTRO del</text:span><text:span text:style-name="T146"> </text:span><text:span text:style-name="T147">for</text:span><text:span text:style-name="T146">. </text:span><text:span text:style-name="T145">No se puede acceder fuera. Para ello se </text:span><text:span text:style-name="T148">ha de declarar fuera:</text:span></text:p>
      <text:p text:style-name="P165">size_t j{}; <text:span text:style-name="_2f__2f_C">//toma valor 0</text:span></text:p>
      <text:p text:style-name="P165">for (j; j &lt; 10; ++j) <text:span text:style-name="_2f__2f_C">//aquí al salir del for, j tendría valor de 10. </text:span><text:span text:style-name="_2f__2f_C"><text:span text:style-name="T149">tambien ok :</text:span></text:span><text:span text:style-name="T150"> </text:span><text:span text:style-name="T149">for ( ; j &lt; 10; ++j)</text:span></text:p>
      <text:p text:style-name="P166">PUEDE SER UN LOOP FOR sin interador de suma sino una lista:</text:p>
      <text:p text:style-name="P167">FOR NO TRADICIONAL. <text:span text:style-name="T151">LOOP BASADO EN EL RANGO:</text:span></text:p>
      <text:p text:style-name="P168"><text:span text:style-name="T152">*</text:span><text:span text:style-name="_3c_C_2b__2b__3e_">for (double multiplicador{4}; auto i : {2, 4, 6, 89, 3}){std::cout « (i * multiplicador);}</text:span><text:span text:style-name="T10"> </text:span><text:span text:style-name="_2f__2f_C">// recorrerá la lista lo cual es chul</text:span><text:span text:style-name="_2f__2f_C"><text:span text:style-name="T153">í</text:span></text:span><text:span text:style-name="_2f__2f_C">simo por que podemos tomar valores aleatorios., </text:span><text:span text:style-name="_2f__2f_C"><text:span text:style-name="T154">pero tiene que ser una lista estática definidos en tiempos de compilación.</text:span></text:span></text:p>
      <text:p text:style-name="P169"><text:span text:style-name="T155">*</text:span><text:span text:style-name="T153">I</text:span>nt array_no_size [] {10, 12, 14, 11, 18, 15};</text:p>
      <text:p text:style-name="P169">for (auto value : array_no_size){ <text:span text:style-name="_2f__2f_C">//al no tener el tamaño se hace el for así.</text:span></text:p>
      <text:p text:style-name="P169"><text:soft-page-break/><text:tab/>std::cout « value « std::endl;}</text:p>
      <text:p text:style-name="P170">Si queremos modificar el valor del array se le pasa por referencia:<text:line-break/><text:span text:style-name="_3c_C_3e_">for (auto&amp; value : array){value *= 2;}</text:span></text:p>
      <text:p text:style-name="P171">-------------------------</text:p>
      <text:p text:style-name="P172"><text:span text:style-name="T23">WHILE:</text:span><text:span text:style-name="T107"> </text:span><text:span text:style-name="_3c_C_2b__2b__3e_">while</text:span><text:span text:style-name="T31"> (i &lt; 100) {instrucciones; i++;} </text:span><text:span text:style-name="_2f__2f_C">//la variable i debe ser declarada fuera del while.</text:span></text:p>
      <text:p text:style-name="P173">-------------------------</text:p>
      <text:p text:style-name="P174"><text:span text:style-name="T23">DO WHILE:</text:span><text:span text:style-name="T107"> </text:span><text:span text:style-name="_3c_C_2b__2b__3e_">do</text:span><text:span text:style-name="T31">{instrucciones; i++;} </text:span><text:span text:style-name="_3c_C_2b__2b__3e_">while</text:span><text:span text:style-name="T31"> (i &lt; 100); </text:span><text:span text:style-name="_2f__2f_C">//se hace antes de entrar en la condición</text:span></text:p>
      <text:p text:style-name="P175"><text:span text:style-name="_2f__2f_C">la variable i tambien se inicializa fuera del do while</text:span><text:span text:style-name="T10"> (</text:span><text:span text:style-name="T31">size_t i = 0;</text:span><text:span text:style-name="T10">)</text:span></text:p>
      <text:p text:style-name="P176">-------------------------</text:p>
      <text:p text:style-name="P177"><text:span text:style-name="T23">break y continue:</text:span><text:span text:style-name="T10"> </text:span><text:span text:style-name="_3c_C_2b__2b__3e_">break;</text:span><text:span text:style-name="T31"> </text:span><text:span text:style-name="_2f__2f_C">saldrá del loop en una determinada situación.</text:span><text:span text:style-name="T10"> </text:span><text:span text:style-name="_3c_C_2b__2b__3e_">continue</text:span><text:span text:style-name="T31"> </text:span><text:span text:style-name="_2f__2f_C">seguirá bajo</text:span></text:p>
      <text:p text:style-name="P178"><text:span text:style-name="_2f__2f_C">otra condición.</text:span></text:p>
      <text:p text:style-name="P178"/>
      <text:h text:style-name="P179" text:outline-level="3">ARRAYS</text:h>
      <text:p text:style-name="P180"><text:span text:style-name="_3c_C_3e_">int numeros [10] {1,2,3,5,6,7,8,9,10};</text:span><text:span text:style-name="T10"> </text:span><text:span text:style-name="_2f__2f_C">//ver que en c hay que incluir el =</text:span></text:p>
      <text:p text:style-name="P180"><text:span text:style-name="_3c_C_3e_">int numeros [10] {1,2};</text:span> <text:span text:style-name="_2f__2f_C">//se inicializa numeros[0] y 1 a 1, 2 pero el resto lo hace a cero.</text:span></text:p>
      <text:p text:style-name="P180"><text:span text:style-name="_3c_C_3e_">int numeros [10] {};</text:span> <text:span text:style-name="_2f__2f_C">//inicializa todos a cero.</text:span></text:p>
      <text:p text:style-name="P181"><text:span text:style-name="_3c_C_3e_">int numeros[] {1,2,3,4,5,6,7,8,9,10,11};</text:span> <text:span text:style-name="_2f__2f_C">//el compilador sabe el tamaño por el numero de elementos</text:span></text:p>
      <text:p text:style-name="P181"><text:span text:style-name="_2f__2f_C">pero, si queremos sacar</text:span><text:span text:style-name="T10"> </text:span><text:span text:style-name="T156">el tamaño</text:span><text:span text:style-name="T10"> </text:span><text:span text:style-name="_2f__2f_C">se hace con</text:span> <text:span text:style-name="_3c_C_2b__2b__3e_">std::size(numeros).</text:span></text:p>
      <text:p text:style-name="P181"><text:tab/><text:span text:style-name="_3c_C_3e_">for (size_t i{0}; i &lt; </text:span><text:span text:style-name="_3c_C_2b__2b__3e_">std::size</text:span><text:span text:style-name="_3c_C_3e_">(numeros); ++i){,,,};</text:span></text:p>
      <text:p text:style-name="P182">previamente era con <text:span text:style-name="_3c_C_2b__2b__3e_">sizeof(numeros) / sizeof(numeros[0]);</text:span></text:p>
      <text:p text:style-name="P182">------------------------------</text:p>
      <text:p text:style-name="P183">Los arrays de caracteres se pueden imprimir como en C de printf asi:</text:p>
      <text:p text:style-name="P184">char msg[5] = “hola”; <text:span text:style-name="_2f__2f_C">//msg[4] = ‘\0’ automaticamente.</text:span></text:p>
      <text:p text:style-name="P184">std::cout « msg; <text:span text:style-name="_2f__2f_C">//imprime hola.</text:span></text:p>
      <text:p text:style-name="P185"><text:span text:style-name="T23">PERO NO PODEMOS HACER ESTO:</text:span><text:span text:style-name="T10"><text:line-break/></text:span>char a = “hola”;</text:p>
      <text:p text:style-name="P185">a = “adios”; <text:span text:style-name="_2f__2f_C">//NO SE PUEDE por que siempre ha de apuntar al inicio de “hola” que ha sido declarado.</text:span></text:p>
      <text:p text:style-name="P186">Si se quierre reasignar, han de usarse punteros:</text:p>
      <text:p text:style-name="P185">char *a = “hola”;</text:p>
      <text:p text:style-name="P185">a = “adios”;<text:span text:style-name="T10"> </text:span><text:span text:style-name="_2f__2f_C">//esto está bien. </text:span><text:span text:style-name="_2f__2f_C"><text:span text:style-name="T157">pero perdemos “hola” y se pierde memoria.</text:span></text:span></text:p>
      <text:p text:style-name="P186">-------------------------------</text:p>
      <text:p text:style-name="P187">RAW C-Strings</text:p>
      <text:p text:style-name="P188">char* str = <text:span text:style-name="_3c_C_2b__2b__3e_">R”(</text:span></text:p>
      <text:p text:style-name="P188">gato</text:p>
      <text:p text:style-name="P188">perro<text:span text:style-name="_3c_C_2b__2b__3e_">)”</text:span>;<text:span text:style-name="T10"> </text:span><text:span text:style-name="_2f__2f_C">//Mostrará gato y salto de linea debajo perro. </text:span><text:span text:style-name="_2f__2f_C"><text:span text:style-name="T158">La R tiene que ser mayúscula</text:span></text:span></text:p>
      <text:h text:style-name="P189" text:outline-level="3"><text:soft-page-break/></text:h>
      <text:h text:style-name="P190" text:outline-level="3">MANIPULACION C-STRINGS</text:h>
      <text:p text:style-name="P191"><text:span text:style-name="T23">Utilizan</text:span><text:span text:style-name="T107"> </text:span><text:span text:style-name="T31">#include &lt;cstring&gt;</text:span></text:p>
      <text:p text:style-name="P192"><text:span text:style-name="_3c_C_2b__2b__3e_">std::strlen(str);</text:span> <text:span text:style-name="T10">/</text:span><text:span text:style-name="_2f__2f_C">/numero de caracteres del string. No cuenta \0.</text:span><text:span text:style-name="T10"> </text:span><text:span text:style-name="T159">sizeof</text:span><text:span text:style-name="T160"> </text:span><text:span text:style-name="_2f__2f_C"><text:span text:style-name="T159">cuenta el \0 PERO SI NO ES UN PUNTERO. ya que si lo es, sizeof dará el tamaño del puntero (8 bytes). </text:span></text:span><text:span text:style-name="_2f__2f_C"><text:span text:style-name="T161">strlen del puntero funcionará.</text:span></text:span></text:p>
      <text:p text:style-name="P193"><text:span text:style-name="_3c_C_2b__2b__3e_">std::strcmp(str1, str2);</text:span> <text:span text:style-name="_2f__2f_C">//Compara </text:span><text:span text:style-name="_2f__2f_C"><text:span text:style-name="T162">2</text:span></text:span><text:span text:style-name="_2f__2f_C"> strings. Hasta </text:span><text:span text:style-name="_2f__2f_C"><text:span text:style-name="T162">1º</text:span></text:span><text:span text:style-name="_2f__2f_C"> char differente -</text:span><text:span text:style-name="_2f__2f_C"><text:span text:style-name="T163">1</text:span></text:span><text:span text:style-name="_2f__2f_C"> </text:span><text:span text:style-name="_2f__2f_C"><text:span text:style-name="T163">ó 1</text:span></text:span><text:span text:style-name="_2f__2f_C">. = 0 si todo igual</text:span></text:p>
      <text:p text:style-name="P194"><text:span text:style-name="_3c_C_2b__2b__3e_">std::strncmp(str1, str2, n);</text:span><text:span text:style-name="T102"> </text:span><text:span text:style-name="_2f__2f_C">//igual q strcmp pero compara hasta </text:span><text:span text:style-name="_2f__2f_C"><text:span text:style-name="T162">1</text:span></text:span><text:span text:style-name="_2f__2f_C"> “n” número. -</text:span><text:span text:style-name="_2f__2f_C"><text:span text:style-name="T163">1, 1 diferente.</text:span></text:span></text:p>
      <text:p text:style-name="P195"><text:span text:style-name="_3c_C_2b__2b__3e_">std::strchr(char *str1, char ch);</text:span><text:span text:style-name="T10"> </text:span><text:span text:style-name="_2f__2f_C">//</text:span><text:span text:style-name="_2f__2f_C"><text:span text:style-name="T164">devuelve puntero a </text:span></text:span><text:span text:style-name="_2f__2f_C"><text:span text:style-name="T162">1ª</text:span></text:span><text:span text:style-name="_2f__2f_C"><text:span text:style-name="T164"> aparicion de ch en str. Si no Null.</text:span></text:span></text:p>
      <text:p text:style-name="P196"><text:span text:style-name="_3c_C_2b__2b__3e_">std::strrchr(str, ‘a’);</text:span> <text:span text:style-name="_2f__2f_C">//lo mismo pero devuelve la última posición donde esté. Si no, nullstr.</text:span></text:p>
      <text:p text:style-name="P197"><text:span text:style-name="_3c_C_2b__2b__3e_">std::strstr(str, target);</text:span><text:span text:style-name="T10"> </text:span><text:span text:style-name="_2f__2f_C">//devuelve posición puntero donde está target en str. Null si no.</text:span></text:p>
      <text:p text:style-name="P198">-----------------------------</text:p>
      <text:p text:style-name="P199"><text:span text:style-name="_3c_C_2b__2b__3e_">std::strcat(dest, src);</text:span><text:span text:style-name="T31"> </text:span><text:span text:style-name="_2f__2f_C">//</text:span><text:span text:style-name="_2f__2f_C"><text:span text:style-name="T165">acoplará</text:span></text:span><text:span text:style-name="_2f__2f_C"> lo q esté en src, en dest. </text:span><text:span text:style-name="_2f__2f_C"><text:span text:style-name="T166">Tiene que ser dets suficiente grande</text:span></text:span></text:p>
      <text:p text:style-name="P200"><text:span text:style-name="_3c_C_2b__2b__3e_">std::strncat(dest, source, n);</text:span><text:span text:style-name="T72"> </text:span><text:span text:style-name="_2f__2f_C">//Lo mismo pero concatenará hasta el n carácter.</text:span></text:p>
      <text:p text:style-name="P200"><text:span text:style-name="_3c_C_2b__2b__3e_">std::strcpy(dest, source);</text:span><text:span text:style-name="T10"> </text:span><text:span text:style-name="_2f__2f_C">//copiará lo de source en dest. Tiene que ser suficiente grande dest.</text:span></text:p>
      <text:p text:style-name="P201"><text:span text:style-name="_3c_C_2b__2b__3e_">std::strncpy(dest, src, n);</text:span><text:span text:style-name="T31"> </text:span><text:span text:style-name="_2f__2f_C">//copiará n caracteres de src a dest.</text:span></text:p>
      <text:h text:style-name="P202" text:outline-level="3"><text:span text:style-name="_2f__2f_C"><text:span text:style-name="T167"/></text:span></text:h>
      <text:h text:style-name="P203" text:outline-level="3">PUNTEROS</text:h>
      <text:p text:style-name="P204">Se puede inizializar punteros como: </text:p>
      <text:p text:style-name="P205"><text:span text:style-name="_3c_C_3e_">int</text:span><text:span text:style-name="_3c_C_3e_"><text:span text:style-name="T168">*</text:span></text:span><text:span text:style-name="_3c_C_3e_"> puntero</text:span><text:span text:style-name="_3c_C_3e_"><text:span text:style-name="T168">{</text:span></text:span><text:span text:style-name="_3c_C_2b__2b__3e_">nullptr</text:span><text:span text:style-name="_3c_C_3e_"><text:span text:style-name="T168">};</text:span></text:span><text:span text:style-name="_3c_C_3e_"> </text:span><text:span text:style-name="_2f__2f_C">// podria funcionar NULL en vez de nullprr pero no sería seguro. NULL = 0 que es un entero, nullptr ya que no es un valor entero. </text:span><text:span text:style-name="_2f__2f_C"><text:span text:style-name="T169">En C solo se puede NULL.</text:span></text:span></text:p>
      <text:p text:style-name="P204">-----------------------</text:p>
      <text:p text:style-name="P206"><text:span text:style-name="T170">c</text:span><text:span text:style-name="T31">har* msg = “Hola Mundo!”; </text:span><text:span text:style-name="_2f__2f_C">//ERROR de compilación. Es una cadena literal</text:span></text:p>
      <text:p text:style-name="P207"><text:span text:style-name="T170">const </text:span><text:span text:style-name="T31">char* msg {“Hola Mundo!”};</text:span><text:span text:style-name="T10"> </text:span><text:span text:style-name="_2f__2f_C">// </text:span><text:span text:style-name="_2f__2f_C"><text:span text:style-name="T171">sí compila! <text:s/>A</text:span></text:span><text:span text:style-name="_2f__2f_C">punta al primer carácter ‘H’. </text:span><text:span text:style-name="_2f__2f_C"><text:span text:style-name="T172">sin const no compilará </text:span></text:span><text:span text:style-name="_2f__2f_C"><text:span text:style-name="T173">por que “Hola Mundo!” es un literal (creado en memoria de solo lectura “</text:span></text:span><text:span text:style-name="_2f__2f_C"><text:span text:style-name="T174">estática”</text:span></text:span><text:span text:style-name="_2f__2f_C"><text:span text:style-name="T173">) ya que si hacemos </text:span></text:span><text:span text:style-name="T175">char a[] = “Hola Mundo!”</text:span><text:span text:style-name="T176"> </text:span><text:span text:style-name="_2f__2f_C"><text:span text:style-name="T173">eso es una copia de ese literal, pero </text:span></text:span><text:span text:style-name="T175">char* msg</text:span><text:span text:style-name="T176"> </text:span><text:span text:style-name="_2f__2f_C"><text:span text:style-name="T173">está dirigiendose a esa memoria de solo lectura, por lo que no puede ser cambiada, y por ello se pone el </text:span></text:span><text:span text:style-name="T175">const</text:span><text:span text:style-name="_2f__2f_C"><text:span text:style-name="T173">, para que compile.</text:span></text:span></text:p>
      <text:p text:style-name="P208"><text:span text:style-name="_2f__2f_C"><text:span text:style-name="T173">E</text:span></text:span><text:span text:style-name="_2f__2f_C">l que marca qué es una cadena literal son las comillas dobles“”</text:span></text:p>
      <text:p text:style-name="P209"><text:span text:style-name="T31">std::cout « *msg; </text:span><text:span text:style-name="_2f__2f_C">// imprimirá la H solo.</text:span></text:p>
      <text:p text:style-name="P210">-----------------------</text:p>
      <text:p text:style-name="P211"><text:span text:style-name="_3c_C_2b__2b__3e_">const int* p;</text:span><text:span text:style-name="T31"> </text:span><text:span text:style-name="_2f__2f_C">//Puntero a constante (entera). puede almacenar otra direccion pero no modificar la variable a quien apunta. </text:span><text:span text:style-name="_2f__2f_C"><text:span text:style-name="T76">int no tiene por que ser const.</text:span></text:span><text:span text:style-name="T177"> </text:span><text:span text:style-name="T178">int a; p = &amp;a </text:span><text:span text:style-name="_2f__2f_C"><text:span text:style-name="T76">// es correcto. Pero... </text:span></text:span></text:p>
      <text:p text:style-name="P212"><text:span text:style-name="T31">const int a; int *p = &amp;a</text:span><text:span text:style-name="T10"> </text:span><text:span text:style-name="_2f__2f_C">//da error </text:span><text:span text:style-name="_2f__2f_C"><text:span text:style-name="T77">por que podriamos modificar el valor de const int a.</text:span></text:span></text:p>
      <text:p text:style-name="P211"><text:span text:style-name="_3c_C_2b__2b__3e_">int* const p;</text:span><text:span text:style-name="T31"> </text:span><text:span text:style-name="_2f__2f_C">//Puntero constante de int. No puede apuntar otro lado pero si modificar valor de la variable.</text:span></text:p>
      <text:p text:style-name="P211"><text:span text:style-name="_3c_C_2b__2b__3e_">const int* const p;</text:span><text:span text:style-name="T31"> </text:span><text:span text:style-name="_2f__2f_C">//puntero constante a constante (de int) no puede apuntar a otra dirección ni puede modificar el valor. </text:span></text:p>
      <text:p text:style-name="P213">-----------------------</text:p>
      <text:p text:style-name="P214"><text:soft-page-break/>char *str = “Hola Mundo”;</text:p>
      <text:p text:style-name="P215"><text:span text:style-name="T31">std::cout « “direccion memoria almacenada en str: “ « </text:span><text:span text:style-name="_3c_C_2b__2b__3e_">(void*)str</text:span><text:span text:style-name="T31">;</text:span><text:span text:style-name="_2f__2f_C"> //tiene que ir los () tambien.</text:span></text:p>
      <text:p text:style-name="P216"><text:span text:style-name="_2f__2f_C">por que si se pone « str, imprimirá “Hola Mundo”. </text:span><text:span text:style-name="_2f__2f_C"><text:span text:style-name="T179">void *str sería llamar a un puntero void. y no es.</text:span></text:span></text:p>
      <text:h text:style-name="P217" text:outline-level="3"/>
      <text:h text:style-name="P218" text:outline-level="3">ARITMÉTICA CON PUNTEROS</text:h>
      <text:p text:style-name="P219">Se puede hacer puntero++ y pasará numero de bytes de lo que es. (char = <text:span text:style-name="T102">ptr++</text:span> = 1byte más; int = Ptr++ = 4 bytes). </text:p>
      <text:p text:style-name="P219">Se puede hacer diferencia entre punteros para obtener la distancia y dará el numero de bytes dependiendo de que tipo de puntero es. (char 1 byte, int 4 bytes). <text:s/><text:span text:style-name="T180">Es decir dará como resultado el numero de ELEMENTOS que los separa. No el numero de bytes.</text:span></text:p>
      <text:p text:style-name="P220"><text:span text:style-name="T23">Hay un tipo que como size_t almacena la diferencia:</text:span> <text:span text:style-name="_3c_C_2b__2b__3e_">std::ptrdiff_t</text:span></text:p>
      <text:p text:style-name="P220"><text:span text:style-name="_3c_C_2b__2b__3e_">std::ptrdiff_t variable</text:span> <text:span text:style-name="_3c_C_3e_">= ptr1 – ptr1;</text:span> <text:span text:style-name="_2f__2f_C">//PUEDE SER NEGATIVO</text:span><text:span text:style-name="_2f__2f_C"><text:span text:style-name="T181">. Es necesario para abordar tamaño de punteros en 64bits y 32 bits que pueden provocar desbordamiento si no.</text:span></text:span></text:p>
      <text:p text:style-name="P221"><text:span text:style-name="T182">E</text:span><text:span text:style-name="T23">l sizeof de</text:span> <text:span text:style-name="_3c_C_3e_">ptrdiff_t</text:span> <text:span text:style-name="T23">es 8bytes permitiendo usar mucho espacio entre arrays.</text:span></text:p>
      <text:h text:style-name="P222" text:outline-level="3"/>
      <text:h text:style-name="P223" text:outline-level="3">RESERVAR MEMORIA</text:h>
      <text:p text:style-name="P224"><text:span text:style-name="_3c_C_3e_">int *array; array =</text:span> <text:span text:style-name="_3c_C_2b__2b__3e_">new int[numero de enteros a reservar];</text:span> <text:span text:style-name="_2f__2f_C">//reserva mem en </text:span><text:span text:style-name="_2f__2f_C"><text:span text:style-name="T183">h</text:span></text:span><text:span text:style-name="_2f__2f_C">eap </text:span><text:span text:style-name="_2f__2f_C"><text:span text:style-name="T183">de</text:span></text:span><text:span text:style-name="_2f__2f_C"> </text:span><text:span text:style-name="_2f__2f_C"><text:span text:style-name="T184">arrays</text:span></text:span></text:p>
      <text:p text:style-name="P225"><text:span text:style-name="_3c_C_2b__2b__3e_">delete[]</text:span><text:span text:style-name="T102"> </text:span><text:span text:style-name="_3c_C_3e_"><text:span text:style-name="T168">array;</text:span></text:span> <text:span text:style-name="_2f__2f_C">//libera la memoria de </text:span><text:span text:style-name="_2f__2f_C"><text:span text:style-name="T184">arrays CON []</text:span></text:span></text:p>
      <text:p text:style-name="P226"><text:span text:style-name="T184">a</text:span>rray = nullptr;</text:p>
      <text:p text:style-name="P227"><text:span text:style-name="T23">LOS PUNTEROS ASIGNADOS DINAMICAMENTE LA MEMORIA NO PUEDEN TENER </text:span>std::size(array), <text:span text:style-name="T23">aunque los in</text:span><text:span text:style-name="T185">i</text:span><text:span text:style-name="T23">cialices como</text:span></text:p>
      <text:p text:style-name="P227">double *temperaturas = new double[size]{10,0,20,2,30,1}; <text:span text:style-name="_2f__2f_C">//Para ello tendrás q pasarle el “size”</text:span></text:p>
      <text:p text:style-name="P228"><text:span text:style-name="T23">TAMPOCO SE PUEDEN HACER RANGE LOOPS:</text:span><text:span text:style-name="T107"> </text:span></text:p>
      <text:p text:style-name="P228">for (auto <text:span text:style-name="T186">elem</text:span> : array){<text:span text:style-name="T186">std::cout « elem;</text:span>} <text:span text:style-name="_2f__2f_C">//</text:span><text:span text:style-name="_2f__2f_C"><text:span text:style-name="T174">no se puede.</text:span></text:span></text:p>
      <text:p text:style-name="P229">esto es por que “array” no es un array es un PUNTERO que almacena una array.</text:p>
      <text:p text:style-name="P230">----------------- </text:p>
      <text:p text:style-name="P231"><text:span text:style-name="T23">Para punteros:</text:span><text:span text:style-name="T107"> </text:span><text:span text:style-name="T31">int *ptr; ptr = </text:span><text:span text:style-name="_3c_C_2b__2b__3e_">new int;</text:span><text:span text:style-name="T105"> </text:span><text:span text:style-name="_2f__2f_C">//no se usan los corchetes con punteros.</text:span></text:p>
      <text:p text:style-name="P231"><text:span text:style-name="_3c_C_2b__2b__3e_">delete</text:span><text:span text:style-name="T72"> </text:span><text:span text:style-name="_3c_C_3e_"><text:span text:style-name="T168">ptr;</text:span></text:span><text:span text:style-name="T31"> </text:span><text:span text:style-name="_2f__2f_C">//no se usan los corchetes en new, asi que aquí tampoco.</text:span></text:p>
      <text:p text:style-name="P232"><text:span text:style-name="T31">ptr = nullptr; </text:span><text:span text:style-name="_2f__2f_C">//la memoria se desasigna, pero todavía puede tener valor. Aquí la borramos.</text:span></text:p>
      <text:p text:style-name="P233">-----------------</text:p>
      <text:p text:style-name="P234">int *ptr = new int(32); <text:span text:style-name="_2f__2f_C"><text:span text:style-name="T187">// se le puede defererenciar desde la inicializacion para que no tenga basura.</text:span></text:span></text:p>
      <text:p text:style-name="P234">delete ptr; ptr = nullptr;</text:p>
      <text:p text:style-name="P235"><text:span text:style-name="T31">ptr = new int (55); </text:span><text:span text:style-name="_2f__2f_C">//esto es válido. el delete no borra la DECLARACIÓN del puntero creado.</text:span></text:p>
      <text:p text:style-name="P236">-----------------</text:p>
      <text:p text:style-name="P237">Habría que borrar la memoria de ese ptr, pero JAMAS se ponen dos delete</text:p>
      <text:p text:style-name="P238"><text:soft-page-break/>delete ptr;</text:p>
      <text:p text:style-name="P239"><text:span text:style-name="T31">delete ptr;</text:span><text:span text:style-name="_2f__2f_C"> //MAL el segundo delete!!! </text:span></text:p>
      <text:p text:style-name="P240">Puede parecer chorra.. pero si hacemos delete de otro puntero que apunta a la MISMA dirección de momoria que otro puntero que hemos hecho delete. Al borrar ese primer puntero, no haría falta borrar el segundo!!</text:p>
      <text:p text:style-name="P241">int *p1 {new int {32}};</text:p>
      <text:p text:style-name="P241">int *p2 = new int (75);</text:p>
      <text:p text:style-name="P242"><text:span text:style-name="T31">p2 = p1; </text:span><text:span text:style-name="_2f__2f_C">//misma dirección de p1, pero la cagamos por que ya no podemos liberar memoria de p2</text:span></text:p>
      <text:p text:style-name="P241">delete p1;</text:p>
      <text:p text:style-name="P242"><text:span text:style-name="T31">delete p2; </text:span><text:span text:style-name="_2f__2f_C">//aquí la hemos cagado por segunda vez.</text:span></text:p>
      <text:p text:style-name="P243">Podemos hacer: </text:p>
      <text:p text:style-name="P244">int *p1 = new int;</text:p>
      <text:p text:style-name="P245"><text:span text:style-name="T31">int *p2 = p1; delete p2;</text:span><text:span text:style-name="T10"> </text:span><text:span text:style-name="_2f__2f_C">//esto es valido y libera toda la memoria.</text:span></text:p>
      <text:p text:style-name="P243"><text:s/>---------------------------</text:p>
      <text:p text:style-name="P246">En el caso de fallar la reserva de memoria se puede hacer dos cosas:</text:p>
      <text:p text:style-name="P246">1. TRY – CATCH (excepciones)</text:p>
      <text:p text:style-name="P247"><text:span text:style-name="T107"><text:tab/></text:span><text:span text:style-name="T31">for (size_t i{},; i &lt; 100000000000 ; ++i){</text:span></text:p>
      <text:p text:style-name="P248"><text:tab/> <text:s/><text:span text:style-name="_3c_C_2b__2b__3e_">try</text:span>{int * lots_of_ints { new int[10000000]}};</text:p>
      <text:p text:style-name="P248"><text:tab/> <text:s/><text:span text:style-name="_3c_C_2b__2b__3e_">catch(std::exception&amp; variable)</text:span>{ std::cout « “excepcion: “ « variable.what();}}</text:p>
      <text:p text:style-name="P246"><text:s text:c="2"/>Lanza excepciones que es herramienta para ver el fallo que lo saca por el variable.what() como mensaje.</text:p>
      <text:p text:style-name="P246">2. <text:span text:style-name="T188">STD::NOTHROW</text:span></text:p>
      <text:p text:style-name="P247"><text:span text:style-name="T107"><text:tab/></text:span><text:span text:style-name="T189">for (size_t i{}; i <text:s/>&lt; 100000000000; i++){</text:span></text:p>
      <text:p text:style-name="P248"><text:tab/> <text:s/><text:span text:style-name="T188">int* <text:s/>lots_of_ints { </text:span><text:span text:style-name="T190">new(std::nothrow)</text:span><text:span text:style-name="T188"> int[10000000]}; </text:span><text:span text:style-name="_2f__2f_C"><text:span text:style-name="T188">//</text:span></text:span><text:span text:style-name="_2f__2f_C"><text:span text:style-name="T191">No lanza excepcion</text:span></text:span></text:p>
      <text:p text:style-name="P248"><text:tab/> <text:s/><text:span text:style-name="T188">if (lots_of_ints == nullptr){std::cout « “Memoria fallida”}</text:span></text:p>
      <text:p text:style-name="P247"><text:span text:style-name="T31"><text:tab/> <text:s/></text:span><text:span text:style-name="T189">else ….. </text:span><text:span text:style-name="_2f__2f_C"><text:span text:style-name="T188">// se parece al método de C (if (!lots_of_ints).</text:span></text:span></text:p>
      <text:p text:style-name="P249">Si no le ponemos el std::nothrow, en programa <text:s/>nofuncionaría porque <text:s/>lanzaría una excepción de tipo <text:span text:style-name="_3c_C_3e_">std::bad_alloc</text:span> <text:s/>y no le asignaría el <text:span text:style-name="_3c_C_3e_">nullptr</text:span> al puntero, por lo que <text:s/>al final el programa crashearia.</text:p>
      <text:p text:style-name="P250"><text:span text:style-name="T23">LOS ERRORES EN LINUX cuando se devuelve un return 1; se pueden ver desde la terminal como:</text:span><text:span text:style-name="T107"><text:line-break/></text:span><text:span text:style-name="T31">echo $ (enter)</text:span><text:span text:style-name="T107"> </text:span><text:span text:style-name="T23">y devolverá el valor de retorno, del return, que es 1 si da un error (tienes que poner</text:span><text:span text:style-name="T107"> </text:span><text:span text:style-name="T31">return 1;</text:span><text:span text:style-name="T107"> </text:span><text:span text:style-name="T23">en caso de error</text:span></text:p>
      <text:h text:style-name="P251" text:outline-level="3"/>
      <text:h text:style-name="P251" text:outline-level="3">std::string</text:h>
      <text:p text:style-name="P252"><text:span text:style-name="T107">Se utiliza incluyendo </text:span><text:span text:style-name="_3c_C_2b__2b__3e_">#include &lt;string&gt;</text:span></text:p>
      <text:p text:style-name="P253"><text:soft-page-break/><text:span text:style-name="_3c_C_2b__2b__3e_">std::string variable = “hello world”</text:span></text:p>
      <text:p text:style-name="P254"><text:span text:style-name="_3c_C_3e_">std::string var1 {variable};</text:span> <text:span text:style-name="_2f__2f_C">//var1 = hello world </text:span></text:p>
      <text:p text:style-name="P252"><text:span text:style-name="_3c_C_3e_">std::string var2</text:span><text:span text:style-name="_3c_C_2b__2b__3e_"> {“hello world”, 3}; </text:span><text:span text:style-name="_2f__2f_C">// var2 = hel</text:span></text:p>
      <text:p text:style-name="P252"><text:span text:style-name="_3c_C_3e_">std::string </text:span><text:span text:style-name="_3c_C_2b__2b__3e_">var3(5, ‘a’);</text:span> <text:span text:style-name="_2f__2f_C">//var3 = aaaaa</text:span></text:p>
      <text:p text:style-name="P252"><text:span text:style-name="_3c_C_3e_">std::string</text:span> <text:span text:style-name="_3c_C_2b__2b__3e_">var4 {variable, 6, 5};</text:span> <text:span text:style-name="_2f__2f_C">//var4 = world. 6 = </text:span><text:span text:style-name="_2f__2f_C"><text:span text:style-name="T192">indice</text:span></text:span><text:span text:style-name="_2f__2f_C"> inicial a partir, 5 = num de chars cpy.</text:span></text:p>
      <text:p text:style-name="P255">No tiene problema en añadir la cantidad de texto necesario que sea :</text:p>
      <text:p text:style-name="P256"><text:span text:style-name="T31">variable = “hello world, ya ves que puedo poner lo que me d </text:span><text:span text:style-name="T193">ga</text:span><text:span text:style-name="T31">na”; </text:span><text:span text:style-name="_2f__2f_C">//sin problema de memoria</text:span></text:p>
      <text:p text:style-name="P257">con punteros esto: </text:p>
      <text:p text:style-name="P258">const char *variable = “hello world”;</text:p>
      <text:p text:style-name="P259"><text:span text:style-name="T31">variable = “hello world, ya ves que puedo….”; </text:span><text:span text:style-name="_2f__2f_C">//lo haría pero gastaría memoria perdiendo el primer “hello world”. </text:span><text:span text:style-name="_2f__2f_C"><text:span text:style-name="T194">por que <text:s/>“variable” apunta a una nueva dirección para albergar el texto más largo.</text:span></text:span></text:p>
      <text:p text:style-name="P260">----------------------------</text:p>
      <text:p text:style-name="P261"><text:span text:style-name="T194">R</text:span>AW STRINGS <text:span text:style-name="T195">LITERALS </text:span>(<text:span text:style-name="T195">escribir lo que se quiera</text:span>)</text:p>
      <text:p text:style-name="P262">std::string lista {<text:span text:style-name="_3c_C_2b__2b__3e_">R”(</text:span></text:p>
      <text:p text:style-name="P262">limpiar</text:p>
      <text:p text:style-name="P262">colada</text:p>
      <text:p text:style-name="P262">comprar comida</text:p>
      <text:p text:style-name="P263"><text:span text:style-name="_3c_C_2b__2b__3e_">)”</text:span><text:span text:style-name="T31">}; </text:span><text:span text:style-name="_2f__2f_C">//lo saca como se crea </text:span><text:span text:style-name="_2f__2f_C"><text:span text:style-name="T196">con sus saltos de linea.</text:span></text:span></text:p>
      <text:p text:style-name="P264"/>
      <text:p text:style-name="P265"><text:span text:style-name="T197">s</text:span><text:span text:style-name="T31">td::string directorio {“\”C:</text:span><text:a xlink:type="simple" xlink:href="file://temp/" text:style-name="Internet_20_link" text:visited-style-name="Visited_20_Internet_20_Link"><text:span text:style-name="_3c_C_3e_"><text:span text:style-name="T1">\\temp\</text:span></text:span></text:a><text:span text:style-name="T31">””};</text:span><text:span text:style-name="T10"> </text:span><text:span text:style-name="_2f__2f_C">//“</text:span><text:a xlink:type="simple" xlink:href="../../../../temp" text:style-name="Internet_20_link" text:visited-style-name="Visited_20_Internet_20_Link"><text:span text:style-name="_2f__2f_C">C:\temp</text:span></text:a><text:span text:style-name="_2f__2f_C">”. Usamos caract.escape para poner \ y “.</text:span></text:p>
      <text:p text:style-name="P265"><text:span text:style-name="T31">std::string directorio {R”(“</text:span><text:a xlink:type="simple" xlink:href="../../../../temp" text:style-name="Internet_20_link" text:visited-style-name="Visited_20_Internet_20_Link"><text:span text:style-name="_3c_C_3e_">C:\temp</text:span></text:a><text:span text:style-name="T31">”)”}; </text:span><text:span text:style-name="_2f__2f_C">//No hace falta poner caracteres de escape con la R de raw.</text:span></text:p>
      <text:p text:style-name="P266"><text:span text:style-name="T198">std::string str {R”---(comillas “(parentesis)”)---”};</text:span><text:span text:style-name="T10"> /</text:span><text:span text:style-name="_2f__2f_C">/comillas “(parentesis)”. para meter “( y )”. </text:span><text:span text:style-name="_2f__2f_C"><text:span text:style-name="T199">pueden ser --- o *** o </text:span></text:span><text:span text:style-name="_2f__2f_C"><text:span text:style-name="T200">japo,</text:span></text:span><text:span text:style-name="_2f__2f_C"><text:span text:style-name="T199"> </text:span></text:span><text:span text:style-name="_2f__2f_C"><text:span text:style-name="T200">cualquier string, pero tiene que terminar con el mismo “japo” al final</text:span></text:span></text:p>
      <text:p text:style-name="P266"><text:span text:style-name="_2f__2f_C"><text:span text:style-name="T23">---------------------------------</text:span></text:span></text:p>
      <text:h text:style-name="P267" text:outline-level="3"><text:span text:style-name="T201">std::string</text:span><text:span text:style-name="T202">_view</text:span></text:h>
      <text:p text:style-name="P268"><text:span text:style-name="_3c_C_3e_">#include &lt;string_view&gt;</text:span></text:p>
      <text:p text:style-name="P269">Al igual que existen las variables de refererencia (char&amp; int&amp;, etc..) que no hacen copia de lo que se refieren, también existen los string_view, que en este caso sí se pueden usar para c-strings (las referencias no <text:span text:style-name="T203">a no ser que sea const.</text:span>), pero la diferencia es que los string_view no pueden ser alterados. Son constantes y su valor se almacena en la memoria estática (la de <text:span text:style-name="T204">solo lectura. const int num = 32, o variables globales). Por eso no puede ser alterada.</text:span></text:p>
      <text:p text:style-name="P270">void funcion (char texto[]); </text:p>
      <text:p text:style-name="P271"><text:span text:style-name="T23">char origen[] = “hola mundo”;</text:span> <text:span text:style-name="_2f__2f_C">//es un literal y por lo tanto constante (solo se puede cambiar por origen[0] = ‘C’; por que ese es una copia en el stack).</text:span></text:p>
      <text:p text:style-name="P271"><text:span text:style-name="T23">funcion (origen);</text:span> <text:span text:style-name="_2f__2f_C">//origen será copiado a texto[] en la función ocupando el doble de memoria.</text:span></text:p>
      <text:p text:style-name="P270">Para que sea una sola vez la memoria y no copia:<text:line-break/>void funcion<text:span text:style-name="_3c_C_3e_"> (</text:span><text:span text:style-name="_3c_C_2b__2b__3e_">std::string_view</text:span> <text:span text:style-name="_3c_C_3e_">texto){std::cout « texto;};</text:span></text:p>
      <text:p text:style-name="P271"><text:soft-page-break/><text:span text:style-name="_3c_C_2b__2b__3e_">const </text:span><text:span text:style-name="_3c_C_3e_">char origen[] = “hola mundo”;</text:span> <text:span text:style-name="_2f__2f_C">//</text:span><text:span text:style-name="_2f__2f_C"><text:span text:style-name="T205">Tiene que ser const. Ocupa en memoria estatica, pero...</text:span></text:span></text:p>
      <text:p text:style-name="P271"><text:span text:style-name="_3c_C_3e_">funcion (origen);</text:span> <text:span text:style-name="_2f__2f_C">//…</text:span><text:span text:style-name="_2f__2f_C"><text:span text:style-name="T205">en la función no será copia, sino como una referencia. Un puntero a la &amp;origen con otro puntero con el tamaño de dicho c-string, por lo que se ahorra memoria.</text:span></text:span></text:p>
      <text:p text:style-name="P272"/>
      <text:p text:style-name="P273"><text:span text:style-name="_3c_C_3e_">std::string_view texto = “Hola Mundo”;</text:span><text:span text:style-name="T31"> </text:span><text:span text:style-name="_2f__2f_C">// aquí nos ahorramos crear un char a[]{“Hola Mundo”} que contendría también el “Hola Mundo” en la memoria estática en los dos casos, PERO en la segunda, crearía en el stack la variable de tipo char a… ocupando más memoria que “texto” del string_view, que sería creada también en la memoria estática solo.</text:span></text:p>
      <text:p text:style-name="P274"/>
      <text:p text:style-name="P275"><text:span text:style-name="T31">char array[]{‘H’,’o’,’l’,’a’};</text:span><text:span text:style-name="T10"> </text:span><text:span text:style-name="_2f__2f_C">//sin tener \0</text:span></text:p>
      <text:p text:style-name="P275"><text:span text:style-name="T31">std::string_view sv {array, std::size(array)};</text:span><text:span text:style-name="T10"> </text:span><text:span text:style-name="_2f__2f_C">//se necesita pasar el tamaño también </text:span><text:span text:style-name="_2f__2f_C"><text:span text:style-name="T206">ya que no \0</text:span></text:span></text:p>
      <text:p text:style-name="P276">--------------------------</text:p>
      <text:p text:style-name="P277">const char *texto = “Hola Mundo!”;</text:p>
      <text:p text:style-name="P277"><text:span text:style-name="_3c_C_3e_">std::string_view</text:span> sv1 = texto;</text:p>
      <text:p text:style-name="P277"><text:span text:style-name="_3c_C_3e_"><text:span text:style-name="T28">sv1</text:span></text:span><text:span text:style-name="_3c_C_2b__2b__3e_">.remove_prefix(5);</text:span> <text:span text:style-name="_2f__2f_C">//borra “Hola “ y queda “Mundo!”. NO ALTERA </text:span><text:span text:style-name="_2f__2f_C"><text:span text:style-name="T207">texto</text:span></text:span><text:span text:style-name="_2f__2f_C">= “Hola Mundo!”</text:span></text:p>
      <text:p text:style-name="P278"><text:span text:style-name="_2f__2f_C">es solo como una VENTANA que la achicas para ver menos (O más).</text:span></text:p>
      <text:p text:style-name="P277"><text:span text:style-name="T208">sv1</text:span><text:span text:style-name="_3c_C_3e_"><text:span text:style-name="T168">.remove_suffix(1);</text:span></text:span> <text:span text:style-name="_2f__2f_C">//dejaría de VER el carácter !</text:span></text:p>
      <text:p text:style-name="P279"><text:span text:style-name="T23">al modificar el view con suffix o prefix no se podría retornar al origen (ver todo) pero se puede crear un nuevo</text:span><text:span text:style-name="T107"> </text:span><text:span text:style-name="T31">std::string_view sv2 = texto;</text:span></text:p>
      <text:p text:style-name="P280">---------------------------</text:p>
      <text:p text:style-name="P281"><text:span text:style-name="_3c_C_3e_">std::string_view texto = “hola mundo”;</text:span></text:p>
      <text:p text:style-name="P281"><text:span text:style-name="_3c_C_3e_">texto.data();</text:span> <text:span text:style-name="_2f__2f_C">//hola mundo. </text:span><text:span text:style-name="_2f__2f_C"><text:span text:style-name="T209">Se puede usar ,data()</text:span></text:span></text:p>
      <text:p text:style-name="P281"><text:span text:style-name="_3c_C_3e_">texto.remove_prefix(1); </text:span></text:p>
      <text:p text:style-name="P281"><text:span text:style-name="_3c_C_3e_">texto.data();</text:span> <text:span text:style-name="_2f__2f_C">//ya no se puede. MAL. por que ha sido modificado.</text:span></text:p>
      <text:p text:style-name="P282"><text:span text:style-name="T23">No solo </text:span><text:span text:style-name="_3c_C_3e_">.data()</text:span><text:span text:style-name="_3c_C_2b__2b__3e_"> </text:span><text:span text:style-name="T23">sino cosas como</text:span> <text:span text:style-name="_3c_C_3e_">texto.front(), texto.length(),</text:span> <text:span text:style-name="T23">etc.. se puede usar. </text:span><text:span text:style-name="T210">Si no se acorta el view con</text:span><text:span text:style-name="T211"> </text:span><text:span text:style-name="_3c_C_3e_">remove_suffix</text:span><text:span text:style-name="T211"> o </text:span><text:span text:style-name="_3c_C_3e_">remove_prefix</text:span><text:span text:style-name="T211">. </text:span><text:span text:style-name="T212">Tampoco con arrays no</text:span><text:span text:style-name="T213"> </text:span><text:span text:style-name="_3c_C_3e_">\0</text:span></text:p>
      <text:p text:style-name="P281"/>
      <text:h text:style-name="P283" text:outline-level="3"><text:span text:style-name="T214">concatenar </text:span><text:span text:style-name="T215">std::string</text:span></text:h>
      <text:p text:style-name="P284"><text:span text:style-name="_3c_C_3e_">std::string str1 = “Hello”;</text:span></text:p>
      <text:p text:style-name="P284"><text:span text:style-name="_3c_C_3e_">std::string str2 = “ World”;</text:span></text:p>
      <text:p text:style-name="P284"><text:span text:style-name="_3c_C_3e_">std::string msg = str1</text:span> <text:span text:style-name="_3c_C_2b__2b__3e_">+</text:span> <text:span text:style-name="_3c_C_3e_">“ my“</text:span> <text:span text:style-name="_3c_C_2b__2b__3e_">+</text:span> <text:span text:style-name="_3c_C_3e_">str2; </text:span><text:span text:style-name="_2f__2f_C">// Hello my World.</text:span></text:p>
      <text:p text:style-name="P285"><text:span text:style-name="_2f__2f_C"><text:span text:style-name="T23">tambien </text:span></text:span><text:span text:style-name="_2f__2f_C"><text:span text:style-name="T216">con APPEND:</text:span></text:span></text:p>
      <text:p text:style-name="P286"><text:span text:style-name="T31">std::string msg = </text:span><text:span text:style-name="T217">str1.</text:span><text:span text:style-name="_3c_C_2b__2b__3e_"><text:span text:style-name="T1">append(str2);</text:span></text:span><text:span text:style-name="T72"> </text:span><text:span text:style-name="_2f__2f_C">//</text:span><text:span text:style-name="_2f__2f_C"><text:span text:style-name="T218">Hello World</text:span></text:span></text:p>
      <text:p text:style-name="P287"><text:span text:style-name="T31">std::string msg = str1.append(5, ‘?’); </text:span><text:span text:style-name="_2f__2f_C">//Hello?????</text:span></text:p>
      <text:p text:style-name="P288"><text:span text:style-name="T31">std::string msg = str1.append(str2, 1, 3);</text:span><text:span text:style-name="_2f__2f_C"> //Hello orl. 1 = indice; 3 = num chars to copy.</text:span></text:p>
      <text:p text:style-name="P289">CONCATENAR NUMEROS <text:span text:style-name="T219">(como </text:span><text:span text:style-name="_3c_C_3e_">itoa</text:span><text:span text:style-name="T219">)</text:span></text:p>
      <text:p text:style-name="P290"><text:span text:style-name="T31">std::string msg = str1 + </text:span><text:span text:style-name="T217">std:</text:span><text:span text:style-name="_3c_C_2b__2b__3e_"><text:span text:style-name="T1">:to_string</text:span></text:span><text:span text:style-name="T217">(</text:span><text:span text:style-name="T220">67</text:span><text:span text:style-name="T217">); </text:span><text:span text:style-name="_2f__2f_C">//Hello</text:span><text:span text:style-name="_2f__2f_C"><text:span text:style-name="T221">67</text:span></text:span><text:span text:style-name="_2f__2f_C">. Si ponemos std::string(</text:span><text:span text:style-name="_2f__2f_C"><text:span text:style-name="T221">67</text:span></text:span><text:span text:style-name="_2f__2f_C">) será </text:span><text:span text:style-name="_2f__2f_C"><text:span text:style-name="T221">HelloC</text:span></text:span></text:p>
      <text:p text:style-name="P291"><text:soft-page-break/>------------------------</text:p>
      <text:p text:style-name="P292">TRANSFORMAR EN NUMEROS UN STRING <text:span text:style-name="T219">(como </text:span><text:span text:style-name="_3c_C_3e_">atoi</text:span><text:span text:style-name="T219">)</text:span></text:p>
      <text:p text:style-name="P293"><text:span text:style-name="T31">int var = </text:span><text:span text:style-name="_3c_C_2b__2b__3e_">std::stoi</text:span><text:span text:style-name="T31">(“32”);</text:span><text:span text:style-name="T10"> </text:span><text:span text:style-name="_2f__2f_C">//lo transforma en Entero 32, </text:span><text:span text:style-name="_2f__2f_C"><text:span text:style-name="T222">desde el “32” que es un string.</text:span></text:span></text:p>
      <text:p text:style-name="P293"><text:span text:style-name="T31">long var = </text:span><text:span text:style-name="_3c_C_2b__2b__3e_">std::stol</text:span><text:span text:style-name="T31">(“-32.454”);</text:span><text:span text:style-name="T10"> </text:span><text:span text:style-name="_2f__2f_C">// var = -32</text:span><text:span text:style-name="_2f__2f_C"><text:span text:style-name="T223">l</text:span></text:span><text:span text:style-name="_2f__2f_C"> como numero long.</text:span></text:p>
      <text:p text:style-name="P294">long long var = <text:span text:style-name="_3c_C_2b__2b__3e_">std::stoll</text:span>(“-32.454”); <text:span text:style-name="_2f__2f_C">//-</text:span><text:span text:style-name="_2f__2f_C"><text:span text:style-name="T224">32</text:span></text:span><text:span text:style-name="_2f__2f_C"><text:span text:style-name="T223">ll</text:span></text:span></text:p>
      <text:p text:style-name="P295">float var = <text:span text:style-name="_3c_C_2b__2b__3e_">std::stof</text:span>(“23.45”); <text:span text:style-name="_2f__2f_C">//</text:span><text:span text:style-name="_2f__2f_C"><text:span text:style-name="T224">23,45</text:span></text:span><text:span text:style-name="_2f__2f_C"><text:span text:style-name="T223">f</text:span></text:span></text:p>
      <text:p text:style-name="P295">double var = <text:span text:style-name="_3c_C_2b__2b__3e_">std::stod</text:span>(“23.45”); <text:span text:style-name="_2f__2f_C">//</text:span><text:span text:style-name="_2f__2f_C"><text:span text:style-name="T224">23,45</text:span></text:span><text:span text:style-name="_2f__2f_C"><text:span text:style-name="T223">d</text:span></text:span></text:p>
      <text:p text:style-name="P295">long double var = <text:span text:style-name="_3c_C_2b__2b__3e_">std::stold</text:span>(“34.432”); <text:span text:style-name="_2f__2f_C">//</text:span><text:span text:style-name="_2f__2f_C"><text:span text:style-name="T224">32,45</text:span></text:span><text:span text:style-name="_2f__2f_C"><text:span text:style-name="T223">ld</text:span></text:span></text:p>
      <text:p text:style-name="P295">unsigned long var = <text:span text:style-name="_3c_C_2b__2b__3e_">std::stoul</text:span>(“32.45”); <text:span text:style-name="_2f__2f_C">//</text:span><text:span text:style-name="_2f__2f_C"><text:span text:style-name="T224">32,45</text:span></text:span><text:span text:style-name="_2f__2f_C"><text:span text:style-name="T223">l</text:span></text:span></text:p>
      <text:p text:style-name="P295">unsigned long long var = <text:span text:style-name="_3c_C_2b__2b__3e_">std::stoull</text:span>(“32.34”); <text:span text:style-name="_2f__2f_C">//</text:span><text:span text:style-name="_2f__2f_C"><text:span text:style-name="T224">32,34</text:span></text:span><text:span text:style-name="_2f__2f_C"><text:span text:style-name="T223">ll</text:span></text:span></text:p>
      <text:p text:style-name="P296">ERRORES!!</text:p>
      <text:p text:style-name="P297"><text:span text:style-name="T31">std::string str3{“Hello” + “World”}; </text:span><text:span text:style-name="_2f__2f_C">//ERROR!!!!</text:span></text:p>
      <text:p text:style-name="P298"><text:span text:style-name="T225">s</text:span><text:span text:style-name="T31">td::string str3{std:string{“Hello” + “World”}; </text:span><text:span text:style-name="_2f__2f_C">//OK! </text:span></text:p>
      <text:p text:style-name="P298"><text:span text:style-name="T10"><text:s/></text:span><text:span text:style-name="T31">std::string str3{“Hello” “World”};</text:span><text:span text:style-name="T10"> </text:span><text:span text:style-name="_2f__2f_C">//OK</text:span></text:p>
      <text:p text:style-name="P299">También se puede evitar el ERROR con esto:</text:p>
      <text:p text:style-name="P300"><text:span text:style-name="T226">using namespace std::string_literals; </text:span><text:span text:style-name="_2f__2f_C">//para usar el sufijo s que determina que es un std::string.</text:span></text:p>
      <text:p text:style-name="P300"><text:span text:style-name="T31">std::string str3{“Hello”</text:span><text:span text:style-name="_3c_C_2b__2b__3e_"><text:span text:style-name="T227">s</text:span></text:span><text:span text:style-name="T31"> + “Wold”}; </text:span><text:span text:style-name="_2f__2f_C">//al añadir es</text:span><text:span text:style-name="_2f__2f_C"><text:span text:style-name="T228">a</text:span></text:span><text:span text:style-name="_2f__2f_C"> ‘s’ “Hello” pasa a ser std::string{“Hello”}</text:span></text:p>
      <text:p text:style-name="P299">--------------------</text:p>
      <text:p text:style-name="P301">std::string var = “Hello”;</text:p>
      <text:p text:style-name="P301">var += ‘,’; <text:span text:style-name="_2f__2f_C">// Hello,</text:span></text:p>
      <text:p text:style-name="P302">PERO</text:p>
      <text:p text:style-name="P301">var += ‘,’ + ‘ ‘; <text:span text:style-name="_2f__2f_C">//segundo es un espacio → HelloL por que , es 44 ascii y ‘ ‘ es 32. Su suma es 76 por lo tanto en ascii 76 = L</text:span></text:p>
      <text:p text:style-name="P301">(var += ‘,’) += ‘ ‘; <text:span text:style-name="_2f__2f_C">// Hello, (y el espacio incluido). </text:span></text:p>
      <text:p text:style-name="P303"><text:span text:style-name="T31">std::string var2 = var + ‘,’ + ‘ ‘;</text:span><text:span text:style-name="_2f__2f_C"> //si funcionará.</text:span></text:p>
      <text:h text:style-name="P304" text:outline-level="3"/>
      <text:h text:style-name="P305" text:outline-level="3"><text:span text:style-name="T229">Modificar un</text:span><text:span text:style-name="T230"> </text:span><text:span text:style-name="T231">std::string</text:span></text:h>
      <text:p text:style-name="P306">std::string str = “Hola Mundo”;<text:line-break/></text:p>
      <text:p text:style-name="P307"><text:span text:style-name="T232">str</text:span><text:span text:style-name="_3c_C_2b__2b__3e_"><text:span text:style-name="T1">.</text:span></text:span><text:span text:style-name="_3c_C_2b__2b__3e_"><text:span text:style-name="T233">insert</text:span></text:span><text:span text:style-name="T234">(</text:span><text:span text:style-name="T232">1,2, ‘C’); </text:span><text:span text:style-name="_2f__2f_C"><text:span text:style-name="T235">/</text:span></text:span><text:span text:style-name="_2f__2f_C"><text:span text:style-name="T236">/ = HCCola Mundo. 1 = index; 2 = cuantas veces repetido</text:span></text:span></text:p>
      <text:p text:style-name="P308"><text:span text:style-name="T237">s</text:span><text:span text:style-name="T31">tr.insert(5, “mamon”); </text:span><text:span text:style-name="_2f__2f_C">//Hol</text:span><text:span text:style-name="_2f__2f_C"><text:span text:style-name="T238">a mamon</text:span></text:span><text:span text:style-name="_2f__2f_C">Mundo. 5 = indice donde queremos meterlo.</text:span></text:p>
      <text:p text:style-name="P309"><text:span text:style-name="T31">str.inser(5, “mamon”, 3); </text:span><text:span text:style-name="_2f__2f_C">//Hola mamMundo. 3 = cuantos chars de lo que queremos insertar</text:span></text:p>
      <text:p text:style-name="P310"><text:span text:style-name="T31">str.insert(5, “eres un mamon de tomo”, 7, 5); </text:span><text:span text:style-name="_2f__2f_C">// Hola mamonMundo. 7=quitas “eres un”, 5 =mamon</text:span></text:p>
      <text:p text:style-name="P311">------------------------</text:p>
      <text:p text:style-name="P312"><text:soft-page-break/><text:span text:style-name="_3c_C_2b__2b__3e_">str.erase(6, 3); </text:span><text:span text:style-name="_2f__2f_C">//Hola M</text:span><text:span text:style-name="_2f__2f_C"><text:span text:style-name="T239">o</text:span></text:span><text:span text:style-name="_2f__2f_C">. 6 = </text:span><text:span text:style-name="_2f__2f_C"><text:span text:style-name="T240">index </text:span></text:span><text:span text:style-name="_2f__2f_C">a partir de donde </text:span><text:span text:style-name="_2f__2f_C"><text:span text:style-name="T241">vamos a</text:span></text:span><text:span text:style-name="_2f__2f_C"> borrar. </text:span><text:span text:style-name="_2f__2f_C"><text:span text:style-name="T239">3</text:span></text:span><text:span text:style-name="_2f__2f_C"> el numero chars </text:span><text:span text:style-name="_2f__2f_C"><text:span text:style-name="T239">a</text:span></text:span><text:span text:style-name="_2f__2f_C"> borrar.</text:span></text:p>
      <text:p text:style-name="P313"><text:span text:style-name="T31">str.</text:span><text:span text:style-name="_3c_C_2b__2b__3e_">push_back(‘!’);</text:span><text:span text:style-name="T31"> </text:span><text:span text:style-name="_2f__2f_C">//Hello World! añade el carácter al final.</text:span></text:p>
      <text:p text:style-name="P313"><text:span text:style-name="T31">str.</text:span><text:span text:style-name="_3c_C_2b__2b__3e_">pop_back();</text:span><text:span text:style-name="T10"> </text:span><text:span text:style-name="_2f__2f_C">//borra el último carácter = Hola Mund</text:span></text:p>
      <text:p text:style-name="P314"><text:span text:style-name="T31">str.</text:span><text:span text:style-name="_3c_C_2b__2b__3e_">clear();</text:span><text:span text:style-name="T31"> </text:span><text:span text:style-name="_2f__2f_C">//borra el contenido dejándolo nulo pero con capacidad de (15?)</text:span></text:p>
      <text:p text:style-name="P311">------------------------</text:p>
      <text:p text:style-name="P315">REEMPLAZAR</text:p>
      <text:p text:style-name="P316">std::string str1 {“Encontrando Nemo”}; std::string str2 {“Buscando a”}; </text:p>
      <text:p text:style-name="P316"><text:span text:style-name="_3c_C_2b__2b__3e_">str1.replace(0, 12, str2);</text:span> <text:span text:style-name="_2f__2f_C">// Buscando a Nemo. </text:span><text:span text:style-name="_2f__2f_C"><text:span text:style-name="T242">0 = index; 12 = “Encontrando “</text:span></text:span></text:p>
      <text:p text:style-name="P317">std::string str3{“los niños estan para jugar luego”};</text:p>
      <text:p text:style-name="P318"><text:span text:style-name="T243">str1.replace(0, 12, str3, <text:s/>16, 10);</text:span><text:span text:style-name="T244"> </text:span><text:span text:style-name="_2f__2f_C"><text:span text:style-name="T243">//Encontrando Nemo para jugar. 16=index str3; 10 num de chars</text:span></text:span></text:p>
      <text:p text:style-name="P319">------------------------</text:p>
      <text:p text:style-name="P315">COPIAR:</text:p>
      <text:p text:style-name="P320">std::string <text:span text:style-name="T245">str </text:span>{“quiero una copia”}; char dest[10]{}; <text:span text:style-name="_2f__2f_C">//</text:span><text:span text:style-name="_2f__2f_C"><text:span text:style-name="T246">dest inicializado a \0</text:span></text:span></text:p>
      <text:p text:style-name="P321"><text:span text:style-name="_3c_C_2b__2b__3e_">str.copy(dest, 5, 11);</text:span><text:span text:style-name="T31"> </text:span><text:span text:style-name="_2f__2f_C">// dest = copia. 5 = num chars a copiar; 11 = index (inicio de “copia”)</text:span></text:p>
      <text:p text:style-name="P322"><text:span text:style-name="_2f__2f_C">al copiarlo a un char dest[] </text:span><text:span text:style-name="_2f__2f_C"><text:span text:style-name="T227">no terminará en \0</text:span></text:span><text:span text:style-name="_2f__2f_C"> por eso lo inicializo a \0 en la declaración dest con {}</text:span></text:p>
      <text:p text:style-name="P323"><text:span text:style-name="_3c_C_2b__2b__3e_">std::strcpy(dest, a.c_str());</text:span><text:span text:style-name="T72"> </text:span><text:span text:style-name="_2f__2f_C">//necesita pasarle dos punteros. c_str() devuelve el puntero de a.</text:span></text:p>
      <text:p text:style-name="P324"><text:span text:style-name="_2f__2f_C"><text:span text:style-name="T23">------------------------</text:span></text:span></text:p>
      <text:p text:style-name="P325">std::string str {“Hola”}</text:p>
      <text:p text:style-name="P326"><text:span text:style-name="_3c_C_2b__2b__3e_">str.resize(8); </text:span><text:span text:style-name="_2f__2f_C">// str = Hola\0\0\0 \0</text:span></text:p>
      <text:p text:style-name="P327"><text:span text:style-name="T31">str.resize(8,’f’);</text:span><text:span text:style-name="T10"> </text:span><text:span text:style-name="_2f__2f_C">// str = Holaffff\0</text:span></text:p>
      <text:p text:style-name="P328"><text:span text:style-name="T31">str.resize(4);</text:span><text:span text:style-name="T10"> </text:span><text:span text:style-name="_2f__2f_C">//str = Hola\0</text:span></text:p>
      <text:p text:style-name="P329">-----------------------------</text:p>
      <text:p text:style-name="P315">CAMBIAR <text:span text:style-name="T247">SWAP</text:span></text:p>
      <text:p text:style-name="P330">str::string a {“hola”}; str::string b{“adios”};</text:p>
      <text:p text:style-name="P330"><text:span text:style-name="_3c_C_2b__2b__3e_">a.swap(b);</text:span> <text:span text:style-name="_2f__2f_C">//a = adios; b = hola. </text:span><text:span text:style-name="_2f__2f_C"><text:span text:style-name="T248">internamente cambia los punteros hacia donde apuntan. </text:span></text:span><text:span text:style-name="_2f__2f_C"><text:span text:style-name="T249">No copia</text:span></text:span></text:p>
      <text:h text:style-name="P331" text:outline-level="3"/>
      <text:h text:style-name="P332" text:outline-level="3"><text:span text:style-name="T250">ACCEDER ELEMENTOS</text:span><text:span text:style-name="T251"> en</text:span><text:span text:style-name="T252"> </text:span><text:span text:style-name="T253">std::string</text:span></text:h>
      <text:p text:style-name="P333"><text:span text:style-name="T23">Para acceder dentro e iterar, tenemos que saber la longitud de la cadena </text:span><text:span text:style-name="_3c_C_3e_">std::string</text:span><text:span text:style-name="T23"> con</text:span><text:span text:style-name="T107"> </text:span><text:span text:style-name="T31">var.size()</text:span></text:p>
      <text:p text:style-name="P334">std::spring var = “Hello World”;</text:p>
      <text:p text:style-name="P335"><text:span text:style-name="T31">for (size_t i{}, i &lt; var.size(); i++) {std::cout « “ “ « </text:span><text:span text:style-name="_3c_C_2b__2b__3e_">var[i]</text:span><text:span text:style-name="T31">};</text:span><text:span text:style-name="_2f__2f_C"> //Podemos iterar elemento a elemento.</text:span></text:p>
      <text:p text:style-name="P336"><text:span text:style-name="T31">for (char valor : var){std::cout « “ “ « valor;}</text:span><text:span text:style-name="T10"> </text:span><text:span text:style-name="_2f__2f_C">//range loops ok.</text:span></text:p>
      <text:p text:style-name="P337"><text:span text:style-name="T31">std::cout « a</text:span><text:span text:style-name="_3c_C_2b__2b__3e_">.at(5)</text:span><text:span text:style-name="T72">;</text:span><text:span text:style-name="_2f__2f_C"> //imprime ‘o’. la diferencia con </text:span><text:span text:style-name="T31">a[5] </text:span><text:span text:style-name="_2f__2f_C">es que asegura .at que está en el rango y si no lanza una excepción std::out_of_range.</text:span></text:p>
      <text:p text:style-name="P338"><text:soft-page-break/><text:span text:style-name="T31">a.at(0) = ‘C’; </text:span><text:span text:style-name="_2f__2f_C">// = a[0] = ‘C’; → Cello World.</text:span></text:p>
      <text:p text:style-name="P339"><text:span text:style-name="T31">char</text:span><text:span text:style-name="T254">&amp;</text:span><text:span text:style-name="T31"> char_inicio = a</text:span><text:span text:style-name="_3c_C_2b__2b__3e_">.front();</text:span><text:span text:style-name="_2f__2f_C"> //H . </text:span><text:span text:style-name="_2f__2f_C"><text:span text:style-name="T255">Defino char_inicio como referencia para cambiarlo</text:span></text:span></text:p>
      <text:p text:style-name="P339"><text:span text:style-name="T31">char char_final = a</text:span><text:span text:style-name="_3c_C_2b__2b__3e_">.back();</text:span> <text:span text:style-name="_2f__2f_C">//</text:span><text:span text:style-name="_2f__2f_C"><text:span text:style-name="T256">d</text:span></text:span></text:p>
      <text:p text:style-name="P340"><text:span text:style-name="T31">char_inicio = ‘C’;</text:span> <text:span text:style-name="_2f__2f_C">//si cambiará y será Cello World, por que char_inicio es UNA REFERENCIA</text:span></text:p>
      <text:p text:style-name="P340"><text:span text:style-name="T31">char_final = ‘F’; </text:span><text:span text:style-name="_2f__2f_C">//no lo cambiará por que char_final es UNA COPIA.</text:span></text:p>
      <text:p text:style-name="P341">----------------------</text:p>
      <text:p text:style-name="P342">TRANSFORMANDO A PUNTEROS <text:span text:style-name="T257">( </text:span><text:span text:style-name="_3c_C_2b__2b__3e_">.c_str()</text:span><text:span text:style-name="T257">, </text:span><text:span text:style-name="_3c_C_2b__2b__3e_">.data()</text:span><text:span text:style-name="T257"> )</text:span></text:p>
      <text:p text:style-name="P343">std::string str1{“Hello World”};</text:p>
      <text:p text:style-name="P344"><text:span text:style-name="T31">c</text:span><text:span text:style-name="_3c_C_3e_">har *aux = str1</text:span><text:span text:style-name="_3c_C_2b__2b__3e_">.data()</text:span><text:span text:style-name="T72">;</text:span><text:span text:style-name="T31"> </text:span><text:span text:style-name="_2f__2f_C">//ahora aux apunta a la H. Podemos hacer un cout de aux.</text:span></text:p>
      <text:p text:style-name="P345"><text:span text:style-name="T31">aux[0] = ‘C’; </text:span><text:span text:style-name="_2f__2f_C">//aux = Cello World.</text:span></text:p>
      <text:p text:style-name="P346"><text:span text:style-name="T31">const char *aux2 = str1</text:span><text:span text:style-name="_3c_C_2b__2b__3e_">.c_str();</text:span><text:span text:style-name="T31"> </text:span><text:span text:style-name="_2f__2f_C">//devuelve un puntero </text:span><text:span text:style-name="_2f__2f_C"><text:span text:style-name="T258">a </text:span></text:span><text:span text:style-name="_2f__2f_C">constante por eso ha de ser </text:span><text:span text:style-name="_3c_C_3e_">const char*</text:span><text:span text:style-name="_2f__2f_C">. No se puede modificar por lo tanto. Con </text:span><text:span text:style-name="_3c_C_3e_">.data() </text:span><text:span text:style-name="_2f__2f_C">si</text:span></text:p>
      <text:p text:style-name="P347">-----------------------</text:p>
      <text:p text:style-name="P348">BUSQUEDA TEXTO EN STD::STRING</text:p>
      <text:p text:style-name="P349">std::string str{“hola mundo”};</text:p>
      <text:p text:style-name="P350"><text:span text:style-name="_3c_C_2b__2b__3e_">str.find(“nd”);</text:span><text:span text:style-name="T31"> </text:span><text:span text:style-name="_2f__2f_C">//devuelve indice donde lo encuentra: 7. Si no devuelve</text:span><text:span text:style-name="T10"> </text:span><text:span text:style-name="_3c_C_2b__2b__3e_">std::string::npos</text:span></text:p>
      <text:p text:style-name="P351"><text:span text:style-name="T31">if (str.find(“nd” == std::string::npos) {std::cout « “no encontrado”}; </text:span><text:span text:style-name="_2f__2f_C"><text:span text:style-name="T259">el numero npos es el mismo.</text:span></text:span></text:p>
      <text:p text:style-name="P352"><text:span text:style-name="T260">s</text:span><text:span text:style-name="T31">ize_t num = -1; </text:span><text:span text:style-name="T10">/</text:span><text:span text:style-name="_2f__2f_C">/num = 18446744073709551615 = std::string::npos . </text:span><text:span text:style-name="_2f__2f_C"><text:span text:style-name="T261">Siempre es el mismo valor.</text:span></text:span></text:p>
      <text:p text:style-name="P353"><text:span text:style-name="T31">str.find(“o”</text:span><text:span text:style-name="_3c_C_2b__2b__3e_">, 4);</text:span><text:span text:style-name="T31"> </text:span><text:span text:style-name="_2f__2f_C">//segun</text:span><text:span text:style-name="_2f__2f_C"><text:span text:style-name="T262">do</text:span></text:span><text:span text:style-name="_2f__2f_C"> o de “mundo” </text:span><text:span text:style-name="_2f__2f_C"><text:span text:style-name="T262">E</text:span></text:span><text:span text:style-name="_2f__2f_C">mpieza a buscar a partir index(4). </text:span><text:span text:style-name="_2f__2f_C"><text:span text:style-name="T262">S</text:span></text:span><text:span text:style-name="_2f__2f_C">i</text:span><text:span text:style-name="_2f__2f_C"><text:span text:style-name="T262">n 4 es</text:span></text:span><text:span text:style-name="_2f__2f_C"> el ‘o’ en hola.</text:span></text:p>
      <text:h text:style-name="P354" text:outline-level="3"/>
      <text:h text:style-name="P355" text:outline-level="3"><text:span text:style-name="T230">T</text:span><text:span text:style-name="T263">amaño</text:span><text:span text:style-name="T230"> </text:span><text:span text:style-name="T253">std::string</text:span></text:h>
      <text:p text:style-name="P356"><text:span text:style-name="_3c_C_3e_">std::string a = “Hola Mundo”;</text:span></text:p>
      <text:p text:style-name="P356"><text:span text:style-name="_3c_C_3e_">a</text:span><text:span text:style-name="_3c_C_2b__2b__3e_">.length();</text:span> <text:span text:style-name="_2f__2f_C">//igual a a.size() </text:span></text:p>
      <text:p text:style-name="P356"><text:span text:style-name="_3c_C_3e_">a</text:span><text:span text:style-name="_3c_C_2b__2b__3e_">.empty()</text:span><text:span text:style-name="_3c_C_3e_"><text:span text:style-name="T168">;</text:span></text:span> <text:span text:style-name="_2f__2f_C">// dice si está vacio o no con un 1 o un 0 (std::boolalpha lo dará con true o false)</text:span></text:p>
      <text:p text:style-name="P357"><text:span text:style-name="T264">a</text:span><text:span text:style-name="_3c_C_2b__2b__3e_">.max_size();</text:span><text:span text:style-name="T31"> </text:span><text:span text:style-name="_2f__2f_C">//da el tamaño máximo de caracteres que puede tener un std::string.</text:span></text:p>
      <text:p text:style-name="P357"><text:span text:style-name="T264">a</text:span><text:span text:style-name="_3c_C_2b__2b__3e_">.capacity();</text:span><text:span text:style-name="T31"> </text:span><text:span text:style-name="_2f__2f_C">//da el tamaño max. que puede poner sin crear otro dinamico en memoria. </text:span></text:p>
      <text:p text:style-name="P357"><text:span text:style-name="T10"><text:tab/></text:span><text:span text:style-name="T265">std::string </text:span><text:span text:style-name="T264">b</text:span><text:span text:style-name="T265">; </text:span><text:span text:style-name="T264">b</text:span><text:span text:style-name="T265">.capacity(); </text:span><text:span text:style-name="_2f__2f_C"><text:span text:style-name="T266">//da 15, ya que crea por defecto 15 espacios para rellenar</text:span></text:span></text:p>
      <text:p text:style-name="P358"><text:span text:style-name="T264">a</text:span><text:span text:style-name="_3c_C_2b__2b__3e_">.reserve(100);</text:span><text:span text:style-name="T31"> </text:span><text:span text:style-name="_2f__2f_C">//reserva </text:span><text:span text:style-name="_2f__2f_C"><text:span text:style-name="T267">100</text:span></text:span><text:span text:style-name="_2f__2f_C"> espacio que se necesita por que está limitado por ::capacity().</text:span></text:p>
      <text:p text:style-name="P358"><text:span text:style-name="T31">a</text:span><text:span text:style-name="_3c_C_2b__2b__3e_">.shrink_to_fit();</text:span><text:span text:style-name="T31"> </text:span><text:span text:style-name="_2f__2f_C">//cambiará la capacidad a el tamaño actual del array contenido en </text:span><text:span text:style-name="_3c_C_3e_">std::string</text:span></text:p>
      <text:p text:style-name="P358"><text:span text:style-name="_2f__2f_C"><text:tab/></text:span><text:span text:style-name="_2f__2f_C"><text:span text:style-name="T268">en el caso de haber reservado 100 antes, y hacer el shrink no cambairá a 10 de “Hola Mundo” sino a 15, que es el minimo que genera en un nuevo </text:span></text:span><text:span text:style-name="_3c_C_3e_">std::string b;</text:span></text:p>
      <text:p text:style-name="P359"/>
      <text:h text:style-name="P360" text:outline-level="3"><text:span text:style-name="T269">Comparar</text:span><text:span text:style-name="T270"> </text:span><text:span text:style-name="T271">std::string</text:span></text:h>
      <text:p text:style-name="P361"><text:span text:style-name="T23">Se hace mediante operadores de comparación</text:span><text:span text:style-name="_3c_C_2b__2b__3e_"> &gt; &lt; !=</text:span> y <text:span text:style-name="_3c_C_2b__2b__3e_">==</text:span></text:p>
      <text:p text:style-name="P361"><text:soft-page-break/><text:span text:style-name="_3c_C_3e_">std::string a = “Patata”; std::string b = “Batata”. if (a </text:span><text:span text:style-name="_3c_C_2b__2b__3e_">&gt;</text:span><text:span text:style-name="_3c_C_3e_"> b);</text:span> <text:span text:style-name="_2f__2f_C">//es true por que es mayor la P que la B.</text:span></text:p>
      <text:p text:style-name="P362">-------------------------</text:p>
      <text:p text:style-name="P363">std::string a = “Patata”; std::string b = “Batata”</text:p>
      <text:p text:style-name="P364"><text:span text:style-name="T31">a</text:span><text:span text:style-name="T72">.</text:span><text:span text:style-name="_3c_C_2b__2b__3e_">compare(b);</text:span><text:span text:style-name="T31"> </text:span><text:span text:style-name="_2f__2f_C">// +1 por que P es más grande que B</text:span></text:p>
      <text:p text:style-name="P365">std::string a = “Hello”; std::string b = “Hello World”</text:p>
      <text:p text:style-name="P366"><text:span text:style-name="T31">a.compare(6,5,b);</text:span><text:span text:style-name="_2f__2f_C"> // comparará el World sacado de b (6 = index , 5=world tiene 5 chars)</text:span></text:p>
      <text:p text:style-name="P367"><text:span text:style-name="T272">a.</text:span><text:span text:style-name="T31">compare(“Hello”);</text:span><text:span text:style-name="T10"> </text:span><text:span text:style-name="_2f__2f_C">// daría 0 por ser igual</text:span></text:p>
      <text:h text:style-name="P368" text:outline-level="3"/>
      <text:p text:style-name="P369">CLASES</text:p>
      <text:p text:style-name="P370"><text:span text:style-name="_3c_C_2b__2b__3e_"/></text:p>
      <text:p text:style-name="P371"><text:span text:style-name="_3c_C_3e_"><text:span text:style-name="T273">Ejemplo de Clase dentro de MyClass.hpp:</text:span></text:span></text:p>
      <text:p text:style-name="P372"><text:span text:style-name="_3c_C_3e_"><text:span text:style-name="T274">class<text:tab/>MyClass</text:span></text:span><text:span text:style-name="_3c_C_3e_"><text:span text:style-name="T275"> {</text:span></text:span></text:p>
      <text:p text:style-name="P373"><text:span text:style-name="_3c_C_3e_"><text:span text:style-name="T275"><text:tab/></text:span></text:span><text:span text:style-name="_3c_C_2b__2b__3e_">public:</text:span></text:p>
      <text:p text:style-name="P373"><text:span text:style-name="_3c_C_3e_"><text:span text:style-name="T275"><text:tab/><text:tab/>MyClass(parametros); </text:span></text:span><text:span text:style-name="_2f__2f_C"><text:span text:style-name="T275">//constructor</text:span></text:span></text:p>
      <text:p text:style-name="P373"><text:span text:style-name="_3c_C_3e_"><text:span text:style-name="T275"><text:tab/><text:tab/></text:span></text:span><text:span text:style-name="_3c_C_2b__2b__3e_">~</text:span><text:span text:style-name="_3c_C_3e_"><text:span text:style-name="T275">MyClass(void); </text:span></text:span><text:span text:style-name="_2f__2f_C"><text:span text:style-name="T275">//Destructor</text:span></text:span></text:p>
      <text:p text:style-name="P373"><text:span text:style-name="_3c_C_3e_"><text:span text:style-name="T275"><text:tab/>void<text:tab/>funcion(parametros);</text:span></text:span></text:p>
      <text:p text:style-name="P373"><text:span text:style-name="_3c_C_3e_"><text:span text:style-name="T275"><text:tab/>typo<text:tab/>getFuncion(void) </text:span></text:span><text:span text:style-name="_3c_C_2b__2b__3e_">const;</text:span><text:span text:style-name="_3c_C_2b__2b__3e_"><text:span text:style-name="T275"> </text:span></text:span><text:span text:style-name="_2f__2f_C"><text:span text:style-name="T275">//const es para no modificar el get</text:span></text:span></text:p>
      <text:p text:style-name="P373"><text:span text:style-name="_3c_C_3e_"><text:span text:style-name="T275"><text:tab/>void<text:tab/>setFuncion(parametro);</text:span></text:span></text:p>
      <text:p text:style-name="P373"><text:span text:style-name="_3c_C_3e_"/></text:p>
      <text:p text:style-name="P373"><text:span text:style-name="_3c_C_3e_"><text:span text:style-name="T275"><text:tab/></text:span></text:span><text:span text:style-name="_3c_C_2b__2b__3e_">private:</text:span></text:p>
      <text:p text:style-name="P373"><text:span text:style-name="_3c_C_3e_"><text:span text:style-name="T275"><text:tab/><text:tab/>type<text:tab/>_var1;</text:span></text:span></text:p>
      <text:p text:style-name="P373"><text:span text:style-name="_3c_C_3e_"><text:span text:style-name="T275">};</text:span></text:span></text:p>
      <text:p text:style-name="P374"><text:span text:style-name="_3c_C_3e_"/></text:p>
      <text:p text:style-name="P374"><text:span text:style-name="_3c_C_3e_"><text:span text:style-name="T276"><text:tab/>Las clases por defecto si no se pone public o private, por defecto será PRIVATE. Una Estructura es como una clase, con la única diferencia de que si no se especifica todo es PUBLIC.</text:span></text:span></text:p>
      <text:p text:style-name="P371"><text:span text:style-name="_3c_C_3e_"><text:span text:style-name="T273"><text:tab/>Como hay parametros PRIVATE solo se podrian acceder a los mismos desde la misma clase, pero para acceder desde fuera para leerlos están los GETTERS (getFuncion) y los SETTERS (setFuncion) para modificarlos de lal manera que se controla dentro de las funciones como se modifican dichos valores privados.</text:span></text:span></text:p>
      <text:p text:style-name="P371"><text:span text:style-name="_3c_C_3e_"><text:span text:style-name="T273"><text:s/><text:tab/>la implementación de las funciones se hace dentro de otro archivo cpp MyClass.cpp</text:span></text:span><text:span text:style-name="_3c_C_3e_"><text:span text:style-name="T277">:</text:span></text:span></text:p>
      <text:p text:style-name="P371"><text:span text:style-name="_3c_C_3e_"><text:span text:style-name="T277"/></text:span></text:p>
      <text:p text:style-name="P375"><text:span text:style-name="_3c_C_3e_"><text:span text:style-name="T278">MyClass::MyClass(parametros){</text:span></text:span></text:p>
      <text:p text:style-name="P375"><text:span text:style-name="_3c_C_3e_"><text:span text:style-name="T278"><text:tab/>_var1 = parametros;</text:span></text:span><text:span text:style-name="_2f__2f_C"><text:span text:style-name="T278"> //si coincide con el tipo claro...</text:span></text:span></text:p>
      <text:p text:style-name="P375"><text:soft-page-break/><text:span text:style-name="_3c_C_3e_"><text:span text:style-name="T278">}</text:span></text:span></text:p>
      <text:p text:style-name="P375"><text:span text:style-name="_3c_C_3e_"><text:span text:style-name="T278">MyClass::~MyClass(void){</text:span></text:span></text:p>
      <text:p text:style-name="P375"><text:span text:style-name="_3c_C_3e_"><text:span text:style-name="T278"><text:tab/>std::cout &lt;&lt; "Llamado el destructor" &lt;&lt; std::endl;</text:span></text:span></text:p>
      <text:p text:style-name="P375"><text:span text:style-name="_3c_C_3e_"><text:span text:style-name="T278">}</text:span></text:span></text:p>
      <text:p text:style-name="P375"><text:span text:style-name="_3c_C_3e_"><text:span text:style-name="T278">MyClass::funcion(void){....}</text:span></text:span></text:p>
      <text:p text:style-name="P375"><text:span text:style-name="_3c_C_3e_"><text:span text:style-name="T278">typo MyClass::getFuncion(void) const{</text:span></text:span></text:p>
      <text:p text:style-name="P375"><text:span text:style-name="_3c_C_3e_"><text:span text:style-name="T278"><text:tab/></text:span></text:span><text:span text:style-name="_3c_C_2b__2b__3e_">if (cliente)</text:span><text:span text:style-name="_3c_C_3e_"><text:span text:style-name="T278"> {return _var1;} <text:s/></text:span></text:span><text:span text:style-name="_2f__2f_C"><text:span text:style-name="T278">//se puede controlar quien puede leer el valor privado...</text:span></text:span></text:p>
      <text:p text:style-name="P375"><text:span text:style-name="_3c_C_3e_"><text:span text:style-name="T278">void MyClass::setFuncion(std::string _var1){</text:span></text:span></text:p>
      <text:p text:style-name="P375"><text:span text:style-name="_3c_C_3e_"><text:span text:style-name="T278"><text:tab/>if (cliente){</text:span></text:span></text:p>
      <text:p text:style-name="P375"><text:span text:style-name="_3c_C_3e_"><text:span text:style-name="T278"><text:tab/><text:tab/></text:span></text:span><text:span text:style-name="_3c_C_2b__2b__3e_">this-&gt;</text:span><text:span text:style-name="_3c_C_3e_"><text:span text:style-name="T278">_var1 = _var1;</text:span></text:span><text:span text:style-name="_2f__2f_C"><text:span text:style-name="T278"> //el this refleja que es el parametro privado. A la <text:s/>derecha del igual <text:tab/><text:tab/><text:tab/><text:tab/><text:tab/>es el parametro que recibe. En caso de que sean los dos iguales.</text:span></text:span></text:p>
      <text:p text:style-name="P375"><text:span text:style-name="_3c_C_3e_"><text:span text:style-name="T278"><text:tab/>}</text:span></text:span></text:p>
      <text:p text:style-name="P375"><text:span text:style-name="_3c_C_3e_"><text:span text:style-name="T278">}</text:span></text:span></text:p>
      <text:p text:style-name="P376"><text:span text:style-name="_3c_C_3e_"/></text:p>
      <text:p text:style-name="P377"><text:span text:style-name="_3c_C_3e_"><text:span text:style-name="T279"><text:tab/>Cuando se declara en un main una variable de esa clase (</text:span></text:span><text:span text:style-name="_3c_C_2b__2b__3e_">MyClass variable</text:span><text:span text:style-name="_3c_C_2b__2b__3e_"><text:span text:style-name="T280">(parametros)</text:span></text:span><text:span text:style-name="_3c_C_3e_"><text:span text:style-name="T279">) se llama automaticamente al constructor sin hacer nada, y cuando se hace un delete o un return 0, por finalizacion de la función se llama automaticamente al destructor. Siempre el destructor último a ser llamado será el primer objeto creado, ya que puede haber dependencias de ese primer objeto y de esa manera se garantiza no tener fallos.</text:span></text:span></text:p>
      <text:h text:style-name="P378" text:outline-level="3"><text:span text:style-name="_3c_C_3e_"><text:span text:style-name="T281">NEW - DELETE EN CLASES</text:span></text:span></text:h>
      <text:p text:style-name="P379"/>
      <text:p text:style-name="P380"><text:span text:style-name="_3c_C_3e_">class Zombie{</text:span></text:p>
      <text:p text:style-name="P380"><text:span text:style-name="_3c_C_3e_"><text:tab/>public:</text:span></text:p>
      <text:p text:style-name="P380"><text:span text:style-name="_3c_C_3e_"><text:span text:style-name="T282"><text:tab/><text:tab/>Zombie(std::string name){</text:span></text:span></text:p>
      <text:p text:style-name="P380"><text:span text:style-name="_3c_C_3e_"><text:span text:style-name="T282"><text:tab/><text:tab/><text:tab/>_name = name;</text:span></text:span></text:p>
      <text:p text:style-name="P380"><text:span text:style-name="_3c_C_3e_"><text:span text:style-name="T282"><text:tab/><text:tab/>}</text:span></text:span></text:p>
      <text:p text:style-name="P380"><text:span text:style-name="_3c_C_3e_"/></text:p>
      <text:p text:style-name="P380"><text:span text:style-name="_3c_C_3e_"><text:tab/>private:</text:span></text:p>
      <text:p text:style-name="P380"><text:span text:style-name="_3c_C_3e_"><text:span text:style-name="T282"><text:tab/><text:tab/>std::string _name;</text:span></text:span></text:p>
      <text:p text:style-name="P380"><text:span text:style-name="_3c_C_3e_">};</text:span></text:p>
      <text:p text:style-name="P380"><text:span text:style-name="_3c_C_3e_"/></text:p>
      <text:p text:style-name="P380"><text:span text:style-name="_3c_C_3e_"><text:span text:style-name="T282">int main(){</text:span></text:span></text:p>
      <text:p text:style-name="P380"><text:span text:style-name="_3c_C_3e_"><text:span text:style-name="T282"><text:tab/></text:span></text:span><text:span text:style-name="_3c_C_3e_">Zombie<text:tab/></text:span><text:span text:style-name="_3c_C_2b__2b__3e_">*</text:span><text:span text:style-name="_3c_C_3e_">z;</text:span></text:p>
      <text:p text:style-name="P380"><text:span text:style-name="_3c_C_3e_"><text:tab/>Zombie<text:tab/></text:span><text:span text:style-name="_3c_C_2b__2b__3e_">*</text:span><text:span text:style-name="_3c_C_3e_">horde;</text:span></text:p>
      <text:p text:style-name="P380"><text:span text:style-name="_3c_C_3e_"/></text:p>
      <text:p text:style-name="P380"><text:soft-page-break/><text:span text:style-name="_3c_C_3e_"><text:tab/>z = </text:span><text:span text:style-name="_3c_C_2b__2b__3e_">new Zombie</text:span><text:span text:style-name="_3c_C_3e_">("Bartolo");</text:span></text:p>
      <text:p text:style-name="P380"><text:span text:style-name="_3c_C_3e_"><text:tab/>horde = </text:span><text:span text:style-name="_3c_C_2b__2b__3e_">new horde[100]</text:span><text:span text:style-name="_3c_C_3e_">;</text:span><text:span text:style-name="_3c_C_3e_"><text:span text:style-name="T283"> </text:span></text:span><text:span text:style-name="_2f__2f_C"><text:span text:style-name="T283">//ESTE NO FUNCIONARIA pero es un ejemplo para ver como se declararia. No funcionaria por que debe recibir el parametro del nombre en cada constructor y al ser un array no puede hacerlo, para ello habria que hacer un SETTER y declararlo con un for uno a uno de los 100.</text:span></text:span></text:p>
      <text:p text:style-name="P380"><text:span text:style-name="_3c_C_3e_"><text:tab/>...</text:span></text:p>
      <text:p text:style-name="P380"><text:span text:style-name="_3c_C_3e_"><text:tab/></text:span><text:span text:style-name="_3c_C_2b__2b__3e_">delete z;</text:span></text:p>
      <text:p text:style-name="P380"><text:span text:style-name="_3c_C_3e_"><text:span text:style-name="T282"><text:tab/></text:span></text:span><text:span text:style-name="_3c_C_2b__2b__3e_">delete[] horde;</text:span></text:p>
      <text:p text:style-name="P380"><text:span text:style-name="_3c_C_3e_"><text:span text:style-name="T282"><text:tab/>return 0;</text:span></text:span></text:p>
      <text:p text:style-name="P380"><text:span text:style-name="_3c_C_3e_"><text:span text:style-name="T282">}</text:span></text:span></text:p>
      <text:p text:style-name="P379"><text:span text:style-name="_3c_C_3e_"/></text:p>
      <text:h text:style-name="P381" text:outline-level="3"><text:span text:style-name="_3c_C_3e_"><text:span text:style-name="T284">PUNTEROS A FUNCIONES</text:span></text:span></text:h>
      <text:p text:style-name="P382"><text:span text:style-name="_3c_C_3e_"><text:span text:style-name="T284"/></text:span></text:p>
      <text:p text:style-name="P383"><text:span text:style-name="_3c_C_3e_"><text:span text:style-name="T285"><text:tab/>Imaginemos la clase:</text:span></text:span></text:p>
      <text:p text:style-name="P384"><text:span text:style-name="_3c_C_3e_"><text:span text:style-name="T286">class Harl{</text:span></text:span></text:p>
      <text:p text:style-name="P385"><text:span text:style-name="_3c_C_3e_"><text:span text:style-name="T11"><text:tab/>public :</text:span></text:span></text:p>
      <text:p text:style-name="P386"><text:span text:style-name="_3c_C_3e_"><text:span text:style-name="T11"><text:tab/><text:tab/>Harl(void);</text:span></text:span></text:p>
      <text:p text:style-name="P386"><text:span text:style-name="_3c_C_3e_"><text:span text:style-name="T11"><text:tab/><text:tab/>~Harl(void);</text:span></text:span></text:p>
      <text:p text:style-name="P386"><text:span text:style-name="_3c_C_3e_"><text:span text:style-name="T11"/></text:span></text:p>
      <text:p text:style-name="P385"><text:span text:style-name="_3c_C_3e_"><text:span text:style-name="T287"><text:tab/></text:span></text:span><text:span text:style-name="_3c_C_3e_"><text:span text:style-name="T11">private :</text:span></text:span></text:p>
      <text:p text:style-name="P386"><text:span text:style-name="_3c_C_3e_"><text:span text:style-name="T287"><text:tab/><text:tab/></text:span></text:span><text:span text:style-name="_3c_C_3e_"><text:span text:style-name="T11">void debug(void);</text:span></text:span></text:p>
      <text:p text:style-name="P386"><text:span text:style-name="_3c_C_3e_"><text:span text:style-name="T287"><text:tab/><text:tab/></text:span></text:span><text:span text:style-name="_3c_C_3e_"><text:span text:style-name="T11">void info(void); </text:span></text:span></text:p>
      <text:p text:style-name="P386"><text:span text:style-name="_3c_C_3e_"><text:span text:style-name="T287"><text:tab/><text:tab/></text:span></text:span><text:span text:style-name="_3c_C_3e_"><text:span text:style-name="T11">void warning(void);</text:span></text:span></text:p>
      <text:p text:style-name="P386"><text:span text:style-name="_3c_C_3e_"><text:span text:style-name="T287"><text:tab/><text:tab/></text:span></text:span><text:span text:style-name="_3c_C_3e_"><text:span text:style-name="T11">void error(void);</text:span></text:span></text:p>
      <text:p text:style-name="P386"><text:span text:style-name="_3c_C_3e_"><text:span text:style-name="T11">};</text:span></text:span></text:p>
      <text:p text:style-name="P387"><text:span text:style-name="_3c_C_3e_"><text:span text:style-name="T11"/></text:span></text:p>
      <text:p text:style-name="P388"><text:span text:style-name="_3c_C_3e_"><text:span text:style-name="T285">Para declarar un array de punteros a las funciones:</text:span></text:span></text:p>
      <text:p text:style-name="P389"><text:span text:style-name="_3c_C_3e_"><text:span text:style-name="T285"><text:tab/></text:span></text:span><text:span text:style-name="_3c_C_3e_"><text:span text:style-name="T11">void </text:span></text:span><text:span text:style-name="_3c_C_2b__2b__3e_"><text:span text:style-name="T11">(</text:span></text:span><text:span text:style-name="_3c_C_3e_"><text:span text:style-name="T11">Harl::</text:span></text:span><text:span text:style-name="_3c_C_2b__2b__3e_"><text:span text:style-name="T11">*</text:span></text:span><text:span text:style-name="_3c_C_3e_"><text:span text:style-name="T11">funciones[]</text:span></text:span><text:span text:style-name="_3c_C_2b__2b__3e_"><text:span text:style-name="T11">)</text:span></text:span><text:span text:style-name="_3c_C_3e_"><text:span text:style-name="T11">() = {</text:span></text:span><text:span text:style-name="_3c_C_2b__2b__3e_"><text:span text:style-name="T11">&amp;Harl::</text:span></text:span><text:span text:style-name="_3c_C_3e_"><text:span text:style-name="T11">debug</text:span></text:span><text:span text:style-name="_3c_C_2b__2b__3e_"><text:span text:style-name="T11">,</text:span></text:span><text:span text:style-name="_3c_C_3e_"><text:span text:style-name="T11"> &amp;Harl::info</text:span></text:span><text:span text:style-name="_3c_C_2b__2b__3e_"><text:span text:style-name="T11">,</text:span></text:span><text:span text:style-name="_3c_C_3e_"><text:span text:style-name="T11"> &amp;Harl::warning</text:span></text:span><text:span text:style-name="_3c_C_2b__2b__3e_"><text:span text:style-name="T11">,</text:span></text:span><text:span text:style-name="_3c_C_3e_"><text:span text:style-name="T11"> &amp;Harl::error};</text:span></text:span><text:span text:style-name="_3c_C_3e_"><text:span text:style-name="T287"> </text:span></text:span><text:span text:style-name="_2f__2f_C"><text:span text:style-name="T287">//ver que no es &amp;Harl::debug()</text:span></text:span><text:span text:style-name="_2f__2f_C"><text:span text:style-name="T288">... es decir se omite los () por que no son funciones sino punteros.</text:span></text:span></text:p>
      <text:p text:style-name="P390"><text:span text:style-name="_3c_C_3e_"><text:span text:style-name="T285">Para </text:span></text:span><text:span text:style-name="_3c_C_3e_"><text:span text:style-name="T289">llamar a las funciones seria:<text:line-break/><text:tab/></text:span></text:span><text:span text:style-name="_3c_C_2b__2b__3e_"><text:span text:style-name="T11">(</text:span></text:span><text:span text:style-name="_3c_C_3e_"><text:span text:style-name="T11">this-&gt;*funciones[index]</text:span></text:span><text:span text:style-name="_3c_C_2b__2b__3e_"><text:span text:style-name="T11">)()</text:span></text:span><text:span text:style-name="_3c_C_3e_"><text:span text:style-name="T11">;</text:span></text:span></text:p>
      <text:p text:style-name="P383"><text:span text:style-name="_3c_C_3e_"><text:span text:style-name="T285"/></text:span></text:p>
      <text:p text:style-name="P383"><text:span text:style-name="_3c_C_3e_"><text:span text:style-name="T285"/></text:span></text:p>
      <text:h text:style-name="P391" text:outline-level="3"><text:span text:style-name="_3c_C_3e_"><text:span text:style-name="T281"/></text:span></text:h>
      <text:p text:style-name="P392"><text:span text:style-name="_3c_C_3e_"><text:span text:style-name="T281"/></text:span></text:p>
      <text:h text:style-name="P391" text:outline-level="3"><text:span text:style-name="_3c_C_3e_"><text:span text:style-name="T290">SOBRECARGA DE OPERADORES</text:span></text:span></text:h>
      <text:p text:style-name="P393"><text:span text:style-name="_3c_C_3e_"><text:span text:style-name="T290"/></text:span></text:p>
      <text:p text:style-name="P390"><text:span text:style-name="_3c_C_3e_"><text:span text:style-name="T289"><text:tab/>Es como la sobrecarga de operadores (funciones) en donde el mismo nombre de la función sirve para diferentes parámetros, pero en este caso para operadores. </text:span></text:span></text:p>
      <text:p text:style-name="P390"><text:soft-page-break/><text:span text:style-name="_3c_C_3e_"><text:span text:style-name="T289">Si nosotros tenemos una clase Point:</text:span></text:span></text:p>
      <text:p text:style-name="P390"><text:span text:style-name="_3c_C_3e_"><text:span text:style-name="T289"/></text:span></text:p>
      <text:p text:style-name="P394"><text:span text:style-name="_3c_C_3e_"><text:span text:style-name="T291">Point<text:tab/>point1(3, 4);</text:span></text:span></text:p>
      <text:p text:style-name="P394"><text:span text:style-name="_3c_C_3e_"><text:span text:style-name="T291">Point<text:tab/>point2(0, 2);</text:span></text:span></text:p>
      <text:p text:style-name="P394"><text:span text:style-name="_3c_C_3e_"><text:span text:style-name="T291">Point</text:span></text:span><text:span text:style-name="_3c_C_3e_"><text:span text:style-name="T292"><text:tab/>point3(point1 + point2) </text:span></text:span><text:span text:style-name="_2f__2f_C"><text:span text:style-name="T292">//esto dará error si no esta definido la sobrecarga de operadores</text:span></text:span></text:p>
      <text:p text:style-name="P390"><text:span text:style-name="_2f__2f_C"><text:span text:style-name="T292"/></text:span></text:p>
      <text:p text:style-name="P395"><text:span text:style-name="_2f__2f_C"><text:span text:style-name="T292"><text:tab/> </text:span></text:span><text:span text:style-name="_3c_C_3e_"><text:span text:style-name="T293">Si no está definida ese operador suma daría error, por lo tanto hay que definirlo, por que no sabría como sumar dos objetos (no son numeros). Por lo tanto lo definimos:</text:span></text:span></text:p>
      <text:p text:style-name="P395"><text:span text:style-name="_3c_C_3e_"><text:span text:style-name="T293"/></text:span></text:p>
      <text:p text:style-name="P396"><text:span text:style-name="_3c_C_3e_"><text:span text:style-name="T11">Point<text:tab/></text:span></text:span><text:span text:style-name="_3c_C_2b__2b__3e_"><text:span text:style-name="T11">operator+</text:span></text:span><text:span text:style-name="_3c_C_3e_"><text:span text:style-name="T11">(</text:span></text:span><text:span text:style-name="_3c_C_2b__2b__3e_"><text:span text:style-name="T11">const </text:span></text:span><text:span text:style-name="_3c_C_3e_"><text:span text:style-name="T11">Point </text:span></text:span><text:span text:style-name="_3c_C_2b__2b__3e_"><text:span text:style-name="T11">&amp;</text:span></text:span><text:span text:style-name="_3c_C_3e_"><text:span text:style-name="T11">right_operand){</text:span></text:span></text:p>
      <text:p text:style-name="P397"><text:span text:style-name="_3c_C_3e_"><text:span text:style-name="T11"><text:tab/>return Point(this-&gt;x + right_operand.x, this-&gt;y + right_operand.y);</text:span></text:span></text:p>
      <text:p text:style-name="P397"><text:span text:style-name="_3c_C_3e_"><text:span text:style-name="T11">}</text:span></text:span><text:span text:style-name="_3c_C_3e_"><text:span text:style-name="T294"> </text:span></text:span><text:span text:style-name="_2f__2f_C"><text:span text:style-name="T294">//Si está declarado dentro de la clase como miembro</text:span></text:span></text:p>
      <text:p text:style-name="P397"><text:span text:style-name="_3c_C_3e_"><text:span text:style-name="T11"/></text:span></text:p>
      <text:p text:style-name="P397"><text:span text:style-name="_3c_C_3e_"><text:span text:style-name="T11">Point<text:tab/></text:span></text:span><text:span text:style-name="_3c_C_2b__2b__3e_"><text:span text:style-name="T11">operator+</text:span></text:span><text:span text:style-name="_3c_C_3e_"><text:span text:style-name="T11">(</text:span></text:span><text:span text:style-name="_3c_C_2b__2b__3e_"><text:span text:style-name="T11">const </text:span></text:span><text:span text:style-name="_3c_C_3e_"><text:span text:style-name="T11">Point </text:span></text:span><text:span text:style-name="_3c_C_2b__2b__3e_"><text:span text:style-name="T11">&amp;</text:span></text:span><text:span text:style-name="_3c_C_3e_"><text:span text:style-name="T11">left</text:span></text:span><text:span text:style-name="_3c_C_2b__2b__3e_"><text:span text:style-name="T294">, </text:span></text:span><text:span text:style-name="_3c_C_2b__2b__3e_"><text:span text:style-name="T11">const </text:span></text:span><text:span text:style-name="_3c_C_3e_"><text:span text:style-name="T11">Point </text:span></text:span><text:span text:style-name="_3c_C_2b__2b__3e_"><text:span text:style-name="T11">&amp;</text:span></text:span><text:span text:style-name="_3c_C_3e_"><text:span text:style-name="T11">right){</text:span></text:span></text:p>
      <text:p text:style-name="P397"><text:span text:style-name="_3c_C_3e_"><text:span text:style-name="T11"><text:tab/>return Point(</text:span></text:span><text:span text:style-name="_3c_C_3e_"><text:span text:style-name="T294">left.</text:span></text:span><text:span text:style-name="_3c_C_3e_"><text:span text:style-name="T11">x + right.x, </text:span></text:span><text:span text:style-name="_3c_C_3e_"><text:span text:style-name="T294">left.</text:span></text:span><text:span text:style-name="_3c_C_3e_"><text:span text:style-name="T11">y + right.y);</text:span></text:span></text:p>
      <text:p text:style-name="P397"><text:span text:style-name="_3c_C_3e_"><text:span text:style-name="T11">}</text:span></text:span><text:span text:style-name="_3c_C_3e_"><text:span text:style-name="T294"> </text:span></text:span><text:span text:style-name="_2f__2f_C"><text:span text:style-name="T294">//Si está declarado FUERA de la clase como NO miembro</text:span></text:span></text:p>
      <text:p text:style-name="P398"><text:span text:style-name="_2f__2f_C"><text:span text:style-name="T294"/></text:span></text:p>
      <text:p text:style-name="P398"><text:span text:style-name="_2f__2f_C"><text:span text:style-name="T294"><text:tab/></text:span></text:span><text:span text:style-name="_3c_C_3e_"><text:span text:style-name="T295">El que está dentro de la clase como miembro, aunque solo recibe 1 parametro, está implicito ese primer parametro que es el de this-&gt; y el segundo es el del parámetro que se incluye. Mientras que el operador sobrecargado si está fuera de la clase, entonces hay que definir los dos parametros.</text:span></text:span></text:p>
      <text:p text:style-name="P398"><text:span text:style-name="_3c_C_3e_"><text:span text:style-name="T295">en si un point1 + point2 </text:span></text:span><text:span text:style-name="_3c_C_3e_"><text:span text:style-name="T296">es como poner esto:</text:span></text:span><text:span text:style-name="_3c_C_3e_"><text:span text:style-name="T295"> </text:span></text:span><text:span text:style-name="_3c_C_2b__2b__3e_"><text:span text:style-name="T11">point3.operator+(point1, point2)</text:span></text:span></text:p>
      <text:p text:style-name="P399"><text:span text:style-name="_3c_C_2b__2b__3e_"><text:span text:style-name="T296">*IMPORTANTE: SIEMPRE ES</text:span></text:span><text:span text:style-name="_3c_C_2b__2b__3e_"><text:span text:style-name="T297"> (operator+) </text:span></text:span><text:span text:style-name="_3c_C_2b__2b__3e_"><text:span text:style-name="T296">es decir tiene que ser la palabra tal cual, que puede ser tambien </text:span></text:span><text:span text:style-name="_3c_C_2b__2b__3e_"><text:span text:style-name="T11">operator-</text:span></text:span></text:p>
      <text:p text:style-name="P398"><text:span text:style-name="_2f__2f_C"><text:span text:style-name="T294"/></text:span></text:p>
      <text:h text:style-name="P400" text:outline-level="3"><text:span text:style-name="_3c_C_3e_"><text:span text:style-name="T290"/></text:span></text:h>
      <text:h text:style-name="P400" text:outline-level="3"><text:span text:style-name="_3c_C_3e_"><text:span text:style-name="T290">SOBRECARGA DE OPERADORES</text:span></text:span><text:span text:style-name="_3c_C_3e_"><text:span text:style-name="T298"> - Subscript operator</text:span></text:span></text:h>
      <text:p text:style-name="P401"><text:span text:style-name="_3c_C_3e_"><text:span text:style-name="T299"/></text:span></text:p>
      <text:p text:style-name="P402"><text:span text:style-name="_3c_C_3e_"><text:span text:style-name="T300"><text:tab/>El operador subscript es (</text:span></text:span><text:span text:style-name="_3c_C_2b__2b__3e_"><text:span text:style-name="T11">operator[]</text:span></text:span><text:span text:style-name="_3c_C_3e_"><text:span text:style-name="T300">) sirve para acceder por valores de índice a los miembros de una clase. Por ejemplo para la clase Point:<text:line-break/></text:span></text:span></text:p>
      <text:p text:style-name="P402"><text:span text:style-name="_3c_C_2b__2b__3e_"><text:span text:style-name="T11">Point punto(1, 4);</text:span></text:span></text:p>
      <text:p text:style-name="P402"><text:soft-page-break/><text:span text:style-name="_3c_C_3e_"><text:span text:style-name="T300">dentro de la clase:</text:span></text:span></text:p>
      <text:p text:style-name="P403"><text:span text:style-name="_3c_C_3e_"><text:span text:style-name="T300"><text:tab/></text:span></text:span><text:span text:style-name="_3c_C_3e_"><text:span text:style-name="T11">int<text:tab/>operator</text:span></text:span><text:span text:style-name="_3c_C_2b__2b__3e_"><text:span text:style-name="T11">[]</text:span></text:span><text:span text:style-name="_3c_C_3e_"><text:span text:style-name="T11">(size_t index) const{</text:span></text:span></text:p>
      <text:p text:style-name="P403"><text:span text:style-name="_3c_C_3e_"><text:span text:style-name="T11"><text:tab/><text:tab/>if (index == 0)</text:span></text:span></text:p>
      <text:p text:style-name="P403"><text:span text:style-name="_3c_C_3e_"><text:span text:style-name="T11"><text:tab/><text:tab/><text:tab/>return (this-&gt;x)</text:span></text:span></text:p>
      <text:p text:style-name="P403"><text:span text:style-name="_3c_C_3e_"><text:span text:style-name="T11"><text:tab/><text:tab/>if (index == 1)</text:span></text:span></text:p>
      <text:p text:style-name="P403"><text:span text:style-name="_3c_C_3e_"><text:span text:style-name="T11"><text:tab/><text:tab/><text:tab/>return (this-&gt;y)</text:span></text:span></text:p>
      <text:p text:style-name="P403"><text:span text:style-name="_3c_C_3e_"><text:span text:style-name="T11"><text:tab/>}</text:span></text:span></text:p>
      <text:p text:style-name="P401"><text:span text:style-name="_3c_C_3e_"><text:span text:style-name="T301"/></text:span></text:p>
      <text:p text:style-name="P404"><text:span text:style-name="_3c_C_3e_"><text:span text:style-name="T302">Si quisieramos sustituir un valor de tal manera que:<text:line-break/></text:span></text:span></text:p>
      <text:p text:style-name="P404"><text:span text:style-name="_3c_C_3e_"><text:span text:style-name="T302">punto[0] = 2;</text:span></text:span></text:p>
      <text:p text:style-name="P404"><text:span text:style-name="_3c_C_3e_"><text:span text:style-name="T302">punto[1] = 7;</text:span></text:span></text:p>
      <text:p text:style-name="P404"><text:span text:style-name="_3c_C_3e_"><text:span text:style-name="T302">Entonces tenemos que definir el operador como:<text:line-break/></text:span></text:span></text:p>
      <text:p text:style-name="P405"><text:span text:style-name="_3c_C_3e_"><text:span text:style-name="T11">int<text:tab/></text:span></text:span><text:span text:style-name="_3c_C_2b__2b__3e_"><text:span text:style-name="T11">&amp;</text:span></text:span><text:span text:style-name="_3c_C_3e_"><text:span text:style-name="T11">operator[](size_t index) </text:span></text:span><text:span text:style-name="_3c_C_3e_"><text:span text:style-name="T303">{ </text:span></text:span><text:span text:style-name="_2f__2f_C"><text:span text:style-name="T303">//ponemos el &amp; y quitamos el const</text:span></text:span></text:p>
      <text:p text:style-name="P406"><text:span text:style-name="_3c_C_3e_"><text:span text:style-name="T11"><text:tab/></text:span></text:span><text:span text:style-name="_3c_C_3e_"><text:span text:style-name="T304">assert( (index == 0) || (index == 1) ); </text:span></text:span><text:span text:style-name="_2f__2f_C"><text:span text:style-name="T304">//hay que #include &lt;cassert&gt;</text:span></text:span></text:p>
      <text:p text:style-name="P406"><text:span text:style-name="_3c_C_3e_"><text:span text:style-name="T304"><text:tab/>return(index == 0) ? this-&gt;x : this-&gt;y</text:span></text:span></text:p>
      <text:p text:style-name="P407"><text:span text:style-name="_3c_C_3e_"><text:span text:style-name="T11"><text:tab/>}</text:span></text:span></text:p>
      <text:p text:style-name="P404"><text:span text:style-name="_3c_C_3e_"><text:span text:style-name="T302">Es como utilizar un getter para tener un Setter. Con el &amp; se modifica el valor dentro.</text:span></text:span></text:p>
      <text:p text:style-name="P404"><text:span text:style-name="_3c_C_3e_"><text:span text:style-name="T302"/></text:span></text:p>
      <text:h text:style-name="P408" text:outline-level="3"><text:span text:style-name="_3c_C_3e_"><text:span text:style-name="T290">SOBRECARGA DE OPERADORES</text:span></text:span><text:span text:style-name="_3c_C_3e_"><text:span text:style-name="T298"> - </text:span></text:span><text:span text:style-name="_3c_C_3e_"><text:span text:style-name="T305">Output Stream</text:span></text:span><text:span text:style-name="_3c_C_3e_"><text:span text:style-name="T306"> Operation</text:span></text:span></text:h>
      <text:p text:style-name="P409"><text:span text:style-name="_3c_C_3e_"><text:span text:style-name="T307">Podemos hacer con una </text:span></text:span><text:span text:style-name="_3c_C_3e_"><text:span text:style-name="T11">class Point</text:span></text:span></text:p>
      <text:p text:style-name="P409"><text:span text:style-name="_3c_C_3e_"><text:span text:style-name="T308">Point punto1(3,4);</text:span></text:span></text:p>
      <text:p text:style-name="P409"><text:span text:style-name="_3c_C_3e_"><text:span text:style-name="T308">std::cout &lt;&lt; punto1; </text:span></text:span></text:p>
      <text:p text:style-name="P410"><text:span text:style-name="_3c_C_3e_"><text:span text:style-name="T309">Solo se puede hacer si se usa la sobrecarga del operador &lt;&lt;. Pero para que funcione con el std::cout &lt;&lt; tiene que ser fuera de la clase:<text:line-break/></text:span></text:span></text:p>
      <text:p text:style-name="P411"><text:span text:style-name="_3c_C_3e_"><text:span text:style-name="T11">class Point{</text:span></text:span></text:p>
      <text:p text:style-name="P411"><text:span text:style-name="_3c_C_3e_"><text:span text:style-name="T11"><text:tab/>public:</text:span></text:span></text:p>
      <text:p text:style-name="P411"><text:span text:style-name="_3c_C_3e_"><text:span text:style-name="T11"><text:tab/><text:tab/></text:span></text:span><text:span text:style-name="_3c_C_2b__2b__3e_"><text:span text:style-name="T11">friend</text:span></text:span><text:span text:style-name="_3c_C_3e_"><text:span text:style-name="T11"> std::</text:span></text:span><text:span text:style-name="_3c_C_2b__2b__3e_"><text:span text:style-name="T11">ostream</text:span></text:span><text:span text:style-name="_3c_C_3e_"><text:span text:style-name="T11"> &amp;</text:span></text:span><text:span text:style-name="_3c_C_2b__2b__3e_"><text:span text:style-name="T11">operator&lt;&lt;</text:span></text:span><text:span text:style-name="_3c_C_3e_"><text:span text:style-name="T11">(</text:span></text:span><text:span text:style-name="_3c_C_2b__2b__3e_"><text:span text:style-name="T11">std::ostream &amp;out_msg</text:span></text:span><text:span text:style-name="_3c_C_3e_"><text:span text:style-name="T11">, const Point &amp;point);</text:span></text:span><text:span text:style-name="_3c_C_3e_"><text:span text:style-name="T310"> </text:span></text:span><text:span text:style-name="_2f__2f_C"><text:span text:style-name="T310">//friend hace que pueda ser accesible desde fuera como un getter la función definida según la declaración, </text:span></text:span><text:span text:style-name="_2f__2f_C"><text:span text:style-name="T311">pero friend es C++11.</text:span></text:span></text:p>
      <text:p text:style-name="P411"><text:span text:style-name="_3c_C_3e_"><text:span text:style-name="T11"><text:tab/><text:tab/>Point(void);</text:span></text:span></text:p>
      <text:p text:style-name="P411"><text:span text:style-name="_3c_C_3e_"><text:span text:style-name="T11"><text:tab/><text:tab/>~Point(void);</text:span></text:span></text:p>
      <text:p text:style-name="P411"><text:soft-page-break/><text:span text:style-name="_3c_C_3e_"><text:span text:style-name="T310"><text:tab/>private:</text:span></text:span></text:p>
      <text:p text:style-name="P411"><text:span text:style-name="_3c_C_3e_"><text:span text:style-name="T310"><text:tab/><text:tab/>double x{}; </text:span></text:span><text:span text:style-name="_2f__2f_C"><text:span text:style-name="T310">//lo inicializa a 0.0</text:span></text:span></text:p>
      <text:p text:style-name="P411"><text:span text:style-name="_2f__2f_C"><text:span text:style-name="T310"><text:tab/><text:tab/></text:span></text:span><text:span text:style-name="_3c_C_3e_"><text:span text:style-name="T11">double y{}; </text:span></text:span></text:p>
      <text:p text:style-name="P411"><text:span text:style-name="_3c_C_3e_"><text:span text:style-name="T11">};</text:span></text:span></text:p>
      <text:p text:style-name="P411"><text:span text:style-name="_3c_C_2b__2b__3e_"><text:span text:style-name="T11">inline</text:span></text:span><text:span text:style-name="_3c_C_3e_"><text:span text:style-name="T310"> std::ostream &amp;operator&lt;&lt;(</text:span></text:span><text:span text:style-name="_3c_C_3e_"><text:span text:style-name="T312">const </text:span></text:span><text:span text:style-name="_3c_C_3e_"><text:span text:style-name="T310">std::ostream</text:span></text:span><text:span text:style-name="_3c_C_3e_"><text:span text:style-name="T312"> </text:span></text:span><text:span text:style-name="_3c_C_3e_"><text:span text:style-name="T310">&amp;out_msg, const Point &amp;point){</text:span></text:span><text:span text:style-name="_3c_C_3e_"><text:span text:style-name="T313"> </text:span></text:span><text:span text:style-name="_2f__2f_C"><text:span text:style-name="T313">//inline hará de protección para no tener múltiple definiciones de este operador cuando se llame en cada .cpp el include de este .hpp. No proteje para eso el #ifndef HEADER_HPP .....</text:span></text:span></text:p>
      <text:p text:style-name="P411"><text:span text:style-name="_3c_C_3e_"><text:span text:style-name="T310"><text:tab/>out_msg &lt;&lt; </text:span></text:span><text:span text:style-name="_3c_C_3e_"><text:span text:style-name="T313">"( " &lt;&lt; point.x &lt;&lt; ", " &lt;&lt; point.y &lt;&lt; " )" &lt;&lt; std::endl; </text:span></text:span><text:span text:style-name="_2f__2f_C"><text:span text:style-name="T313">//si no estuviera el friend, no se podria acceder a los parámetros privados.</text:span></text:span></text:p>
      <text:p text:style-name="P412"><text:span text:style-name="_3c_C_3e_"><text:span text:style-name="T313"><text:tab/>return (out_msg);</text:span></text:span></text:p>
      <text:p text:style-name="P411"><text:span text:style-name="_3c_C_3e_"><text:span text:style-name="T310">}</text:span></text:span></text:p>
      <text:p text:style-name="P410"><text:span text:style-name="_3c_C_3e_"><text:span text:style-name="T310"/></text:span></text:p>
      <text:p text:style-name="P413"><text:span text:style-name="_3c_C_3e_"><text:span text:style-name="T309">S</text:span></text:span><text:span text:style-name="_3c_C_3e_"><text:span text:style-name="T314">e podría meter la sobrecarga dentro de la clase asi en parte pública y por lo tanto no necesitar el friend:</text:span></text:span></text:p>
      <text:p text:style-name="P413"><text:span text:style-name="_3c_C_3e_"><text:span text:style-name="T314"/></text:span></text:p>
      <text:p text:style-name="P413"><text:span text:style-name="_3c_C_3e_"><text:span text:style-name="T11">std::ostream &amp;operator&lt;&lt;(</text:span></text:span><text:span text:style-name="_3c_C_3e_"><text:span text:style-name="T312">const </text:span></text:span><text:span text:style-name="_3c_C_3e_"><text:span text:style-name="T11">std::ostream</text:span></text:span><text:span text:style-name="_3c_C_3e_"><text:span text:style-name="T312"> </text:span></text:span><text:span text:style-name="_3c_C_3e_"><text:span text:style-name="T11">&amp;out_msg);</text:span></text:span></text:p>
      <text:p text:style-name="P413"><text:span text:style-name="_3c_C_3e_"><text:span text:style-name="T11"/></text:span></text:p>
      <text:p text:style-name="P413"><text:span text:style-name="_3c_C_3e_"><text:span text:style-name="T314">Pero al estar implícito el primer parámetro "this" miembro de la clase, el sistema de salida</text:span></text:span></text:p>
      <text:p text:style-name="P413"><text:span text:style-name="_3c_C_3e_"><text:span text:style-name="T314">tendría que ser:</text:span></text:span></text:p>
      <text:p text:style-name="P413"><text:span text:style-name="_3c_C_3e_"><text:span text:style-name="T11">punto1 &lt;&lt; std::cout;</text:span></text:span><text:span text:style-name="_3c_C_3e_"><text:span text:style-name="T314"> </text:span></text:span><text:span text:style-name="_2f__2f_C"><text:span text:style-name="T313">//tendríamos que invertirlo</text:span></text:span><text:span text:style-name="_2f__2f_C"><text:span text:style-name="T315"> por lo que no se suele ver declarado dentro d la función</text:span></text:span></text:p>
      <text:h text:style-name="P414" text:outline-level="3"><text:span text:style-name="_3c_C_3e_"><text:span text:style-name="T290">SOBRECARGA DE OPERADORES</text:span></text:span><text:span text:style-name="_3c_C_3e_"><text:span text:style-name="T298"> - </text:span></text:span><text:span text:style-name="_3c_C_3e_"><text:span text:style-name="T305">Input Stream</text:span></text:span><text:span text:style-name="_3c_C_3e_"><text:span text:style-name="T306"> Operation</text:span></text:span></text:h>
      <text:p text:style-name="P415"><text:span text:style-name="_3c_C_3e_"><text:span text:style-name="T316">Se puede escrbir de std::cin &gt;&gt; a un objeto con la sobrecarga de &gt;&gt;</text:span></text:span></text:p>
      <text:p text:style-name="P416"><text:span text:style-name="_3c_C_3e_"><text:span text:style-name="T11">inline<text:tab/>std::istream &amp;</text:span></text:span><text:span text:style-name="_3c_C_2b__2b__3e_"><text:span text:style-name="T11">operator&gt;&gt;</text:span></text:span><text:span text:style-name="_3c_C_3e_"><text:span text:style-name="T11">(std::ifstream &amp;insert_point, Point &amp;point){</text:span></text:span></text:p>
      <text:p text:style-name="P416"><text:span text:style-name="_3c_C_3e_"><text:span text:style-name="T11"><text:tab/>double x;</text:span></text:span></text:p>
      <text:p text:style-name="P416"><text:span text:style-name="_3c_C_3e_"><text:span text:style-name="T11"><text:tab/>double y;</text:span></text:span></text:p>
      <text:p text:style-name="P416"><text:span text:style-name="_3c_C_3e_"><text:span text:style-name="T11"><text:tab/>std::cout &lt;&lt; "introduzca coordenadas del punto" &lt;&lt; std::endl;</text:span></text:span></text:p>
      <text:p text:style-name="P416"><text:span text:style-name="_3c_C_3e_"><text:span text:style-name="T317"><text:tab/>std::cout &lt;&lt; "orden x, y separado por espacios : ";</text:span></text:span></text:p>
      <text:p text:style-name="P416"><text:span text:style-name="_3c_C_3e_"><text:span text:style-name="T11"><text:tab/>insert_point &gt;&gt; x &gt;&gt; y;</text:span></text:span></text:p>
      <text:p text:style-name="P416"><text:span text:style-name="_3c_C_3e_"><text:span text:style-name="T11"><text:tab/>point.x = x;</text:span></text:span></text:p>
      <text:p text:style-name="P416"><text:span text:style-name="_3c_C_3e_"><text:span text:style-name="T11"><text:tab/>point.y = y;</text:span></text:span></text:p>
      <text:p text:style-name="P416"><text:span text:style-name="_3c_C_3e_"><text:span text:style-name="T11"><text:tab/>return insert_point;</text:span></text:span></text:p>
      <text:p text:style-name="P416"><text:span text:style-name="_3c_C_3e_"><text:span text:style-name="T11">}</text:span></text:span></text:p>
      <text:p text:style-name="P417"><text:span text:style-name="_3c_C_3e_"><text:span text:style-name="T318">Y ahora se podría hacer</text:span></text:span></text:p>
      <text:p text:style-name="P417"><text:span text:style-name="_3c_C_3e_"><text:span text:style-name="T11">std::cin &gt;&gt; punto1;</text:span></text:span></text:p>
      <text:p text:style-name="P418"><text:soft-page-break/><text:span text:style-name="_3c_C_3e_"><text:span text:style-name="T319"/></text:span></text:p>
      <text:h text:style-name="P419" text:outline-level="3"><text:span text:style-name="_3c_C_3e_"><text:span text:style-name="T320">HERENCIAS DE CLASES</text:span></text:span></text:h>
      <text:p text:style-name="P420"><text:span text:style-name="_3c_C_3e_"><text:span text:style-name="T321">Lo que hace es heredar propiedades de una clase padre.</text:span></text:span></text:p>
      <text:p text:style-name="P421"><text:span text:style-name="_3c_C_3e_"><text:span text:style-name="T322">class Persona{</text:span></text:span></text:p>
      <text:p text:style-name="P421"><text:span text:style-name="_3c_C_3e_"><text:span text:style-name="T322"><text:tab/>public:</text:span></text:span></text:p>
      <text:p text:style-name="P421"><text:span text:style-name="_3c_C_3e_"><text:span text:style-name="T322"><text:tab/><text:tab/>Persona();</text:span></text:span></text:p>
      <text:p text:style-name="P421"><text:span text:style-name="_3c_C_3e_"><text:span text:style-name="T322"><text:tab/><text:tab/>Persona(std::string first_name_param, std::string last_name_param);</text:span></text:span></text:p>
      <text:p text:style-name="P421"><text:span text:style-name="_3c_C_3e_"><text:span text:style-name="T322"><text:tab/><text:tab/>~Persona();</text:span></text:span></text:p>
      <text:p text:style-name="P421"><text:span text:style-name="_3c_C_3e_"><text:span text:style-name="T322"><text:tab/>Private:</text:span></text:span></text:p>
      <text:p text:style-name="P421"><text:span text:style-name="_3c_C_3e_"><text:span text:style-name="T322"><text:tab/><text:tab/>std::string first_name{"Misterioso"};</text:span></text:span></text:p>
      <text:p text:style-name="P421"><text:span text:style-name="_3c_C_3e_"><text:span text:style-name="T322"><text:tab/><text:tab/>std::string last_name{"Persona"};</text:span></text:span></text:p>
      <text:p text:style-name="P421"><text:span text:style-name="_3c_C_3e_"><text:span text:style-name="T322">};</text:span></text:span></text:p>
      <text:p text:style-name="P422"><text:span text:style-name="_3c_C_3e_"><text:span text:style-name="T322"/></text:span></text:p>
      <text:p text:style-name="P420"><text:span text:style-name="_3c_C_3e_"><text:span text:style-name="T321">La clase que hereda será:</text:span></text:span></text:p>
      <text:p text:style-name="P420"><text:span text:style-name="_3c_C_3e_"><text:span text:style-name="T321"/></text:span></text:p>
      <text:p text:style-name="P423"><text:span text:style-name="_3c_C_3e_"><text:span text:style-name="T322">class Jugador </text:span></text:span><text:span text:style-name="_3c_C_2b__2b__3e_"><text:span text:style-name="T11">: public Persona</text:span></text:span><text:span text:style-name="_3c_C_3e_"><text:span text:style-name="T322">{</text:span></text:span></text:p>
      <text:p text:style-name="P423"><text:span text:style-name="_3c_C_3e_"><text:span text:style-name="T322"><text:tab/>public:</text:span></text:span></text:p>
      <text:p text:style-name="P423"><text:span text:style-name="_3c_C_3e_"><text:span text:style-name="T322"><text:tab/><text:tab/>Jugador() = default;</text:span></text:span></text:p>
      <text:p text:style-name="P423"><text:span text:style-name="_3c_C_3e_"><text:span text:style-name="T322"><text:tab/><text:tab/>Jugador(std::string game_param);</text:span></text:span></text:p>
      <text:p text:style-name="P423"><text:span text:style-name="_3c_C_3e_"><text:span text:style-name="T322"><text:tab/><text:tab/>~Jugador();</text:span></text:span></text:p>
      <text:p text:style-name="P423"><text:span text:style-name="_3c_C_3e_"><text:span text:style-name="T322"><text:tab/>private:</text:span></text:span></text:p>
      <text:p text:style-name="P423"><text:span text:style-name="_3c_C_3e_"><text:span text:style-name="T322"><text:tab/><text:tab/>std::string m_game{"none"};</text:span></text:span></text:p>
      <text:p text:style-name="P423"><text:span text:style-name="_3c_C_3e_"><text:span text:style-name="T322">};</text:span></text:span></text:p>
      <text:p text:style-name="P424"><text:span text:style-name="_3c_C_3e_"><text:span text:style-name="T323">std::ostream &amp;operator&lt;&lt;(std::ostream &amp;out, const Player &amp;player){</text:span></text:span></text:p>
      <text:p text:style-name="P424"><text:span text:style-name="_3c_C_3e_"><text:span text:style-name="T323"><text:tab/>out &lt;&lt; "game: " &lt;&lt; player.m_game &lt;&lt; "name: " &lt;&lt; player.get_first_name()....</text:span></text:span></text:p>
      <text:p text:style-name="P424"><text:span text:style-name="_3c_C_3e_"><text:span text:style-name="T323">}</text:span></text:span></text:p>
      <text:p text:style-name="P425"><text:span text:style-name="_3c_C_3e_"><text:span text:style-name="T324">Y esta clase que hereda no puede acceder a la parte privada de Persona.</text:span></text:span><text:span text:style-name="_3c_C_3e_"><text:span text:style-name="T325"> Para ello deberíamos crear en la parte pública de Persona dos getters (uno para first_name y otro para last_name</text:span></text:span></text:p>
      <text:p text:style-name="P426"><text:span text:style-name="_3c_C_3e_"><text:span text:style-name="T326"/></text:span></text:p>
      <text:h text:style-name="P427" text:outline-level="3"><text:span text:style-name="_3c_C_3e_"><text:span text:style-name="T327">HERENCIAS DE CLASES</text:span></text:span><text:span text:style-name="_3c_C_3e_"><text:span text:style-name="T328"> / Protected</text:span></text:span></text:h>
      <text:p text:style-name="P426"><text:span text:style-name="_3c_C_3e_"><text:span text:style-name="T324"><text:s/></text:span></text:span><text:span text:style-name="_3c_C_3e_"><text:span text:style-name="T326">Es un nuevo tipo de estiqueta en la clase:<text:line-break/></text:span></text:span></text:p>
      <text:p text:style-name="P428"><text:soft-page-break/><text:span text:style-name="_3c_C_3e_"><text:span text:style-name="T329">class Persona{</text:span></text:span></text:p>
      <text:p text:style-name="P428"><text:span text:style-name="_3c_C_3e_"><text:span text:style-name="T329"><text:tab/>public:...</text:span></text:span></text:p>
      <text:p text:style-name="P428"><text:span text:style-name="_3c_C_3e_"><text:span text:style-name="T329"><text:tab/></text:span></text:span><text:span text:style-name="_3c_C_2b__2b__3e_"><text:span text:style-name="T11">protected:</text:span></text:span></text:p>
      <text:p text:style-name="P428"><text:span text:style-name="_3c_C_3e_"><text:span text:style-name="T329"><text:tab/>private:</text:span></text:span></text:p>
      <text:p text:style-name="P428"><text:span text:style-name="_3c_C_3e_"><text:span text:style-name="T329">};</text:span></text:span></text:p>
      <text:p text:style-name="P426"><text:span text:style-name="_3c_C_3e_"><text:span text:style-name="T326">Todo lo que está en protected es algo como privado, PERO puede ser accedido desde las clases que heredan. Sirve para proteger, como private pero que funcione en las herencias</text:span></text:span></text:p>
      <text:p text:style-name="P426"><text:span text:style-name="_3c_C_3e_"><text:span text:style-name="T326"/></text:span></text:p>
      <text:h text:style-name="P427" text:outline-level="3"><text:span text:style-name="_3c_C_3e_"><text:span text:style-name="T327">HERENCIAS DE CLASES</text:span></text:span><text:span text:style-name="_3c_C_3e_"><text:span text:style-name="T328"> / Herencias Protected o Private</text:span></text:span></text:h>
      <text:p text:style-name="P426"><text:span text:style-name="_3c_C_3e_"><text:span text:style-name="T326">Cuando se hace una herencia, no solo puede ser </text:span></text:span><text:span text:style-name="_3c_C_3e_"><text:span text:style-name="T11">: public ClasePadre</text:span></text:span></text:p>
      <text:p text:style-name="P429"><text:span text:style-name="_3c_C_3e_"><text:span text:style-name="T330">Puede ser de dos tipos:</text:span></text:span></text:p>
      <text:p text:style-name="P429"><text:span text:style-name="_3c_C_3e_"><text:span text:style-name="T330"/></text:span></text:p>
      <text:p text:style-name="P429"><text:span text:style-name="_3c_C_3e_"><text:span text:style-name="T330">1. </text:span></text:span><text:span text:style-name="_3c_C_3e_"><text:span text:style-name="T331">class Heredada </text:span></text:span><text:span text:style-name="_3c_C_2b__2b__3e_"><text:span text:style-name="T11">: protected </text:span></text:span><text:span text:style-name="_3c_C_3e_"><text:span text:style-name="T331">ClasePadre</text:span></text:span></text:p>
      <text:p text:style-name="P429"><text:span text:style-name="_3c_C_3e_"><text:span text:style-name="T331"><text:tab/></text:span></text:span><text:span text:style-name="_3c_C_3e_"><text:span text:style-name="T330">En la clase heredada, todo lo que era publico del padre se convierte en Protected</text:span></text:span></text:p>
      <text:p text:style-name="P429"><text:span text:style-name="_3c_C_3e_"><text:span text:style-name="T330"><text:tab/>Todo lo que era Protected seguirá siendo Protected.</text:span></text:span></text:p>
      <text:p text:style-name="P429"><text:span text:style-name="_3c_C_3e_"><text:span text:style-name="T330"><text:tab/>Todo lo que era Privado seguirá siendo Privado</text:span></text:span></text:p>
      <text:p text:style-name="P429"><text:span text:style-name="_3c_C_3e_"><text:span text:style-name="T330">2. </text:span></text:span><text:span text:style-name="_3c_C_3e_"><text:span text:style-name="T331">class Heredada </text:span></text:span><text:span text:style-name="_3c_C_2b__2b__3e_"><text:span text:style-name="T11">: </text:span></text:span><text:span text:style-name="_3c_C_2b__2b__3e_"><text:span text:style-name="T331">private</text:span></text:span><text:span text:style-name="_3c_C_2b__2b__3e_"><text:span text:style-name="T11"> </text:span></text:span><text:span text:style-name="_3c_C_3e_"><text:span text:style-name="T331">ClasePadre</text:span></text:span></text:p>
      <text:p text:style-name="P429"><text:span text:style-name="_3c_C_3e_"><text:span text:style-name="T331"><text:tab/></text:span></text:span><text:span text:style-name="_3c_C_3e_"><text:span text:style-name="T330">En la clase heredada, todo lo que era publico del padre se convierte en Private</text:span></text:span></text:p>
      <text:p text:style-name="P429"><text:span text:style-name="_3c_C_3e_"><text:span text:style-name="T330"><text:tab/>Todo lo que era Protected se convertirá en Private</text:span></text:span></text:p>
      <text:p text:style-name="P429"><text:span text:style-name="_3c_C_3e_"><text:span text:style-name="T330"><text:tab/>Todo lo que era Privado seguirá siendo Privado</text:span></text:span><text:span text:style-name="_3c_C_3e_"><text:span text:style-name="T331"><text:tab/></text:span></text:span></text:p>
      <text:p text:style-name="P430"><text:span text:style-name="_3c_C_3e_"><text:span text:style-name="T330"><text:s/></text:span></text:span><text:span text:style-name="_3c_C_3e_"><text:span text:style-name="T332">El problema es que una vez se sube un escalón para proteger en herencia no se puede volver atras, y si tenemos una herencia que es private, y por lo tanto todo es private, al hacer una clase heredada de dicha clase, aunque le pongamos </text:span></text:span><text:span text:style-name="_3c_C_3e_"><text:span text:style-name="T11">: public Heredada</text:span></text:span><text:span text:style-name="_3c_C_3e_"><text:span text:style-name="T333"> </text:span></text:span><text:span text:style-name="_3c_C_3e_"><text:span text:style-name="T332">todo seguirá siendo private.</text:span></text:span></text:p>
      <text:p text:style-name="P431"><text:span text:style-name="_3c_C_3e_"><text:span text:style-name="T334">PERO!! podemos RESUCITAR un método usando </text:span></text:span><text:span text:style-name="_3c_C_3e_"><text:span text:style-name="T335">USING</text:span></text:span></text:p>
      <text:p text:style-name="P431"><text:span text:style-name="_3c_C_3e_"><text:span text:style-name="T335">class Felino : private Animal{</text:span></text:span></text:p>
      <text:p text:style-name="P431"><text:span text:style-name="_3c_C_3e_"><text:span text:style-name="T335"><text:tab/>public:</text:span></text:span></text:p>
      <text:p text:style-name="P431"><text:span text:style-name="_3c_C_3e_"><text:span text:style-name="T335"><text:tab/><text:tab/></text:span></text:span><text:span text:style-name="_3c_C_2b__2b__3e_"><text:span text:style-name="T11">using Animal::respirar</text:span></text:span><text:span text:style-name="_3c_C_3e_"><text:span text:style-name="T335">; </text:span></text:span><text:span text:style-name="_2f__2f_C"><text:span text:style-name="T335">//siendo void respirar(); en público de Animal</text:span></text:span></text:p>
      <text:p text:style-name="P431"><text:span text:style-name="_3c_C_3e_"><text:span text:style-name="T335"><text:tab/><text:tab/>void maullar();</text:span></text:span></text:p>
      <text:p text:style-name="P431"><text:span text:style-name="_3c_C_3e_"><text:span text:style-name="T335">};</text:span></text:span></text:p>
      <text:p text:style-name="P431"><text:soft-page-break/><text:span text:style-name="_3c_C_3e_"><text:span text:style-name="T334">Con eso ya se tranforma en público de nuevo y es válido en C++98</text:span></text:span><text:span text:style-name="_3c_C_3e_"><text:span text:style-name="T336">. Podriamos hacer using en protected: y volveria a ser protected.</text:span></text:span></text:p>
      <text:p text:style-name="P432"><text:span text:style-name="_3c_C_3e_"><text:span text:style-name="T336">si la funcion a la que llama (en el ejemplo "respirar") está sobrecargada, resucitará a todas las sobrecargas de funciones.<text:line-break/></text:span></text:span><text:span text:style-name="_3c_C_3e_"><text:span text:style-name="T337">NO PODRIAMOS HACER CON USING acceso a una parte PRIVATE de Animal. Por que es la exclusión que tiene. </text:span></text:span></text:p>
      <text:p text:style-name="P433"><text:span text:style-name="_3c_C_3e_"><text:span text:style-name="T337">PERO SÍ que podriamos hacer public algo que fuera Protected. Es decir la regla, es "todo lo que fuera accesible, se puede reconvertir a nuevo acceso.</text:span></text:span></text:p>
      <text:h text:style-name="P434" text:outline-level="3"><text:span text:style-name="_3c_C_3e_"><text:span text:style-name="T327">HERENCIAS DE CLASES</text:span></text:span><text:span text:style-name="_3c_C_3e_"><text:span text:style-name="T328"> / </text:span></text:span><text:span text:style-name="_3c_C_3e_"><text:span text:style-name="T338">CONSTRUCTORES NO DEFAULT</text:span></text:span></text:h>
      <text:p text:style-name="P435"><text:span text:style-name="_3c_C_3e_"><text:span text:style-name="T339">Si tenemos constructores no default que reciben parámetros:<text:line-break/></text:span></text:span><text:span text:style-name="_3c_C_3e_"><text:span text:style-name="T11">class Animal {</text:span></text:span></text:p>
      <text:p text:style-name="P435"><text:span text:style-name="_3c_C_3e_"><text:span text:style-name="T11">private:</text:span></text:span></text:p>
      <text:p text:style-name="P435"><text:span text:style-name="_3c_C_3e_"><text:span text:style-name="T11"><text:s text:c="4"/>std::string nombre;</text:span></text:span></text:p>
      <text:p text:style-name="P435"><text:span text:style-name="_3c_C_3e_"><text:span text:style-name="T11"><text:s text:c="4"/>std::string raza;</text:span></text:span></text:p>
      <text:p text:style-name="P435"><text:span text:style-name="_3c_C_3e_"><text:span text:style-name="T11">public:</text:span></text:span></text:p>
      <text:p text:style-name="P435"><text:span text:style-name="_3c_C_3e_"><text:span text:style-name="T11"><text:s text:c="4"/>Animal(const std::string&amp; n, const std::string&amp; r) : nombre(n), raza(r) {}</text:span></text:span></text:p>
      <text:p text:style-name="P435"><text:span text:style-name="_3c_C_3e_"><text:span text:style-name="T11">};</text:span></text:span></text:p>
      <text:p text:style-name="P435"><text:span text:style-name="_3c_C_3e_"><text:span text:style-name="T11"/></text:span></text:p>
      <text:p text:style-name="P435"><text:span text:style-name="_3c_C_3e_"><text:span text:style-name="T11">class Gato : public Animal {</text:span></text:span></text:p>
      <text:p text:style-name="P435"><text:span text:style-name="_3c_C_3e_"><text:span text:style-name="T11">private:</text:span></text:span></text:p>
      <text:p text:style-name="P435"><text:span text:style-name="_3c_C_3e_"><text:span text:style-name="T11"><text:s text:c="4"/>int edad;</text:span></text:span></text:p>
      <text:p text:style-name="P435"><text:span text:style-name="_3c_C_3e_"><text:span text:style-name="T11">public:</text:span></text:span></text:p>
      <text:p text:style-name="P435"><text:span text:style-name="_3c_C_3e_"><text:span text:style-name="T11"><text:s text:c="4"/>Gato(const std::string&amp; n, const std::string&amp; r, int e)</text:span></text:span></text:p>
      <text:p text:style-name="P435"><text:span text:style-name="_3c_C_3e_"><text:span text:style-name="T11"><text:s text:c="8"/></text:span></text:span><text:span text:style-name="_3c_C_2b__2b__3e_"><text:span text:style-name="T11">: Animal(n, r), edad(e) {}</text:span></text:span></text:p>
      <text:p text:style-name="P435"><text:span text:style-name="_3c_C_3e_"><text:span text:style-name="T11">};</text:span></text:span></text:p>
      <text:p text:style-name="P436"><text:span text:style-name="_3c_C_3e_"><text:span text:style-name="T339">La llamada al constructor dentro de la clase hijo, se ha de hacer por lista, ya que si se llama </text:span></text:span><text:span text:style-name="_3c_C_3e_"><text:span text:style-name="T11">Animal(n, r)</text:span></text:span><text:span text:style-name="_3c_C_3e_"><text:span text:style-name="T339"> dentro de las llaves, es como hacer una copia que no queremos.</text:span></text:span></text:p>
      <text:h text:style-name="P437" text:outline-level="3"><text:span text:style-name="_3c_C_3e_"><text:span text:style-name="T327">HERENCIAS DE CLASES</text:span></text:span><text:span text:style-name="_3c_C_3e_"><text:span text:style-name="T328"> / </text:span></text:span><text:span text:style-name="_3c_C_3e_"><text:span text:style-name="T338">CONSTRUCTOR</text:span></text:span><text:span text:style-name="_3c_C_3e_"><text:span text:style-name="T340"> DE COPIA</text:span></text:span></text:h>
      <text:p text:style-name="P438"><text:span text:style-name="_3c_C_3e_"><text:span text:style-name="T11">class Animal {</text:span></text:span></text:p>
      <text:p text:style-name="P438"><text:span text:style-name="_3c_C_3e_"><text:span text:style-name="T11">public:</text:span></text:span></text:p>
      <text:p text:style-name="P438"><text:span text:style-name="_3c_C_3e_"><text:span text:style-name="T11"><text:s text:c="4"/>Animal(const Animal&amp; other) {</text:span></text:span></text:p>
      <text:p text:style-name="P438"><text:span text:style-name="_3c_C_3e_"><text:span text:style-name="T11"><text:s text:c="7"/></text:span></text:span><text:span text:style-name="_2f__2f_C"><text:span text:style-name="T11"><text:s/>// copiar datos</text:span></text:span></text:p>
      <text:p text:style-name="P438"><text:span text:style-name="_3c_C_3e_"><text:span text:style-name="T11"><text:s text:c="4"/>}</text:span></text:span></text:p>
      <text:p text:style-name="P438"><text:span text:style-name="_3c_C_3e_"><text:span text:style-name="T11">};</text:span></text:span></text:p>
      <text:p text:style-name="P438"><text:soft-page-break/><text:span text:style-name="_3c_C_3e_"><text:span text:style-name="T11">class Gato : public Animal {</text:span></text:span></text:p>
      <text:p text:style-name="P438"><text:span text:style-name="_3c_C_3e_"><text:span text:style-name="T11">public:</text:span></text:span></text:p>
      <text:p text:style-name="P438"><text:span text:style-name="_3c_C_3e_"><text:span text:style-name="T11"><text:s text:c="4"/>Gato(const Gato&amp; other)</text:span></text:span></text:p>
      <text:p text:style-name="P438"><text:span text:style-name="_3c_C_3e_"><text:span text:style-name="T11"><text:s text:c="8"/></text:span></text:span><text:span text:style-name="_3c_C_2b__2b__3e_"><text:span text:style-name="T11">: Animal(other) </text:span></text:span><text:span text:style-name="_2f__2f_C"><text:span text:style-name="T11">// llama al constructor de copia de Animal</text:span></text:span></text:p>
      <text:p text:style-name="P438"><text:span text:style-name="_3c_C_3e_"><text:span text:style-name="T11"><text:s text:c="4"/>{</text:span></text:span></text:p>
      <text:p text:style-name="P438"><text:span text:style-name="_3c_C_3e_"><text:span text:style-name="T11"><text:s text:c="7"/></text:span></text:span><text:span text:style-name="_2f__2f_C"><text:span text:style-name="T11"><text:s/>// copiar datos específicos de Gato</text:span></text:span></text:p>
      <text:p text:style-name="P438"><text:span text:style-name="_3c_C_3e_"><text:span text:style-name="T11"><text:s text:c="4"/>}</text:span></text:span></text:p>
      <text:p text:style-name="P438"><text:span text:style-name="_3c_C_3e_"><text:span text:style-name="T11">};</text:span></text:span></text:p>
      <text:h text:style-name="P439" text:outline-level="3"><text:span text:style-name="_3c_C_3e_"><text:span text:style-name="T327">HERENCIAS DE CLASES</text:span></text:span><text:span text:style-name="_3c_C_3e_"><text:span text:style-name="T328"> / </text:span></text:span><text:span text:style-name="_3c_C_3e_"><text:span text:style-name="T341">constructores heredados</text:span></text:span></text:h>
      <text:p text:style-name="P440"><text:span text:style-name="_3c_C_3e_"><text:span text:style-name="T342">Podemos hacer que el constructor del heredado no sea el suyo sino el del padre con Using </text:span></text:span><text:span text:style-name="_3c_C_3e_"><text:span text:style-name="T343">(esto es de C++11)</text:span></text:span><text:span text:style-name="_3c_C_3e_"><text:span text:style-name="T342">:</text:span></text:span><text:span text:style-name="_3c_C_3e_"><text:span text:style-name="T339"><text:line-break/></text:span></text:span><text:span text:style-name="_3c_C_3e_"><text:span text:style-name="T11">class Animal {</text:span></text:span></text:p>
      <text:p text:style-name="P440"><text:span text:style-name="_3c_C_3e_"><text:span text:style-name="T11">private:</text:span></text:span></text:p>
      <text:p text:style-name="P440"><text:span text:style-name="_3c_C_3e_"><text:span text:style-name="T11"><text:s text:c="4"/>std::string nombre;</text:span></text:span></text:p>
      <text:p text:style-name="P440"><text:span text:style-name="_3c_C_3e_"><text:span text:style-name="T11"><text:s text:c="4"/>std::string raza;</text:span></text:span></text:p>
      <text:p text:style-name="P440"><text:span text:style-name="_3c_C_3e_"><text:span text:style-name="T11">public:</text:span></text:span></text:p>
      <text:p text:style-name="P440"><text:span text:style-name="_3c_C_3e_"><text:span text:style-name="T11"><text:s text:c="4"/>Animal(const std::string&amp; n, const std::string&amp; r) : nombre(n), raza(r) {}</text:span></text:span></text:p>
      <text:p text:style-name="P440"><text:span text:style-name="_3c_C_3e_"><text:span text:style-name="T11">};</text:span></text:span></text:p>
      <text:p text:style-name="P440"><text:span text:style-name="_3c_C_3e_"><text:span text:style-name="T11"/></text:span></text:p>
      <text:p text:style-name="P440"><text:span text:style-name="_3c_C_3e_"><text:span text:style-name="T11">class Gato : public Animal {</text:span></text:span></text:p>
      <text:p text:style-name="P440"><text:span text:style-name="_3c_C_3e_"><text:span text:style-name="T344">public :</text:span></text:span></text:p>
      <text:p text:style-name="P440"><text:span text:style-name="_3c_C_2b__2b__3e_"><text:span text:style-name="T11"><text:tab/>using Animal::Animal; //herencia de los constructores</text:span></text:span></text:p>
      <text:p text:style-name="P440"><text:span text:style-name="_3c_C_3e_"><text:span text:style-name="T11">private:</text:span></text:span></text:p>
      <text:p text:style-name="P440"><text:span text:style-name="_3c_C_3e_"><text:span text:style-name="T11"><text:s text:c="4"/>int edad; </text:span></text:span></text:p>
      <text:p text:style-name="P440"><text:span text:style-name="_3c_C_3e_"><text:span text:style-name="T11">};</text:span></text:span></text:p>
      <text:p text:style-name="P441"><text:span text:style-name="_3c_C_3e_"><text:span text:style-name="T342">Los demás parámetros de la clase hija que sea suyos, se inicializarán a cero de echo, si el constructor de Gato antes era:<text:line-break/><text:line-break/></text:span></text:span><text:span text:style-name="_3c_C_3e_"><text:span text:style-name="T11">Gato(const std::string&amp; n, const std::string&amp; r, int e) </text:span></text:span><text:span text:style-name="_3c_C_2b__2b__3e_"><text:span text:style-name="T11">: Animal(n, r), edad(e) {}<text:line-break/><text:line-break/></text:span></text:span><text:span text:style-name="_3c_C_3e_"><text:span text:style-name="T342">Y al ser llamado en un main como </text:span></text:span><text:span text:style-name="_3c_C_3e_"><text:span text:style-name="T11">Gato gato1(“Jhonsy”, “comun”, 10); </text:span></text:span><text:span text:style-name="_3c_C_3e_"><text:span text:style-name="T342">tenía que admitir 3 parámetros, o tendríamos un error de compilación. En el constructor heredado con Using, podremos pasarle dos parámetros solo </text:span></text:span><text:span text:style-name="_3c_C_3e_"><text:span text:style-name="T11">Gato gato1(“Jhonsy”, “comun”</text:span></text:span><text:span text:style-name="_3c_C_3e_"><text:span text:style-name="T344">), </text:span></text:span><text:span text:style-name="_3c_C_3e_"><text:span text:style-name="T342">y la edad se pondrá como valor basura si no tiene una definición por defecto.<text:line-break/></text:span></text:span><text:span text:style-name="_3c_C_3e_"><text:span text:style-name="T345">Al heredar los constructores con Using, pillará todos los que haya, ya sean por defecto o custom. PERO NO heredará los constructores de copia.</text:span></text:span></text:p>
      <text:p text:style-name="P442"><text:soft-page-break/><text:span text:style-name="_3c_C_3e_"><text:span text:style-name="T346">Si tenemos una herencia de constructores en este caso ahora, </text:span></text:span><text:span text:style-name="_3c_C_3e_"><text:span text:style-name="T11">Gato gato1(“Jhonsy”, “comun”, 10); </text:span></text:span><text:span text:style-name="_3c_C_3e_"><text:span text:style-name="T346">dará un error de compilación ya que no existe la definición con 3 parámetros</text:span></text:span></text:p>
      <text:p text:style-name="P442"><text:span text:style-name="_3c_C_3e_"><text:span text:style-name="T346"/></text:span></text:p>
      <text:h text:style-name="P443" text:outline-level="3"><text:span text:style-name="_3c_C_3e_"><text:span text:style-name="T327">HERENCIAS DE CLASES</text:span></text:span><text:span text:style-name="_3c_C_3e_"><text:span text:style-name="T328"> / </text:span></text:span><text:span text:style-name="_3c_C_3e_"><text:span text:style-name="T347">dynamic cast / acceso a métodos derivados</text:span></text:span></text:h>
      <text:p text:style-name="P444"><text:span text:style-name="_3c_C_3e_"><text:span text:style-name="T348">Si queremos acceder a un método derivado de una clase padre:</text:span></text:span></text:p>
      <text:p text:style-name="P445"><text:span text:style-name="_3c_C_3e_"><text:span text:style-name="T349">class </text:span></text:span><text:span text:style-name="_3c_C_3e_"><text:span text:style-name="T350">Padre{};</text:span></text:span></text:p>
      <text:p text:style-name="P445"><text:span text:style-name="_3c_C_3e_"><text:span text:style-name="T350">class Hija : public Padre{</text:span></text:span></text:p>
      <text:p text:style-name="P445"><text:span text:style-name="_3c_C_3e_"><text:span text:style-name="T350"><text:tab/>public:</text:span></text:span></text:p>
      <text:p text:style-name="P445"><text:span text:style-name="_3c_C_3e_"><text:span text:style-name="T350"><text:tab/><text:tab/>void funcion()</text:span></text:span><text:span text:style-name="_3c_C_3e_"><text:span text:style-name="T351">{}</text:span></text:span><text:span text:style-name="_3c_C_3e_"><text:span text:style-name="T350">};</text:span></text:span></text:p>
      <text:p text:style-name="P445"><text:span text:style-name="_3c_C_3e_"><text:span text:style-name="T350">int main(void){</text:span></text:span></text:p>
      <text:p text:style-name="P445"><text:span text:style-name="_3c_C_3e_"><text:span text:style-name="T350"><text:tab/></text:span></text:span></text:p>
      <text:p text:style-name="P445"><text:span text:style-name="_3c_C_3e_"><text:span text:style-name="T350"><text:tab/>ptr_padre→funcion();</text:span></text:span><text:span text:style-name="_2f__2f_C"><text:span text:style-name="T350"> //ERROR compilación</text:span></text:span></text:p>
      <text:p text:style-name="P446"><text:span text:style-name="_3c_C_3e_"><text:span text:style-name="T348">Esto da error de compilación por que la clase puntero es la clase base </text:span></text:span><text:span text:style-name="_3c_C_3e_"><text:span text:style-name="T352">(</text:span></text:span><text:span text:style-name="_3c_C_3e_"><text:span text:style-name="T349">Padre</text:span></text:span><text:span text:style-name="_3c_C_3e_"><text:span text:style-name="T352">)</text:span></text:span><text:span text:style-name="_3c_C_3e_"><text:span text:style-name="T348">, y no la clase derivada</text:span></text:span><text:span text:style-name="_3c_C_3e_"><text:span text:style-name="T352">(</text:span></text:span><text:span text:style-name="_3c_C_3e_"><text:span text:style-name="T349">Hija</text:span></text:span><text:span text:style-name="_3c_C_3e_"><text:span text:style-name="T352">), por lo que al compilar (estaticamente) el compilador mira si tiene ese método la clase </text:span></text:span><text:span text:style-name="_3c_C_3e_"><text:span text:style-name="T349">Padre</text:span></text:span><text:span text:style-name="_3c_C_3e_"><text:span text:style-name="T348"> </text:span></text:span><text:span text:style-name="_3c_C_3e_"><text:span text:style-name="T352">y no lo encuentra.</text:span></text:span></text:p>
      <text:p text:style-name="P446"><text:span text:style-name="_3c_C_3e_"><text:span text:style-name="T352"/></text:span></text:p>
      <text:p text:style-name="P446"><text:span text:style-name="_3c_C_3e_"><text:span text:style-name="T352">Para resolverlo podemos usar </text:span></text:span><text:span text:style-name="_3c_C_2b__2b__3e_"><text:span text:style-name="T349">dynamic_cast</text:span></text:span></text:p>
      <text:p text:style-name="P447"><text:span text:style-name="_3c_C_3e_"><text:span text:style-name="T350">int main(void){</text:span></text:span></text:p>
      <text:p text:style-name="P447"><text:span text:style-name="_3c_C_3e_"><text:span text:style-name="T350"><text:tab/>Hija hija1;</text:span></text:span></text:p>
      <text:p text:style-name="P447"><text:span text:style-name="_3c_C_3e_"><text:span text:style-name="T350"><text:tab/>Padre *ptr_padre = &amp;</text:span></text:span><text:span text:style-name="_3c_C_3e_"><text:span text:style-name="T351">h</text:span></text:span><text:span text:style-name="_3c_C_3e_"><text:span text:style-name="T350">ija</text:span></text:span><text:span text:style-name="_3c_C_3e_"><text:span text:style-name="T351">1</text:span></text:span><text:span text:style-name="_3c_C_3e_"><text:span text:style-name="T350">;<text:tab/></text:span></text:span></text:p>
      <text:p text:style-name="P447"><text:span text:style-name="_3c_C_3e_"><text:span text:style-name="T350"><text:tab/></text:span></text:span><text:span text:style-name="_3c_C_3e_"><text:span text:style-name="T349">Hija </text:span></text:span><text:span text:style-name="_3c_C_2b__2b__3e_"><text:span text:style-name="T349">*</text:span></text:span><text:span text:style-name="_3c_C_3e_"><text:span text:style-name="T349">ptr_hija<text:tab/>= </text:span></text:span><text:span text:style-name="_3c_C_2b__2b__3e_"><text:span text:style-name="T349">dynamic_cast</text:span></text:span><text:span text:style-name="_3c_C_3e_"><text:span text:style-name="T349">&lt;Hija</text:span></text:span><text:span text:style-name="_3c_C_2b__2b__3e_"><text:span text:style-name="T349">*</text:span></text:span><text:span text:style-name="_3c_C_3e_"><text:span text:style-name="T349">&gt;(ptr_padre);</text:span></text:span><text:span text:style-name="_2f__2f_C"><text:span text:style-name="T349">//</text:span></text:span><text:span text:style-name="_2f__2f_C"><text:span text:style-name="T353">convierte a objeto Hija lo q apunta el padre</text:span></text:span></text:p>
      <text:p text:style-name="P447"><text:span text:style-name="_3c_C_3e_"><text:span text:style-name="T350"><text:tab/></text:span></text:span><text:span text:style-name="_3c_C_3e_"><text:span text:style-name="T351">if (ptr_hija) </text:span></text:span><text:span text:style-name="_2f__2f_C"><text:span text:style-name="T349">//puede que de nullptr</text:span></text:span></text:p>
      <text:p text:style-name="P447"><text:span text:style-name="_3c_C_3e_"><text:span text:style-name="T351"><text:tab/><text:tab/>ptr_hija→funcion();</text:span></text:span></text:p>
      <text:p text:style-name="P447"><text:span text:style-name="_3c_C_3e_"><text:span text:style-name="T351"><text:tab/></text:span></text:span></text:p>
      <text:p text:style-name="P446"><text:span text:style-name="_3c_C_3e_"><text:span text:style-name="T352">Esto </text:span></text:span><text:span text:style-name="_3c_C_3e_"><text:span text:style-name="T354">comprueba en tiempo de ejecución si el objeto apuntado por el puntero base pertenece al tipo derivado y si lo hace (de ahí el if) ya podemos acceder a el. </text:span></text:span></text:p>
      <text:p text:style-name="P448"><text:span text:style-name="_3c_C_3e_"><text:span text:style-name="T354">También se puede hacer por referencia:<text:line-break/></text:span></text:span><text:span text:style-name="_3c_C_3e_"><text:span text:style-name="T350">int main(void){</text:span></text:span></text:p>
      <text:p text:style-name="P449"><text:span text:style-name="_3c_C_3e_"><text:span text:style-name="T350"><text:tab/>Hija hija1;</text:span></text:span></text:p>
      <text:p text:style-name="P449"><text:span text:style-name="_3c_C_3e_"><text:span text:style-name="T350"><text:tab/>Padre </text:span></text:span><text:span text:style-name="_3c_C_2b__2b__3e_"><text:span text:style-name="T349">&amp;</text:span></text:span><text:span text:style-name="_3c_C_3e_"><text:span text:style-name="T349">ref</text:span></text:span><text:span text:style-name="_3c_C_3e_"><text:span text:style-name="T350">_padre = </text:span></text:span><text:span text:style-name="_3c_C_3e_"><text:span text:style-name="T351">h</text:span></text:span><text:span text:style-name="_3c_C_3e_"><text:span text:style-name="T350">ija</text:span></text:span><text:span text:style-name="_3c_C_3e_"><text:span text:style-name="T351">1</text:span></text:span><text:span text:style-name="_3c_C_3e_"><text:span text:style-name="T350">;<text:tab/></text:span></text:span></text:p>
      <text:p text:style-name="P449"><text:span text:style-name="_3c_C_3e_"><text:span text:style-name="T350"><text:tab/></text:span></text:span><text:span text:style-name="_3c_C_3e_"><text:span text:style-name="T349">Hija </text:span></text:span><text:span text:style-name="_3c_C_2b__2b__3e_"><text:span text:style-name="T349">&amp;</text:span></text:span><text:span text:style-name="_3c_C_3e_"><text:span text:style-name="T349">ref_hija<text:tab/>= </text:span></text:span><text:span text:style-name="_3c_C_2b__2b__3e_"><text:span text:style-name="T349">dynamic_cast</text:span></text:span><text:span text:style-name="_3c_C_3e_"><text:span text:style-name="T349">&lt;</text:span></text:span><text:span text:style-name="_3c_C_3e_"><text:span text:style-name="T355">Hija</text:span></text:span><text:span text:style-name="_3c_C_2b__2b__3e_"><text:span text:style-name="T349">&amp;</text:span></text:span><text:span text:style-name="_3c_C_3e_"><text:span text:style-name="T349">&gt;(ref_padre);</text:span></text:span></text:p>
      <text:p text:style-name="P449"><text:span text:style-name="_3c_C_3e_"><text:span text:style-name="T350"><text:tab/></text:span></text:span><text:span text:style-name="_3c_C_3e_"><text:span text:style-name="T355">ref</text:span></text:span><text:span text:style-name="_3c_C_3e_"><text:span text:style-name="T351">_hija.</text:span></text:span><text:span text:style-name="_3c_C_3e_"><text:span text:style-name="T355">f</text:span></text:span><text:span text:style-name="_3c_C_3e_"><text:span text:style-name="T351">uncion();</text:span></text:span></text:p>
      <text:p text:style-name="P448"><text:span text:style-name="_3c_C_3e_"><text:span text:style-name="T352">Pero </text:span></text:span><text:span text:style-name="_3c_C_3e_"><text:span text:style-name="T354">al hacer esto como no devuelve un puntero no se puede comprobar. La forma de hacerlo es:</text:span></text:span></text:p>
      <text:p text:style-name="P450"><text:span text:style-name="_3c_C_3e_"><text:span text:style-name="T350">int main(void){</text:span></text:span></text:p>
      <text:p text:style-name="P449"><text:span text:style-name="_3c_C_3e_"><text:span text:style-name="T350"><text:tab/>Hija hija1;</text:span></text:span></text:p>
      <text:p text:style-name="P449"><text:span text:style-name="_3c_C_3e_"><text:span text:style-name="T350"><text:tab/>Padre </text:span></text:span><text:span text:style-name="_3c_C_2b__2b__3e_"><text:span text:style-name="T349">&amp;</text:span></text:span><text:span text:style-name="_3c_C_3e_"><text:span text:style-name="T349">ref</text:span></text:span><text:span text:style-name="_3c_C_3e_"><text:span text:style-name="T350">_padre = </text:span></text:span><text:span text:style-name="_3c_C_3e_"><text:span text:style-name="T351">h</text:span></text:span><text:span text:style-name="_3c_C_3e_"><text:span text:style-name="T350">ija</text:span></text:span><text:span text:style-name="_3c_C_3e_"><text:span text:style-name="T351">1</text:span></text:span><text:span text:style-name="_3c_C_3e_"><text:span text:style-name="T350">;<text:tab/></text:span></text:span></text:p>
      <text:p text:style-name="P451"><text:span text:style-name="_3c_C_3e_"><text:span text:style-name="T350"><text:tab/></text:span></text:span><text:span text:style-name="_3c_C_3e_"><text:span text:style-name="T349">Hija </text:span></text:span><text:span text:style-name="_3c_C_2b__2b__3e_"><text:span text:style-name="T356">*</text:span></text:span><text:span text:style-name="_3c_C_3e_"><text:span text:style-name="T349">ptr_hija = </text:span></text:span><text:span text:style-name="_3c_C_2b__2b__3e_"><text:span text:style-name="T349">dynamic_cast</text:span></text:span><text:span text:style-name="_3c_C_3e_"><text:span text:style-name="T349">&lt;</text:span></text:span><text:span text:style-name="_3c_C_3e_"><text:span text:style-name="T355">Hija</text:span></text:span><text:span text:style-name="_3c_C_2b__2b__3e_"><text:span text:style-name="T356">*</text:span></text:span><text:span text:style-name="_3c_C_3e_"><text:span text:style-name="T349">&gt;(</text:span></text:span><text:span text:style-name="_3c_C_2b__2b__3e_"><text:span text:style-name="T349">&amp;</text:span></text:span><text:span text:style-name="_3c_C_3e_"><text:span text:style-name="T357">ref_padre);</text:span></text:span><text:span text:style-name="_2f__2f_C"><text:span text:style-name="T357"> //convertimos la referencia a puntero</text:span></text:span></text:p>
      <text:p text:style-name="P449"><text:span text:style-name="_3c_C_3e_"><text:span text:style-name="T355"><text:tab/>if (ptr_hija)</text:span></text:span></text:p>
      <text:p text:style-name="P452"><text:span text:style-name="_3c_C_3e_"><text:span text:style-name="T357"><text:tab/><text:tab/></text:span></text:span><text:span text:style-name="_3c_C_3e_"><text:span text:style-name="T351">ptr_hija→funcion();</text:span></text:span><text:span text:style-name="_2f__2f_C"><text:span text:style-name="T351"> //</text:span></text:span><text:span text:style-name="_2f__2f_C"><text:span text:style-name="T357">mejor con el puntero. Este ejemplo es para ver como se convierte.</text:span></text:span></text:p>
      <text:p text:style-name="P449"><text:span text:style-name="_3c_C_3e_"><text:span text:style-name="T351"/></text:span></text:p>
      <text:p text:style-name="P453"><text:soft-page-break/><text:span text:style-name="_3c_C_3e_"><text:span text:style-name="T358">Hay que tener mucho cuidado ya que si a las dos clases Padre e Hija añadimos una Nieta:</text:span></text:span></text:p>
      <text:p text:style-name="P454"><text:span text:style-name="_3c_C_3e_"><text:span text:style-name="T350">class </text:span></text:span><text:span text:style-name="_3c_C_3e_"><text:span text:style-name="T359">Nieta</text:span></text:span><text:span text:style-name="_3c_C_3e_"><text:span text:style-name="T350"> : public </text:span></text:span><text:span text:style-name="_3c_C_3e_"><text:span text:style-name="T359">Hija</text:span></text:span><text:span text:style-name="_3c_C_3e_"><text:span text:style-name="T350">{};</text:span></text:span></text:p>
      <text:p text:style-name="P453"><text:span text:style-name="_3c_C_3e_"><text:span text:style-name="T358">Si le hago:</text:span></text:span></text:p>
      <text:p text:style-name="P455"><text:span text:style-name="_3c_C_3e_"><text:span text:style-name="T350">int main(void){</text:span></text:span></text:p>
      <text:p text:style-name="P454"><text:span text:style-name="_3c_C_3e_"><text:span text:style-name="T350"><text:tab/></text:span></text:span><text:span text:style-name="_3c_C_3e_"><text:span text:style-name="T359">Padre *</text:span></text:span><text:span text:style-name="_3c_C_3e_"><text:span text:style-name="T360">ptr_padre = </text:span></text:span><text:span text:style-name="_3c_C_3e_"><text:span text:style-name="T359">new </text:span></text:span><text:span text:style-name="_3c_C_3e_"><text:span text:style-name="T360">Hija</text:span></text:span><text:span text:style-name="_3c_C_3e_"><text:span text:style-name="T359">()</text:span></text:span><text:span text:style-name="_3c_C_3e_"><text:span text:style-name="T350">;</text:span></text:span></text:p>
      <text:p text:style-name="P454"><text:span text:style-name="_3c_C_3e_"><text:span text:style-name="T350"><text:tab/></text:span></text:span><text:span text:style-name="_3c_C_3e_"><text:span text:style-name="T359">Nieta *ptr_hija = dynamic_cast&lt;Nieta*&gt;(</text:span></text:span><text:span text:style-name="_3c_C_3e_"><text:span text:style-name="T360">ptr_padre</text:span></text:span><text:span text:style-name="_3c_C_3e_"><text:span text:style-name="T359">);</text:span></text:span></text:p>
      <text:p text:style-name="P454"><text:span text:style-name="_3c_C_3e_"><text:span text:style-name="T359"><text:tab/>ptr_hija→funcion(); </text:span></text:span><text:span text:style-name="_2f__2f_C"><text:span text:style-name="T359">//esto crasheará en tiempo de ejecución</text:span></text:span></text:p>
      <text:p text:style-name="P456"><text:span text:style-name="_2f__2f_C"><text:span text:style-name="T361"><text:tab/></text:span></text:span><text:span text:style-name="_3c_C_3e_"><text:span text:style-name="T361">delete ptr_padre;</text:span></text:span><text:span text:style-name="_2f__2f_C"><text:span text:style-name="T361">//leaks ya que no es destructor polimorfico (ver en polimorfismo)</text:span></text:span></text:p>
      <text:p text:style-name="P454"><text:span text:style-name="_3c_C_3e_"><text:span text:style-name="T358"/></text:span></text:p>
      <text:p text:style-name="P454"><text:span text:style-name="_3c_C_3e_"><text:span text:style-name="T358">Esto compilará sin problemas pero al ejecutar se crasheará por que el ptr_hija es un nullptr, ya que no puede acceder a esa información. P</text:span></text:span><text:span text:style-name="_3c_C_3e_"><text:span text:style-name="T362">or eso hay que comprobarlo con un if para que no sea nullptr.</text:span></text:span></text:p>
      <text:p text:style-name="P454"><text:span text:style-name="_3c_C_3e_"><text:span text:style-name="T362"/></text:span></text:p>
      <text:p text:style-name="P457"><text:span text:style-name="_3c_C_3e_"><text:span text:style-name="T352">Pero p</text:span></text:span><text:span text:style-name="_3c_C_3e_"><text:span text:style-name="T348">ara hacer esto sería mejor hacerlo con polimorfismo (ver más abajo…)</text:span></text:span></text:p>
      <text:p text:style-name="P444"><text:span text:style-name="_3c_C_3e_"><text:span text:style-name="T348"/></text:span></text:p>
      <text:h text:style-name="P458" text:outline-level="3"><text:span text:style-name="_3c_C_3e_"><text:span text:style-name="T363">POLIMORFISMO</text:span></text:span></text:h>
      <text:p text:style-name="P459"><text:span text:style-name="_3c_C_3e_"><text:span text:style-name="T364">Cuando heredamos de clases, puede que queramos hacer métodos específicos para cada uno de los miembros que pertenecen a una clase padre. Así si tenemos un polígono como padre, e hijos, Círculo, Ovalo y Cuadrado queremos un método que dibuje cada uno de estos y sea llamado conforme reconozca que tipo de polígono es.</text:span></text:span></text:p>
      <text:p text:style-name="P460"><text:span text:style-name="_3c_C_3e_"><text:span text:style-name="T365">IMPORTANTE: No se puede hacer llamada a dichas funciones desde constructores o destructores, ya que en el proceso de creación de los objetos hijos, primero se hacen los superiores (para crear el nieto se hace primero el padre luego el hijo y por último el nieto) por lo que al querer llamar a un método (función) específico de un objeto derivado, no podría acceder a el, si se mete en un constructor de dicho objeto</text:span></text:span></text:p>
      <text:p text:style-name="P459"><text:span text:style-name="_3c_C_3e_"><text:span text:style-name="T364">Se puede hacer esto:</text:span></text:span></text:p>
      <text:p text:style-name="P461"><text:span text:style-name="_3c_C_3e_"><text:span text:style-name="T11">class </text:span></text:span><text:span text:style-name="_3c_C_3e_"><text:span text:style-name="T366">Polygon</text:span></text:span><text:span text:style-name="_3c_C_3e_"><text:span text:style-name="T11"> {</text:span></text:span></text:p>
      <text:p text:style-name="P462"><text:span text:style-name="_3c_C_3e_"><text:span text:style-name="T11">private:</text:span></text:span></text:p>
      <text:p text:style-name="P462"><text:span text:style-name="_3c_C_3e_"><text:span text:style-name="T366"><text:tab/>std::string name{“”};</text:span></text:span></text:p>
      <text:p text:style-name="P462"><text:span text:style-name="_3c_C_3e_"><text:span text:style-name="T11">public:</text:span></text:span></text:p>
      <text:p text:style-name="P462"><text:span text:style-name="_3c_C_3e_"><text:span text:style-name="T366"><text:tab/>Polygon</text:span></text:span><text:span text:style-name="_3c_C_3e_"><text:span text:style-name="T11">(const std::string&amp; n) : </text:span></text:span><text:span text:style-name="_3c_C_3e_"><text:span text:style-name="T366">name</text:span></text:span><text:span text:style-name="_3c_C_3e_"><text:span text:style-name="T11">(n)</text:span></text:span><text:span text:style-name="_3c_C_3e_"><text:span text:style-name="T366">{};</text:span></text:span></text:p>
      <text:p text:style-name="P462"><text:span text:style-name="_3c_C_2b__2b__3e_"><text:span text:style-name="T11"><text:tab/></text:span></text:span><text:span text:style-name="_3c_C_2b__2b__3e_"><text:span text:style-name="T367">void </text:span></text:span><text:span text:style-name="_3c_C_2b__2b__3e_"><text:span text:style-name="T11">draw() </text:span></text:span><text:span text:style-name="_3c_C_2b__2b__3e_"><text:span text:style-name="T368">const</text:span></text:span><text:span text:style-name="_3c_C_2b__2b__3e_"><text:span text:style-name="T11">{std::cout « “</text:span></text:span><text:span text:style-name="_3c_C_2b__2b__3e_"><text:span text:style-name="T369">Dibujo un</text:span></text:span><text:span text:style-name="_3c_C_2b__2b__3e_"><text:span text:style-name="T11"> “ « name};</text:span></text:span></text:p>
      <text:p text:style-name="P462"><text:span text:style-name="_3c_C_2b__2b__3e_"><text:span text:style-name="T11"><text:tab/></text:span></text:span><text:span text:style-name="_3c_C_3e_"><text:span text:style-name="T11">std::string </text:span></text:span><text:span text:style-name="_3c_C_3e_"><text:span text:style-name="T367">get_name</text:span></text:span><text:span text:style-name="_3c_C_3e_"><text:span text:style-name="T370">() </text:span></text:span><text:span text:style-name="_3c_C_3e_"><text:span text:style-name="T367">{return (name)};</text:span></text:span></text:p>
      <text:p text:style-name="P463"><text:span text:style-name="_3c_C_3e_"><text:span text:style-name="T11">};</text:span></text:span></text:p>
      <text:p text:style-name="P462"><text:span text:style-name="_3c_C_3e_"><text:span text:style-name="T366">class Oval : </text:span></text:span><text:span text:style-name="_3c_C_3e_"><text:span text:style-name="T371">public Polygon</text:span></text:span><text:span text:style-name="_3c_C_3e_"><text:span text:style-name="T366">{</text:span></text:span></text:p>
      <text:p text:style-name="P462"><text:span text:style-name="_3c_C_3e_"><text:span text:style-name="T366">private:</text:span></text:span></text:p>
      <text:p text:style-name="P462"><text:span text:style-name="_3c_C_3e_"><text:span text:style-name="T366"><text:tab/></text:span></text:span><text:span text:style-name="_3c_C_3e_"><text:span text:style-name="T371">float<text:tab/>radio_x{0.0};</text:span></text:span></text:p>
      <text:p text:style-name="P462"><text:soft-page-break/><text:span text:style-name="_3c_C_3e_"><text:span text:style-name="T371"><text:tab/>float<text:tab/>radio_y{0.0};</text:span></text:span></text:p>
      <text:p text:style-name="P464"><text:span text:style-name="_3c_C_3e_"><text:span text:style-name="T371">public:</text:span></text:span></text:p>
      <text:p text:style-name="P464"><text:span text:style-name="_3c_C_3e_"><text:span text:style-name="T371"><text:tab/>Oval(const std::string&amp; n, const int r_x, const int r_y) : Polygon(n),</text:span></text:span></text:p>
      <text:p text:style-name="P464"><text:span text:style-name="_3c_C_3e_"><text:span text:style-name="T371"><text:tab/><text:tab/>radio_x(r_x), radio_y(r_y)</text:span></text:span><text:span text:style-name="_3c_C_3e_"><text:span text:style-name="T367">{};</text:span></text:span></text:p>
      <text:p text:style-name="P465"><text:span text:style-name="_3c_C_3e_"><text:span text:style-name="T371"><text:tab/></text:span></text:span><text:span text:style-name="_3c_C_2b__2b__3e_"><text:span text:style-name="T11">void draw() </text:span></text:span><text:span text:style-name="_3c_C_2b__2b__3e_"><text:span text:style-name="T368">const</text:span></text:span><text:span text:style-name="_3c_C_2b__2b__3e_"><text:span text:style-name="T11">{std::cout « “</text:span></text:span><text:span text:style-name="_3c_C_2b__2b__3e_"><text:span text:style-name="T369">Dibujo un</text:span></text:span><text:span text:style-name="_3c_C_2b__2b__3e_"><text:span text:style-name="T11"> “ « </text:span></text:span><text:span text:style-name="_3c_C_2b__2b__3e_"><text:span text:style-name="T367">get_name()</text:span></text:span><text:span text:style-name="_3c_C_2b__2b__3e_"><text:span text:style-name="T11"> « “</text:span></text:span><text:span text:style-name="_3c_C_2b__2b__3e_"><text:span text:style-name="T369">con radios « radio_x </text:span></text:span></text:p>
      <text:p text:style-name="P465"><text:span text:style-name="_3c_C_2b__2b__3e_"><text:span text:style-name="T369"><text:tab/><text:tab/>« “, “ « <text:tab/>radio_y</text:span></text:span><text:span text:style-name="_3c_C_2b__2b__3e_"><text:span text:style-name="T11">};</text:span></text:span></text:p>
      <text:p text:style-name="P466"><text:span text:style-name="_3c_C_3e_"><text:span text:style-name="T372">};</text:span></text:span></text:p>
      <text:p text:style-name="P466"><text:span text:style-name="_3c_C_3e_"><text:span text:style-name="T372">class Circle : public Oval{</text:span></text:span></text:p>
      <text:p text:style-name="P466"><text:span text:style-name="_3c_C_3e_"><text:span text:style-name="T372">private:</text:span></text:span></text:p>
      <text:p text:style-name="P466"><text:span text:style-name="_3c_C_3e_"><text:span text:style-name="T372"><text:tab/>float radio{0.0};</text:span></text:span></text:p>
      <text:p text:style-name="P466"><text:span text:style-name="_3c_C_3e_"><text:span text:style-name="T372">public:</text:span></text:span></text:p>
      <text:p text:style-name="P466"><text:span text:style-name="_3c_C_3e_"><text:span text:style-name="T372"><text:tab/>Circle(const std::string&amp; n, const int r) : Oval(n, r, r), radio(r)</text:span></text:span><text:span text:style-name="_3c_C_3e_"><text:span text:style-name="T367">{};</text:span></text:span></text:p>
      <text:p text:style-name="P467"><text:span text:style-name="_3c_C_3e_"><text:span text:style-name="T372"><text:tab/></text:span></text:span><text:span text:style-name="_3c_C_2b__2b__3e_"><text:span text:style-name="T11">void draw() </text:span></text:span><text:span text:style-name="_3c_C_2b__2b__3e_"><text:span text:style-name="T368">const</text:span></text:span><text:span text:style-name="_3c_C_2b__2b__3e_"><text:span text:style-name="T11">{std::cout « “Dibujo un “ « </text:span></text:span><text:span text:style-name="_3c_C_2b__2b__3e_"><text:span text:style-name="T367">get_name()</text:span></text:span><text:span text:style-name="_3c_C_2b__2b__3e_"><text:span text:style-name="T11"> « “con radio « radio};</text:span></text:span></text:p>
      <text:p text:style-name="P466"><text:span text:style-name="_3c_C_3e_"><text:span text:style-name="T372">};</text:span></text:span></text:p>
      <text:p text:style-name="P468"><text:span text:style-name="_3c_C_3e_"><text:span text:style-name="T373">int main(void){</text:span></text:span></text:p>
      <text:p text:style-name="P468"><text:span text:style-name="_3c_C_3e_"><text:span text:style-name="T373"><text:tab/>Polygon<text:tab/>pol1(“cosa”);</text:span></text:span></text:p>
      <text:p text:style-name="P468"><text:span text:style-name="_3c_C_3e_"><text:span text:style-name="T373"><text:tab/>Oval<text:tab/><text:tab/><text:tab/>oval1(“ovalo, 2.3, 1.4);</text:span></text:span></text:p>
      <text:p text:style-name="P468"><text:span text:style-name="_3c_C_3e_"><text:span text:style-name="T373"><text:tab/>Circle<text:tab/><text:tab/>circle1(“circulo”, 5.3);</text:span></text:span></text:p>
      <text:p text:style-name="P468"><text:span text:style-name="_3c_C_3e_"><text:span text:style-name="T373"><text:tab/></text:span></text:span><text:span text:style-name="_3c_C_3e_"><text:span text:style-name="T367">pol1</text:span></text:span><text:span text:style-name="_3c_C_3e_"><text:span text:style-name="T373">.draw();</text:span></text:span></text:p>
      <text:p text:style-name="P468"><text:span text:style-name="_3c_C_3e_"><text:span text:style-name="T373"><text:tab/></text:span></text:span><text:span text:style-name="_3c_C_3e_"><text:span text:style-name="T367">oval1</text:span></text:span><text:span text:style-name="_3c_C_3e_"><text:span text:style-name="T373">.draw();</text:span></text:span></text:p>
      <text:p text:style-name="P468"><text:span text:style-name="_3c_C_3e_"><text:span text:style-name="T373"><text:tab/></text:span></text:span><text:span text:style-name="_3c_C_3e_"><text:span text:style-name="T367">circle1</text:span></text:span><text:span text:style-name="_3c_C_3e_"><text:span text:style-name="T373">.draw();</text:span></text:span></text:p>
      <text:p text:style-name="P468"><text:span text:style-name="_3c_C_3e_"><text:span text:style-name="T373"><text:tab/>return (0);</text:span></text:span></text:p>
      <text:p text:style-name="P468"><text:span text:style-name="_3c_C_3e_"><text:span text:style-name="T373">}</text:span></text:span></text:p>
      <text:p text:style-name="P469"><text:span text:style-name="_3c_C_3e_"><text:span text:style-name="T374">Y dibujaría bien cada uno de los objetos, PERO si queremos tratarlos por punteros o referencias:</text:span></text:span></text:p>
      <text:p text:style-name="P468"><text:span text:style-name="_3c_C_3e_"><text:span text:style-name="T373"/></text:span></text:p>
      <text:h text:style-name="P470" text:outline-level="3"><text:span text:style-name="_3c_C_3e_"><text:span text:style-name="T375">Vinculación Estática</text:span></text:span></text:h>
      <text:p text:style-name="P468"><text:span text:style-name="_3c_C_3e_"><text:span text:style-name="T373">int main(void){</text:span></text:span></text:p>
      <text:p text:style-name="P468"><text:span text:style-name="_3c_C_3e_"><text:span text:style-name="T373"><text:tab/>Polygon<text:tab/>pol1(“cosa”);</text:span></text:span></text:p>
      <text:p text:style-name="P468"><text:span text:style-name="_3c_C_3e_"><text:span text:style-name="T373"><text:tab/>Oval<text:tab/><text:tab/><text:tab/>oval1(“ovalo, 2.3, 1.4);</text:span></text:span></text:p>
      <text:p text:style-name="P468"><text:span text:style-name="_3c_C_3e_"><text:span text:style-name="T373"><text:tab/>Circle<text:tab/><text:tab/>circle1(“circulo”, 5.3);</text:span></text:span></text:p>
      <text:p text:style-name="P468"><text:span text:style-name="_3c_C_2b__2b__3e_"><text:span text:style-name="T11"><text:tab/>Polygon<text:tab/></text:span></text:span><text:span text:style-name="_3c_C_2b__2b__3e_"><text:span text:style-name="T367">*</text:span></text:span><text:span text:style-name="_3c_C_2b__2b__3e_"><text:span text:style-name="T11">todos_poligonos[]{ &amp;pol1, &amp;oval1, &amp;circle1}; </text:span></text:span><text:span text:style-name="_2f__2f_C"><text:span text:style-name="T11">//</text:span></text:span><text:span text:style-name="_2f__2f_C"><text:span text:style-name="T373">se pueden meter todos en array</text:span></text:span></text:p>
      <text:p text:style-name="P471"><text:span text:style-name="_3c_C_3e_"><text:span text:style-name="T373"><text:tab/></text:span></text:span><text:span text:style-name="_3c_C_2b__2b__3e_"><text:span text:style-name="T11">for (</text:span></text:span><text:span text:style-name="_3c_C_2b__2b__3e_"><text:span text:style-name="T376">Polygon</text:span></text:span><text:span text:style-name="_3c_C_2b__2b__3e_"><text:span text:style-name="T11"> *i_ptr : todos_poligonos){ </text:span></text:span><text:span text:style-name="_2f__2f_C"><text:span text:style-name="T11">//</text:span></text:span><text:span text:style-name="_2f__2f_C"><text:span text:style-name="T370">c++11 CUIDADO!!</text:span></text:span></text:p>
      <text:p text:style-name="P471"><text:span text:style-name="_3c_C_2b__2b__3e_"><text:span text:style-name="T11"><text:tab/><text:tab/>i_ptr→draw();}</text:span></text:span></text:p>
      <text:p text:style-name="P468"><text:soft-page-break/><text:span text:style-name="_3c_C_3e_"><text:span text:style-name="T373"><text:tab/>return (0);</text:span></text:span></text:p>
      <text:p text:style-name="P468"><text:span text:style-name="_3c_C_3e_"><text:span text:style-name="T373">}</text:span></text:span></text:p>
      <text:p text:style-name="P472"><text:span text:style-name="_3c_C_3e_"><text:span text:style-name="T377">Este bucle for no va a dibujar el método específico de cada objeto derivado, sino los tres van a ser el del padre Polygon, por que se está llamado a un puntero tipo </text:span></text:span><text:span text:style-name="_3c_C_2b__2b__3e_"><text:span text:style-name="T11">Polygon</text:span></text:span><text:span text:style-name="_3c_C_3e_"><text:span text:style-name="T377"> y no tipo </text:span></text:span><text:span text:style-name="_3c_C_2b__2b__3e_"><text:span text:style-name="T11">Oval</text:span></text:span><text:span text:style-name="_3c_C_3e_"><text:span text:style-name="T377"> ni </text:span></text:span><text:span text:style-name="_3c_C_2b__2b__3e_"><text:span text:style-name="T11">Circle. </text:span></text:span><text:span text:style-name="_3c_C_3e_"><text:span text:style-name="T378">Esto es por vinculación estática que tiene el compilador.</text:span></text:span></text:p>
      <text:p text:style-name="P459"><text:span text:style-name="_3c_C_3e_"><text:span text:style-name="T366"/></text:span></text:p>
      <text:h text:style-name="P473" text:outline-level="3"><text:span text:style-name="_3c_C_3e_"><text:span text:style-name="T379">POLIMORFISMO. </text:span></text:span><text:span text:style-name="_3c_C_3e_"><text:span text:style-name="T375">Vinculación </text:span></text:span><text:span text:style-name="_3c_C_3e_"><text:span text:style-name="T380">Dinámica</text:span></text:span></text:h>
      <text:p text:style-name="P474"><text:span text:style-name="_3c_C_3e_"><text:span text:style-name="T381">Para que cuando se llame a un objecto mediante su puntero o referencia padre, sepa ver cual es el método que tiene que aplicar, solo tenemos que marcar dichos métodos con la palabra </text:span></text:span><text:span text:style-name="_3c_C_2b__2b__3e_"><text:span text:style-name="T11">virtual </text:span></text:span><text:span text:style-name="_3c_C_3e_"><text:span text:style-name="T381">asi cuando ponemos en los métodos de la clase anterior:</text:span></text:span></text:p>
      <text:p text:style-name="P474"><text:span text:style-name="_3c_C_2b__2b__3e_"><text:span text:style-name="T367"/></text:span></text:p>
      <text:p text:style-name="P475"><text:span text:style-name="_3c_C_2b__2b__3e_"><text:span text:style-name="T382">virtual </text:span></text:span><text:span text:style-name="_3c_C_3e_"><text:span text:style-name="T11">void draw() </text:span></text:span><text:span text:style-name="_3c_C_3e_"><text:span text:style-name="T368">const</text:span></text:span><text:span text:style-name="_3c_C_3e_"><text:span text:style-name="T11">{std::cout « “Dibujo un “ « name};</text:span></text:span></text:p>
      <text:p text:style-name="P475"><text:span text:style-name="_3c_C_3e_"><text:span text:style-name="T11">void draw() </text:span></text:span><text:span text:style-name="_3c_C_3e_"><text:span text:style-name="T368">const</text:span></text:span><text:span text:style-name="_3c_C_3e_"><text:span text:style-name="T11">{std::cout « “Dibujo un “ « get_name() « “con radios « radio_x</text:span></text:span></text:p>
      <text:p text:style-name="P475"><text:span text:style-name="_3c_C_3e_"><text:span text:style-name="T11"><text:tab/>« “, “ «<text:tab/>radio_y};</text:span></text:span></text:p>
      <text:p text:style-name="P475"><text:span text:style-name="_3c_C_3e_"><text:span text:style-name="T11">void draw() </text:span></text:span><text:span text:style-name="_3c_C_3e_"><text:span text:style-name="T368">const</text:span></text:span><text:span text:style-name="_3c_C_3e_"><text:span text:style-name="T11">{std::cout « “Dibujo un “ « get_name() « “con radio « radio};</text:span></text:span></text:p>
      <text:p text:style-name="P476"><text:span text:style-name="_3c_C_3e_"><text:span text:style-name="T383"/></text:span></text:p>
      <text:p text:style-name="P476"><text:span text:style-name="_3c_C_3e_"><text:span text:style-name="T384">NO HACE FALTA PONER VIRTUAL A LAS CLASES DERIVADAS, aunque tengan estas otras subclases derivadas. El padre marcado como virtual marca todo hacia abajo. </text:span></text:span><text:span text:style-name="_3c_C_3e_"><text:span text:style-name="T385">Se puede poner a todas, pero no hace falta.</text:span></text:span><text:span text:style-name="_3c_C_3e_"><text:span text:style-name="T384"> </text:span></text:span><text:span text:style-name="_3c_C_3e_"><text:span text:style-name="T386">Y SOLO HACE FALTA MARCARLO EN EL .hpp</text:span></text:span></text:p>
      <text:p text:style-name="P474"><text:span text:style-name="_3c_C_3e_"><text:span text:style-name="T381"/></text:span></text:p>
      <text:p text:style-name="P474"><text:span text:style-name="_3c_C_3e_"><text:span text:style-name="T381">al hacer: </text:span></text:span></text:p>
      <text:p text:style-name="P475"><text:span text:style-name="_3c_C_3e_"><text:span text:style-name="T373">int main(void){</text:span></text:span></text:p>
      <text:p text:style-name="P475"><text:span text:style-name="_3c_C_3e_"><text:span text:style-name="T373"><text:tab/>Polygon<text:tab/>pol1(“cosa”);</text:span></text:span></text:p>
      <text:p text:style-name="P475"><text:span text:style-name="_3c_C_3e_"><text:span text:style-name="T373"><text:tab/>Oval<text:tab/><text:tab/><text:tab/>oval1(“ovalo, 2.3, 1.4);</text:span></text:span></text:p>
      <text:p text:style-name="P475"><text:span text:style-name="_3c_C_3e_"><text:span text:style-name="T373"><text:tab/>Circle<text:tab/><text:tab/>circle1(“circulo”, 5.3);</text:span></text:span></text:p>
      <text:p text:style-name="P475"><text:span text:style-name="_3c_C_2b__2b__3e_"><text:span text:style-name="T11"><text:tab/>Polygon<text:tab/></text:span></text:span><text:span text:style-name="_3c_C_2b__2b__3e_"><text:span text:style-name="T367">*</text:span></text:span><text:span text:style-name="_3c_C_2b__2b__3e_"><text:span text:style-name="T11">todos_poligonos[]{ &amp;pol1, &amp;oval1, &amp;circle1}; </text:span></text:span><text:span text:style-name="_2f__2f_C"><text:span text:style-name="T11">//</text:span></text:span><text:span text:style-name="_2f__2f_C"><text:span text:style-name="T373">se pueden meter todos en array</text:span></text:span></text:p>
      <text:p text:style-name="P475"><text:span text:style-name="_3c_C_3e_"><text:span text:style-name="T373"><text:tab/></text:span></text:span><text:span text:style-name="_3c_C_2b__2b__3e_"><text:span text:style-name="T11">for (</text:span></text:span><text:span text:style-name="_3c_C_2b__2b__3e_"><text:span text:style-name="T376">Polygon</text:span></text:span><text:span text:style-name="_3c_C_2b__2b__3e_"><text:span text:style-name="T11"> *i_ptr : todos_poligonos){ </text:span></text:span><text:span text:style-name="_2f__2f_C"><text:span text:style-name="T11">//</text:span></text:span><text:span text:style-name="_2f__2f_C"><text:span text:style-name="T370">c++11 CUIDADO!!</text:span></text:span></text:p>
      <text:p text:style-name="P475"><text:span text:style-name="_3c_C_2b__2b__3e_"><text:span text:style-name="T11"><text:tab/><text:tab/>i_ptr→draw();}</text:span></text:span></text:p>
      <text:p text:style-name="P475"><text:span text:style-name="_3c_C_3e_"><text:span text:style-name="T373"><text:tab/>return (0);</text:span></text:span></text:p>
      <text:p text:style-name="P475"><text:span text:style-name="_3c_C_3e_"><text:span text:style-name="T373">}</text:span></text:span></text:p>
      <text:p text:style-name="P474"><text:span text:style-name="_3c_C_3e_"><text:span text:style-name="T381">ahí sí que llamará a cada método correspondiente, aunque sean todos punteros a Polygon.</text:span></text:span></text:p>
      <text:p text:style-name="P474"><text:span text:style-name="_3c_C_3e_"><text:span text:style-name="T381"/></text:span></text:p>
      <text:h text:style-name="P477" text:outline-level="3"><text:soft-page-break/><text:span text:style-name="_3c_C_3e_"><text:span text:style-name="T379">POLIMORFISMO. </text:span></text:span><text:span text:style-name="_3c_C_3e_"><text:span text:style-name="T387">Object Slicing</text:span></text:span></text:h>
      <text:p text:style-name="P478"><text:span text:style-name="_3c_C_3e_"><text:span text:style-name="T388">Cuando copiamos a un objecto padre un objecto hijo, se pierden datos, ya que el padre no tiene el espacio para almacenar los datos extra. Un Polygono tiene el nombre solo, y un Ovalo, tiene ese nombre MAS los dos radios. Si hacemos:<text:line-break/><text:line-break/> </text:span></text:span><text:span text:style-name="_3c_C_3e_"><text:span text:style-name="T373">Polygon<text:tab/>pol1 </text:span></text:span><text:span text:style-name="_3c_C_3e_"><text:span text:style-name="T389">= oval1;</text:span></text:span></text:p>
      <text:p text:style-name="P478"><text:span text:style-name="_3c_C_3e_"><text:span text:style-name="T389"/></text:span></text:p>
      <text:p text:style-name="P478"><text:span text:style-name="_3c_C_3e_"><text:span text:style-name="T388">Solo la parte de oval1 del objeto Polygon se copiará a pol1. Así por eso en referencias polimórficas:</text:span></text:span></text:p>
      <text:p text:style-name="P479"><text:span text:style-name="_3c_C_3e_"><text:span text:style-name="T373">int main(void){</text:span></text:span></text:p>
      <text:p text:style-name="P479"><text:span text:style-name="_3c_C_3e_"><text:span text:style-name="T373"><text:tab/>Polygon<text:tab/>pol1(“cosa”);</text:span></text:span></text:p>
      <text:p text:style-name="P479"><text:span text:style-name="_3c_C_3e_"><text:span text:style-name="T373"><text:tab/>Oval<text:tab/><text:tab/><text:tab/>oval1(“ovalo, 2.3, 1.4);</text:span></text:span></text:p>
      <text:p text:style-name="P479"><text:span text:style-name="_3c_C_3e_"><text:span text:style-name="T373"><text:tab/>Circle<text:tab/><text:tab/>circle1(“circulo”, 5.3);</text:span></text:span></text:p>
      <text:p text:style-name="P479"><text:span text:style-name="_3c_C_3e_"><text:span text:style-name="T373"><text:tab/></text:span></text:span><text:span text:style-name="_3c_C_3e_"><text:span text:style-name="T390">Polygon &amp;ref = pol1;</text:span></text:span></text:p>
      <text:p text:style-name="P479"><text:span text:style-name="_3c_C_3e_"><text:span text:style-name="T390"><text:tab/>ref.draw();</text:span></text:span></text:p>
      <text:p text:style-name="P479"><text:span text:style-name="_3c_C_3e_"><text:span text:style-name="T390"><text:tab/>ref = oval1; </text:span></text:span><text:span text:style-name="_2f__2f_C"><text:span text:style-name="T390">//</text:span></text:span><text:span text:style-name="_2f__2f_C"><text:span text:style-name="T391">slicing</text:span></text:span></text:p>
      <text:p text:style-name="P479"><text:span text:style-name="_3c_C_3e_"><text:span text:style-name="T390"><text:tab/>ref.draw();</text:span></text:span></text:p>
      <text:p text:style-name="P479"><text:span text:style-name="_3c_C_3e_"><text:span text:style-name="T390"><text:tab/>ref = circle1; </text:span></text:span><text:span text:style-name="_2f__2f_C"><text:span text:style-name="T390">//</text:span></text:span><text:span text:style-name="_2f__2f_C"><text:span text:style-name="T391">slicing</text:span></text:span></text:p>
      <text:p text:style-name="P479"><text:span text:style-name="_3c_C_3e_"><text:span text:style-name="T390"><text:tab/>ref.draw();</text:span></text:span></text:p>
      <text:p text:style-name="P480"><text:span text:style-name="_3c_C_3e_"><text:span text:style-name="T392">No hará polimorfismo auque esté marcada el padre como virtual de draw(). Para ello hay que hacer:</text:span></text:span></text:p>
      <text:p text:style-name="P479"><text:span text:style-name="_3c_C_3e_"><text:span text:style-name="T373">int main(void){</text:span></text:span></text:p>
      <text:p text:style-name="P479"><text:span text:style-name="_3c_C_3e_"><text:span text:style-name="T373"><text:tab/>Polygon<text:tab/>pol1(“cosa”);</text:span></text:span></text:p>
      <text:p text:style-name="P479"><text:span text:style-name="_3c_C_3e_"><text:span text:style-name="T373"><text:tab/>Oval<text:tab/><text:tab/><text:tab/>oval1(“ovalo, 2.3, 1.4);</text:span></text:span></text:p>
      <text:p text:style-name="P479"><text:span text:style-name="_3c_C_3e_"><text:span text:style-name="T373"><text:tab/>Circle<text:tab/><text:tab/>circle1(“circulo”, 5.3);</text:span></text:span></text:p>
      <text:p text:style-name="P479"><text:span text:style-name="_3c_C_3e_"><text:span text:style-name="T373"><text:tab/></text:span></text:span><text:span text:style-name="_3c_C_3e_"><text:span text:style-name="T390">Polygon &amp;ref = pol1;</text:span></text:span></text:p>
      <text:p text:style-name="P479"><text:span text:style-name="_3c_C_3e_"><text:span text:style-name="T390"><text:tab/>ref.draw();</text:span></text:span></text:p>
      <text:p text:style-name="P479"><text:span text:style-name="_3c_C_3e_"><text:span text:style-name="T390"><text:tab/>Polygon &amp;ref2 = oval1; </text:span></text:span><text:span text:style-name="_2f__2f_C"><text:span text:style-name="T390">//</text:span></text:span><text:span text:style-name="_2f__2f_C"><text:span text:style-name="T391">no slicing</text:span></text:span></text:p>
      <text:p text:style-name="P479"><text:span text:style-name="_3c_C_3e_"><text:span text:style-name="T390"><text:tab/>ref2.draw();</text:span></text:span></text:p>
      <text:p text:style-name="P481"><text:span text:style-name="_3c_C_3e_"><text:span text:style-name="T390"><text:tab/>Polygon &amp;ref3 = circle1; </text:span></text:span><text:span text:style-name="_2f__2f_C"><text:span text:style-name="T390">//</text:span></text:span><text:span text:style-name="_2f__2f_C"><text:span text:style-name="T391">no slicing</text:span></text:span></text:p>
      <text:p text:style-name="P479"><text:span text:style-name="_3c_C_3e_"><text:span text:style-name="T390"><text:tab/>ref3.draw();</text:span></text:span></text:p>
      <text:p text:style-name="P482"><text:span text:style-name="_3c_C_3e_"><text:span text:style-name="T393">HAY QUE TENER CUIDADO por que cuando hacemos colecciones de tal manera que tenemos:</text:span></text:span></text:p>
      <text:p text:style-name="P483"><text:span text:style-name="_3c_C_3e_"><text:span text:style-name="T373">int main(void){</text:span></text:span></text:p>
      <text:p text:style-name="P483"><text:span text:style-name="_3c_C_3e_"><text:span text:style-name="T373"><text:tab/>Polygon<text:tab/>pol1(“cosa”);</text:span></text:span></text:p>
      <text:p text:style-name="P483"><text:soft-page-break/><text:span text:style-name="_3c_C_3e_"><text:span text:style-name="T373"><text:tab/>Oval<text:tab/><text:tab/><text:tab/>oval1(“ovalo, 2.3, 1.4);</text:span></text:span></text:p>
      <text:p text:style-name="P483"><text:span text:style-name="_3c_C_3e_"><text:span text:style-name="T373"><text:tab/>Circle<text:tab/><text:tab/>circle1(“circulo”, 5.3);</text:span></text:span></text:p>
      <text:p text:style-name="P483"><text:span text:style-name="_3c_C_3e_"><text:span text:style-name="T373"><text:tab/></text:span></text:span><text:span text:style-name="_3c_C_2b__2b__3e_"><text:span text:style-name="T11">Polygon<text:tab/>varios[] {pol1, oval1, circle1} </text:span></text:span><text:span text:style-name="_2f__2f_C"><text:span text:style-name="T11">//</text:span></text:span><text:span text:style-name="_2f__2f_C"><text:span text:style-name="T394">slicing</text:span></text:span></text:p>
      <text:p text:style-name="P483"><text:span text:style-name="_3c_C_2b__2b__3e_"><text:span text:style-name="T394">}</text:span></text:span></text:p>
      <text:p text:style-name="P482"><text:span text:style-name="_3c_C_3e_"><text:span text:style-name="T393">Ocurre Slicing (pérdida de datos) por que los objectos albergados en la colección son COPIAS. Para evitarlo hay que hacer:</text:span></text:span></text:p>
      <text:p text:style-name="P483"><text:span text:style-name="_3c_C_2b__2b__3e_"><text:span text:style-name="T11">Polygon<text:tab/></text:span></text:span><text:span text:style-name="_3c_C_2b__2b__3e_"><text:span text:style-name="T394">*</text:span></text:span><text:span text:style-name="_3c_C_2b__2b__3e_"><text:span text:style-name="T11">varios[] {</text:span></text:span><text:span text:style-name="_3c_C_2b__2b__3e_"><text:span text:style-name="T394">&amp;</text:span></text:span><text:span text:style-name="_3c_C_2b__2b__3e_"><text:span text:style-name="T11">pol1, </text:span></text:span><text:span text:style-name="_3c_C_2b__2b__3e_"><text:span text:style-name="T394">&amp;</text:span></text:span><text:span text:style-name="_3c_C_2b__2b__3e_"><text:span text:style-name="T11">oval1, </text:span></text:span><text:span text:style-name="_3c_C_2b__2b__3e_"><text:span text:style-name="T394">&amp;</text:span></text:span><text:span text:style-name="_3c_C_2b__2b__3e_"><text:span text:style-name="T11">circle1} </text:span></text:span><text:span text:style-name="_2f__2f_C"><text:span text:style-name="T11">//</text:span></text:span><text:span text:style-name="_2f__2f_C"><text:span text:style-name="T394">no slicing</text:span></text:span></text:p>
      <text:p text:style-name="P482"><text:span text:style-name="_3c_C_3e_"><text:span text:style-name="T393">Ahí si que podria haber polimorfismo sin slicing. PERO no hay que hacerlo con Referencias:</text:span></text:span></text:p>
      <text:p text:style-name="P483"><text:span text:style-name="_3c_C_2b__2b__3e_"><text:span text:style-name="T11">Polygon<text:tab/></text:span></text:span><text:span text:style-name="_3c_C_2b__2b__3e_"><text:span text:style-name="T394">&amp;</text:span></text:span><text:span text:style-name="_3c_C_2b__2b__3e_"><text:span text:style-name="T11">varios[] {pol1, oval1, circle1} </text:span></text:span><text:span text:style-name="_2f__2f_C"><text:span text:style-name="T11">//</text:span></text:span><text:span text:style-name="_2f__2f_C"><text:span text:style-name="T394">esto no compilaría</text:span></text:span><text:span text:style-name="_2f__2f_C"><text:span text:style-name="T11"> </text:span></text:span></text:p>
      <text:p text:style-name="P483"><text:span text:style-name="_2f__2f_C"><text:span text:style-name="T11"/></text:span></text:p>
      <text:p text:style-name="P483"><text:span text:style-name="_2f__2f_C"><text:span text:style-name="T11"/></text:span></text:p>
      <text:h text:style-name="P484" text:outline-level="3"><text:span text:style-name="_3c_C_3e_"><text:span text:style-name="T379">POLIMORFISMO. </text:span></text:span><text:span text:style-name="_3c_C_3e_"><text:span text:style-name="T395">OVERRIDE (cuidado!! C++11)</text:span></text:span></text:h>
      <text:p text:style-name="P485"><text:span text:style-name="_3c_C_3e_"><text:span text:style-name="T396">Si declaramos una función con otro nombre, o cometemos <text:s/>un error de typo, encontrar dicho error puede ser un problema a veces:</text:span></text:span></text:p>
      <text:p text:style-name="P486"><text:span text:style-name="_3c_C_3e_"><text:span text:style-name="T397">class Padre </text:span></text:span><text:span text:style-name="_3c_C_3e_"><text:span text:style-name="T398">{</text:span></text:span></text:p>
      <text:p text:style-name="P486"><text:span text:style-name="_3c_C_3e_"><text:span text:style-name="T398">public: </text:span></text:span></text:p>
      <text:p text:style-name="P486"><text:span text:style-name="_3c_C_3e_"><text:span text:style-name="T398"><text:tab/>virtual void dibujar(){};};</text:span></text:span></text:p>
      <text:p text:style-name="P486"><text:span text:style-name="_3c_C_3e_"><text:span text:style-name="T398">class Hija : public Padre{</text:span></text:span></text:p>
      <text:p text:style-name="P486"><text:span text:style-name="_3c_C_3e_"><text:span text:style-name="T398">public:</text:span></text:span></text:p>
      <text:p text:style-name="P486"><text:span text:style-name="_3c_C_3e_"><text:span text:style-name="T398"><text:tab/>void dibujar() </text:span></text:span><text:span text:style-name="_3c_C_2b__2b__3e_"><text:span text:style-name="T349">const</text:span></text:span><text:span text:style-name="_3c_C_3e_"><text:span text:style-name="T398"> {};} </text:span></text:span><text:span text:style-name="_2f__2f_C"><text:span text:style-name="T398">// diferente por que lleva const pero podria ser Dibujar con mayus</text:span></text:span></text:p>
      <text:p text:style-name="P485"><text:span text:style-name="_3c_C_3e_"><text:span text:style-name="T399">En este ejemplo de arriba la función tiene la palabra const en la clase hija, por lo tanto no se declaran igual y al compilar no habrá ningún problema. PERO serán dos métodos diferentes.</text:span></text:span></text:p>
      <text:p text:style-name="P485"><text:span text:style-name="_3c_C_3e_"><text:span text:style-name="T399">Para garantizar que funcione y nos muestre el error en compilación podemos añadir la palabra override (solo a partir de C++11).</text:span></text:span></text:p>
      <text:p text:style-name="P486"><text:span text:style-name="_3c_C_3e_"><text:span text:style-name="T397">class Padre </text:span></text:span><text:span text:style-name="_3c_C_3e_"><text:span text:style-name="T398">{</text:span></text:span></text:p>
      <text:p text:style-name="P486"><text:span text:style-name="_3c_C_3e_"><text:span text:style-name="T398">public: </text:span></text:span></text:p>
      <text:p text:style-name="P486"><text:span text:style-name="_3c_C_3e_"><text:span text:style-name="T398"><text:tab/>virtual void dibujar(){};};</text:span></text:span></text:p>
      <text:p text:style-name="P486"><text:span text:style-name="_3c_C_3e_"><text:span text:style-name="T398">class Hija : public Padre{</text:span></text:span></text:p>
      <text:p text:style-name="P486"><text:span text:style-name="_3c_C_3e_"><text:span text:style-name="T398">public:</text:span></text:span></text:p>
      <text:p text:style-name="P486"><text:span text:style-name="_3c_C_3e_"><text:span text:style-name="T398"><text:tab/>void dibujar()</text:span></text:span><text:span text:style-name="_3c_C_3e_"><text:span text:style-name="T349"> const </text:span></text:span><text:span text:style-name="_3c_C_2b__2b__3e_"><text:span text:style-name="T349">override</text:span></text:span><text:span text:style-name="_3c_C_3e_"><text:span text:style-name="T398"> {};}</text:span></text:span></text:p>
      <text:p text:style-name="P487"><text:soft-page-break/><text:span text:style-name="_3c_C_3e_"><text:span text:style-name="T400">Y con ello, al compilar le estamos diciendo al compilador que queremos que dicha función sea “machacada” por esta otra (polimorfismo) y si el compilador detecta que hay una incongruencia como </text:span></text:span><text:span text:style-name="_3c_C_3e_"><text:span text:style-name="T349">dibujar</text:span></text:span><text:span text:style-name="_3c_C_3e_"><text:span text:style-name="T401">()</text:span></text:span><text:span text:style-name="_3c_C_3e_"><text:span text:style-name="T400"> vs </text:span></text:span><text:span text:style-name="_3c_C_3e_"><text:span text:style-name="T349">Dibujar</text:span></text:span><text:span text:style-name="_3c_C_3e_"><text:span text:style-name="T401">()</text:span></text:span><text:span text:style-name="_3c_C_3e_"><text:span text:style-name="T400">, dará error y dirá que no se puede override.</text:span></text:span></text:p>
      <text:p text:style-name="P487"><text:span text:style-name="_3c_C_3e_"><text:span text:style-name="T400"/></text:span></text:p>
      <text:h text:style-name="P488" text:outline-level="3"><text:span text:style-name="_3c_C_3e_"><text:span text:style-name="T402">POLIMORFISMO. </text:span></text:span><text:span text:style-name="_3c_C_3e_"><text:span text:style-name="T403">con Overload. </text:span></text:span><text:span text:style-name="_3c_C_3e_"><text:span text:style-name="T404">Name Hiding</text:span></text:span></text:h>
      <text:p text:style-name="P489"><text:span text:style-name="_3c_C_3e_"><text:span text:style-name="T405">Si tenemos una clase con overload de métodos:</text:span></text:span></text:p>
      <text:p text:style-name="P490"><text:span text:style-name="_3c_C_3e_"><text:span text:style-name="T397">class Padre </text:span></text:span><text:span text:style-name="_3c_C_3e_"><text:span text:style-name="T398">{</text:span></text:span></text:p>
      <text:p text:style-name="P490"><text:span text:style-name="_3c_C_3e_"><text:span text:style-name="T398">public: </text:span></text:span></text:p>
      <text:p text:style-name="P490"><text:span text:style-name="_3c_C_3e_"><text:span text:style-name="T398"><text:tab/>void dibujar(){};</text:span></text:span></text:p>
      <text:p text:style-name="P490"><text:span text:style-name="_3c_C_3e_"><text:span text:style-name="T398"><text:tab/></text:span></text:span><text:span text:style-name="_3c_C_3e_"><text:span text:style-name="T406">void dibujar(int color)</text:span></text:span><text:span text:style-name="_3c_C_3e_"><text:span text:style-name="T398">};</text:span></text:span></text:p>
      <text:p text:style-name="P490"><text:span text:style-name="_3c_C_3e_"><text:span text:style-name="T398">class Hija : public Padre{};</text:span></text:span></text:p>
      <text:p text:style-name="P490"><text:span text:style-name="_3c_C_3e_"><text:span text:style-name="T405"/></text:span></text:p>
      <text:p text:style-name="P490"><text:span text:style-name="_3c_C_3e_"><text:span text:style-name="T405"/></text:span></text:p>
      <text:p text:style-name="P490"><text:span text:style-name="_3c_C_3e_"><text:span text:style-name="T405"/></text:span></text:p>
      <text:p text:style-name="P490"><text:span text:style-name="_3c_C_3e_"><text:span text:style-name="T405">Podemos hacer el Overload sin problemas aquí:</text:span></text:span></text:p>
      <text:p text:style-name="P490"><text:span text:style-name="_3c_C_3e_"><text:span text:style-name="T407">int main(void){</text:span></text:span></text:p>
      <text:p text:style-name="P490"><text:span text:style-name="_3c_C_3e_"><text:span text:style-name="T407"><text:tab/></text:span></text:span><text:span text:style-name="_3c_C_3e_"><text:span text:style-name="T406">Padre<text:tab/>padre1;</text:span></text:span></text:p>
      <text:p text:style-name="P490"><text:span text:style-name="_3c_C_3e_"><text:span text:style-name="T406"><text:tab/>Hija<text:tab/><text:tab/>hija1;</text:span></text:span></text:p>
      <text:p text:style-name="P490"><text:span text:style-name="_3c_C_3e_"><text:span text:style-name="T406"><text:tab/>hija1.dibujar();</text:span></text:span></text:p>
      <text:p text:style-name="P490"><text:span text:style-name="_3c_C_3e_"><text:span text:style-name="T406"><text:tab/>hija1.dibujar(32);}</text:span></text:span></text:p>
      <text:p text:style-name="P490"><text:span text:style-name="_3c_C_3e_"><text:span text:style-name="T405"/></text:span></text:p>
      <text:p text:style-name="P490"><text:span text:style-name="_3c_C_3e_"><text:span text:style-name="T405">Pero si hacemos polimorfismo:</text:span></text:span></text:p>
      <text:p text:style-name="P490"><text:span text:style-name="_3c_C_3e_"><text:span text:style-name="T397">class Padre </text:span></text:span><text:span text:style-name="_3c_C_3e_"><text:span text:style-name="T398">{</text:span></text:span></text:p>
      <text:p text:style-name="P490"><text:span text:style-name="_3c_C_3e_"><text:span text:style-name="T398">public: </text:span></text:span></text:p>
      <text:p text:style-name="P490"><text:span text:style-name="_3c_C_3e_"><text:span text:style-name="T398"><text:tab/>void dibujar(){};</text:span></text:span></text:p>
      <text:p text:style-name="P490"><text:span text:style-name="_3c_C_3e_"><text:span text:style-name="T398"><text:tab/></text:span></text:span><text:span text:style-name="_3c_C_3e_"><text:span text:style-name="T406">void dibujar(int color)</text:span></text:span><text:span text:style-name="_3c_C_3e_"><text:span text:style-name="T398">};</text:span></text:span></text:p>
      <text:p text:style-name="P490"><text:span text:style-name="_3c_C_3e_"><text:span text:style-name="T398">class Hija : public Padre{</text:span></text:span></text:p>
      <text:p text:style-name="P490"><text:span text:style-name="_3c_C_3e_"><text:span text:style-name="T398"><text:tab/></text:span></text:span><text:span text:style-name="_2f__2f_C"><text:span text:style-name="T398">//</text:span></text:span><text:span text:style-name="_2f__2f_C"><text:span text:style-name="T408">si añadimos esta linea: </text:span></text:span><text:span text:style-name="_3c_C_2b__2b__3e_"><text:span text:style-name="T349">using</text:span></text:span><text:span text:style-name="_3c_C_3e_"><text:span text:style-name="T349"> Padre::dibujar;</text:span></text:span><text:span text:style-name="_2f__2f_C"><text:span text:style-name="T408"> ya no se produciría el name hiding. </text:span></text:span><text:span text:style-name="_3c_C_2b__2b__3e_"><text:span text:style-name="T349">C++11!!!!</text:span></text:span></text:p>
      <text:p text:style-name="P490"><text:span text:style-name="_3c_C_3e_"><text:span text:style-name="T398"><text:tab/></text:span></text:span><text:span text:style-name="_3c_C_3e_"><text:span text:style-name="T406">dibujar(){} override;</text:span></text:span><text:span text:style-name="_3c_C_3e_"><text:span text:style-name="T398">}; </text:span></text:span><text:span text:style-name="_2f__2f_C"><text:span text:style-name="T398">//</text:span></text:span><text:span text:style-name="_2f__2f_C"><text:span text:style-name="T406">este </text:span></text:span><text:span text:style-name="_2f__2f_C"><text:span text:style-name="T409">oculta (name hide) </text:span></text:span><text:span text:style-name="_2f__2f_C"><text:span text:style-name="T406">todos los métodos declarados “dibujar”</text:span></text:span></text:p>
      <text:p text:style-name="P491"><text:span text:style-name="_3c_C_3e_"><text:span text:style-name="T405">P</text:span></text:span><text:span text:style-name="_3c_C_3e_"><text:span text:style-name="T410">or lo tanto en el main que hicimos antes, la linea última:</text:span></text:span></text:p>
      <text:p text:style-name="P491"><text:span text:style-name="_3c_C_3e_"><text:span text:style-name="T406">hija1.dibujar(32);} </text:span></text:span></text:p>
      <text:p text:style-name="P491"><text:span text:style-name="_3c_C_3e_"><text:span text:style-name="T410">dará error de compilación, ya que todo se ve anulado por el polimorfismo de la hija.</text:span></text:span></text:p>
      <text:p text:style-name="P491"><text:span text:style-name="_3c_C_3e_"><text:span text:style-name="T410"/></text:span></text:p>
      <text:p text:style-name="P491"><text:soft-page-break/><text:span text:style-name="_3c_C_3e_"><text:span text:style-name="T410">Para que funcionara tendríamos que hacer esto:<text:line-break/></text:span></text:span><text:span text:style-name="_3c_C_3e_"><text:span text:style-name="T398">class Padre {</text:span></text:span></text:p>
      <text:p text:style-name="P491"><text:span text:style-name="_3c_C_3e_"><text:span text:style-name="T398">public: </text:span></text:span></text:p>
      <text:p text:style-name="P491"><text:span text:style-name="_3c_C_3e_"><text:span text:style-name="T398"><text:tab/>void dibujar(){};</text:span></text:span></text:p>
      <text:p text:style-name="P491"><text:span text:style-name="_3c_C_3e_"><text:span text:style-name="T398"><text:tab/></text:span></text:span><text:span text:style-name="_3c_C_3e_"><text:span text:style-name="T406">void dibujar(int color)</text:span></text:span><text:span text:style-name="_3c_C_3e_"><text:span text:style-name="T398">};</text:span></text:span></text:p>
      <text:p text:style-name="P491"><text:span text:style-name="_3c_C_3e_"><text:span text:style-name="T398">class Hija : public Padre{</text:span></text:span></text:p>
      <text:p text:style-name="P491"><text:span text:style-name="_3c_C_3e_"><text:span text:style-name="T398"><text:tab/></text:span></text:span><text:span text:style-name="_3c_C_3e_"><text:span text:style-name="T406">dibujar(){} override;</text:span></text:span></text:p>
      <text:p text:style-name="P491"><text:span text:style-name="_3c_C_3e_"><text:span text:style-name="T406"><text:tab/></text:span></text:span><text:span text:style-name="_3c_C_3e_"><text:span text:style-name="T411">d</text:span></text:span><text:span text:style-name="_3c_C_3e_"><text:span text:style-name="T406">i</text:span></text:span><text:span text:style-name="_3c_C_3e_"><text:span text:style-name="T411">bujar(int color) override</text:span></text:span><text:span text:style-name="_3c_C_3e_"><text:span text:style-name="T398">};</text:span></text:span></text:p>
      <text:p text:style-name="P491"><text:span text:style-name="_3c_C_3e_"><text:span text:style-name="T398"/></text:span></text:p>
      <text:p text:style-name="P491"><text:span text:style-name="_3c_C_3e_"><text:span text:style-name="T410">También hay que tener en cuenta que si hacemos en la hija:</text:span></text:span></text:p>
      <text:p text:style-name="P491"><text:span text:style-name="_3c_C_3e_"><text:span text:style-name="T398">class Hija : public Padre{</text:span></text:span></text:p>
      <text:p text:style-name="P491"><text:span text:style-name="_3c_C_3e_"><text:span text:style-name="T398"><text:tab/></text:span></text:span><text:span text:style-name="_3c_C_3e_"><text:span text:style-name="T406">dibujar(){} override;</text:span></text:span></text:p>
      <text:p text:style-name="P491"><text:span text:style-name="_3c_C_3e_"><text:span text:style-name="T406"><text:tab/></text:span></text:span><text:span text:style-name="_3c_C_3e_"><text:span text:style-name="T411">d</text:span></text:span><text:span text:style-name="_3c_C_3e_"><text:span text:style-name="T406">i</text:span></text:span><text:span text:style-name="_3c_C_3e_"><text:span text:style-name="T411">bujar(int color) override</text:span></text:span></text:p>
      <text:p text:style-name="P491"><text:span text:style-name="_3c_C_3e_"><text:span text:style-name="T411"><text:tab/>dibujar(int color, const std::string nombre</text:span></text:span><text:span text:style-name="_3c_C_3e_"><text:span text:style-name="T398">};</text:span></text:span><text:span text:style-name="_2f__2f_C"><text:span text:style-name="T411"> //</text:span></text:span><text:span text:style-name="_2f__2f_C"><text:span text:style-name="T408">Nueva sobrecarga solo en la hija.</text:span></text:span></text:p>
      <text:p text:style-name="P491"><text:span text:style-name="_3c_C_3e_"><text:span text:style-name="T410">Este último método declarado </text:span></text:span><text:span text:style-name="_3c_C_3e_"><text:span text:style-name="T412">será una nueva sobrecarga dentro de la hija.</text:span></text:span></text:p>
      <text:p text:style-name="P491"><text:span text:style-name="_3c_C_3e_"><text:span text:style-name="T410"/></text:span></text:p>
      <text:h text:style-name="P492" text:outline-level="3"><text:span text:style-name="_3c_C_3e_"><text:span text:style-name="T402">POLIMORFISMO. </text:span></text:span><text:span text:style-name="_3c_C_3e_"><text:span text:style-name="T413">Variables Estaticas</text:span></text:span></text:h>
      <text:p text:style-name="P493"><text:span text:style-name="_3c_C_3e_"><text:span text:style-name="T414">Clases pueden tener variables estáticas que son heredadas por las hijas:</text:span></text:span></text:p>
      <text:p text:style-name="P494"><text:span text:style-name="_3c_C_3e_"><text:span text:style-name="T398">class Padre {</text:span></text:span></text:p>
      <text:p text:style-name="P493"><text:span text:style-name="_3c_C_3e_"><text:span text:style-name="T398">public: </text:span></text:span></text:p>
      <text:p text:style-name="P493"><text:span text:style-name="_3c_C_3e_"><text:span text:style-name="T398"><text:tab/></text:span></text:span><text:span text:style-name="_3c_C_3e_"><text:span text:style-name="T415">Padre(){++contador};</text:span></text:span></text:p>
      <text:p text:style-name="P493"><text:span text:style-name="_3c_C_3e_"><text:span text:style-name="T415"><text:tab/></text:span></text:span><text:span text:style-name="_3c_C_2b__2b__3e_"><text:span text:style-name="T349">static</text:span></text:span><text:span text:style-name="_3c_C_3e_"><text:span text:style-name="T415"> int contador;</text:span></text:span></text:p>
      <text:p text:style-name="P493"><text:span text:style-name="_3c_C_3e_"><text:span text:style-name="T398">class Hija : public Padre{};</text:span></text:span></text:p>
      <text:p text:style-name="P490"><text:span text:style-name="_3c_C_3e_"><text:span text:style-name="T406"/></text:span></text:p>
      <text:p text:style-name="P493"><text:span text:style-name="_3c_C_3e_"><text:span text:style-name="T414">Si hacemos en un main:</text:span></text:span></text:p>
      <text:p text:style-name="P493"><text:span text:style-name="_3c_C_3e_"><text:span text:style-name="T407">int main(void){</text:span></text:span></text:p>
      <text:p text:style-name="P493"><text:span text:style-name="_3c_C_3e_"><text:span text:style-name="T407"><text:tab/></text:span></text:span><text:span text:style-name="_3c_C_3e_"><text:span text:style-name="T406">Padre<text:tab/>padre1;</text:span></text:span></text:p>
      <text:p text:style-name="P493"><text:span text:style-name="_3c_C_3e_"><text:span text:style-name="T415"><text:tab/>std::cout &lt;&lt; Padre::contador; </text:span></text:span><text:span text:style-name="_2f__2f_C"><text:span text:style-name="T415">//contador = 1</text:span></text:span></text:p>
      <text:p text:style-name="P493"><text:span text:style-name="_3c_C_3e_"><text:span text:style-name="T406"><text:tab/></text:span></text:span><text:span text:style-name="_3c_C_3e_"><text:span text:style-name="T415">Padre<text:tab/>padre2;</text:span></text:span></text:p>
      <text:p text:style-name="P493"><text:span text:style-name="_3c_C_3e_"><text:span text:style-name="T415"><text:tab/>std::cout &lt;&lt; Padre::contador; </text:span></text:span><text:span text:style-name="_2f__2f_C"><text:span text:style-name="T415">//contador = 2</text:span></text:span></text:p>
      <text:p text:style-name="P493"><text:span text:style-name="_3c_C_3e_"><text:span text:style-name="T406"><text:tab/>Hija<text:tab/><text:tab/>hija1;</text:span></text:span></text:p>
      <text:p text:style-name="P493"><text:span text:style-name="_3c_C_3e_"><text:span text:style-name="T406"><text:tab/></text:span></text:span><text:span text:style-name="_3c_C_3e_"><text:span text:style-name="T415">std::cout &lt;&lt; Padre::contador; </text:span></text:span><text:span text:style-name="_2f__2f_C"><text:span text:style-name="T415">//contador = 3</text:span></text:span></text:p>
      <text:p text:style-name="P493"><text:span text:style-name="_3c_C_3e_"><text:span text:style-name="T414">Pero si ponemos en el main:</text:span></text:span></text:p>
      <text:p text:style-name="P493"><text:span text:style-name="_3c_C_3e_"><text:span text:style-name="T414"><text:tab/></text:span></text:span><text:span text:style-name="_3c_C_3e_"><text:span text:style-name="T415">std::cout &lt;&lt; Hija::contador; </text:span></text:span><text:span text:style-name="_2f__2f_C"><text:span text:style-name="T415">//contador = 3</text:span></text:span></text:p>
      <text:p text:style-name="P493"><text:span text:style-name="_2f__2f_C"><text:span text:style-name="T415"/></text:span></text:p>
      <text:p text:style-name="P493"><text:soft-page-break/><text:span text:style-name="_3c_C_3e_"><text:span text:style-name="T414">Aunque hereda, no es independiente esa variable y por lo tanto se incrementa también. Si queremos hacerla independiente, tendríamos que definirla como:<text:line-break/></text:span></text:span><text:span text:style-name="_3c_C_3e_"><text:span text:style-name="T398">class Hija : public Padre{</text:span></text:span></text:p>
      <text:p text:style-name="P493"><text:span text:style-name="_3c_C_3e_"><text:span text:style-name="T398"><text:tab/></text:span></text:span><text:span text:style-name="_3c_C_3e_"><text:span text:style-name="T415">static int contador;</text:span></text:span><text:span text:style-name="_3c_C_3e_"><text:span text:style-name="T398">};</text:span></text:span><text:span text:style-name="_3c_C_3e_"><text:span text:style-name="T415"> </text:span></text:span><text:span text:style-name="_2f__2f_C"><text:span text:style-name="T415">//con el mismo nombre</text:span></text:span></text:p>
      <text:p text:style-name="P493"><text:span text:style-name="_3c_C_3e_"><text:span text:style-name="T414">y ahora sí:</text:span></text:span></text:p>
      <text:p text:style-name="P493"><text:span text:style-name="_3c_C_3e_"><text:span text:style-name="T415">std::cout &lt;&lt; Hija::contador; </text:span></text:span><text:span text:style-name="_2f__2f_C"><text:span text:style-name="T415">//contador = 1</text:span></text:span></text:p>
      <text:p text:style-name="P493"><text:span text:style-name="_2f__2f_C"><text:span text:style-name="T415"/></text:span></text:p>
      <text:h text:style-name="P495" text:outline-level="3"><text:span text:style-name="_3c_C_3e_"><text:span text:style-name="T402">POLIMORFISMO. </text:span></text:span><text:span text:style-name="_3c_C_3e_"><text:span text:style-name="T416">final. A partir de C++11!!!</text:span></text:span></text:h>
      <text:p text:style-name="P496"><text:span text:style-name="_3c_C_3e_"><text:span text:style-name="T417">Podemos introducir una “etiqueta” en el código para que o los métodos o las clases no puedan ser heredadas:</text:span></text:span></text:p>
      <text:p text:style-name="P496"><text:span text:style-name="_3c_C_3e_"><text:span text:style-name="T417">1. Impositibilitar herencias de Métodos:</text:span></text:span></text:p>
      <text:p text:style-name="P496"><text:span text:style-name="_3c_C_3e_"><text:span text:style-name="T417"><text:tab/></text:span></text:span><text:span text:style-name="_3c_C_3e_"><text:span text:style-name="T398">class Padre {</text:span></text:span><text:span text:style-name="_3c_C_3e_"><text:span text:style-name="T418">};</text:span></text:span></text:p>
      <text:p text:style-name="P496"><text:span text:style-name="_3c_C_3e_"><text:span text:style-name="T398"><text:tab/>class Hija : public Padre{</text:span></text:span></text:p>
      <text:p text:style-name="P496"><text:span text:style-name="_3c_C_3e_"><text:span text:style-name="T398"><text:tab/><text:tab/></text:span></text:span><text:span text:style-name="_3c_C_3e_"><text:span text:style-name="T418">virtual void funcion() </text:span></text:span><text:span text:style-name="_3c_C_3e_"><text:span text:style-name="T419">const</text:span></text:span><text:span text:style-name="_3c_C_3e_"><text:span text:style-name="T418"> </text:span></text:span><text:span text:style-name="_3c_C_2b__2b__3e_"><text:span text:style-name="T349">final</text:span></text:span><text:span text:style-name="_3c_C_3e_"><text:span text:style-name="T418">{};</text:span></text:span><text:span text:style-name="_3c_C_3e_"><text:span text:style-name="T398">}; </text:span></text:span><text:span text:style-name="_2f__2f_C"><text:span text:style-name="T398">//</text:span></text:span><text:span text:style-name="_2f__2f_C"><text:span text:style-name="T420">chorrada poner virtual ya que no lo permitirá final</text:span></text:span></text:p>
      <text:p text:style-name="P496"><text:span text:style-name="_3c_C_3e_"><text:span text:style-name="T398"><text:tab/></text:span></text:span><text:span text:style-name="_3c_C_3e_"><text:span text:style-name="T418">class Nieta : public Hija{</text:span></text:span></text:p>
      <text:p text:style-name="P496"><text:span text:style-name="_3c_C_3e_"><text:span text:style-name="T418"><text:tab/><text:tab/>void funcion() </text:span></text:span><text:span text:style-name="_3c_C_3e_"><text:span text:style-name="T419">const override</text:span></text:span><text:span text:style-name="_3c_C_3e_"><text:span text:style-name="T418">{}}; </text:span></text:span><text:span text:style-name="_2f__2f_C"><text:span text:style-name="T418">//dará compilador error por que funcion es final en Hija.</text:span></text:span></text:p>
      <text:p text:style-name="P496"><text:span text:style-name="_2f__2f_C"><text:span text:style-name="T418"/></text:span></text:p>
      <text:p text:style-name="P496"><text:span text:style-name="_2f__2f_C"><text:span text:style-name="T418"/></text:span></text:p>
      <text:p text:style-name="P496"><text:span text:style-name="_2f__2f_C"><text:span text:style-name="T418"/></text:span></text:p>
      <text:p text:style-name="P496"><text:span text:style-name="_3c_C_3e_"><text:span text:style-name="T417">2. Impositibilitar herencias de Clases:</text:span></text:span></text:p>
      <text:p text:style-name="P497"><text:span text:style-name="_3c_C_3e_"><text:span text:style-name="T398"><text:tab/>class Padre {</text:span></text:span><text:span text:style-name="_3c_C_3e_"><text:span text:style-name="T418">};</text:span></text:span></text:p>
      <text:p text:style-name="P498"><text:span text:style-name="_3c_C_3e_"><text:span text:style-name="T398"><text:tab/>class Hija </text:span></text:span><text:span text:style-name="_3c_C_2b__2b__3e_"><text:span text:style-name="T349">final</text:span></text:span><text:span text:style-name="_3c_C_3e_"><text:span text:style-name="T418"> </text:span></text:span><text:span text:style-name="_3c_C_3e_"><text:span text:style-name="T398">: public Padre{};</text:span></text:span></text:p>
      <text:p text:style-name="P498"><text:span text:style-name="_3c_C_3e_"><text:span text:style-name="T398"><text:tab/></text:span></text:span><text:span text:style-name="_3c_C_3e_"><text:span text:style-name="T418">class Nieta : public Hija{}; </text:span></text:span><text:span text:style-name="_2f__2f_C"><text:span text:style-name="T418">//dará compilador error por que Hija es final.</text:span></text:span></text:p>
      <text:p text:style-name="P498"><text:span text:style-name="_2f__2f_C"><text:span text:style-name="T418"/></text:span></text:p>
      <text:h text:style-name="P499" text:outline-level="3"><text:span text:style-name="_3c_C_3e_"><text:span text:style-name="T402">POLIMORFISMO. </text:span></text:span><text:span text:style-name="_3c_C_3e_"><text:span text:style-name="T421">Destructores. EVITAR </text:span></text:span><text:span text:style-name="_3c_C_3e_"><text:span text:style-name="T422">LEAKS</text:span></text:span></text:h>
      <text:p text:style-name="P500"><text:span text:style-name="_3c_C_3e_"><text:span text:style-name="T423">Si tenemos unas clases:</text:span></text:span></text:p>
      <text:p text:style-name="P501"><text:span text:style-name="_3c_C_3e_"><text:span text:style-name="T398">class Padre {</text:span></text:span></text:p>
      <text:p text:style-name="P500"><text:span text:style-name="_3c_C_3e_"><text:span text:style-name="T398">public: </text:span></text:span></text:p>
      <text:p text:style-name="P500"><text:span text:style-name="_3c_C_3e_"><text:span text:style-name="T398"><text:tab/></text:span></text:span><text:span text:style-name="_3c_C_3e_"><text:span text:style-name="T424">~Padre();};</text:span></text:span></text:p>
      <text:p text:style-name="P500"><text:span text:style-name="_3c_C_3e_"><text:span text:style-name="T424">class Hija : public Padre{</text:span></text:span></text:p>
      <text:p text:style-name="P500"><text:span text:style-name="_3c_C_3e_"><text:span text:style-name="T424">public:</text:span></text:span></text:p>
      <text:p text:style-name="P500"><text:span text:style-name="_3c_C_3e_"><text:span text:style-name="T424"><text:tab/>~Hija();}</text:span></text:span></text:p>
      <text:p text:style-name="P500"><text:span text:style-name="_3c_C_3e_"><text:span text:style-name="T423">Si </text:span></text:span><text:span text:style-name="_3c_C_3e_"><text:span text:style-name="T425">en el main hacemos esto:</text:span></text:span></text:p>
      <text:p text:style-name="P500"><text:span text:style-name="_3c_C_3e_"><text:span text:style-name="T407">int main(void){</text:span></text:span></text:p>
      <text:p text:style-name="P500"><text:span text:style-name="_3c_C_3e_"><text:span text:style-name="T407"><text:tab/></text:span></text:span><text:span text:style-name="_3c_C_3e_"><text:span text:style-name="T406">Padre </text:span></text:span><text:span text:style-name="_3c_C_3e_"><text:span text:style-name="T424">*ptr_padre = </text:span></text:span><text:span text:style-name="_3c_C_2b__2b__3e_"><text:span text:style-name="T349">new</text:span></text:span><text:span text:style-name="_3c_C_3e_"><text:span text:style-name="T406"> </text:span></text:span><text:span text:style-name="_3c_C_3e_"><text:span text:style-name="T424">Hija;</text:span></text:span></text:p>
      <text:p text:style-name="P500"><text:span text:style-name="_3c_C_3e_"><text:span text:style-name="T424"><text:tab/></text:span></text:span><text:span text:style-name="_3c_C_2b__2b__3e_"><text:span text:style-name="T349">delete</text:span></text:span><text:span text:style-name="_3c_C_3e_"><text:span text:style-name="T424"> prt_padre; </text:span></text:span><text:span text:style-name="_2f__2f_C"><text:span text:style-name="T424">//fuga memoria</text:span></text:span></text:p>
      <text:p text:style-name="P500"><text:soft-page-break/><text:span text:style-name="_3c_C_3e_"><text:span text:style-name="T425">Porque al no ser polimórficas los destructores, se llamará al destructor de </text:span></text:span><text:span text:style-name="_3c_C_3e_"><text:span text:style-name="T349">Padre</text:span></text:span><text:span text:style-name="_3c_C_3e_"><text:span text:style-name="T425"> y por lo tanto no al del </text:span></text:span><text:span text:style-name="_3c_C_3e_"><text:span text:style-name="T349">Hija</text:span></text:span><text:span text:style-name="_3c_C_3e_"><text:span text:style-name="T425">, y se perderá la asignación de bytes de memoria del </text:span></text:span><text:span text:style-name="_3c_C_3e_"><text:span text:style-name="T349">Hija</text:span></text:span></text:p>
      <text:p text:style-name="P500"><text:span text:style-name="_3c_C_3e_"><text:span text:style-name="T425">Para solucionarlo hay que hacerlas polimóficas con </text:span></text:span><text:span text:style-name="_3c_C_3e_"><text:span text:style-name="T349">virtual</text:span></text:span></text:p>
      <text:p text:style-name="P501"><text:span text:style-name="_3c_C_3e_"><text:span text:style-name="T398">class Padre {</text:span></text:span></text:p>
      <text:p text:style-name="P500"><text:span text:style-name="_3c_C_3e_"><text:span text:style-name="T398">public: </text:span></text:span></text:p>
      <text:p text:style-name="P500"><text:span text:style-name="_3c_C_3e_"><text:span text:style-name="T398"><text:tab/></text:span></text:span><text:span text:style-name="_3c_C_2b__2b__3e_"><text:span text:style-name="T349">virtual</text:span></text:span><text:span text:style-name="_3c_C_3e_"><text:span text:style-name="T424"> ~Padre();};</text:span></text:span></text:p>
      <text:p text:style-name="P500"><text:span text:style-name="_3c_C_3e_"><text:span text:style-name="T424">class Hija : public Padre{</text:span></text:span></text:p>
      <text:p text:style-name="P500"><text:span text:style-name="_3c_C_3e_"><text:span text:style-name="T424">public:</text:span></text:span></text:p>
      <text:p text:style-name="P500"><text:span text:style-name="_3c_C_3e_"><text:span text:style-name="T424"><text:tab/>~Hija();}</text:span></text:span></text:p>
      <text:p text:style-name="P500"><text:span text:style-name="_3c_C_3e_"><text:span text:style-name="T425">y así al hacer el </text:span></text:span><text:span text:style-name="_3c_C_3e_"><text:span text:style-name="T349">delete ptr_padre</text:span></text:span><text:span text:style-name="_3c_C_3e_"><text:span text:style-name="T425">, se llamará primero al destructor del </text:span></text:span><text:span text:style-name="_3c_C_3e_"><text:span text:style-name="T349">Hija</text:span></text:span><text:span text:style-name="_3c_C_3e_"><text:span text:style-name="T425"> y luego el de </text:span></text:span><text:span text:style-name="_3c_C_3e_"><text:span text:style-name="T349">Padre</text:span></text:span><text:span text:style-name="_3c_C_3e_"><text:span text:style-name="T425">.</text:span></text:span></text:p>
      <text:p text:style-name="P500"><text:span text:style-name="_3c_C_3e_"><text:span text:style-name="T425"/></text:span></text:p>
      <text:h text:style-name="P502" text:outline-level="3"><text:span text:style-name="_3c_C_3e_"><text:span text:style-name="T402">POLIMORFISMO. </text:span></text:span><text:span text:style-name="_3c_C_3e_"><text:span text:style-name="T426">typeid(). #include &lt;typeinfo&gt;</text:span></text:span></text:h>
      <text:p text:style-name="P503"><text:span text:style-name="_3c_C_3e_"><text:span text:style-name="T427">Con el polimorfismo, para debuguear si estamos en una dynamic binding (polimorfismo) o static binding (no polimorfismo) podemos usar la instrucción </text:span></text:span><text:span text:style-name="_3c_C_2b__2b__3e_"><text:span text:style-name="T349">typeid(tipo).name()</text:span></text:span></text:p>
      <text:p text:style-name="P503"><text:span text:style-name="_3c_C_3e_"><text:span text:style-name="T427">La forma en la que funciona el typeid es la siguiente fuera de las clases:</text:span></text:span></text:p>
      <text:p text:style-name="P503"><text:span text:style-name="_3c_C_3e_"><text:span text:style-name="T428">if (</text:span></text:span><text:span text:style-name="_3c_C_2b__2b__3e_"><text:span text:style-name="T349">typeid(32)</text:span></text:span><text:span text:style-name="_3c_C_3e_"><text:span text:style-name="T428"> == typeid(int)) do_something(); </text:span></text:span><text:span text:style-name="_2f__2f_C"><text:span text:style-name="T428">//aquí lo haría ya que 32 es un int</text:span></text:span></text:p>
      <text:p text:style-name="P503"><text:span text:style-name="_3c_C_3e_"><text:span text:style-name="T427">Para sacar qué tipo es un tipo en si, le metemos el método </text:span></text:span><text:span text:style-name="_3c_C_2b__2b__3e_"><text:span text:style-name="T349">.name()</text:span></text:span></text:p>
      <text:p text:style-name="P503"><text:span text:style-name="_3c_C_3e_"><text:span text:style-name="T428">std::cout &lt;&lt; </text:span></text:span><text:span text:style-name="_3c_C_2b__2b__3e_"><text:span text:style-name="T349">typeid(int).name()</text:span></text:span><text:span text:style-name="_3c_C_3e_"><text:span text:style-name="T428">; </text:span></text:span><text:span text:style-name="_2f__2f_C"><text:span text:style-name="T428">//esto dependiendo del compilador imprimirá “i” o “int”</text:span></text:span></text:p>
      <text:p text:style-name="P503"><text:span text:style-name="_2f__2f_C"><text:span text:style-name="T428"/></text:span></text:p>
      <text:p text:style-name="P503"><text:span text:style-name="_3c_C_3e_"><text:span text:style-name="T427">Ahora, ¿Para qué nos sirve esto en objetos?</text:span></text:span></text:p>
      <text:p text:style-name="P504"><text:span text:style-name="_3c_C_3e_"><text:span text:style-name="T398">class Padre {</text:span></text:span></text:p>
      <text:p text:style-name="P503"><text:span text:style-name="_3c_C_3e_"><text:span text:style-name="T398">public: </text:span></text:span></text:p>
      <text:p text:style-name="P503"><text:span text:style-name="_3c_C_3e_"><text:span text:style-name="T398"><text:tab/></text:span></text:span><text:span text:style-name="_3c_C_3e_"><text:span text:style-name="T428">virtual funcion()</text:span></text:span><text:span text:style-name="_3c_C_3e_"><text:span text:style-name="T424">;};</text:span></text:span></text:p>
      <text:p text:style-name="P503"><text:span text:style-name="_3c_C_3e_"><text:span text:style-name="T424">class Hija : public Padre{</text:span></text:span></text:p>
      <text:p text:style-name="P503"><text:span text:style-name="_3c_C_3e_"><text:span text:style-name="T424">public:</text:span></text:span></text:p>
      <text:p text:style-name="P503"><text:span text:style-name="_3c_C_3e_"><text:span text:style-name="T424"><text:tab/></text:span></text:span><text:span text:style-name="_3c_C_3e_"><text:span text:style-name="T428">funcion();</text:span></text:span></text:p>
      <text:p text:style-name="P503"><text:span text:style-name="_3c_C_3e_"><text:span text:style-name="T428">int main(void){</text:span></text:span></text:p>
      <text:p text:style-name="P503"><text:span text:style-name="_3c_C_3e_"><text:span text:style-name="T428"><text:tab/>Padre *p_padre = new Hija;</text:span></text:span></text:p>
      <text:p text:style-name="P503"><text:span text:style-name="_3c_C_3e_"><text:span text:style-name="T428"><text:tab/></text:span></text:span><text:span text:style-name="_3c_C_3e_"><text:span text:style-name="T429">std::cout &lt;&lt; typeid(p_padre).name() &lt;&lt; “\n”; </text:span></text:span><text:span text:style-name="_2f__2f_C"><text:span text:style-name="T429">//dynamicBase</text:span></text:span></text:p>
      <text:p text:style-name="P505"><text:span text:style-name="_3c_C_3e_"><text:span text:style-name="T429">std::cout &lt;&lt; typeid(</text:span></text:span><text:span text:style-name="_3c_C_2b__2b__3e_"><text:span text:style-name="T349">*</text:span></text:span><text:span text:style-name="_3c_C_3e_"><text:span text:style-name="T429">p_padre).name() &lt;&lt; “\n”;} </text:span></text:span><text:span text:style-name="_2f__2f_C"><text:span text:style-name="T429">//dynamicDerived</text:span></text:span><text:span text:style-name="_3c_C_3e_"><text:span text:style-name="T428"> </text:span></text:span></text:p>
      <text:p text:style-name="P505"><text:span text:style-name="_3c_C_3e_"><text:span text:style-name="T430">Podemos debuguear de qué tipo es cada uno de los objetos. Si no se dereferencia el puntero, será estático (dynamicBase, por que se refiere a la base) y si defererenciamos el puntero será dynamic derivado es decir dinámico (polymórfico)</text:span></text:span></text:p>
      <text:p text:style-name="P506"><text:span text:style-name="_3c_C_3e_"><text:span text:style-name="T431">Si en el ejemplo anterior fueran sin </text:span></text:span><text:span text:style-name="_3c_C_3e_"><text:span text:style-name="T349">virtual</text:span></text:span><text:span text:style-name="_3c_C_3e_"><text:span text:style-name="T431">, es decir no polimórficas, en las dos obtendriamos: </text:span></text:span><text:span text:style-name="_2f__2f_C"><text:span text:style-name="T432">staticBase.</text:span></text:span></text:p>
      <text:p text:style-name="P506"><text:span text:style-name="_2f__2f_C"><text:span text:style-name="T432"/></text:span></text:p>
      <text:h text:style-name="P507" text:outline-level="3"><text:soft-page-break/><text:span text:style-name="_3c_C_3e_"><text:span text:style-name="T402">POLIMORFISMO. </text:span></text:span><text:span text:style-name="_3c_C_3e_"><text:span text:style-name="T433">Clases Puras y abstractas</text:span></text:span></text:h>
      <text:p text:style-name="P508"><text:span text:style-name="_3c_C_3e_"><text:span text:style-name="T430">P</text:span></text:span><text:span text:style-name="_3c_C_3e_"><text:span text:style-name="T434">uede que cuando queramos hacer una clase, la clase Padre, no queramos implementar sus <text:s/>métodos, ya que queremos que sean los hijos los que lo implementen. Esto se consigue así:</text:span></text:span></text:p>
      <text:p text:style-name="P509"><text:span text:style-name="_3c_C_3e_"><text:span text:style-name="T398">class Padre {</text:span></text:span></text:p>
      <text:p text:style-name="P508"><text:span text:style-name="_3c_C_3e_"><text:span text:style-name="T398">public: </text:span></text:span></text:p>
      <text:p text:style-name="P508"><text:span text:style-name="_3c_C_3e_"><text:span text:style-name="T398"><text:tab/></text:span></text:span><text:span text:style-name="_3c_C_3e_"><text:span text:style-name="T435">Padre() = default;</text:span></text:span><text:span text:style-name="_2f__2f_C"><text:span text:style-name="T435"> //C++11</text:span></text:span></text:p>
      <text:p text:style-name="P508"><text:span text:style-name="_3c_C_3e_"><text:span text:style-name="T435"><text:tab/></text:span></text:span><text:span text:style-name="_3c_C_3e_"><text:span text:style-name="T436">virtual </text:span></text:span><text:span text:style-name="_3c_C_3e_"><text:span text:style-name="T435">~Padre();</text:span></text:span></text:p>
      <text:p text:style-name="P508"><text:span text:style-name="_3c_C_3e_"><text:span text:style-name="T435"><text:tab/>virtual funcion1() const </text:span></text:span><text:span text:style-name="_3c_C_2b__2b__3e_"><text:span text:style-name="T349">= 0</text:span></text:span><text:span text:style-name="_3c_C_3e_"><text:span text:style-name="T435">;</text:span></text:span></text:p>
      <text:p text:style-name="P508"><text:span text:style-name="_3c_C_3e_"><text:span text:style-name="T435"><text:tab/>virtual funcion2() const </text:span></text:span><text:span text:style-name="_3c_C_2b__2b__3e_"><text:span text:style-name="T349">= 0</text:span></text:span><text:span text:style-name="_3c_C_3e_"><text:span text:style-name="T435">;</text:span></text:span></text:p>
      <text:p text:style-name="P510"><text:span text:style-name="_3c_C_3e_"><text:span text:style-name="T434">Es decir, igualándolas a cero, pero siendo virtuales para ser dynamic binding. </text:span></text:span><text:span text:style-name="_3c_C_3e_"><text:span text:style-name="T437">Esto va a ser una clase </text:span></text:span><text:span text:style-name="_3c_C_3e_"><text:span text:style-name="T438">ABSTRACTA. </text:span></text:span><text:span text:style-name="_3c_C_3e_"><text:span text:style-name="T439">Y solo hace falta que tenga un método virtual </text:span></text:span><text:span text:style-name="_3c_C_3e_"><text:span text:style-name="T440">PURO </text:span></text:span><text:span text:style-name="_3c_C_3e_"><text:span text:style-name="T439">(es decir, el método igualado a cero)</text:span></text:span></text:p>
      <text:p text:style-name="P510"><text:span text:style-name="_3c_C_3e_"><text:span text:style-name="T439">1. </text:span></text:span><text:span text:style-name="_3c_C_3e_"><text:span text:style-name="T440">Método virtual puro</text:span></text:span><text:span text:style-name="_3c_C_3e_"><text:span text:style-name="T439"> = Tiene que ser virtual e igualado a cero</text:span></text:span></text:p>
      <text:p text:style-name="P510"><text:span text:style-name="_3c_C_3e_"><text:span text:style-name="T439">2. </text:span></text:span><text:span text:style-name="_3c_C_3e_"><text:span text:style-name="T440">Clase abstracta</text:span></text:span><text:span text:style-name="_3c_C_3e_"><text:span text:style-name="T439"> = Tiene que tener al menos un método virtual puro.</text:span></text:span></text:p>
      <text:p text:style-name="P510"><text:span text:style-name="_3c_C_3e_"><text:span text:style-name="T440">No existen clases abstractas ni métodos puros si no son virtuales.</text:span></text:span></text:p>
      <text:p text:style-name="P510"><text:span text:style-name="_3c_C_3e_"><text:span text:style-name="T440"/></text:span></text:p>
      <text:p text:style-name="P511"><text:span text:style-name="_3c_C_3e_"><text:span text:style-name="T441">IMPORTANTE: Cuando se tiene una clase abstracta, no se puede crear un objeto base de dicha clase:<text:line-break/></text:span></text:span><text:span text:style-name="_3c_C_3e_"><text:span text:style-name="T442">Padre *padre = new Padre(); </text:span></text:span><text:span text:style-name="_2f__2f_C"><text:span text:style-name="T442">//error de compilación</text:span></text:span></text:p>
      <text:p text:style-name="P511"><text:span text:style-name="_3c_C_3e_"><text:span text:style-name="T441">Pero sí se puede:</text:span></text:span></text:p>
      <text:p text:style-name="P511"><text:span text:style-name="_3c_C_3e_"><text:span text:style-name="T442">Padre *hija = new Hija();</text:span></text:span></text:p>
      <text:p text:style-name="P512"><text:span text:style-name="_3c_C_3e_"><text:span text:style-name="T443"/></text:span></text:p>
      <text:h text:style-name="P513" text:outline-level="3"><text:span text:style-name="_3c_C_3e_"><text:span text:style-name="T402">POLIMORFISMO.</text:span></text:span><text:span text:style-name="_3c_C_3e_"><text:span text:style-name="T444"> Interfaces</text:span></text:span></text:h>
      <text:p text:style-name="P512"><text:span text:style-name="_3c_C_3e_"><text:span text:style-name="T443">¿Para qué sirve pues una clase abstracta? Pues aunque ocupa memoria, por que si bien no se pueden crear objetos base de una clase abstracta, sí que van implícitos en los objetos creados derivados, sirve para definir una </text:span></text:span><text:span text:style-name="_3c_C_3e_"><text:span text:style-name="T445">INTERFACE</text:span></text:span><text:span text:style-name="_3c_C_3e_"><text:span text:style-name="T443"> en la cual todos las clases derivadas tienen que </text:span></text:span><text:span text:style-name="_3c_C_3e_"><text:span text:style-name="T349">override</text:span></text:span><text:span text:style-name="_3c_C_3e_"><text:span text:style-name="T443"> los métodos virtuales puros definidos en la clase Padre.</text:span></text:span></text:p>
      <text:p text:style-name="P512"><text:span text:style-name="_3c_C_3e_"><text:span text:style-name="T445">IMPORTANTE: Si en las clases derivadas, no hacemos override de todos los métodos puros de la clase Padre, dicha clase derivada pasará a ser una clase abstracta también.</text:span></text:span></text:p>
      <text:p text:style-name="P512"><text:span text:style-name="_3c_C_3e_"><text:span text:style-name="T443">Dicha INTERFACE sería PURA si TODOS sus métodos son puros. Pero podría ser que alguno no lo fuera. </text:span></text:span><text:span text:style-name="_3c_C_3e_"><text:span text:style-name="T446">Entonces </text:span></text:span><text:span text:style-name="_3c_C_3e_"><text:span text:style-name="T447">sí podria ser una</text:span></text:span><text:span text:style-name="_3c_C_3e_"><text:span text:style-name="T446"> interface</text:span></text:span><text:span text:style-name="_3c_C_3e_"><text:span text:style-name="T448"> </text:span></text:span><text:span text:style-name="_3c_C_3e_"><text:span text:style-name="T447">pero no pura (ver más abajo con inline del operator&lt;&lt;)</text:span></text:span><text:span text:style-name="_3c_C_3e_"><text:span text:style-name="T446">. </text:span></text:span><text:span text:style-name="_3c_C_3e_"><text:span text:style-name="T448">Por ello no hace falta ni definir constructores ni destructores.</text:span></text:span></text:p>
      <text:p text:style-name="P514"><text:span text:style-name="_3c_C_3e_"><text:span text:style-name="T449">Pero una interface puede ayudarnos a ahorrar tiempo, si por ejemplo definimos el método de output de std::out así:<text:line-break/></text:span></text:span><text:span text:style-name="_3c_C_3e_"><text:span text:style-name="T398">class </text:span></text:span><text:span text:style-name="_3c_C_3e_"><text:span text:style-name="T450">Interface</text:span></text:span><text:span text:style-name="_3c_C_3e_"><text:span text:style-name="T398"> {</text:span></text:span></text:p>
      <text:p text:style-name="P515"><text:span text:style-name="_3c_C_3e_"><text:span text:style-name="T450"><text:tab/>friend std::ostream &amp;operator&lt;&lt; (std::ostream &amp;out, const Interface &amp;operand)</text:span></text:span><text:span text:style-name="_3c_C_3e_"><text:span text:style-name="T451">{</text:span></text:span></text:p>
      <text:p text:style-name="P515"><text:span text:style-name="_3c_C_3e_"><text:span text:style-name="T451"><text:tab/><text:tab/>operand.stream_insert(out)</text:span></text:span><text:span text:style-name="_3c_C_3e_"><text:span text:style-name="T450">;</text:span></text:span></text:p>
      <text:p text:style-name="P515"><text:span text:style-name="_3c_C_3e_"><text:span text:style-name="T450"><text:tab/><text:tab/></text:span></text:span><text:span text:style-name="_3c_C_3e_"><text:span text:style-name="T451">return (out);</text:span></text:span><text:span text:style-name="_3c_C_3e_"><text:span text:style-name="T450"> </text:span></text:span><text:span text:style-name="_2f__2f_C"><text:span text:style-name="T450">//</text:span></text:span><text:span text:style-name="_2f__2f_C"><text:span text:style-name="T451">pero friend es </text:span></text:span><text:span text:style-name="_2f__2f_C"><text:span text:style-name="T452">c++11</text:span></text:span></text:p>
      <text:p text:style-name="P514"><text:soft-page-break/><text:span text:style-name="_3c_C_3e_"><text:span text:style-name="T398">public: </text:span></text:span></text:p>
      <text:p text:style-name="P514"><text:span text:style-name="_3c_C_3e_"><text:span text:style-name="T398"><text:tab/></text:span></text:span><text:span text:style-name="_3c_C_3e_"><text:span text:style-name="T450">virtual void stream_insert(std::ostream &amp;out)const = 0;};</text:span></text:span></text:p>
      <text:p text:style-name="P514"><text:span text:style-name="_3c_C_3e_"><text:span text:style-name="T450">class Point : public Interface{}; </text:span></text:span><text:span text:style-name="_2f__2f_C"><text:span text:style-name="T450">//</text:span></text:span><text:span text:style-name="_2f__2f_C"><text:span text:style-name="T453">tiene que sobreescribir el metodo stream_insert</text:span></text:span></text:p>
      <text:p text:style-name="P516"><text:span text:style-name="_3c_C_3e_"><text:span text:style-name="T450">class Animal : public Interface{}; </text:span></text:span><text:span text:style-name="_2f__2f_C"><text:span text:style-name="T450">//</text:span></text:span><text:span text:style-name="_2f__2f_C"><text:span text:style-name="T453">tiene que sobreescribir el metodo stream_insert</text:span></text:span></text:p>
      <text:p text:style-name="P514"><text:span text:style-name="_3c_C_3e_"><text:span text:style-name="T449">Con esto ya estamos permitiendo que cualquier clase derivada aunque no tenga nada que ver, pueda utilizar el operador &lt;&lt; para sacar datos por pantalla.</text:span></text:span></text:p>
      <text:p text:style-name="P517"><text:span text:style-name="_3c_C_3e_"><text:span text:style-name="T454">Así como ejemplo si definimos</text:span></text:span></text:p>
      <text:p text:style-name="P517"><text:span text:style-name="_3c_C_3e_"><text:span text:style-name="T450">class Point : </text:span></text:span><text:span text:style-name="_3c_C_3e_"><text:span text:style-name="T455">public Interface{</text:span></text:span></text:p>
      <text:p text:style-name="P517"><text:span text:style-name="_3c_C_3e_"><text:span text:style-name="T455">public:</text:span></text:span></text:p>
      <text:p text:style-name="P517"><text:span text:style-name="_3c_C_3e_"><text:span text:style-name="T455"><text:tab/>void stream_insert(std::ostream &amp;out)const override{</text:span></text:span></text:p>
      <text:p text:style-name="P517"><text:span text:style-name="_3c_C_3e_"><text:span text:style-name="T455"><text:tab/><text:tab/>out &lt;&lt; “Point: x=” &lt;&lt; m_x &lt;&lt; “ y=” &lt;&lt; m_y;}</text:span></text:span></text:p>
      <text:p text:style-name="P517"><text:span text:style-name="_3c_C_3e_"><text:span text:style-name="T455">private:</text:span></text:span></text:p>
      <text:p text:style-name="P517"><text:span text:style-name="_3c_C_3e_"><text:span text:style-name="T455"><text:tab/>double<text:tab/>m_x;</text:span></text:span></text:p>
      <text:p text:style-name="P517"><text:span text:style-name="_3c_C_3e_"><text:span text:style-name="T455"><text:tab/>double<text:tab/>m_y;};</text:span></text:span></text:p>
      <text:p text:style-name="P517"><text:span text:style-name="_3c_C_3e_"><text:span text:style-name="T454">De esta forma nos ahorraríamos la declaración de la sobrecarga del operador &lt;&lt; en cada clase.</text:span></text:span></text:p>
      <text:p text:style-name="P518"><text:span text:style-name="_3c_C_3e_"><text:span text:style-name="T456">PARA hacerlo sin friend (c++11) y compatible con c++98 (maldito 42) haríamos esto:<text:line-break/></text:span></text:span></text:p>
      <text:p text:style-name="P518"><text:span text:style-name="_3c_C_3e_"><text:span text:style-name="T450">class </text:span></text:span><text:span text:style-name="_3c_C_3e_"><text:span text:style-name="T457">Interface {</text:span></text:span></text:p>
      <text:p text:style-name="P518"><text:span text:style-name="_3c_C_3e_"><text:span text:style-name="T349">public:</text:span></text:span></text:p>
      <text:p text:style-name="P518"><text:span text:style-name="_3c_C_3e_"><text:span text:style-name="T456"><text:tab/></text:span></text:span><text:span text:style-name="_3c_C_3e_"><text:span text:style-name="T457">virtual void stream_insert(std::ostream &amp;out) const = 0;</text:span></text:span></text:p>
      <text:p text:style-name="P518"><text:span text:style-name="_3c_C_3e_"><text:span text:style-name="T456"><text:tab/></text:span></text:span><text:span text:style-name="_3c_C_3e_"><text:span text:style-name="T349">virtual ~Inteface</text:span></text:span><text:span text:style-name="_3c_C_3e_"><text:span text:style-name="T457">();</text:span></text:span></text:p>
      <text:p text:style-name="P518"><text:span text:style-name="_3c_C_3e_"><text:span text:style-name="T457"><text:tab/></text:span></text:span><text:span text:style-name="_2f__2f_C"><text:span text:style-name="T457">//método publico para que el operador global pueda usarlo</text:span></text:span></text:p>
      <text:p text:style-name="P518"><text:span text:style-name="_3c_C_3e_"><text:span text:style-name="T457"><text:tab/>void print(std::ostream &amp;out) const { stream_insert(out); }</text:span></text:span></text:p>
      <text:p text:style-name="P518"><text:span text:style-name="_3c_C_3e_"><text:span text:style-name="T457">};</text:span></text:span></text:p>
      <text:p text:style-name="P518"><text:span text:style-name="_2f__2f_C"><text:span text:style-name="T457">//Operador global inline llama al método público</text:span></text:span></text:p>
      <text:p text:style-name="P518"><text:span text:style-name="_3c_C_2b__2b__3e_"><text:span text:style-name="T349">inline</text:span></text:span><text:span text:style-name="_3c_C_3e_"><text:span text:style-name="T457"> std::ostream &amp;operator&lt;&lt;(std::stream &amp;out, const Interface &amp;obj){</text:span></text:span></text:p>
      <text:p text:style-name="P518"><text:span text:style-name="_3c_C_3e_"><text:span text:style-name="T457"><text:tab/>obj.print(out);</text:span></text:span></text:p>
      <text:p text:style-name="P518"><text:span text:style-name="_3c_C_3e_"><text:span text:style-name="T457"><text:tab/>return (out);</text:span></text:span></text:p>
      <text:p text:style-name="P518"><text:span text:style-name="_3c_C_3e_"><text:span text:style-name="T457">}</text:span></text:span></text:p>
      <text:p text:style-name="P518"><text:span text:style-name="_3c_C_3e_"><text:span text:style-name="T457">class Point : public Interface{</text:span></text:span></text:p>
      <text:p text:style-name="P518"><text:span text:style-name="_3c_C_3e_"><text:span text:style-name="T457">public:</text:span></text:span></text:p>
      <text:p text:style-name="P518"><text:span text:style-name="_3c_C_3e_"><text:span text:style-name="T457"><text:tab/>Point(double x, double y) : m_x(x), m_y(y){}</text:span></text:span></text:p>
      <text:p text:style-name="P518"><text:span text:style-name="_3c_C_3e_"><text:span text:style-name="T457"><text:tab/>void stream_insert(std::ostream &amp;out) const override{</text:span></text:span></text:p>
      <text:p text:style-name="P518"><text:span text:style-name="_3c_C_3e_"><text:span text:style-name="T457"><text:tab/><text:tab/>out &lt;&lt; "Point: x=" &lt;&lt; m_x &lt;&lt; " y=" &lt;&lt; m_y;}</text:span></text:span></text:p>
      <text:p text:style-name="P518"><text:span text:style-name="_3c_C_3e_"><text:span text:style-name="T457">private:</text:span></text:span></text:p>
      <text:p text:style-name="P518"><text:soft-page-break/><text:span text:style-name="_3c_C_3e_"><text:span text:style-name="T457"><text:tab/>double m_x;</text:span></text:span></text:p>
      <text:p text:style-name="P518"><text:span text:style-name="_3c_C_3e_"><text:span text:style-name="T457"><text:tab/>double m_y;</text:span></text:span></text:p>
      <text:p text:style-name="P518"><text:span text:style-name="_3c_C_3e_"><text:span text:style-name="T457">}</text:span></text:span></text:p>
      <text:p text:style-name="P518"><text:span text:style-name="_3c_C_3e_"><text:span text:style-name="T457"/></text:span></text:p>
      <text:p text:style-name="P519"><text:span text:style-name="_3c_C_3e_"><text:span text:style-name="T447">Y se podria usar con cualquier otro tipo de clases aunque no tengan nada que ver:</text:span></text:span><text:span text:style-name="_3c_C_3e_"><text:span text:style-name="T458"><text:line-break/>class Animal : public Interface {</text:span></text:span></text:p>
      <text:p text:style-name="P519"><text:span text:style-name="_3c_C_3e_"><text:span text:style-name="T458">public:</text:span></text:span></text:p>
      <text:p text:style-name="P519"><text:span text:style-name="_3c_C_3e_"><text:span text:style-name="T458"><text:s text:c="4"/>void stream_insert(std::ostream &amp;out) const override {</text:span></text:span></text:p>
      <text:p text:style-name="P519"><text:span text:style-name="_3c_C_3e_"><text:span text:style-name="T458"><text:s text:c="8"/>out &lt;&lt; "Soy un animal";</text:span></text:span></text:p>
      <text:p text:style-name="P519"><text:span text:style-name="_3c_C_3e_"><text:span text:style-name="T458"><text:s text:c="4"/>}</text:span></text:span></text:p>
      <text:p text:style-name="P519"><text:span text:style-name="_3c_C_3e_"><text:span text:style-name="T458">};</text:span></text:span></text:p>
      <text:p text:style-name="P519"><text:span text:style-name="_2f__2f_C"><text:span text:style-name="T458">///////////////////</text:span></text:span></text:p>
      <text:p text:style-name="P519"><text:span text:style-name="_3c_C_3e_"><text:span text:style-name="T458">class Avion : public Interface {</text:span></text:span></text:p>
      <text:p text:style-name="P519"><text:span text:style-name="_3c_C_3e_"><text:span text:style-name="T458">public:</text:span></text:span></text:p>
      <text:p text:style-name="P519"><text:span text:style-name="_3c_C_3e_"><text:span text:style-name="T458"><text:s text:c="4"/>void stream_insert(std::ostream &amp;out) const override {</text:span></text:span></text:p>
      <text:p text:style-name="P519"><text:span text:style-name="_3c_C_3e_"><text:span text:style-name="T458"><text:s text:c="8"/>out &lt;&lt; "Soy un avion volando";</text:span></text:span></text:p>
      <text:p text:style-name="P519"><text:span text:style-name="_3c_C_3e_"><text:span text:style-name="T458"><text:s text:c="4"/>}</text:span></text:span></text:p>
      <text:p text:style-name="P519"><text:span text:style-name="_3c_C_3e_"><text:span text:style-name="T458">};</text:span></text:span></text:p>
      <text:p text:style-name="P519"><text:span text:style-name="_2f__2f_C"><text:span text:style-name="T458">///////////////</text:span></text:span></text:p>
      <text:p text:style-name="P519"><text:span text:style-name="_3c_C_3e_"><text:span text:style-name="T458">int main() {</text:span></text:span></text:p>
      <text:p text:style-name="P519"><text:span text:style-name="_3c_C_3e_"><text:span text:style-name="T458"><text:s text:c="4"/>Point p(1,2);</text:span></text:span></text:p>
      <text:p text:style-name="P519"><text:span text:style-name="_3c_C_3e_"><text:span text:style-name="T458"><text:s text:c="4"/>Animal a;</text:span></text:span></text:p>
      <text:p text:style-name="P519"><text:span text:style-name="_3c_C_3e_"><text:span text:style-name="T458"><text:s text:c="4"/>Avion v;</text:span></text:span></text:p>
      <text:p text:style-name="P519"><text:span text:style-name="_3c_C_3e_"><text:span text:style-name="T458"/></text:span></text:p>
      <text:p text:style-name="P519"><text:span text:style-name="_3c_C_3e_"><text:span text:style-name="T458"><text:s text:c="4"/>std::cout &lt;&lt; p &lt;&lt; "\n" &lt;&lt; a &lt;&lt; "\n" &lt;&lt; v &lt;&lt; std::endl;</text:span></text:span></text:p>
      <text:p text:style-name="P519"><text:span text:style-name="_3c_C_3e_"><text:span text:style-name="T458">}</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Rounded MT Bold" svg:font-family="'Arial Rounded MT Bold'" style:font-family-generic="swiss" style:font-pitch="variable"/>
    <style:font-face style:name="Arial1" svg:font-family="Arial" style:font-adornments="Negrita"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9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333333"/>
      <style:paragraph-properties fo:background-color="#333333"/>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style:text-properties fo:color="#b2b2b2" loext:opacity="100%" style:font-name="Arial1" fo:font-family="Arial" style:font-style-name="Negrita" style:font-family-generic="swiss" style:font-pitch="variable" officeooo:rsid="0073edec"/>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line-height="100%"/>
      <style:text-properties fo:color="#dddddd" loext:opacity="100%" style:font-name="Arial1" fo:font-family="Arial" style:font-style-name="Negrita" style:font-family-generic="swiss" style:font-pitch="variable" fo:font-size="14pt" fo:font-weight="bold" officeooo:rsid="018075d2" fo:background-color="#bf0041"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a1467e" loext:opacity="100%" style:font-name="Arial1" fo:font-family="Arial" style:font-style-name="Negrita" style:font-family-generic="swiss" style:font-pitch="variable" style:text-underline-style="solid" style:text-underline-width="auto" style:text-underline-color="font-color" officeooo:rsid="00c3c542"/>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_3c_C_3e_" style:display-name="&lt;C&gt;" style:family="text">
      <style:text-properties fo:color="#00a933" loext:opacity="100%" style:font-name="Arial" fo:font-family="Arial" style:font-family-generic="swiss" style:font-pitch="variable" fo:font-size="12pt" officeooo:rsid="0181aa02" style:font-size-asian="12pt" style:font-size-complex="12pt"/>
    </style:style>
    <style:style style:name="_2f__2f_C" style:display-name="//C" style:family="text">
      <style:text-properties fo:color="#469df9" loext:opacity="100%" style:font-name="Arial" fo:font-family="Arial" style:font-family-generic="swiss" style:font-pitch="variable" fo:font-size="10pt" style:font-size-asian="10pt" style:font-size-complex="10pt"/>
    </style:style>
    <style:style style:name="_3c_C_2b__2b__3e_" style:display-name="&lt;C++&gt;" style:family="text">
      <style:text-properties fo:color="#81d41a" loext:opacity="100%" style:font-name="Arial" fo:font-family="Arial" style:font-family-generic="swiss" style:font-pitch="variable" fo:font-size="13pt" fo:font-weight="normal" officeooo:rsid="018075d2" style:font-size-asian="13pt" style:font-weight-asian="normal" style:font-size-complex="13pt" style:font-weight-complex="norma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333333" style:writing-mode="lr-tb" style:layout-grid-color="#c0c0c0" style:layout-grid-lines="20" style:layout-grid-base-height="0.706cm" style:layout-grid-ruby-height="0.353cm" style:layout-grid-mode="none" style:layout-grid-ruby-below="false" style:layout-grid-print="false" style:layout-grid-display="false" draw:fill="solid" draw:fill-color="#333333"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333333"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7T10:34:38.234000000</meta:creation-date>
    <dc:date>2025-10-22T14:29:30.885000000</dc:date>
    <meta:editing-duration>P3DT11H33M20S</meta:editing-duration>
    <meta:editing-cycles>473</meta:editing-cycles>
    <meta:generator>LibreOffice/24.8.4.1$Windows_X86_64 LibreOffice_project/1be9007f5d86a3741c366527d13e2970cbeef057</meta:generator>
    <meta:print-date>2025-01-04T16:07:11.302000000</meta:print-date>
    <meta:printed-by>Archivos PDF</meta:printed-by>
    <meta:document-statistic meta:table-count="0" meta:image-count="0" meta:object-count="0" meta:page-count="42" meta:paragraph-count="1139" meta:word-count="10162" meta:character-count="63209" meta:non-whitespace-character-count="53519"/>
  </office:meta>
</office:document-meta>
</file>